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7902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1.4008in"/>
    </style:style>
    <style:style style:name="co6" style:family="table-column">
      <style:table-column-properties fo:break-before="auto" style:column-width="1.0126in"/>
    </style:style>
    <style:style style:name="co7" style:family="table-column">
      <style:table-column-properties fo:break-before="auto" style:column-width="1.0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fo:color="#c9211e"/>
    </style:style>
    <style:style style:name="ce11" style:family="table-cell" style:parent-style-name="Default">
      <style:table-cell-properties fo:background-color="#ffff00"/>
      <style:text-properties style:use-window-font-color="true"/>
    </style:style>
    <style:style style:name="ce3" style:family="table-cell" style:parent-style-name="Default">
      <style:text-properties fo:color="#c9211e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ff8000"/>
      <style:text-properties fo:color="#c9211e" fo:font-weight="normal" style:font-weight-asian="normal" style:font-weight-complex="normal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3" table:number-columns-repeated="11" table:default-cell-style-name="Default"/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14" table:number-columns-repeated="3"/>
          <table:table-cell table:number-columns-repeated="10"/>
          <table:table-cell table:style-name="ce20" office:value-type="string" calcext:value-type="string" table:number-columns-spanned="13" table:number-rows-spanned="1">
            <text:p>amortized over SIMD values</text:p>
          </table:table-cell>
          <table:covered-table-cell table:number-columns-repeated="12"/>
        </table:table-row>
        <table:table-row table:style-name="ro1">
          <table:table-cell/>
          <table:table-cell office:value-type="string" calcext:value-type="string">
            <text:p>SIMD</text:p>
          </table:table-cell>
          <table:table-cell table:style-name="ce14" office:value-type="string" calcext:value-type="string" table:number-columns-spanned="3" table:number-rows-spanned="1">
            <text:p>LAN10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WAN</text:p>
          </table:table-cell>
          <table:covered-table-cell table:number-columns-repeated="2" table:style-name="ce14"/>
          <table:table-cell/>
          <table:table-cell table:style-name="ce14" office:value-type="string" calcext:value-type="string" table:number-columns-spanned="3" table:number-rows-spanned="1">
            <text:p>LAN10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WAN</text:p>
          </table:table-cell>
          <table:covered-table-cell table:number-columns-repeated="2" table:style-name="ce14"/>
          <table:table-cell table:style-name="ce14"/>
          <table:table-cell table:number-columns-repeated="2"/>
          <table:table-cell table:style-name="ce14" office:value-type="string" calcext:value-type="string" table:number-columns-spanned="3" table:number-rows-spanned="1">
            <text:p>LAN10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WAN</text:p>
          </table:table-cell>
          <table:covered-table-cell table:number-columns-repeated="2" table:style-name="ce14"/>
          <table:table-cell/>
          <table:table-cell table:style-name="ce14" office:value-type="string" calcext:value-type="string" table:number-columns-spanned="3" table:number-rows-spanned="1">
            <text:p>LAN10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WAN</text:p>
          </table:table-cell>
          <table:covered-table-cell table:number-columns-repeated="2" table:style-name="ce14"/>
        </table:table-row>
        <table:table-row table:style-name="ro1">
          <table:table-cell office:value-type="string" calcext:value-type="string">
            <text:p>Parties</text:p>
          </table:table-cell>
          <table:table-cell/>
          <table:table-cell office:value-type="string" calcext:value-type="string">
            <text:p>N=2</text:p>
          </table:table-cell>
          <table:table-cell office:value-type="string" calcext:value-type="string">
            <text:p>N=3</text:p>
          </table:table-cell>
          <table:table-cell office:value-type="string" calcext:value-type="string">
            <text:p>N=5</text:p>
          </table:table-cell>
          <table:table-cell office:value-type="string" calcext:value-type="string">
            <text:p>N=2</text:p>
          </table:table-cell>
          <table:table-cell office:value-type="string" calcext:value-type="string">
            <text:p>N=3</text:p>
          </table:table-cell>
          <table:table-cell office:value-type="string" calcext:value-type="string">
            <text:p>N=5</text:p>
          </table:table-cell>
          <table:table-cell/>
          <table:table-cell office:value-type="string" calcext:value-type="string">
            <text:p>N=2</text:p>
          </table:table-cell>
          <table:table-cell office:value-type="string" calcext:value-type="string">
            <text:p>N=3</text:p>
          </table:table-cell>
          <table:table-cell office:value-type="string" calcext:value-type="string">
            <text:p>N=5</text:p>
          </table:table-cell>
          <table:table-cell office:value-type="string" calcext:value-type="string">
            <text:p>N=2</text:p>
          </table:table-cell>
          <table:table-cell office:value-type="string" calcext:value-type="string">
            <text:p>N=3</text:p>
          </table:table-cell>
          <table:table-cell office:value-type="string" calcext:value-type="string">
            <text:p>N=5</text:p>
          </table:table-cell>
          <table:table-cell table:number-columns-repeated="3"/>
          <table:table-cell office:value-type="string" calcext:value-type="string">
            <text:p>N=2</text:p>
          </table:table-cell>
          <table:table-cell office:value-type="string" calcext:value-type="string">
            <text:p>N=3</text:p>
          </table:table-cell>
          <table:table-cell office:value-type="string" calcext:value-type="string">
            <text:p>N=5</text:p>
          </table:table-cell>
          <table:table-cell office:value-type="string" calcext:value-type="string">
            <text:p>N=2</text:p>
          </table:table-cell>
          <table:table-cell office:value-type="string" calcext:value-type="string">
            <text:p>N=3</text:p>
          </table:table-cell>
          <table:table-cell office:value-type="string" calcext:value-type="string">
            <text:p>N=5</text:p>
          </table:table-cell>
          <table:table-cell/>
          <table:table-cell office:value-type="string" calcext:value-type="string">
            <text:p>N=2</text:p>
          </table:table-cell>
          <table:table-cell office:value-type="string" calcext:value-type="string">
            <text:p>N=3</text:p>
          </table:table-cell>
          <table:table-cell office:value-type="string" calcext:value-type="string">
            <text:p>N=5</text:p>
          </table:table-cell>
          <table:table-cell office:value-type="string" calcext:value-type="string">
            <text:p>N=2</text:p>
          </table:table-cell>
          <table:table-cell office:value-type="string" calcext:value-type="string">
            <text:p>N=3</text:p>
          </table:table-cell>
          <table:table-cell office:value-type="string" calcext:value-type="string">
            <text:p>N=5</text:p>
          </table:table-cell>
        </table:table-row>
        <table:table-row table:style-name="ro1">
          <table:table-cell table:number-columns-repeated="2"/>
          <table:table-cell table:style-name="ce14" office:value-type="string" calcext:value-type="string" table:number-columns-spanned="3" table:number-rows-spanned="1">
            <text:p>Circuit Evaluation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ircuit Evaluation</text:p>
          </table:table-cell>
          <table:covered-table-cell table:number-columns-repeated="2"/>
          <table:table-cell/>
          <table:table-cell table:style-name="ce14" office:value-type="string" calcext:value-type="string" table:number-columns-spanned="3" table:number-rows-spanned="1">
            <text:p>Gates Online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Gates Online</text:p>
          </table:table-cell>
          <table:covered-table-cell table:number-columns-repeated="2"/>
          <table:table-cell table:number-columns-repeated="3"/>
          <table:table-cell table:style-name="ce14" office:value-type="string" calcext:value-type="string" table:number-columns-spanned="3" table:number-rows-spanned="1">
            <text:p>Circuit Evaluation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ircuit Evaluation</text:p>
          </table:table-cell>
          <table:covered-table-cell table:number-columns-repeated="2"/>
          <table:table-cell/>
          <table:table-cell table:style-name="ce14" office:value-type="string" calcext:value-type="string" table:number-columns-spanned="3" table:number-rows-spanned="1">
            <text:p>Gates Online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Gates Online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benchmark_liangzhao_arithmetic_gmw_operation</text:p>
          </table:table-cell>
          <table:table-cell table:style-name="ce1"/>
          <table:table-cell table:number-columns-repeated="29"/>
        </table:table-row>
        <table:table-row table:style-name="ro1">
          <table:table-cell office:value-type="string" calcext:value-type="string">
            <text:p>AGMW_kEQ</text:p>
          </table:table-cell>
          <table:table-cell/>
          <table:table-cell office:value-type="float" office:value="239.067" calcext:value-type="float">
            <text:p>239.067</text:p>
          </table:table-cell>
          <table:table-cell office:value-type="float" office:value="231.857" calcext:value-type="float">
            <text:p>231.857</text:p>
          </table:table-cell>
          <table:table-cell office:value-type="float" office:value="339.186" calcext:value-type="float">
            <text:p>339.186</text:p>
          </table:table-cell>
          <table:table-cell office:value-type="float" office:value="2635.79" calcext:value-type="float">
            <text:p>2635.79</text:p>
          </table:table-cell>
          <table:table-cell office:value-type="float" office:value="2835.41" calcext:value-type="float">
            <text:p>2835.41</text:p>
          </table:table-cell>
          <table:table-cell office:value-type="float" office:value="3127.147" calcext:value-type="float">
            <text:p>3127.147</text:p>
          </table:table-cell>
          <table:table-cell/>
          <table:table-cell office:value-type="float" office:value="44.059" calcext:value-type="float">
            <text:p>44.059</text:p>
          </table:table-cell>
          <table:table-cell office:value-type="float" office:value="17.934" calcext:value-type="float">
            <text:p>17.934</text:p>
          </table:table-cell>
          <table:table-cell office:value-type="float" office:value="100.437" calcext:value-type="float">
            <text:p>100.437</text:p>
          </table:table-cell>
          <table:table-cell office:value-type="float" office:value="1065.443" calcext:value-type="float">
            <text:p>1065.443</text:p>
          </table:table-cell>
          <table:table-cell office:value-type="float" office:value="1027.353" calcext:value-type="float">
            <text:p>1027.353</text:p>
          </table:table-cell>
          <table:table-cell office:value-type="float" office:value="1159.203" calcext:value-type="float">
            <text:p>1159.2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EQC</text:p>
          </table:table-cell>
          <table:table-cell/>
          <table:table-cell office:value-type="float" office:value="242.632" calcext:value-type="float">
            <text:p>242.632</text:p>
          </table:table-cell>
          <table:table-cell office:value-type="float" office:value="230.307" calcext:value-type="float">
            <text:p>230.307</text:p>
          </table:table-cell>
          <table:table-cell office:value-type="float" office:value="357.106" calcext:value-type="float">
            <text:p>357.106</text:p>
          </table:table-cell>
          <table:table-cell office:value-type="float" office:value="2544.888" calcext:value-type="float">
            <text:p>2544.888</text:p>
          </table:table-cell>
          <table:table-cell office:value-type="float" office:value="2797.509" calcext:value-type="float">
            <text:p>2797.509</text:p>
          </table:table-cell>
          <table:table-cell office:value-type="float" office:value="3011.71" calcext:value-type="float">
            <text:p>3011.71</text:p>
          </table:table-cell>
          <table:table-cell/>
          <table:table-cell office:value-type="float" office:value="45.762" calcext:value-type="float">
            <text:p>45.762</text:p>
          </table:table-cell>
          <table:table-cell office:value-type="float" office:value="13.966" calcext:value-type="float">
            <text:p>13.966</text:p>
          </table:table-cell>
          <table:table-cell office:value-type="float" office:value="114.02" calcext:value-type="float">
            <text:p>114.02</text:p>
          </table:table-cell>
          <table:table-cell office:value-type="float" office:value="970.291" calcext:value-type="float">
            <text:p>970.291</text:p>
          </table:table-cell>
          <table:table-cell office:value-type="float" office:value="1007.618" calcext:value-type="float">
            <text:p>1007.618</text:p>
          </table:table-cell>
          <table:table-cell office:value-type="float" office:value="1123.662" calcext:value-type="float">
            <text:p>1123.66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EQZ</text:p>
          </table:table-cell>
          <table:table-cell/>
          <table:table-cell office:value-type="float" office:value="244.442" calcext:value-type="float">
            <text:p>244.442</text:p>
          </table:table-cell>
          <table:table-cell office:value-type="float" office:value="269.57" calcext:value-type="float">
            <text:p>269.57</text:p>
          </table:table-cell>
          <table:table-cell office:value-type="float" office:value="349.67" calcext:value-type="float">
            <text:p>349.67</text:p>
          </table:table-cell>
          <table:table-cell office:value-type="float" office:value="2531.74" calcext:value-type="float">
            <text:p>2531.74</text:p>
          </table:table-cell>
          <table:table-cell office:value-type="float" office:value="2901.65" calcext:value-type="float">
            <text:p>2901.65</text:p>
          </table:table-cell>
          <table:table-cell office:value-type="float" office:value="2957.046" calcext:value-type="float">
            <text:p>2957.046</text:p>
          </table:table-cell>
          <table:table-cell/>
          <table:table-cell office:value-type="float" office:value="50.084" calcext:value-type="float">
            <text:p>50.084</text:p>
          </table:table-cell>
          <table:table-cell office:value-type="float" office:value="64.125" calcext:value-type="float">
            <text:p>64.125</text:p>
          </table:table-cell>
          <table:table-cell office:value-type="float" office:value="115.918" calcext:value-type="float">
            <text:p>115.918</text:p>
          </table:table-cell>
          <table:table-cell office:value-type="float" office:value="1006.971" calcext:value-type="float">
            <text:p>1006.971</text:p>
          </table:table-cell>
          <table:table-cell office:value-type="float" office:value="1110.566" calcext:value-type="float">
            <text:p>1110.566</text:p>
          </table:table-cell>
          <table:table-cell office:value-type="float" office:value="1067.736" calcext:value-type="float">
            <text:p>1067.7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LTBits</text:p>
          </table:table-cell>
          <table:table-cell/>
          <table:table-cell office:value-type="float" office:value="138.932" calcext:value-type="float">
            <text:p>138.932</text:p>
          </table:table-cell>
          <table:table-cell office:value-type="float" office:value="244.678" calcext:value-type="float">
            <text:p>244.678</text:p>
          </table:table-cell>
          <table:table-cell office:value-type="float" office:value="241.385" calcext:value-type="float">
            <text:p>241.385</text:p>
          </table:table-cell>
          <table:table-cell office:value-type="float" office:value="1939.878" calcext:value-type="float">
            <text:p>1939.878</text:p>
          </table:table-cell>
          <table:table-cell office:value-type="float" office:value="2344.677" calcext:value-type="float">
            <text:p>2344.677</text:p>
          </table:table-cell>
          <table:table-cell office:value-type="float" office:value="2553.779" calcext:value-type="float">
            <text:p>2553.779</text:p>
          </table:table-cell>
          <table:table-cell/>
          <table:table-cell office:value-type="float" office:value="49.068" calcext:value-type="float">
            <text:p>49.068</text:p>
          </table:table-cell>
          <table:table-cell office:value-type="float" office:value="120.076" calcext:value-type="float">
            <text:p>120.076</text:p>
          </table:table-cell>
          <table:table-cell office:value-type="float" office:value="119.495" calcext:value-type="float">
            <text:p>119.495</text:p>
          </table:table-cell>
          <table:table-cell office:value-type="float" office:value="1305.503" calcext:value-type="float">
            <text:p>1305.503</text:p>
          </table:table-cell>
          <table:table-cell office:value-type="float" office:value="1585.178" calcext:value-type="float">
            <text:p>1585.178</text:p>
          </table:table-cell>
          <table:table-cell office:value-type="float" office:value="1784.174" calcext:value-type="float">
            <text:p>1784.17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LTTBits</text:p>
          </table:table-cell>
          <table:table-cell/>
          <table:table-cell office:value-type="float" office:value="154.417" calcext:value-type="float">
            <text:p>154.417</text:p>
          </table:table-cell>
          <table:table-cell office:value-type="float" office:value="173.015" calcext:value-type="float">
            <text:p>173.015</text:p>
          </table:table-cell>
          <table:table-cell table:style-name="ce3" office:value-type="float" office:value="287.082" calcext:value-type="float">
            <text:p>287.082</text:p>
          </table:table-cell>
          <table:table-cell office:value-type="float" office:value="2226.952" calcext:value-type="float">
            <text:p>2226.952</text:p>
          </table:table-cell>
          <table:table-cell office:value-type="float" office:value="2366.847" calcext:value-type="float">
            <text:p>2366.847</text:p>
          </table:table-cell>
          <table:table-cell office:value-type="float" office:value="2579.433" calcext:value-type="float">
            <text:p>2579.433</text:p>
          </table:table-cell>
          <table:table-cell/>
          <table:table-cell office:value-type="float" office:value="59.127" calcext:value-type="float">
            <text:p>59.127</text:p>
          </table:table-cell>
          <table:table-cell office:value-type="float" office:value="37.345" calcext:value-type="float">
            <text:p>37.345</text:p>
          </table:table-cell>
          <table:table-cell office:value-type="float" office:value="158.4" calcext:value-type="float">
            <text:p>158.4</text:p>
          </table:table-cell>
          <table:table-cell office:value-type="float" office:value="1549.957" calcext:value-type="float">
            <text:p>1549.957</text:p>
          </table:table-cell>
          <table:table-cell office:value-type="float" office:value="1636.253" calcext:value-type="float">
            <text:p>1636.253</text:p>
          </table:table-cell>
          <table:table-cell office:value-type="float" office:value="1860.485" calcext:value-type="float">
            <text:p>1860.48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LTC</text:p>
          </table:table-cell>
          <table:table-cell/>
          <table:table-cell office:value-type="float" office:value="279.337" calcext:value-type="float">
            <text:p>279.337</text:p>
          </table:table-cell>
          <table:table-cell office:value-type="float" office:value="339.416" calcext:value-type="float">
            <text:p>339.416</text:p>
          </table:table-cell>
          <table:table-cell office:value-type="float" office:value="356.836" calcext:value-type="float">
            <text:p>356.836</text:p>
          </table:table-cell>
          <table:table-cell office:value-type="float" office:value="2848.991" calcext:value-type="float">
            <text:p>2848.991</text:p>
          </table:table-cell>
          <table:table-cell office:value-type="float" office:value="3185.14" calcext:value-type="float">
            <text:p>3185.14</text:p>
          </table:table-cell>
          <table:table-cell office:value-type="float" office:value="3791.672" calcext:value-type="float">
            <text:p>3791.672</text:p>
          </table:table-cell>
          <table:table-cell/>
          <table:table-cell office:value-type="float" office:value="67.719" calcext:value-type="float">
            <text:p>67.719</text:p>
          </table:table-cell>
          <table:table-cell office:value-type="float" office:value="92.279" calcext:value-type="float">
            <text:p>92.279</text:p>
          </table:table-cell>
          <table:table-cell office:value-type="float" office:value="103.437" calcext:value-type="float">
            <text:p>103.437</text:p>
          </table:table-cell>
          <table:table-cell office:value-type="float" office:value="1320.284" calcext:value-type="float">
            <text:p>1320.284</text:p>
          </table:table-cell>
          <table:table-cell office:value-type="float" office:value="1531.719" calcext:value-type="float">
            <text:p>1531.719</text:p>
          </table:table-cell>
          <table:table-cell office:value-type="float" office:value="1798.184" calcext:value-type="float">
            <text:p>1798.18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LTEQC</text:p>
          </table:table-cell>
          <table:table-cell/>
          <table:table-cell office:value-type="float" office:value="393.708" calcext:value-type="float">
            <text:p>393.708</text:p>
          </table:table-cell>
          <table:table-cell office:value-type="float" office:value="565.329" calcext:value-type="float">
            <text:p>565.329</text:p>
          </table:table-cell>
          <table:table-cell office:value-type="float" office:value="552.052" calcext:value-type="float">
            <text:p>552.052</text:p>
          </table:table-cell>
          <table:table-cell office:value-type="float" office:value="3555.412" calcext:value-type="float">
            <text:p>3555.412</text:p>
          </table:table-cell>
          <table:table-cell office:value-type="float" office:value="3851.523" calcext:value-type="float">
            <text:p>3851.523</text:p>
          </table:table-cell>
          <table:table-cell office:value-type="float" office:value="5014.975" calcext:value-type="float">
            <text:p>5014.975</text:p>
          </table:table-cell>
          <table:table-cell/>
          <table:table-cell office:value-type="float" office:value="76.028" calcext:value-type="float">
            <text:p>76.028</text:p>
          </table:table-cell>
          <table:table-cell office:value-type="float" office:value="208.422" calcext:value-type="float">
            <text:p>208.422</text:p>
          </table:table-cell>
          <table:table-cell office:value-type="float" office:value="151.278" calcext:value-type="float">
            <text:p>151.278</text:p>
          </table:table-cell>
          <table:table-cell office:value-type="float" office:value="1775.943" calcext:value-type="float">
            <text:p>1775.943</text:p>
          </table:table-cell>
          <table:table-cell office:value-type="float" office:value="1793.673" calcext:value-type="float">
            <text:p>1793.673</text:p>
          </table:table-cell>
          <table:table-cell office:value-type="float" office:value="1945.317" calcext:value-type="float">
            <text:p>1945.31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LTS</text:p>
          </table:table-cell>
          <table:table-cell/>
          <table:table-cell office:value-type="float" office:value="177.429" calcext:value-type="float">
            <text:p>177.429</text:p>
          </table:table-cell>
          <table:table-cell office:value-type="float" office:value="268.648" calcext:value-type="float">
            <text:p>268.648</text:p>
          </table:table-cell>
          <table:table-cell office:value-type="float" office:value="326.559" calcext:value-type="float">
            <text:p>326.559</text:p>
          </table:table-cell>
          <table:table-cell office:value-type="float" office:value="3144.032" calcext:value-type="float">
            <text:p>3144.032</text:p>
          </table:table-cell>
          <table:table-cell office:value-type="float" office:value="3177.768" calcext:value-type="float">
            <text:p>3177.768</text:p>
          </table:table-cell>
          <table:table-cell office:value-type="float" office:value="3525.922" calcext:value-type="float">
            <text:p>3525.922</text:p>
          </table:table-cell>
          <table:table-cell/>
          <table:table-cell office:value-type="float" office:value="55.198" calcext:value-type="float">
            <text:p>55.198</text:p>
          </table:table-cell>
          <table:table-cell office:value-type="float" office:value="82.193" calcext:value-type="float">
            <text:p>82.193</text:p>
          </table:table-cell>
          <table:table-cell office:value-type="float" office:value="138.996" calcext:value-type="float">
            <text:p>138.996</text:p>
          </table:table-cell>
          <table:table-cell office:value-type="float" office:value="1343.621" calcext:value-type="float">
            <text:p>1343.621</text:p>
          </table:table-cell>
          <table:table-cell office:value-type="float" office:value="1296.484" calcext:value-type="float">
            <text:p>1296.484</text:p>
          </table:table-cell>
          <table:table-cell office:value-type="float" office:value="1513.758" calcext:value-type="float">
            <text:p>1513.7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LTEQS</text:p>
          </table:table-cell>
          <table:table-cell/>
          <table:table-cell office:value-type="float" office:value="199.017" calcext:value-type="float">
            <text:p>199.017</text:p>
          </table:table-cell>
          <table:table-cell office:value-type="float" office:value="234.201" calcext:value-type="float">
            <text:p>234.201</text:p>
          </table:table-cell>
          <table:table-cell office:value-type="float" office:value="350.829" calcext:value-type="float">
            <text:p>350.829</text:p>
          </table:table-cell>
          <table:table-cell office:value-type="float" office:value="3043.731" calcext:value-type="float">
            <text:p>3043.731</text:p>
          </table:table-cell>
          <table:table-cell office:value-type="float" office:value="3396.452" calcext:value-type="float">
            <text:p>3396.452</text:p>
          </table:table-cell>
          <table:table-cell office:value-type="float" office:value="3866.461" calcext:value-type="float">
            <text:p>3866.461</text:p>
          </table:table-cell>
          <table:table-cell/>
          <table:table-cell office:value-type="float" office:value="68.136" calcext:value-type="float">
            <text:p>68.136</text:p>
          </table:table-cell>
          <table:table-cell office:value-type="float" office:value="42.983" calcext:value-type="float">
            <text:p>42.983</text:p>
          </table:table-cell>
          <table:table-cell office:value-type="float" office:value="157.934" calcext:value-type="float">
            <text:p>157.934</text:p>
          </table:table-cell>
          <table:table-cell office:value-type="float" office:value="1252.739" calcext:value-type="float">
            <text:p>1252.739</text:p>
          </table:table-cell>
          <table:table-cell office:value-type="float" office:value="1507.18" calcext:value-type="float">
            <text:p>1507.18</text:p>
          </table:table-cell>
          <table:table-cell office:value-type="float" office:value="1689.071" calcext:value-type="float">
            <text:p>1689.07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LTZ</text:p>
          </table:table-cell>
          <table:table-cell/>
          <table:table-cell office:value-type="float" office:value="215.956" calcext:value-type="float">
            <text:p>215.956</text:p>
          </table:table-cell>
          <table:table-cell office:value-type="float" office:value="247.893" calcext:value-type="float">
            <text:p>247.893</text:p>
          </table:table-cell>
          <table:table-cell office:value-type="float" office:value="286.725" calcext:value-type="float">
            <text:p>286.725</text:p>
          </table:table-cell>
          <table:table-cell office:value-type="float" office:value="2282.516" calcext:value-type="float">
            <text:p>2282.516</text:p>
          </table:table-cell>
          <table:table-cell office:value-type="float" office:value="2336.459" calcext:value-type="float">
            <text:p>2336.459</text:p>
          </table:table-cell>
          <table:table-cell office:value-type="float" office:value="2415.031" calcext:value-type="float">
            <text:p>2415.031</text:p>
          </table:table-cell>
          <table:table-cell/>
          <table:table-cell office:value-type="float" office:value="12.439" calcext:value-type="float">
            <text:p>12.439</text:p>
          </table:table-cell>
          <table:table-cell office:value-type="float" office:value="16.106" calcext:value-type="float">
            <text:p>16.106</text:p>
          </table:table-cell>
          <table:table-cell office:value-type="float" office:value="17.578" calcext:value-type="float">
            <text:p>17.578</text:p>
          </table:table-cell>
          <table:table-cell office:value-type="float" office:value="308.749" calcext:value-type="float">
            <text:p>308.749</text:p>
          </table:table-cell>
          <table:table-cell office:value-type="float" office:value="326.031" calcext:value-type="float">
            <text:p>326.031</text:p>
          </table:table-cell>
          <table:table-cell office:value-type="float" office:value="325.871" calcext:value-type="float">
            <text:p>325.87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LT</text:p>
          </table:table-cell>
          <table:table-cell/>
          <table:table-cell office:value-type="float" office:value="213.446" calcext:value-type="float">
            <text:p>213.446</text:p>
          </table:table-cell>
          <table:table-cell office:value-type="float" office:value="246.943" calcext:value-type="float">
            <text:p>246.943</text:p>
          </table:table-cell>
          <table:table-cell office:value-type="float" office:value="294.878" calcext:value-type="float">
            <text:p>294.878</text:p>
          </table:table-cell>
          <table:table-cell office:value-type="float" office:value="2310.398" calcext:value-type="float">
            <text:p>2310.398</text:p>
          </table:table-cell>
          <table:table-cell office:value-type="float" office:value="2313.53" calcext:value-type="float">
            <text:p>2313.53</text:p>
          </table:table-cell>
          <table:table-cell office:value-type="float" office:value="2403.447" calcext:value-type="float">
            <text:p>2403.447</text:p>
          </table:table-cell>
          <table:table-cell/>
          <table:table-cell office:value-type="float" office:value="11.984" calcext:value-type="float">
            <text:p>11.984</text:p>
          </table:table-cell>
          <table:table-cell office:value-type="float" office:value="12.215" calcext:value-type="float">
            <text:p>12.215</text:p>
          </table:table-cell>
          <table:table-cell office:value-type="float" office:value="21.975" calcext:value-type="float">
            <text:p>21.975</text:p>
          </table:table-cell>
          <table:table-cell office:value-type="float" office:value="344.458" calcext:value-type="float">
            <text:p>344.458</text:p>
          </table:table-cell>
          <table:table-cell office:value-type="float" office:value="337.088" calcext:value-type="float">
            <text:p>337.088</text:p>
          </table:table-cell>
          <table:table-cell office:value-type="float" office:value="327.603" calcext:value-type="float">
            <text:p>327.6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ModPow2m</text:p>
          </table:table-cell>
          <table:table-cell/>
          <table:table-cell office:value-type="float" office:value="252.819" calcext:value-type="float">
            <text:p>252.819</text:p>
          </table:table-cell>
          <table:table-cell office:value-type="float" office:value="267.798" calcext:value-type="float">
            <text:p>267.798</text:p>
          </table:table-cell>
          <table:table-cell office:value-type="float" office:value="420.772" calcext:value-type="float">
            <text:p>420.772</text:p>
          </table:table-cell>
          <table:table-cell office:value-type="float" office:value="3137.65" calcext:value-type="float">
            <text:p>3137.65</text:p>
          </table:table-cell>
          <table:table-cell office:value-type="float" office:value="3564.11" calcext:value-type="float">
            <text:p>3564.11</text:p>
          </table:table-cell>
          <table:table-cell office:value-type="float" office:value="4074.331" calcext:value-type="float">
            <text:p>4074.331</text:p>
          </table:table-cell>
          <table:table-cell/>
          <table:table-cell office:value-type="float" office:value="54.12" calcext:value-type="float">
            <text:p>54.12</text:p>
          </table:table-cell>
          <table:table-cell office:value-type="float" office:value="42.001" calcext:value-type="float">
            <text:p>42.001</text:p>
          </table:table-cell>
          <table:table-cell office:value-type="float" office:value="168.323" calcext:value-type="float">
            <text:p>168.323</text:p>
          </table:table-cell>
          <table:table-cell office:value-type="float" office:value="1642.786" calcext:value-type="float">
            <text:p>1642.786</text:p>
          </table:table-cell>
          <table:table-cell office:value-type="float" office:value="1766.999" calcext:value-type="float">
            <text:p>1766.999</text:p>
          </table:table-cell>
          <table:table-cell office:value-type="float" office:value="1957.73" calcext:value-type="float">
            <text:p>1957.7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ObliviousModPow2m</text:p>
          </table:table-cell>
          <table:table-cell/>
          <table:table-cell office:value-type="float" office:value="1444.294" calcext:value-type="float">
            <text:p>1444.294</text:p>
          </table:table-cell>
          <table:table-cell office:value-type="float" office:value="1084.066" calcext:value-type="float">
            <text:p>1084.066</text:p>
          </table:table-cell>
          <table:table-cell table:style-name="ce3" office:value-type="float" office:value="3915.531" calcext:value-type="float">
            <text:p>3915.531</text:p>
          </table:table-cell>
          <table:table-cell office:value-type="float" office:value="23418.132" calcext:value-type="float">
            <text:p>23418.132</text:p>
          </table:table-cell>
          <table:table-cell office:value-type="float" office:value="24664.17" calcext:value-type="float">
            <text:p>24664.17</text:p>
          </table:table-cell>
          <table:table-cell office:value-type="float" office:value="29927.98" calcext:value-type="float">
            <text:p>29927.98</text:p>
          </table:table-cell>
          <table:table-cell/>
          <table:table-cell office:value-type="float" office:value="901.206" calcext:value-type="float">
            <text:p>901.206</text:p>
          </table:table-cell>
          <table:table-cell office:value-type="float" office:value="421.652" calcext:value-type="float">
            <text:p>421.652</text:p>
          </table:table-cell>
          <table:table-cell office:value-type="float" office:value="3170.956" calcext:value-type="float">
            <text:p>3170.956</text:p>
          </table:table-cell>
          <table:table-cell office:value-type="float" office:value="21099.915" calcext:value-type="float">
            <text:p>21099.915</text:p>
          </table:table-cell>
          <table:table-cell office:value-type="float" office:value="21705.536" calcext:value-type="float">
            <text:p>21705.536</text:p>
          </table:table-cell>
          <table:table-cell office:value-type="float" office:value="24895.555" calcext:value-type="float">
            <text:p>24895.55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LogicalRightShift</text:p>
          </table:table-cell>
          <table:table-cell/>
          <table:table-cell office:value-type="float" office:value="212.704" calcext:value-type="float">
            <text:p>212.704</text:p>
          </table:table-cell>
          <table:table-cell office:value-type="float" office:value="245.315" calcext:value-type="float">
            <text:p>245.315</text:p>
          </table:table-cell>
          <table:table-cell office:value-type="float" office:value="288.464" calcext:value-type="float">
            <text:p>288.464</text:p>
          </table:table-cell>
          <table:table-cell office:value-type="float" office:value="2219.068" calcext:value-type="float">
            <text:p>2219.068</text:p>
          </table:table-cell>
          <table:table-cell office:value-type="float" office:value="2359.454" calcext:value-type="float">
            <text:p>2359.454</text:p>
          </table:table-cell>
          <table:table-cell office:value-type="float" office:value="2508.949" calcext:value-type="float">
            <text:p>2508.949</text:p>
          </table:table-cell>
          <table:table-cell/>
          <table:table-cell office:value-type="float" office:value="12.273" calcext:value-type="float">
            <text:p>12.273</text:p>
          </table:table-cell>
          <table:table-cell office:value-type="float" office:value="18.641" calcext:value-type="float">
            <text:p>18.641</text:p>
          </table:table-cell>
          <table:table-cell office:value-type="float" office:value="17.681" calcext:value-type="float">
            <text:p>17.681</text:p>
          </table:table-cell>
          <table:table-cell office:value-type="float" office:value="333.947" calcext:value-type="float">
            <text:p>333.947</text:p>
          </table:table-cell>
          <table:table-cell office:value-type="float" office:value="314.632" calcext:value-type="float">
            <text:p>314.632</text:p>
          </table:table-cell>
          <table:table-cell office:value-type="float" office:value="334.38" calcext:value-type="float">
            <text:p>334.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LogicalLeftShift</text:p>
          </table:table-cell>
          <table:table-cell/>
          <table:table-cell office:value-type="float" office:value="7.691" calcext:value-type="float">
            <text:p>7.691</text:p>
          </table:table-cell>
          <table:table-cell office:value-type="float" office:value="14.53" calcext:value-type="float">
            <text:p>14.53</text:p>
          </table:table-cell>
          <table:table-cell office:value-type="float" office:value="9.513" calcext:value-type="float">
            <text:p>9.513</text:p>
          </table:table-cell>
          <table:table-cell office:value-type="float" office:value="105.433" calcext:value-type="float">
            <text:p>105.433</text:p>
          </table:table-cell>
          <table:table-cell office:value-type="float" office:value="111.024" calcext:value-type="float">
            <text:p>111.024</text:p>
          </table:table-cell>
          <table:table-cell office:value-type="float" office:value="103.145" calcext:value-type="float">
            <text:p>103.145</text:p>
          </table:table-cell>
          <table:table-cell/>
          <table:table-cell office:value-type="float" office:value="0.427" calcext:value-type="float">
            <text:p>0.427</text:p>
          </table:table-cell>
          <table:table-cell office:value-type="float" office:value="0.346" calcext:value-type="float">
            <text:p>0.346</text:p>
          </table:table-cell>
          <table:table-cell office:value-type="float" office:value="0.407" calcext:value-type="float">
            <text:p>0.407</text:p>
          </table:table-cell>
          <table:table-cell office:value-type="float" office:value="0.433" calcext:value-type="float">
            <text:p>0.433</text:p>
          </table:table-cell>
          <table:table-cell office:value-type="float" office:value="0.39" calcext:value-type="float">
            <text:p>0.39</text:p>
          </table:table-cell>
          <table:table-cell office:value-type="float" office:value="0.575" calcext:value-type="float">
            <text:p>0.5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ArithmeticRightShift</text:p>
          </table:table-cell>
          <table:table-cell/>
          <table:table-cell office:value-type="float" office:value="203.877" calcext:value-type="float">
            <text:p>203.877</text:p>
          </table:table-cell>
          <table:table-cell office:value-type="float" office:value="246.03" calcext:value-type="float">
            <text:p>246.03</text:p>
          </table:table-cell>
          <table:table-cell office:value-type="float" office:value="285.623" calcext:value-type="float">
            <text:p>285.623</text:p>
          </table:table-cell>
          <table:table-cell office:value-type="float" office:value="2314.81" calcext:value-type="float">
            <text:p>2314.81</text:p>
          </table:table-cell>
          <table:table-cell office:value-type="float" office:value="2380.33" calcext:value-type="float">
            <text:p>2380.33</text:p>
          </table:table-cell>
          <table:table-cell office:value-type="float" office:value="2482.051" calcext:value-type="float">
            <text:p>2482.051</text:p>
          </table:table-cell>
          <table:table-cell/>
          <table:table-cell office:value-type="float" office:value="13.81" calcext:value-type="float">
            <text:p>13.81</text:p>
          </table:table-cell>
          <table:table-cell office:value-type="float" office:value="17.264" calcext:value-type="float">
            <text:p>17.264</text:p>
          </table:table-cell>
          <table:table-cell office:value-type="float" office:value="26.245" calcext:value-type="float">
            <text:p>26.245</text:p>
          </table:table-cell>
          <table:table-cell office:value-type="float" office:value="336.892" calcext:value-type="float">
            <text:p>336.892</text:p>
          </table:table-cell>
          <table:table-cell office:value-type="float" office:value="338.504" calcext:value-type="float">
            <text:p>338.504</text:p>
          </table:table-cell>
          <table:table-cell office:value-type="float" office:value="341.036" calcext:value-type="float">
            <text:p>341.03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ArithmeticLeftShift</text:p>
          </table:table-cell>
          <table:table-cell/>
          <table:table-cell office:value-type="float" office:value="7.965" calcext:value-type="float">
            <text:p>7.965</text:p>
          </table:table-cell>
          <table:table-cell office:value-type="float" office:value="4.141" calcext:value-type="float">
            <text:p>4.141</text:p>
          </table:table-cell>
          <table:table-cell office:value-type="float" office:value="9.344" calcext:value-type="float">
            <text:p>9.344</text:p>
          </table:table-cell>
          <table:table-cell office:value-type="float" office:value="109.263" calcext:value-type="float">
            <text:p>109.263</text:p>
          </table:table-cell>
          <table:table-cell office:value-type="float" office:value="110.786" calcext:value-type="float">
            <text:p>110.786</text:p>
          </table:table-cell>
          <table:table-cell office:value-type="float" office:value="111.087" calcext:value-type="float">
            <text:p>111.087</text:p>
          </table:table-cell>
          <table:table-cell/>
          <table:table-cell office:value-type="float" office:value="0.312" calcext:value-type="float">
            <text:p>0.312</text:p>
          </table:table-cell>
          <table:table-cell office:value-type="float" office:value="0.252" calcext:value-type="float">
            <text:p>0.252</text:p>
          </table:table-cell>
          <table:table-cell office:value-type="float" office:value="0.478" calcext:value-type="float">
            <text:p>0.478</text:p>
          </table:table-cell>
          <table:table-cell office:value-type="float" office:value="0.364" calcext:value-type="float">
            <text:p>0.364</text:p>
          </table:table-cell>
          <table:table-cell office:value-type="float" office:value="0.28" calcext:value-type="float">
            <text:p>0.28</text:p>
          </table:table-cell>
          <table:table-cell office:value-type="float" office:value="0.599" calcext:value-type="float">
            <text:p>0.5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TruncPr</text:p>
          </table:table-cell>
          <table:table-cell/>
          <table:table-cell office:value-type="float" office:value="184.536" calcext:value-type="float">
            <text:p>184.536</text:p>
          </table:table-cell>
          <table:table-cell office:value-type="float" office:value="209.167" calcext:value-type="float">
            <text:p>209.167</text:p>
          </table:table-cell>
          <table:table-cell office:value-type="float" office:value="277.241" calcext:value-type="float">
            <text:p>277.241</text:p>
          </table:table-cell>
          <table:table-cell office:value-type="float" office:value="1907.731" calcext:value-type="float">
            <text:p>1907.731</text:p>
          </table:table-cell>
          <table:table-cell office:value-type="float" office:value="2117.648" calcext:value-type="float">
            <text:p>2117.648</text:p>
          </table:table-cell>
          <table:table-cell office:value-type="float" office:value="2210.474" calcext:value-type="float">
            <text:p>2210.474</text:p>
          </table:table-cell>
          <table:table-cell/>
          <table:table-cell office:value-type="float" office:value="8.821" calcext:value-type="float">
            <text:p>8.821</text:p>
          </table:table-cell>
          <table:table-cell office:value-type="float" office:value="9.201" calcext:value-type="float">
            <text:p>9.201</text:p>
          </table:table-cell>
          <table:table-cell office:value-type="float" office:value="42.843" calcext:value-type="float">
            <text:p>42.843</text:p>
          </table:table-cell>
          <table:table-cell office:value-type="float" office:value="250.494" calcext:value-type="float">
            <text:p>250.494</text:p>
          </table:table-cell>
          <table:table-cell office:value-type="float" office:value="277.175" calcext:value-type="float">
            <text:p>277.175</text:p>
          </table:table-cell>
          <table:table-cell office:value-type="float" office:value="262.082" calcext:value-type="float">
            <text:p>262.0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TruncPriv</text:p>
          </table:table-cell>
          <table:table-cell/>
          <table:table-cell office:value-type="float" office:value="399.801" calcext:value-type="float">
            <text:p>399.801</text:p>
          </table:table-cell>
          <table:table-cell office:value-type="float" office:value="515.9" calcext:value-type="float">
            <text:p>515.9</text:p>
          </table:table-cell>
          <table:table-cell office:value-type="float" office:value="589.254" calcext:value-type="float">
            <text:p>589.254</text:p>
          </table:table-cell>
          <table:table-cell office:value-type="float" office:value="3476.237" calcext:value-type="float">
            <text:p>3476.237</text:p>
          </table:table-cell>
          <table:table-cell office:value-type="float" office:value="3979.623" calcext:value-type="float">
            <text:p>3979.623</text:p>
          </table:table-cell>
          <table:table-cell office:value-type="float" office:value="5102.49" calcext:value-type="float">
            <text:p>5102.49</text:p>
          </table:table-cell>
          <table:table-cell/>
          <table:table-cell office:value-type="float" office:value="82.776" calcext:value-type="float">
            <text:p>82.776</text:p>
          </table:table-cell>
          <table:table-cell office:value-type="float" office:value="170" calcext:value-type="float">
            <text:p>170</text:p>
          </table:table-cell>
          <table:table-cell office:value-type="float" office:value="150.065" calcext:value-type="float">
            <text:p>150.065</text:p>
          </table:table-cell>
          <table:table-cell office:value-type="float" office:value="1572.574" calcext:value-type="float">
            <text:p>1572.574</text:p>
          </table:table-cell>
          <table:table-cell office:value-type="float" office:value="1628.482" calcext:value-type="float">
            <text:p>1628.482</text:p>
          </table:table-cell>
          <table:table-cell office:value-type="float" office:value="2030.065" calcext:value-type="float">
            <text:p>2030.0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TruncateAndReduce</text:p>
          </table:table-cell>
          <table:table-cell/>
          <table:table-cell office:value-type="float" office:value="186.809" calcext:value-type="float">
            <text:p>186.809</text:p>
          </table:table-cell>
          <table:table-cell office:value-type="float" office:value="346.816" calcext:value-type="float">
            <text:p>346.816</text:p>
          </table:table-cell>
          <table:table-cell office:value-type="float" office:value="452.356" calcext:value-type="float">
            <text:p>452.356</text:p>
          </table:table-cell>
          <table:table-cell office:value-type="float" office:value="3319.532" calcext:value-type="float">
            <text:p>3319.532</text:p>
          </table:table-cell>
          <table:table-cell office:value-type="float" office:value="4410.837" calcext:value-type="float">
            <text:p>4410.837</text:p>
          </table:table-cell>
          <table:table-cell office:value-type="float" office:value="5315.869" calcext:value-type="float">
            <text:p>5315.869</text:p>
          </table:table-cell>
          <table:table-cell/>
          <table:table-cell office:value-type="float" office:value="56.077" calcext:value-type="float">
            <text:p>56.077</text:p>
          </table:table-cell>
          <table:table-cell office:value-type="float" office:value="168.408" calcext:value-type="float">
            <text:p>168.408</text:p>
          </table:table-cell>
          <table:table-cell office:value-type="float" office:value="172.149" calcext:value-type="float">
            <text:p>172.149</text:p>
          </table:table-cell>
          <table:table-cell office:value-type="float" office:value="1597.075" calcext:value-type="float">
            <text:p>1597.075</text:p>
          </table:table-cell>
          <table:table-cell office:value-type="float" office:value="1820.829" calcext:value-type="float">
            <text:p>1820.829</text:p>
          </table:table-cell>
          <table:table-cell office:value-type="float" office:value="1873.416" calcext:value-type="float">
            <text:p>1873.4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UnsignedExtension</text:p>
          </table:table-cell>
          <table:table-cell/>
          <table:table-cell office:value-type="float" office:value="168.009" calcext:value-type="float">
            <text:p>168.009</text:p>
          </table:table-cell>
          <table:table-cell office:value-type="float" office:value="187.226" calcext:value-type="float">
            <text:p>187.226</text:p>
          </table:table-cell>
          <table:table-cell office:value-type="float" office:value="285.954" calcext:value-type="float">
            <text:p>285.954</text:p>
          </table:table-cell>
          <table:table-cell office:value-type="float" office:value="2701.494" calcext:value-type="float">
            <text:p>2701.494</text:p>
          </table:table-cell>
          <table:table-cell office:value-type="float" office:value="2456.513" calcext:value-type="float">
            <text:p>2456.513</text:p>
          </table:table-cell>
          <table:table-cell office:value-type="float" office:value="3524.035" calcext:value-type="float">
            <text:p>3524.035</text:p>
          </table:table-cell>
          <table:table-cell/>
          <table:table-cell office:value-type="float" office:value="61.927" calcext:value-type="float">
            <text:p>61.927</text:p>
          </table:table-cell>
          <table:table-cell office:value-type="float" office:value="59.925" calcext:value-type="float">
            <text:p>59.925</text:p>
          </table:table-cell>
          <table:table-cell office:value-type="float" office:value="131.56" calcext:value-type="float">
            <text:p>131.56</text:p>
          </table:table-cell>
          <table:table-cell office:value-type="float" office:value="1501.969" calcext:value-type="float">
            <text:p>1501.969</text:p>
          </table:table-cell>
          <table:table-cell office:value-type="float" office:value="1251.373" calcext:value-type="float">
            <text:p>1251.373</text:p>
          </table:table-cell>
          <table:table-cell office:value-type="float" office:value="2082.097" calcext:value-type="float">
            <text:p>2082.09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SignedExtension</text:p>
          </table:table-cell>
          <table:table-cell/>
          <table:table-cell office:value-type="float" office:value="177.036" calcext:value-type="float">
            <text:p>177.036</text:p>
          </table:table-cell>
          <table:table-cell office:value-type="float" office:value="234.428" calcext:value-type="float">
            <text:p>234.428</text:p>
          </table:table-cell>
          <table:table-cell office:value-type="float" office:value="298.856" calcext:value-type="float">
            <text:p>298.856</text:p>
          </table:table-cell>
          <table:table-cell office:value-type="float" office:value="2867.604" calcext:value-type="float">
            <text:p>2867.604</text:p>
          </table:table-cell>
          <table:table-cell office:value-type="float" office:value="2577.615" calcext:value-type="float">
            <text:p>2577.615</text:p>
          </table:table-cell>
          <table:table-cell office:value-type="float" office:value="3599.648" calcext:value-type="float">
            <text:p>3599.648</text:p>
          </table:table-cell>
          <table:table-cell/>
          <table:table-cell office:value-type="float" office:value="70.438" calcext:value-type="float">
            <text:p>70.438</text:p>
          </table:table-cell>
          <table:table-cell office:value-type="float" office:value="97.566" calcext:value-type="float">
            <text:p>97.566</text:p>
          </table:table-cell>
          <table:table-cell office:value-type="float" office:value="146.282" calcext:value-type="float">
            <text:p>146.282</text:p>
          </table:table-cell>
          <table:table-cell office:value-type="float" office:value="1633.872" calcext:value-type="float">
            <text:p>1633.872</text:p>
          </table:table-cell>
          <table:table-cell office:value-type="float" office:value="1272.453" calcext:value-type="float">
            <text:p>1272.453</text:p>
          </table:table-cell>
          <table:table-cell office:value-type="float" office:value="2157.454" calcext:value-type="float">
            <text:p>2157.45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UnsignedMultiplicationWithExtension</text:p>
          </table:table-cell>
          <table:table-cell/>
          <table:table-cell office:value-type="float" office:value="220.65" calcext:value-type="float">
            <text:p>220.65</text:p>
          </table:table-cell>
          <table:table-cell office:value-type="float" office:value="400.803" calcext:value-type="float">
            <text:p>400.803</text:p>
          </table:table-cell>
          <table:table-cell office:value-type="float" office:value="430.637" calcext:value-type="float">
            <text:p>430.637</text:p>
          </table:table-cell>
          <table:table-cell office:value-type="float" office:value="3167.055" calcext:value-type="float">
            <text:p>3167.055</text:p>
          </table:table-cell>
          <table:table-cell office:value-type="float" office:value="2924.866" calcext:value-type="float">
            <text:p>2924.866</text:p>
          </table:table-cell>
          <table:table-cell office:value-type="float" office:value="4201.288" calcext:value-type="float">
            <text:p>4201.288</text:p>
          </table:table-cell>
          <table:table-cell/>
          <table:table-cell office:value-type="float" office:value="87.967" calcext:value-type="float">
            <text:p>87.967</text:p>
          </table:table-cell>
          <table:table-cell office:value-type="float" office:value="218.06" calcext:value-type="float">
            <text:p>218.06</text:p>
          </table:table-cell>
          <table:table-cell office:value-type="float" office:value="231.287" calcext:value-type="float">
            <text:p>231.287</text:p>
          </table:table-cell>
          <table:table-cell office:value-type="float" office:value="1767.506" calcext:value-type="float">
            <text:p>1767.506</text:p>
          </table:table-cell>
          <table:table-cell office:value-type="float" office:value="1378.885" calcext:value-type="float">
            <text:p>1378.885</text:p>
          </table:table-cell>
          <table:table-cell office:value-type="float" office:value="2213.056" calcext:value-type="float">
            <text:p>2213.05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SignedMultiplicationWithExtension</text:p>
          </table:table-cell>
          <table:table-cell/>
          <table:table-cell office:value-type="float" office:value="217.025" calcext:value-type="float">
            <text:p>217.025</text:p>
          </table:table-cell>
          <table:table-cell office:value-type="float" office:value="258.42" calcext:value-type="float">
            <text:p>258.42</text:p>
          </table:table-cell>
          <table:table-cell office:value-type="float" office:value="416.785" calcext:value-type="float">
            <text:p>416.785</text:p>
          </table:table-cell>
          <table:table-cell office:value-type="float" office:value="3155.281" calcext:value-type="float">
            <text:p>3155.281</text:p>
          </table:table-cell>
          <table:table-cell office:value-type="float" office:value="2779.068" calcext:value-type="float">
            <text:p>2779.068</text:p>
          </table:table-cell>
          <table:table-cell office:value-type="float" office:value="4018.64" calcext:value-type="float">
            <text:p>4018.64</text:p>
          </table:table-cell>
          <table:table-cell/>
          <table:table-cell office:value-type="float" office:value="82.092" calcext:value-type="float">
            <text:p>82.092</text:p>
          </table:table-cell>
          <table:table-cell office:value-type="float" office:value="91.499" calcext:value-type="float">
            <text:p>91.499</text:p>
          </table:table-cell>
          <table:table-cell office:value-type="float" office:value="209.369" calcext:value-type="float">
            <text:p>209.369</text:p>
          </table:table-cell>
          <table:table-cell office:value-type="float" office:value="1671.431" calcext:value-type="float">
            <text:p>1671.431</text:p>
          </table:table-cell>
          <table:table-cell office:value-type="float" office:value="1332.61" calcext:value-type="float">
            <text:p>1332.61</text:p>
          </table:table-cell>
          <table:table-cell office:value-type="float" office:value="2161.631" calcext:value-type="float">
            <text:p>2161.6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EdaBit</text:p>
          </table:table-cell>
          <table:table-cell/>
          <table:table-cell office:value-type="float" office:value="175.573" calcext:value-type="float">
            <text:p>175.573</text:p>
          </table:table-cell>
          <table:table-cell office:value-type="float" office:value="206.449" calcext:value-type="float">
            <text:p>206.449</text:p>
          </table:table-cell>
          <table:table-cell office:value-type="float" office:value="219.225" calcext:value-type="float">
            <text:p>219.225</text:p>
          </table:table-cell>
          <table:table-cell office:value-type="float" office:value="1603.873" calcext:value-type="float">
            <text:p>1603.873</text:p>
          </table:table-cell>
          <table:table-cell office:value-type="float" office:value="1728.626" calcext:value-type="float">
            <text:p>1728.626</text:p>
          </table:table-cell>
          <table:table-cell office:value-type="float" office:value="1949.891" calcext:value-type="float">
            <text:p>1949.891</text:p>
          </table:table-cell>
          <table:table-cell/>
          <table:table-cell office:value-type="float" office:value="1.858" calcext:value-type="float">
            <text:p>1.858</text:p>
          </table:table-cell>
          <table:table-cell office:value-type="float" office:value="1.92" calcext:value-type="float">
            <text:p>1.92</text:p>
          </table:table-cell>
          <table:table-cell office:value-type="float" office:value="2.421" calcext:value-type="float">
            <text:p>2.421</text:p>
          </table:table-cell>
          <table:table-cell office:value-type="float" office:value="3.692" calcext:value-type="float">
            <text:p>3.692</text:p>
          </table:table-cell>
          <table:table-cell office:value-type="float" office:value="3.851" calcext:value-type="float">
            <text:p>3.851</text:p>
          </table:table-cell>
          <table:table-cell office:value-type="float" office:value="2.7" calcext:value-type="float">
            <text:p>2.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B2U</text:p>
          </table:table-cell>
          <table:table-cell/>
          <table:table-cell office:value-type="float" office:value="387.857" calcext:value-type="float">
            <text:p>387.857</text:p>
          </table:table-cell>
          <table:table-cell office:value-type="float" office:value="475.208" calcext:value-type="float">
            <text:p>475.208</text:p>
          </table:table-cell>
          <table:table-cell office:value-type="float" office:value="587.396" calcext:value-type="float">
            <text:p>587.396</text:p>
          </table:table-cell>
          <table:table-cell office:value-type="float" office:value="3600.39" calcext:value-type="float">
            <text:p>3600.39</text:p>
          </table:table-cell>
          <table:table-cell office:value-type="float" office:value="4199.995" calcext:value-type="float">
            <text:p>4199.995</text:p>
          </table:table-cell>
          <table:table-cell office:value-type="float" office:value="5116.941" calcext:value-type="float">
            <text:p>5116.941</text:p>
          </table:table-cell>
          <table:table-cell/>
          <table:table-cell office:value-type="float" office:value="71.645" calcext:value-type="float">
            <text:p>71.645</text:p>
          </table:table-cell>
          <table:table-cell office:value-type="float" office:value="133.948" calcext:value-type="float">
            <text:p>133.948</text:p>
          </table:table-cell>
          <table:table-cell office:value-type="float" office:value="175.796" calcext:value-type="float">
            <text:p>175.796</text:p>
          </table:table-cell>
          <table:table-cell office:value-type="float" office:value="1623.679" calcext:value-type="float">
            <text:p>1623.679</text:p>
          </table:table-cell>
          <table:table-cell office:value-type="float" office:value="1972.754" calcext:value-type="float">
            <text:p>1972.754</text:p>
          </table:table-cell>
          <table:table-cell office:value-type="float" office:value="2214.979" calcext:value-type="float">
            <text:p>2214.97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Demux</text:p>
          </table:table-cell>
          <table:table-cell/>
          <table:table-cell office:value-type="float" office:value="106.059" calcext:value-type="float">
            <text:p>106.059</text:p>
          </table:table-cell>
          <table:table-cell office:value-type="float" office:value="119.273" calcext:value-type="float">
            <text:p>119.273</text:p>
          </table:table-cell>
          <table:table-cell office:value-type="float" office:value="139.691" calcext:value-type="float">
            <text:p>139.691</text:p>
          </table:table-cell>
          <table:table-cell office:value-type="float" office:value="1084.251" calcext:value-type="float">
            <text:p>1084.251</text:p>
          </table:table-cell>
          <table:table-cell office:value-type="float" office:value="1272.522" calcext:value-type="float">
            <text:p>1272.522</text:p>
          </table:table-cell>
          <table:table-cell office:value-type="float" office:value="1296.894" calcext:value-type="float">
            <text:p>1296.894</text:p>
          </table:table-cell>
          <table:table-cell/>
          <table:table-cell office:value-type="float" office:value="21.131" calcext:value-type="float">
            <text:p>21.131</text:p>
          </table:table-cell>
          <table:table-cell office:value-type="float" office:value="46.344" calcext:value-type="float">
            <text:p>46.344</text:p>
          </table:table-cell>
          <table:table-cell office:value-type="float" office:value="21.932" calcext:value-type="float">
            <text:p>21.932</text:p>
          </table:table-cell>
          <table:table-cell office:value-type="float" office:value="468.512" calcext:value-type="float">
            <text:p>468.512</text:p>
          </table:table-cell>
          <table:table-cell office:value-type="float" office:value="497.987" calcext:value-type="float">
            <text:p>497.987</text:p>
          </table:table-cell>
          <table:table-cell office:value-type="float" office:value="560.232" calcext:value-type="float">
            <text:p>560.23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DigitDecomposition</text:p>
          </table:table-cell>
          <table:table-cell/>
          <table:table-cell office:value-type="float" office:value="317.602" calcext:value-type="float">
            <text:p>317.602</text:p>
          </table:table-cell>
          <table:table-cell office:value-type="float" office:value="522.563" calcext:value-type="float">
            <text:p>522.563</text:p>
          </table:table-cell>
          <table:table-cell office:value-type="float" office:value="841.166" calcext:value-type="float">
            <text:p>841.166</text:p>
          </table:table-cell>
          <table:table-cell office:value-type="float" office:value="6983.649" calcext:value-type="float">
            <text:p>6983.649</text:p>
          </table:table-cell>
          <table:table-cell office:value-type="float" office:value="8695.169" calcext:value-type="float">
            <text:p>8695.169</text:p>
          </table:table-cell>
          <table:table-cell office:value-type="float" office:value="10118.876" calcext:value-type="float">
            <text:p>10118.876</text:p>
          </table:table-cell>
          <table:table-cell/>
          <table:table-cell office:value-type="float" office:value="128.08" calcext:value-type="float">
            <text:p>128.08</text:p>
          </table:table-cell>
          <table:table-cell office:value-type="float" office:value="245.564" calcext:value-type="float">
            <text:p>245.564</text:p>
          </table:table-cell>
          <table:table-cell office:value-type="float" office:value="380.844" calcext:value-type="float">
            <text:p>380.844</text:p>
          </table:table-cell>
          <table:table-cell office:value-type="float" office:value="5171.548" calcext:value-type="float">
            <text:p>5171.548</text:p>
          </table:table-cell>
          <table:table-cell office:value-type="float" office:value="5989.246" calcext:value-type="float">
            <text:p>5989.246</text:p>
          </table:table-cell>
          <table:table-cell office:value-type="float" office:value="6395.917" calcext:value-type="float">
            <text:p>6395.91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MSNZB_ABZS</text:p>
          </table:table-cell>
          <table:table-cell/>
          <table:table-cell office:value-type="float" office:value="174.239" calcext:value-type="float">
            <text:p>174.239</text:p>
          </table:table-cell>
          <table:table-cell office:value-type="float" office:value="146.943" calcext:value-type="float">
            <text:p>146.943</text:p>
          </table:table-cell>
          <table:table-cell office:value-type="float" office:value="241.691" calcext:value-type="float">
            <text:p>241.691</text:p>
          </table:table-cell>
          <table:table-cell office:value-type="float" office:value="2204.026" calcext:value-type="float">
            <text:p>2204.026</text:p>
          </table:table-cell>
          <table:table-cell office:value-type="float" office:value="2149.423" calcext:value-type="float">
            <text:p>2149.423</text:p>
          </table:table-cell>
          <table:table-cell office:value-type="float" office:value="2342.104" calcext:value-type="float">
            <text:p>2342.104</text:p>
          </table:table-cell>
          <table:table-cell/>
          <table:table-cell office:value-type="float" office:value="46.061" calcext:value-type="float">
            <text:p>46.061</text:p>
          </table:table-cell>
          <table:table-cell office:value-type="float" office:value="18.413" calcext:value-type="float">
            <text:p>18.413</text:p>
          </table:table-cell>
          <table:table-cell office:value-type="float" office:value="80.124" calcext:value-type="float">
            <text:p>80.124</text:p>
          </table:table-cell>
          <table:table-cell office:value-type="float" office:value="983.216" calcext:value-type="float">
            <text:p>983.216</text:p>
          </table:table-cell>
          <table:table-cell office:value-type="float" office:value="886.064" calcext:value-type="float">
            <text:p>886.064</text:p>
          </table:table-cell>
          <table:table-cell office:value-type="float" office:value="1036.229" calcext:value-type="float">
            <text:p>1036.22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MSNZB_SIRNN</text:p>
          </table:table-cell>
          <table:table-cell/>
          <table:table-cell office:value-type="float" office:value="372.471" calcext:value-type="float">
            <text:p>372.471</text:p>
          </table:table-cell>
          <table:table-cell office:value-type="float" office:value="620.344" calcext:value-type="float">
            <text:p>620.344</text:p>
          </table:table-cell>
          <table:table-cell office:value-type="float" office:value="988.561" calcext:value-type="float">
            <text:p>988.561</text:p>
          </table:table-cell>
          <table:table-cell office:value-type="float" office:value="6701.136" calcext:value-type="float">
            <text:p>6701.136</text:p>
          </table:table-cell>
          <table:table-cell office:value-type="float" office:value="7779.771" calcext:value-type="float">
            <text:p>7779.771</text:p>
          </table:table-cell>
          <table:table-cell office:value-type="float" office:value="9518.525" calcext:value-type="float">
            <text:p>9518.525</text:p>
          </table:table-cell>
          <table:table-cell/>
          <table:table-cell office:value-type="float" office:value="113.283" calcext:value-type="float">
            <text:p>113.283</text:p>
          </table:table-cell>
          <table:table-cell office:value-type="float" office:value="359.762" calcext:value-type="float">
            <text:p>359.762</text:p>
          </table:table-cell>
          <table:table-cell office:value-type="float" office:value="567.14" calcext:value-type="float">
            <text:p>567.14</text:p>
          </table:table-cell>
          <table:table-cell office:value-type="float" office:value="5086.596" calcext:value-type="float">
            <text:p>5086.596</text:p>
          </table:table-cell>
          <table:table-cell office:value-type="float" office:value="5436.823" calcext:value-type="float">
            <text:p>5436.823</text:p>
          </table:table-cell>
          <table:table-cell office:value-type="float" office:value="6355.899" calcext:value-type="float">
            <text:p>6355.8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GMW_kPow2</text:p>
          </table:table-cell>
          <table:table-cell/>
          <table:table-cell office:value-type="float" office:value="247.651" calcext:value-type="float">
            <text:p>247.651</text:p>
          </table:table-cell>
          <table:table-cell office:value-type="float" office:value="312.049" calcext:value-type="float">
            <text:p>312.049</text:p>
          </table:table-cell>
          <table:table-cell office:value-type="float" office:value="422.041" calcext:value-type="float">
            <text:p>422.041</text:p>
          </table:table-cell>
          <table:table-cell office:value-type="float" office:value="2661.25" calcext:value-type="float">
            <text:p>2661.25</text:p>
          </table:table-cell>
          <table:table-cell office:value-type="float" office:value="3036.747" calcext:value-type="float">
            <text:p>3036.747</text:p>
          </table:table-cell>
          <table:table-cell office:value-type="float" office:value="3669.647" calcext:value-type="float">
            <text:p>3669.647</text:p>
          </table:table-cell>
          <table:table-cell/>
          <table:table-cell office:value-type="float" office:value="44.379" calcext:value-type="float">
            <text:p>44.379</text:p>
          </table:table-cell>
          <table:table-cell office:value-type="float" office:value="107.984" calcext:value-type="float">
            <text:p>107.984</text:p>
          </table:table-cell>
          <table:table-cell office:value-type="float" office:value="141.582" calcext:value-type="float">
            <text:p>141.582</text:p>
          </table:table-cell>
          <table:table-cell office:value-type="float" office:value="998.949" calcext:value-type="float">
            <text:p>998.949</text:p>
          </table:table-cell>
          <table:table-cell office:value-type="float" office:value="1156.06" calcext:value-type="float">
            <text:p>1156.06</text:p>
          </table:table-cell>
          <table:table-cell office:value-type="float" office:value="1355.058" calcext:value-type="float">
            <text:p>1355.058</text:p>
          </table:table-cell>
          <table:table-cell table:number-columns-repeated="16"/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benchmark_liangzhao_fixed_point_operation</text:p>
          </table:table-cell>
          <table:table-cell table:style-name="ce1"/>
          <table:table-cell table:number-columns-repeated="29"/>
        </table:table-row>
        <table:table-row table:style-name="ro1">
          <table:table-cell office:value-type="string" calcext:value-type="string">
            <text:p>Fx_Add_circuit</text:p>
          </table:table-cell>
          <table:table-cell office:value-type="float" office:value="1" calcext:value-type="float">
            <text:p>1</text:p>
          </table:table-cell>
          <table:table-cell office:value-type="float" office:value="114.928" calcext:value-type="float">
            <text:p>114.928</text:p>
          </table:table-cell>
          <table:table-cell office:value-type="float" office:value="139.331" calcext:value-type="float">
            <text:p>139.331</text:p>
          </table:table-cell>
          <table:table-cell office:value-type="float" office:value="175.752" calcext:value-type="float">
            <text:p>175.752</text:p>
          </table:table-cell>
          <table:table-cell office:value-type="float" office:value="1232.297" calcext:value-type="float">
            <text:p>1232.297</text:p>
          </table:table-cell>
          <table:table-cell office:value-type="float" office:value="1281.882" calcext:value-type="float">
            <text:p>1281.882</text:p>
          </table:table-cell>
          <table:table-cell office:value-type="float" office:value="1355.467" calcext:value-type="float">
            <text:p>1355.467</text:p>
          </table:table-cell>
          <table:table-cell/>
          <table:table-cell office:value-type="float" office:value="27.489" calcext:value-type="float">
            <text:p>27.489</text:p>
          </table:table-cell>
          <table:table-cell office:value-type="float" office:value="19.22" calcext:value-type="float">
            <text:p>19.22</text:p>
          </table:table-cell>
          <table:table-cell office:value-type="float" office:value="39.745" calcext:value-type="float">
            <text:p>39.745</text:p>
          </table:table-cell>
          <table:table-cell office:value-type="float" office:value="507.8" calcext:value-type="float">
            <text:p>507.8</text:p>
          </table:table-cell>
          <table:table-cell office:value-type="float" office:value="516.252" calcext:value-type="float">
            <text:p>516.252</text:p>
          </table:table-cell>
          <table:table-cell office:value-type="float" office:value="556.101" calcext:value-type="float">
            <text:p>556.1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Sub_circuit</text:p>
          </table:table-cell>
          <table:table-cell office:value-type="float" office:value="1" calcext:value-type="float">
            <text:p>1</text:p>
          </table:table-cell>
          <table:table-cell office:value-type="float" office:value="106.311" calcext:value-type="float">
            <text:p>106.311</text:p>
          </table:table-cell>
          <table:table-cell office:value-type="float" office:value="187.522" calcext:value-type="float">
            <text:p>187.522</text:p>
          </table:table-cell>
          <table:table-cell office:value-type="float" office:value="170.547" calcext:value-type="float">
            <text:p>170.547</text:p>
          </table:table-cell>
          <table:table-cell office:value-type="float" office:value="1110.26" calcext:value-type="float">
            <text:p>1110.26</text:p>
          </table:table-cell>
          <table:table-cell office:value-type="float" office:value="1232.243" calcext:value-type="float">
            <text:p>1232.243</text:p>
          </table:table-cell>
          <table:table-cell office:value-type="float" office:value="1340.054" calcext:value-type="float">
            <text:p>1340.054</text:p>
          </table:table-cell>
          <table:table-cell/>
          <table:table-cell office:value-type="float" office:value="23.743" calcext:value-type="float">
            <text:p>23.743</text:p>
          </table:table-cell>
          <table:table-cell office:value-type="float" office:value="60.895" calcext:value-type="float">
            <text:p>60.895</text:p>
          </table:table-cell>
          <table:table-cell office:value-type="float" office:value="39.361" calcext:value-type="float">
            <text:p>39.361</text:p>
          </table:table-cell>
          <table:table-cell office:value-type="float" office:value="527.036" calcext:value-type="float">
            <text:p>527.036</text:p>
          </table:table-cell>
          <table:table-cell office:value-type="float" office:value="465.469" calcext:value-type="float">
            <text:p>465.469</text:p>
          </table:table-cell>
          <table:table-cell office:value-type="float" office:value="562.13" calcext:value-type="float">
            <text:p>562.1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Mul_circuit</text:p>
          </table:table-cell>
          <table:table-cell office:value-type="float" office:value="1" calcext:value-type="float">
            <text:p>1</text:p>
          </table:table-cell>
          <table:table-cell office:value-type="float" office:value="325.24" calcext:value-type="float">
            <text:p>325.24</text:p>
          </table:table-cell>
          <table:table-cell office:value-type="float" office:value="270.984" calcext:value-type="float">
            <text:p>270.984</text:p>
          </table:table-cell>
          <table:table-cell office:value-type="float" office:value="408.18" calcext:value-type="float">
            <text:p>408.18</text:p>
          </table:table-cell>
          <table:table-cell office:value-type="float" office:value="2299.421" calcext:value-type="float">
            <text:p>2299.421</text:p>
          </table:table-cell>
          <table:table-cell office:value-type="float" office:value="2682.644" calcext:value-type="float">
            <text:p>2682.644</text:p>
          </table:table-cell>
          <table:table-cell office:value-type="float" office:value="2647.322" calcext:value-type="float">
            <text:p>2647.322</text:p>
          </table:table-cell>
          <table:table-cell/>
          <table:table-cell office:value-type="float" office:value="197.141" calcext:value-type="float">
            <text:p>197.141</text:p>
          </table:table-cell>
          <table:table-cell office:value-type="float" office:value="99.167" calcext:value-type="float">
            <text:p>99.167</text:p>
          </table:table-cell>
          <table:table-cell office:value-type="float" office:value="219.779" calcext:value-type="float">
            <text:p>219.779</text:p>
          </table:table-cell>
          <table:table-cell office:value-type="float" office:value="1487.114" calcext:value-type="float">
            <text:p>1487.114</text:p>
          </table:table-cell>
          <table:table-cell office:value-type="float" office:value="1772.537" calcext:value-type="float">
            <text:p>1772.537</text:p>
          </table:table-cell>
          <table:table-cell office:value-type="float" office:value="1629.941" calcext:value-type="float">
            <text:p>1629.94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Div_circuit</text:p>
          </table:table-cell>
          <table:table-cell office:value-type="float" office:value="1" calcext:value-type="float">
            <text:p>1</text:p>
          </table:table-cell>
          <table:table-cell office:value-type="float" office:value="25865.635" calcext:value-type="float">
            <text:p>25865.635</text:p>
          </table:table-cell>
          <table:table-cell office:value-type="float" office:value="22098.537" calcext:value-type="float">
            <text:p>22098.537</text:p>
          </table:table-cell>
          <table:table-cell table:style-name="ce3" office:value-type="float" office:value="60017.797" calcext:value-type="float">
            <text:p>60017.797</text:p>
          </table:table-cell>
          <table:table-cell office:value-type="float" office:value="337524.109" calcext:value-type="float">
            <text:p>337524.109</text:p>
          </table:table-cell>
          <table:table-cell office:value-type="float" office:value="355006.603" calcext:value-type="float">
            <text:p>355006.603</text:p>
          </table:table-cell>
          <table:table-cell table:style-name="ce7" office:value-type="float" office:value="392295.077" calcext:value-type="float">
            <text:p>392295.077</text:p>
          </table:table-cell>
          <table:table-cell/>
          <table:table-cell office:value-type="float" office:value="25690.22" calcext:value-type="float">
            <text:p>25690.22</text:p>
          </table:table-cell>
          <table:table-cell office:value-type="float" office:value="21924.644" calcext:value-type="float">
            <text:p>21924.644</text:p>
          </table:table-cell>
          <table:table-cell office:value-type="float" office:value="59848.427" calcext:value-type="float">
            <text:p>59848.427</text:p>
          </table:table-cell>
          <table:table-cell office:value-type="float" office:value="336749.587" calcext:value-type="float">
            <text:p>336749.587</text:p>
          </table:table-cell>
          <table:table-cell office:value-type="float" office:value="354113.671" calcext:value-type="float">
            <text:p>354113.671</text:p>
          </table:table-cell>
          <table:table-cell table:style-name="ce7" office:value-type="float" office:value="391287.068" calcext:value-type="float">
            <text:p>391287.068</text:p>
          </table:table-cell>
          <table:table-cell table:style-name="ce7"/>
          <table:table-cell table:number-columns-repeated="15"/>
        </table:table-row>
        <table:table-row table:style-name="ro1">
          <table:table-cell office:value-type="string" calcext:value-type="string">
            <text:p>Fx_Div_Goldschmidt_circuit</text:p>
          </table:table-cell>
          <table:table-cell office:value-type="float" office:value="1" calcext:value-type="float">
            <text:p>1</text:p>
          </table:table-cell>
          <table:table-cell office:value-type="float" office:value="3548.265" calcext:value-type="float">
            <text:p>3548.265</text:p>
          </table:table-cell>
          <table:table-cell office:value-type="float" office:value="3652.456" calcext:value-type="float">
            <text:p>3652.456</text:p>
          </table:table-cell>
          <table:table-cell office:value-type="float" office:value="3425.875" calcext:value-type="float">
            <text:p>3425.875</text:p>
          </table:table-cell>
          <table:table-cell office:value-type="float" office:value="19562.278" calcext:value-type="float">
            <text:p>19562.278</text:p>
          </table:table-cell>
          <table:table-cell office:value-type="float" office:value="21891.165" calcext:value-type="float">
            <text:p>21891.165</text:p>
          </table:table-cell>
          <table:table-cell office:value-type="float" office:value="24607.535" calcext:value-type="float">
            <text:p>24607.535</text:p>
          </table:table-cell>
          <table:table-cell/>
          <table:table-cell office:value-type="float" office:value="2965.547" calcext:value-type="float">
            <text:p>2965.547</text:p>
          </table:table-cell>
          <table:table-cell office:value-type="float" office:value="3068.98" calcext:value-type="float">
            <text:p>3068.98</text:p>
          </table:table-cell>
          <table:table-cell office:value-type="float" office:value="2775.371" calcext:value-type="float">
            <text:p>2775.371</text:p>
          </table:table-cell>
          <table:table-cell office:value-type="float" office:value="17890.862" calcext:value-type="float">
            <text:p>17890.862</text:p>
          </table:table-cell>
          <table:table-cell office:value-type="float" office:value="20154.58" calcext:value-type="float">
            <text:p>20154.58</text:p>
          </table:table-cell>
          <table:table-cell office:value-type="float" office:value="22477.227" calcext:value-type="float">
            <text:p>22477.22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Lt_circuit</text:p>
          </table:table-cell>
          <table:table-cell office:value-type="float" office:value="1" calcext:value-type="float">
            <text:p>1</text:p>
          </table:table-cell>
          <table:table-cell office:value-type="float" office:value="154.267" calcext:value-type="float">
            <text:p>154.267</text:p>
          </table:table-cell>
          <table:table-cell office:value-type="float" office:value="300.987" calcext:value-type="float">
            <text:p>300.987</text:p>
          </table:table-cell>
          <table:table-cell office:value-type="float" office:value="385.33" calcext:value-type="float">
            <text:p>385.33</text:p>
          </table:table-cell>
          <table:table-cell office:value-type="float" office:value="1664.474" calcext:value-type="float">
            <text:p>1664.474</text:p>
          </table:table-cell>
          <table:table-cell office:value-type="float" office:value="1603.254" calcext:value-type="float">
            <text:p>1603.254</text:p>
          </table:table-cell>
          <table:table-cell office:value-type="float" office:value="1822.04" calcext:value-type="float">
            <text:p>1822.04</text:p>
          </table:table-cell>
          <table:table-cell/>
          <table:table-cell office:value-type="float" office:value="28.634" calcext:value-type="float">
            <text:p>28.634</text:p>
          </table:table-cell>
          <table:table-cell office:value-type="float" office:value="96.864" calcext:value-type="float">
            <text:p>96.864</text:p>
          </table:table-cell>
          <table:table-cell office:value-type="float" office:value="183.173" calcext:value-type="float">
            <text:p>183.173</text:p>
          </table:table-cell>
          <table:table-cell office:value-type="float" office:value="885.07" calcext:value-type="float">
            <text:p>885.07</text:p>
          </table:table-cell>
          <table:table-cell office:value-type="float" office:value="867.329" calcext:value-type="float">
            <text:p>867.329</text:p>
          </table:table-cell>
          <table:table-cell office:value-type="float" office:value="995.086" calcext:value-type="float">
            <text:p>995.08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Gt_circuit</text:p>
          </table:table-cell>
          <table:table-cell office:value-type="float" office:value="1" calcext:value-type="float">
            <text:p>1</text:p>
          </table:table-cell>
          <table:table-cell office:value-type="float" office:value="153.695" calcext:value-type="float">
            <text:p>153.695</text:p>
          </table:table-cell>
          <table:table-cell office:value-type="float" office:value="204.267" calcext:value-type="float">
            <text:p>204.267</text:p>
          </table:table-cell>
          <table:table-cell office:value-type="float" office:value="257.903" calcext:value-type="float">
            <text:p>257.903</text:p>
          </table:table-cell>
          <table:table-cell office:value-type="float" office:value="1787.756" calcext:value-type="float">
            <text:p>1787.756</text:p>
          </table:table-cell>
          <table:table-cell office:value-type="float" office:value="1542.205" calcext:value-type="float">
            <text:p>1542.205</text:p>
          </table:table-cell>
          <table:table-cell office:value-type="float" office:value="1811.36" calcext:value-type="float">
            <text:p>1811.36</text:p>
          </table:table-cell>
          <table:table-cell/>
          <table:table-cell office:value-type="float" office:value="61.95" calcext:value-type="float">
            <text:p>61.95</text:p>
          </table:table-cell>
          <table:table-cell office:value-type="float" office:value="61.407" calcext:value-type="float">
            <text:p>61.407</text:p>
          </table:table-cell>
          <table:table-cell office:value-type="float" office:value="109.45" calcext:value-type="float">
            <text:p>109.45</text:p>
          </table:table-cell>
          <table:table-cell office:value-type="float" office:value="1094.791" calcext:value-type="float">
            <text:p>1094.791</text:p>
          </table:table-cell>
          <table:table-cell office:value-type="float" office:value="774.12" calcext:value-type="float">
            <text:p>774.12</text:p>
          </table:table-cell>
          <table:table-cell office:value-type="float" office:value="986.488" calcext:value-type="float">
            <text:p>986.4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Eq_circuit</text:p>
          </table:table-cell>
          <table:table-cell office:value-type="float" office:value="1" calcext:value-type="float">
            <text:p>1</text:p>
          </table:table-cell>
          <table:table-cell office:value-type="float" office:value="82.229" calcext:value-type="float">
            <text:p>82.229</text:p>
          </table:table-cell>
          <table:table-cell office:value-type="float" office:value="187.706" calcext:value-type="float">
            <text:p>187.706</text:p>
          </table:table-cell>
          <table:table-cell office:value-type="float" office:value="192.982" calcext:value-type="float">
            <text:p>192.982</text:p>
          </table:table-cell>
          <table:table-cell office:value-type="float" office:value="1361.136" calcext:value-type="float">
            <text:p>1361.136</text:p>
          </table:table-cell>
          <table:table-cell office:value-type="float" office:value="1494.942" calcext:value-type="float">
            <text:p>1494.942</text:p>
          </table:table-cell>
          <table:table-cell office:value-type="float" office:value="1714.462" calcext:value-type="float">
            <text:p>1714.462</text:p>
          </table:table-cell>
          <table:table-cell/>
          <table:table-cell office:value-type="float" office:value="11.251" calcext:value-type="float">
            <text:p>11.251</text:p>
          </table:table-cell>
          <table:table-cell office:value-type="float" office:value="79.241" calcext:value-type="float">
            <text:p>79.241</text:p>
          </table:table-cell>
          <table:table-cell office:value-type="float" office:value="80.935" calcext:value-type="float">
            <text:p>80.935</text:p>
          </table:table-cell>
          <table:table-cell office:value-type="float" office:value="750.174" calcext:value-type="float">
            <text:p>750.174</text:p>
          </table:table-cell>
          <table:table-cell office:value-type="float" office:value="836.46" calcext:value-type="float">
            <text:p>836.46</text:p>
          </table:table-cell>
          <table:table-cell office:value-type="float" office:value="895.509" calcext:value-type="float">
            <text:p>895.50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EQZ_circuit</text:p>
          </table:table-cell>
          <table:table-cell office:value-type="float" office:value="1" calcext:value-type="float">
            <text:p>1</text:p>
          </table:table-cell>
          <table:table-cell office:value-type="float" office:value="143.371" calcext:value-type="float">
            <text:p>143.371</text:p>
          </table:table-cell>
          <table:table-cell office:value-type="float" office:value="165.323" calcext:value-type="float">
            <text:p>165.323</text:p>
          </table:table-cell>
          <table:table-cell office:value-type="float" office:value="237.627" calcext:value-type="float">
            <text:p>237.627</text:p>
          </table:table-cell>
          <table:table-cell office:value-type="float" office:value="1231.839" calcext:value-type="float">
            <text:p>1231.839</text:p>
          </table:table-cell>
          <table:table-cell office:value-type="float" office:value="1514.176" calcext:value-type="float">
            <text:p>1514.176</text:p>
          </table:table-cell>
          <table:table-cell office:value-type="float" office:value="1690.564" calcext:value-type="float">
            <text:p>1690.564</text:p>
          </table:table-cell>
          <table:table-cell/>
          <table:table-cell office:value-type="float" office:value="55.575" calcext:value-type="float">
            <text:p>55.575</text:p>
          </table:table-cell>
          <table:table-cell office:value-type="float" office:value="65.159" calcext:value-type="float">
            <text:p>65.159</text:p>
          </table:table-cell>
          <table:table-cell office:value-type="float" office:value="100.437" calcext:value-type="float">
            <text:p>100.437</text:p>
          </table:table-cell>
          <table:table-cell office:value-type="float" office:value="654.231" calcext:value-type="float">
            <text:p>654.231</text:p>
          </table:table-cell>
          <table:table-cell office:value-type="float" office:value="716.203" calcext:value-type="float">
            <text:p>716.203</text:p>
          </table:table-cell>
          <table:table-cell office:value-type="float" office:value="849.135" calcext:value-type="float">
            <text:p>849.1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LTZ_circuit</text:p>
          </table:table-cell>
          <table:table-cell office:value-type="float" office:value="1" calcext:value-type="float">
            <text:p>1</text:p>
          </table:table-cell>
          <table:table-cell office:value-type="float" office:value="7.653" calcext:value-type="float">
            <text:p>7.653</text:p>
          </table:table-cell>
          <table:table-cell office:value-type="float" office:value="12.632" calcext:value-type="float">
            <text:p>12.632</text:p>
          </table:table-cell>
          <table:table-cell office:value-type="float" office:value="15.795" calcext:value-type="float">
            <text:p>15.795</text:p>
          </table:table-cell>
          <table:table-cell office:value-type="float" office:value="129.773" calcext:value-type="float">
            <text:p>129.773</text:p>
          </table:table-cell>
          <table:table-cell office:value-type="float" office:value="112.493" calcext:value-type="float">
            <text:p>112.493</text:p>
          </table:table-cell>
          <table:table-cell office:value-type="float" office:value="128.213" calcext:value-type="float">
            <text:p>128.213</text:p>
          </table:table-cell>
          <table:table-cell/>
          <table:table-cell office:value-type="float" office:value="0.165" calcext:value-type="float">
            <text:p>0.165</text:p>
          </table:table-cell>
          <table:table-cell office:value-type="float" office:value="1.367" calcext:value-type="float">
            <text:p>1.367</text:p>
          </table:table-cell>
          <table:table-cell office:value-type="float" office:value="0.389" calcext:value-type="float">
            <text:p>0.389</text:p>
          </table:table-cell>
          <table:table-cell office:value-type="float" office:value="3.55" calcext:value-type="float">
            <text:p>3.55</text:p>
          </table:table-cell>
          <table:table-cell office:value-type="float" office:value="0.401" calcext:value-type="float">
            <text:p>0.401</text:p>
          </table:table-cell>
          <table:table-cell office:value-type="float" office:value="0.429" calcext:value-type="float">
            <text:p>0.42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Exp2_P1045_circuit</text:p>
          </table:table-cell>
          <table:table-cell office:value-type="float" office:value="1" calcext:value-type="float">
            <text:p>1</text:p>
          </table:table-cell>
          <table:table-cell office:value-type="float" office:value="374.996" calcext:value-type="float">
            <text:p>374.996</text:p>
          </table:table-cell>
          <table:table-cell office:value-type="float" office:value="434.566" calcext:value-type="float">
            <text:p>434.566</text:p>
          </table:table-cell>
          <table:table-cell office:value-type="float" office:value="428.869" calcext:value-type="float">
            <text:p>428.869</text:p>
          </table:table-cell>
          <table:table-cell office:value-type="float" office:value="5803.846" calcext:value-type="float">
            <text:p>5803.846</text:p>
          </table:table-cell>
          <table:table-cell office:value-type="float" office:value="6395.942" calcext:value-type="float">
            <text:p>6395.942</text:p>
          </table:table-cell>
          <table:table-cell office:value-type="float" office:value="6669.78" calcext:value-type="float">
            <text:p>6669.78</text:p>
          </table:table-cell>
          <table:table-cell/>
          <table:table-cell office:value-type="float" office:value="239.478" calcext:value-type="float">
            <text:p>239.478</text:p>
          </table:table-cell>
          <table:table-cell office:value-type="float" office:value="259.273" calcext:value-type="float">
            <text:p>259.273</text:p>
          </table:table-cell>
          <table:table-cell office:value-type="float" office:value="255.505" calcext:value-type="float">
            <text:p>255.505</text:p>
          </table:table-cell>
          <table:table-cell office:value-type="float" office:value="4924.608" calcext:value-type="float">
            <text:p>4924.608</text:p>
          </table:table-cell>
          <table:table-cell office:value-type="float" office:value="5330.731" calcext:value-type="float">
            <text:p>5330.731</text:p>
          </table:table-cell>
          <table:table-cell office:value-type="float" office:value="5566.904" calcext:value-type="float">
            <text:p>5566.9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Log2_P2508_circuit</text:p>
          </table:table-cell>
          <table:table-cell office:value-type="float" office:value="1" calcext:value-type="float">
            <text:p>1</text:p>
          </table:table-cell>
          <table:table-cell office:value-type="float" office:value="3354.626" calcext:value-type="float">
            <text:p>3354.626</text:p>
          </table:table-cell>
          <table:table-cell office:value-type="float" office:value="3446.328" calcext:value-type="float">
            <text:p>3446.328</text:p>
          </table:table-cell>
          <table:table-cell office:value-type="float" office:value="3478.995" calcext:value-type="float">
            <text:p>3478.995</text:p>
          </table:table-cell>
          <table:table-cell office:value-type="float" office:value="19111.48" calcext:value-type="float">
            <text:p>19111.48</text:p>
          </table:table-cell>
          <table:table-cell office:value-type="float" office:value="21569.51" calcext:value-type="float">
            <text:p>21569.51</text:p>
          </table:table-cell>
          <table:table-cell office:value-type="float" office:value="24092.208" calcext:value-type="float">
            <text:p>24092.208</text:p>
          </table:table-cell>
          <table:table-cell/>
          <table:table-cell office:value-type="float" office:value="2880.337" calcext:value-type="float">
            <text:p>2880.337</text:p>
          </table:table-cell>
          <table:table-cell office:value-type="float" office:value="2898" calcext:value-type="float">
            <text:p>2898</text:p>
          </table:table-cell>
          <table:table-cell office:value-type="float" office:value="2887.243" calcext:value-type="float">
            <text:p>2887.243</text:p>
          </table:table-cell>
          <table:table-cell office:value-type="float" office:value="17599.92" calcext:value-type="float">
            <text:p>17599.92</text:p>
          </table:table-cell>
          <table:table-cell office:value-type="float" office:value="19747.613" calcext:value-type="float">
            <text:p>19747.613</text:p>
          </table:table-cell>
          <table:table-cell office:value-type="float" office:value="22030.324" calcext:value-type="float">
            <text:p>22030.3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Exp_circuit</text:p>
          </table:table-cell>
          <table:table-cell office:value-type="float" office:value="1" calcext:value-type="float">
            <text:p>1</text:p>
          </table:table-cell>
          <table:table-cell office:value-type="float" office:value="371.026" calcext:value-type="float">
            <text:p>371.026</text:p>
          </table:table-cell>
          <table:table-cell office:value-type="float" office:value="402.501" calcext:value-type="float">
            <text:p>402.501</text:p>
          </table:table-cell>
          <table:table-cell office:value-type="float" office:value="449.127" calcext:value-type="float">
            <text:p>449.127</text:p>
          </table:table-cell>
          <table:table-cell office:value-type="float" office:value="6463.859" calcext:value-type="float">
            <text:p>6463.859</text:p>
          </table:table-cell>
          <table:table-cell office:value-type="float" office:value="7049.429" calcext:value-type="float">
            <text:p>7049.429</text:p>
          </table:table-cell>
          <table:table-cell office:value-type="float" office:value="7396.161" calcext:value-type="float">
            <text:p>7396.161</text:p>
          </table:table-cell>
          <table:table-cell/>
          <table:table-cell office:value-type="float" office:value="197.63" calcext:value-type="float">
            <text:p>197.63</text:p>
          </table:table-cell>
          <table:table-cell office:value-type="float" office:value="233.952" calcext:value-type="float">
            <text:p>233.952</text:p>
          </table:table-cell>
          <table:table-cell office:value-type="float" office:value="256.114" calcext:value-type="float">
            <text:p>256.114</text:p>
          </table:table-cell>
          <table:table-cell office:value-type="float" office:value="5482.549" calcext:value-type="float">
            <text:p>5482.549</text:p>
          </table:table-cell>
          <table:table-cell office:value-type="float" office:value="5971.343" calcext:value-type="float">
            <text:p>5971.343</text:p>
          </table:table-cell>
          <table:table-cell office:value-type="float" office:value="6326.457" calcext:value-type="float">
            <text:p>6326.45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Ln_circuit</text:p>
          </table:table-cell>
          <table:table-cell office:value-type="float" office:value="1" calcext:value-type="float">
            <text:p>1</text:p>
          </table:table-cell>
          <table:table-cell office:value-type="float" office:value="2565.18" calcext:value-type="float">
            <text:p>2565.18</text:p>
          </table:table-cell>
          <table:table-cell office:value-type="float" office:value="2765.631" calcext:value-type="float">
            <text:p>2765.631</text:p>
          </table:table-cell>
          <table:table-cell office:value-type="float" office:value="3568.018" calcext:value-type="float">
            <text:p>3568.018</text:p>
          </table:table-cell>
          <table:table-cell office:value-type="float" office:value="20573.633" calcext:value-type="float">
            <text:p>20573.633</text:p>
          </table:table-cell>
          <table:table-cell office:value-type="float" office:value="21666.913" calcext:value-type="float">
            <text:p>21666.913</text:p>
          </table:table-cell>
          <table:table-cell office:value-type="float" office:value="24644.213" calcext:value-type="float">
            <text:p>24644.213</text:p>
          </table:table-cell>
          <table:table-cell/>
          <table:table-cell office:value-type="float" office:value="2010.258" calcext:value-type="float">
            <text:p>2010.258</text:p>
          </table:table-cell>
          <table:table-cell office:value-type="float" office:value="2195.85" calcext:value-type="float">
            <text:p>2195.85</text:p>
          </table:table-cell>
          <table:table-cell office:value-type="float" office:value="2885.786" calcext:value-type="float">
            <text:p>2885.786</text:p>
          </table:table-cell>
          <table:table-cell office:value-type="float" office:value="18903.288" calcext:value-type="float">
            <text:p>18903.288</text:p>
          </table:table-cell>
          <table:table-cell office:value-type="float" office:value="19957.761" calcext:value-type="float">
            <text:p>19957.761</text:p>
          </table:table-cell>
          <table:table-cell office:value-type="float" office:value="22555.625" calcext:value-type="float">
            <text:p>22555.6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Sqrt_circuit</text:p>
          </table:table-cell>
          <table:table-cell office:value-type="float" office:value="1" calcext:value-type="float">
            <text:p>1</text:p>
          </table:table-cell>
          <table:table-cell office:value-type="float" office:value="1821.714" calcext:value-type="float">
            <text:p>1821.714</text:p>
          </table:table-cell>
          <table:table-cell office:value-type="float" office:value="2331.483" calcext:value-type="float">
            <text:p>2331.483</text:p>
          </table:table-cell>
          <table:table-cell office:value-type="float" office:value="2650.107" calcext:value-type="float">
            <text:p>2650.107</text:p>
          </table:table-cell>
          <table:table-cell office:value-type="float" office:value="21582.661" calcext:value-type="float">
            <text:p>21582.661</text:p>
          </table:table-cell>
          <table:table-cell office:value-type="float" office:value="22664.027" calcext:value-type="float">
            <text:p>22664.027</text:p>
          </table:table-cell>
          <table:table-cell office:value-type="float" office:value="25983.473" calcext:value-type="float">
            <text:p>25983.473</text:p>
          </table:table-cell>
          <table:table-cell/>
          <table:table-cell office:value-type="float" office:value="1277.979" calcext:value-type="float">
            <text:p>1277.979</text:p>
          </table:table-cell>
          <table:table-cell office:value-type="float" office:value="1749.132" calcext:value-type="float">
            <text:p>1749.132</text:p>
          </table:table-cell>
          <table:table-cell office:value-type="float" office:value="2022.903" calcext:value-type="float">
            <text:p>2022.903</text:p>
          </table:table-cell>
          <table:table-cell office:value-type="float" office:value="19957.409" calcext:value-type="float">
            <text:p>19957.409</text:p>
          </table:table-cell>
          <table:table-cell office:value-type="float" office:value="20955.407" calcext:value-type="float">
            <text:p>20955.407</text:p>
          </table:table-cell>
          <table:table-cell office:value-type="float" office:value="23665.466" calcext:value-type="float">
            <text:p>23665.4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Sqrt_P0132_circuit</text:p>
          </table:table-cell>
          <table:table-cell office:value-type="float" office:value="1" calcext:value-type="float">
            <text:p>1</text:p>
          </table:table-cell>
          <table:table-cell office:value-type="float" office:value="1351.981" calcext:value-type="float">
            <text:p>1351.981</text:p>
          </table:table-cell>
          <table:table-cell office:value-type="float" office:value="1314.49" calcext:value-type="float">
            <text:p>1314.49</text:p>
          </table:table-cell>
          <table:table-cell office:value-type="float" office:value="1559.203" calcext:value-type="float">
            <text:p>1559.203</text:p>
          </table:table-cell>
          <table:table-cell office:value-type="float" office:value="14928.702" calcext:value-type="float">
            <text:p>14928.702</text:p>
          </table:table-cell>
          <table:table-cell office:value-type="float" office:value="16568.695" calcext:value-type="float">
            <text:p>16568.695</text:p>
          </table:table-cell>
          <table:table-cell office:value-type="float" office:value="18432.241" calcext:value-type="float">
            <text:p>18432.241</text:p>
          </table:table-cell>
          <table:table-cell/>
          <table:table-cell office:value-type="float" office:value="1040.895" calcext:value-type="float">
            <text:p>1040.895</text:p>
          </table:table-cell>
          <table:table-cell office:value-type="float" office:value="1002.151" calcext:value-type="float">
            <text:p>1002.151</text:p>
          </table:table-cell>
          <table:table-cell office:value-type="float" office:value="1241.652" calcext:value-type="float">
            <text:p>1241.652</text:p>
          </table:table-cell>
          <table:table-cell office:value-type="float" office:value="13601.792" calcext:value-type="float">
            <text:p>13601.792</text:p>
          </table:table-cell>
          <table:table-cell office:value-type="float" office:value="15254.355" calcext:value-type="float">
            <text:p>15254.355</text:p>
          </table:table-cell>
          <table:table-cell office:value-type="float" office:value="16873.347" calcext:value-type="float">
            <text:p>16873.34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Ceil_circuit</text:p>
          </table:table-cell>
          <table:table-cell office:value-type="float" office:value="1" calcext:value-type="float">
            <text:p>1</text:p>
          </table:table-cell>
          <table:table-cell office:value-type="float" office:value="249.676" calcext:value-type="float">
            <text:p>249.676</text:p>
          </table:table-cell>
          <table:table-cell office:value-type="float" office:value="235.537" calcext:value-type="float">
            <text:p>235.537</text:p>
          </table:table-cell>
          <table:table-cell office:value-type="float" office:value="235.255" calcext:value-type="float">
            <text:p>235.255</text:p>
          </table:table-cell>
          <table:table-cell office:value-type="float" office:value="1360.037" calcext:value-type="float">
            <text:p>1360.037</text:p>
          </table:table-cell>
          <table:table-cell office:value-type="float" office:value="1395.973" calcext:value-type="float">
            <text:p>1395.973</text:p>
          </table:table-cell>
          <table:table-cell office:value-type="float" office:value="1540.979" calcext:value-type="float">
            <text:p>1540.979</text:p>
          </table:table-cell>
          <table:table-cell/>
          <table:table-cell office:value-type="float" office:value="87.654" calcext:value-type="float">
            <text:p>87.654</text:p>
          </table:table-cell>
          <table:table-cell office:value-type="float" office:value="87.178" calcext:value-type="float">
            <text:p>87.178</text:p>
          </table:table-cell>
          <table:table-cell office:value-type="float" office:value="46.782" calcext:value-type="float">
            <text:p>46.782</text:p>
          </table:table-cell>
          <table:table-cell office:value-type="float" office:value="649.042" calcext:value-type="float">
            <text:p>649.042</text:p>
          </table:table-cell>
          <table:table-cell office:value-type="float" office:value="494.655" calcext:value-type="float">
            <text:p>494.655</text:p>
          </table:table-cell>
          <table:table-cell office:value-type="float" office:value="643.26" calcext:value-type="float">
            <text:p>643.2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Floor_circuit</text:p>
          </table:table-cell>
          <table:table-cell office:value-type="float" office:value="1" calcext:value-type="float">
            <text:p>1</text:p>
          </table:table-cell>
          <table:table-cell office:value-type="float" office:value="134.375" calcext:value-type="float">
            <text:p>134.375</text:p>
          </table:table-cell>
          <table:table-cell office:value-type="float" office:value="48.376" calcext:value-type="float">
            <text:p>48.376</text:p>
          </table:table-cell>
          <table:table-cell office:value-type="float" office:value="45.364" calcext:value-type="float">
            <text:p>45.364</text:p>
          </table:table-cell>
          <table:table-cell office:value-type="float" office:value="182.365" calcext:value-type="float">
            <text:p>182.365</text:p>
          </table:table-cell>
          <table:table-cell office:value-type="float" office:value="221.378" calcext:value-type="float">
            <text:p>221.378</text:p>
          </table:table-cell>
          <table:table-cell office:value-type="float" office:value="198.083" calcext:value-type="float">
            <text:p>198.083</text:p>
          </table:table-cell>
          <table:table-cell/>
          <table:table-cell office:value-type="float" office:value="0.212" calcext:value-type="float">
            <text:p>0.212</text:p>
          </table:table-cell>
          <table:table-cell office:value-type="float" office:value="0.35" calcext:value-type="float">
            <text:p>0.35</text:p>
          </table:table-cell>
          <table:table-cell office:value-type="float" office:value="0.53" calcext:value-type="float">
            <text:p>0.53</text:p>
          </table:table-cell>
          <table:table-cell office:value-type="float" office:value="0.199" calcext:value-type="float">
            <text:p>0.199</text:p>
          </table:table-cell>
          <table:table-cell office:value-type="float" office:value="0.255" calcext:value-type="float">
            <text:p>0.255</text:p>
          </table:table-cell>
          <table:table-cell office:value-type="float" office:value="0.274" calcext:value-type="float">
            <text:p>0.27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2Int_circuit</text:p>
          </table:table-cell>
          <table:table-cell office:value-type="float" office:value="1" calcext:value-type="float">
            <text:p>1</text:p>
          </table:table-cell>
          <table:table-cell office:value-type="float" office:value="167.699" calcext:value-type="float">
            <text:p>167.699</text:p>
          </table:table-cell>
          <table:table-cell office:value-type="float" office:value="131.214" calcext:value-type="float">
            <text:p>131.214</text:p>
          </table:table-cell>
          <table:table-cell office:value-type="float" office:value="140.791" calcext:value-type="float">
            <text:p>140.791</text:p>
          </table:table-cell>
          <table:table-cell office:value-type="float" office:value="1299.168" calcext:value-type="float">
            <text:p>1299.168</text:p>
          </table:table-cell>
          <table:table-cell office:value-type="float" office:value="1530.578" calcext:value-type="float">
            <text:p>1530.578</text:p>
          </table:table-cell>
          <table:table-cell office:value-type="float" office:value="1707.411" calcext:value-type="float">
            <text:p>1707.411</text:p>
          </table:table-cell>
          <table:table-cell/>
          <table:table-cell office:value-type="float" office:value="64.352" calcext:value-type="float">
            <text:p>64.352</text:p>
          </table:table-cell>
          <table:table-cell office:value-type="float" office:value="15.529" calcext:value-type="float">
            <text:p>15.529</text:p>
          </table:table-cell>
          <table:table-cell office:value-type="float" office:value="17.531" calcext:value-type="float">
            <text:p>17.531</text:p>
          </table:table-cell>
          <table:table-cell office:value-type="float" office:value="675.692" calcext:value-type="float">
            <text:p>675.692</text:p>
          </table:table-cell>
          <table:table-cell office:value-type="float" office:value="795.625" calcext:value-type="float">
            <text:p>795.625</text:p>
          </table:table-cell>
          <table:table-cell office:value-type="float" office:value="948.139" calcext:value-type="float">
            <text:p>948.13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2FL_circuit</text:p>
          </table:table-cell>
          <table:table-cell office:value-type="float" office:value="1" calcext:value-type="float">
            <text:p>1</text:p>
          </table:table-cell>
          <table:table-cell office:value-type="float" office:value="785.249" calcext:value-type="float">
            <text:p>785.249</text:p>
          </table:table-cell>
          <table:table-cell office:value-type="float" office:value="470.363" calcext:value-type="float">
            <text:p>470.363</text:p>
          </table:table-cell>
          <table:table-cell table:style-name="ce3" office:value-type="float" office:value="1429.336" calcext:value-type="float">
            <text:p>1429.336</text:p>
          </table:table-cell>
          <table:table-cell office:value-type="float" office:value="11459.495" calcext:value-type="float">
            <text:p>11459.495</text:p>
          </table:table-cell>
          <table:table-cell office:value-type="float" office:value="12603.715" calcext:value-type="float">
            <text:p>12603.715</text:p>
          </table:table-cell>
          <table:table-cell office:value-type="float" office:value="13675.18" calcext:value-type="float">
            <text:p>13675.18</text:p>
          </table:table-cell>
          <table:table-cell/>
          <table:table-cell office:value-type="float" office:value="683.127" calcext:value-type="float">
            <text:p>683.127</text:p>
          </table:table-cell>
          <table:table-cell office:value-type="float" office:value="322.249" calcext:value-type="float">
            <text:p>322.249</text:p>
          </table:table-cell>
          <table:table-cell office:value-type="float" office:value="1271.524" calcext:value-type="float">
            <text:p>1271.524</text:p>
          </table:table-cell>
          <table:table-cell office:value-type="float" office:value="10781.959" calcext:value-type="float">
            <text:p>10781.959</text:p>
          </table:table-cell>
          <table:table-cell office:value-type="float" office:value="11794.16" calcext:value-type="float">
            <text:p>11794.16</text:p>
          </table:table-cell>
          <table:table-cell office:value-type="float" office:value="12818.664" calcext:value-type="float">
            <text:p>12818.66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Neg_circuit</text:p>
          </table:table-cell>
          <table:table-cell office:value-type="float" office:value="1" calcext:value-type="float">
            <text:p>1</text:p>
          </table:table-cell>
          <table:table-cell office:value-type="float" office:value="1134.585" calcext:value-type="float">
            <text:p>1134.585</text:p>
          </table:table-cell>
          <table:table-cell office:value-type="float" office:value="238.965" calcext:value-type="float">
            <text:p>238.965</text:p>
          </table:table-cell>
          <table:table-cell table:style-name="ce3" office:value-type="float" office:value="2011.798" calcext:value-type="float">
            <text:p>2011.798</text:p>
          </table:table-cell>
          <table:table-cell office:value-type="float" office:value="11234.695" calcext:value-type="float">
            <text:p>11234.695</text:p>
          </table:table-cell>
          <table:table-cell office:value-type="float" office:value="11631.158" calcext:value-type="float">
            <text:p>11631.158</text:p>
          </table:table-cell>
          <table:table-cell office:value-type="float" office:value="12442.348" calcext:value-type="float">
            <text:p>12442.348</text:p>
          </table:table-cell>
          <table:table-cell/>
          <table:table-cell office:value-type="float" office:value="1003.541" calcext:value-type="float">
            <text:p>1003.541</text:p>
          </table:table-cell>
          <table:table-cell office:value-type="float" office:value="156.113" calcext:value-type="float">
            <text:p>156.113</text:p>
          </table:table-cell>
          <table:table-cell office:value-type="float" office:value="1884.353" calcext:value-type="float">
            <text:p>1884.353</text:p>
          </table:table-cell>
          <table:table-cell office:value-type="float" office:value="10635.324" calcext:value-type="float">
            <text:p>10635.324</text:p>
          </table:table-cell>
          <table:table-cell office:value-type="float" office:value="10933.921" calcext:value-type="float">
            <text:p>10933.921</text:p>
          </table:table-cell>
          <table:table-cell office:value-type="float" office:value="11678.875" calcext:value-type="float">
            <text:p>11678.87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Abs_circuit</text:p>
          </table:table-cell>
          <table:table-cell office:value-type="float" office:value="1" calcext:value-type="float">
            <text:p>1</text:p>
          </table:table-cell>
          <table:table-cell office:value-type="float" office:value="1116.449" calcext:value-type="float">
            <text:p>1116.449</text:p>
          </table:table-cell>
          <table:table-cell office:value-type="float" office:value="625.244" calcext:value-type="float">
            <text:p>625.244</text:p>
          </table:table-cell>
          <table:table-cell office:value-type="float" office:value="1809.438" calcext:value-type="float">
            <text:p>1809.438</text:p>
          </table:table-cell>
          <table:table-cell office:value-type="float" office:value="11240.771" calcext:value-type="float">
            <text:p>11240.771</text:p>
          </table:table-cell>
          <table:table-cell office:value-type="float" office:value="11502.504" calcext:value-type="float">
            <text:p>11502.504</text:p>
          </table:table-cell>
          <table:table-cell office:value-type="float" office:value="12354.804" calcext:value-type="float">
            <text:p>12354.804</text:p>
          </table:table-cell>
          <table:table-cell/>
          <table:table-cell office:value-type="float" office:value="1040.183" calcext:value-type="float">
            <text:p>1040.183</text:p>
          </table:table-cell>
          <table:table-cell office:value-type="float" office:value="518.548" calcext:value-type="float">
            <text:p>518.548</text:p>
          </table:table-cell>
          <table:table-cell office:value-type="float" office:value="1698.875" calcext:value-type="float">
            <text:p>1698.875</text:p>
          </table:table-cell>
          <table:table-cell office:value-type="float" office:value="10618.707" calcext:value-type="float">
            <text:p>10618.707</text:p>
          </table:table-cell>
          <table:table-cell office:value-type="float" office:value="10765.348" calcext:value-type="float">
            <text:p>10765.348</text:p>
          </table:table-cell>
          <table:table-cell office:value-type="float" office:value="11572.256" calcext:value-type="float">
            <text:p>11572.25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Fx2IntWithoutRound_circuit</text:p>
          </table:table-cell>
          <table:table-cell office:value-type="float" office:value="1" calcext:value-type="float">
            <text:p>1</text:p>
          </table:table-cell>
          <table:table-cell office:value-type="float" office:value="6.484" calcext:value-type="float">
            <text:p>6.484</text:p>
          </table:table-cell>
          <table:table-cell office:value-type="float" office:value="8.085" calcext:value-type="float">
            <text:p>8.085</text:p>
          </table:table-cell>
          <table:table-cell office:value-type="float" office:value="10.806" calcext:value-type="float">
            <text:p>10.806</text:p>
          </table:table-cell>
          <table:table-cell office:value-type="float" office:value="102.222" calcext:value-type="float">
            <text:p>102.222</text:p>
          </table:table-cell>
          <table:table-cell office:value-type="float" office:value="111.688" calcext:value-type="float">
            <text:p>111.688</text:p>
          </table:table-cell>
          <table:table-cell office:value-type="float" office:value="116.093" calcext:value-type="float">
            <text:p>116.093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485" calcext:value-type="float">
            <text:p>0.485</text:p>
          </table:table-cell>
          <table:table-cell office:value-type="float" office:value="0.271" calcext:value-type="float">
            <text:p>0.271</text:p>
          </table:table-cell>
          <table:table-cell office:value-type="float" office:value="0.177" calcext:value-type="float">
            <text:p>0.177</text:p>
          </table:table-cell>
          <table:table-cell office:value-type="float" office:value="0.132" calcext:value-type="float">
            <text:p>0.132</text:p>
          </table:table-cell>
          <table:table-cell office:value-type="float" office:value="0.468" calcext:value-type="float">
            <text:p>0.46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Add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11.473" calcext:value-type="float">
            <text:p>211.473</text:p>
          </table:table-cell>
          <table:table-cell office:value-type="float" office:value="299.083" calcext:value-type="float">
            <text:p>299.083</text:p>
          </table:table-cell>
          <table:table-cell office:value-type="float" office:value="439.189" calcext:value-type="float">
            <text:p>439.189</text:p>
          </table:table-cell>
          <table:table-cell office:value-type="float" office:value="2301.642" calcext:value-type="float">
            <text:p>2301.642</text:p>
          </table:table-cell>
          <table:table-cell office:value-type="float" office:value="3044.018" calcext:value-type="float">
            <text:p>3044.018</text:p>
          </table:table-cell>
          <table:table-cell office:value-type="float" office:value="5081.788" calcext:value-type="float">
            <text:p>5081.788</text:p>
          </table:table-cell>
          <table:table-cell/>
          <table:table-cell office:value-type="float" office:value="26.609" calcext:value-type="float">
            <text:p>26.609</text:p>
          </table:table-cell>
          <table:table-cell office:value-type="float" office:value="41.372" calcext:value-type="float">
            <text:p>41.372</text:p>
          </table:table-cell>
          <table:table-cell office:value-type="float" office:value="43.997" calcext:value-type="float">
            <text:p>43.997</text:p>
          </table:table-cell>
          <table:table-cell office:value-type="float" office:value="541.576" calcext:value-type="float">
            <text:p>541.576</text:p>
          </table:table-cell>
          <table:table-cell office:value-type="float" office:value="478.17" calcext:value-type="float">
            <text:p>478.17</text:p>
          </table:table-cell>
          <table:table-cell office:value-type="float" office:value="788.243" calcext:value-type="float">
            <text:p>788.243</text:p>
          </table:table-cell>
          <table:table-cell table:number-columns-repeated="3"/>
          <table:table-cell table:formula="of:=[.C62] / [.$B62]" office:value-type="float" office:value="0.211473" calcext:value-type="float">
            <text:p>0.211473</text:p>
          </table:table-cell>
          <table:table-cell table:formula="of:=[.D62] / [.$B62]" office:value-type="float" office:value="0.299083" calcext:value-type="float">
            <text:p>0.299083</text:p>
          </table:table-cell>
          <table:table-cell table:formula="of:=[.E62] / [.$B62]" office:value-type="float" office:value="0.439189" calcext:value-type="float">
            <text:p>0.439189</text:p>
          </table:table-cell>
          <table:table-cell table:formula="of:=[.F62] / [.$B62]" office:value-type="float" office:value="2.301642" calcext:value-type="float">
            <text:p>2.301642</text:p>
          </table:table-cell>
          <table:table-cell table:formula="of:=[.G62] / [.$B62]" office:value-type="float" office:value="3.044018" calcext:value-type="float">
            <text:p>3.044018</text:p>
          </table:table-cell>
          <table:table-cell table:formula="of:=[.H62] / [.$B62]" office:value-type="float" office:value="5.081788" calcext:value-type="float">
            <text:p>5.081788</text:p>
          </table:table-cell>
          <table:table-cell table:formula="of:=[.I62] / [.$B62]" office:value-type="float" office:value="0" calcext:value-type="float">
            <text:p>0</text:p>
          </table:table-cell>
          <table:table-cell table:formula="of:=[.J62] / [.$B62]" office:value-type="float" office:value="0.026609" calcext:value-type="float">
            <text:p>0.026609</text:p>
          </table:table-cell>
          <table:table-cell table:formula="of:=[.K62] / [.$B62]" office:value-type="float" office:value="0.041372" calcext:value-type="float">
            <text:p>0.041372</text:p>
          </table:table-cell>
          <table:table-cell table:formula="of:=[.L62] / [.$B62]" office:value-type="float" office:value="0.043997" calcext:value-type="float">
            <text:p>0.043997</text:p>
          </table:table-cell>
          <table:table-cell table:formula="of:=[.M62] / [.$B62]" office:value-type="float" office:value="0.541576" calcext:value-type="float">
            <text:p>0.541576</text:p>
          </table:table-cell>
          <table:table-cell table:formula="of:=[.N62] / [.$B62]" office:value-type="float" office:value="0.47817" calcext:value-type="float">
            <text:p>0.47817</text:p>
          </table:table-cell>
          <table:table-cell table:formula="of:=[.O62] / [.$B62]" office:value-type="float" office:value="0.788243" calcext:value-type="float">
            <text:p>0.788243</text:p>
          </table:table-cell>
        </table:table-row>
        <table:table-row table:style-name="ro1">
          <table:table-cell office:value-type="string" calcext:value-type="string">
            <text:p>Fx_Sub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27.509" calcext:value-type="float">
            <text:p>227.509</text:p>
          </table:table-cell>
          <table:table-cell office:value-type="float" office:value="315.767" calcext:value-type="float">
            <text:p>315.767</text:p>
          </table:table-cell>
          <table:table-cell office:value-type="float" office:value="465.313" calcext:value-type="float">
            <text:p>465.313</text:p>
          </table:table-cell>
          <table:table-cell office:value-type="float" office:value="2309.195" calcext:value-type="float">
            <text:p>2309.195</text:p>
          </table:table-cell>
          <table:table-cell office:value-type="float" office:value="2884.152" calcext:value-type="float">
            <text:p>2884.152</text:p>
          </table:table-cell>
          <table:table-cell office:value-type="float" office:value="4123.498" calcext:value-type="float">
            <text:p>4123.498</text:p>
          </table:table-cell>
          <table:table-cell/>
          <table:table-cell office:value-type="float" office:value="9.343" calcext:value-type="float">
            <text:p>9.343</text:p>
          </table:table-cell>
          <table:table-cell office:value-type="float" office:value="12.367" calcext:value-type="float">
            <text:p>12.367</text:p>
          </table:table-cell>
          <table:table-cell office:value-type="float" office:value="41.927" calcext:value-type="float">
            <text:p>41.927</text:p>
          </table:table-cell>
          <table:table-cell office:value-type="float" office:value="511.796" calcext:value-type="float">
            <text:p>511.796</text:p>
          </table:table-cell>
          <table:table-cell office:value-type="float" office:value="555.181" calcext:value-type="float">
            <text:p>555.181</text:p>
          </table:table-cell>
          <table:table-cell office:value-type="float" office:value="519.735" calcext:value-type="float">
            <text:p>519.735</text:p>
          </table:table-cell>
          <table:table-cell table:number-columns-repeated="3"/>
          <table:table-cell table:formula="of:=[.C63] / [.$B63]" office:value-type="float" office:value="0.227509" calcext:value-type="float">
            <text:p>0.227509</text:p>
          </table:table-cell>
          <table:table-cell table:formula="of:=[.D63] / [.$B63]" office:value-type="float" office:value="0.315767" calcext:value-type="float">
            <text:p>0.315767</text:p>
          </table:table-cell>
          <table:table-cell table:formula="of:=[.E63] / [.$B63]" office:value-type="float" office:value="0.465313" calcext:value-type="float">
            <text:p>0.465313</text:p>
          </table:table-cell>
          <table:table-cell table:formula="of:=[.F63] / [.$B63]" office:value-type="float" office:value="2.309195" calcext:value-type="float">
            <text:p>2.309195</text:p>
          </table:table-cell>
          <table:table-cell table:formula="of:=[.G63] / [.$B63]" office:value-type="float" office:value="2.884152" calcext:value-type="float">
            <text:p>2.884152</text:p>
          </table:table-cell>
          <table:table-cell table:formula="of:=[.H63] / [.$B63]" office:value-type="float" office:value="4.123498" calcext:value-type="float">
            <text:p>4.123498</text:p>
          </table:table-cell>
          <table:table-cell table:formula="of:=[.I63] / [.$B63]" office:value-type="float" office:value="0" calcext:value-type="float">
            <text:p>0</text:p>
          </table:table-cell>
          <table:table-cell table:formula="of:=[.J63] / [.$B63]" office:value-type="float" office:value="0.009343" calcext:value-type="float">
            <text:p>0.009343</text:p>
          </table:table-cell>
          <table:table-cell table:formula="of:=[.K63] / [.$B63]" office:value-type="float" office:value="0.012367" calcext:value-type="float">
            <text:p>0.012367</text:p>
          </table:table-cell>
          <table:table-cell table:formula="of:=[.L63] / [.$B63]" office:value-type="float" office:value="0.041927" calcext:value-type="float">
            <text:p>0.041927</text:p>
          </table:table-cell>
          <table:table-cell table:formula="of:=[.M63] / [.$B63]" office:value-type="float" office:value="0.511796" calcext:value-type="float">
            <text:p>0.511796</text:p>
          </table:table-cell>
          <table:table-cell table:formula="of:=[.N63] / [.$B63]" office:value-type="float" office:value="0.555181" calcext:value-type="float">
            <text:p>0.555181</text:p>
          </table:table-cell>
          <table:table-cell table:formula="of:=[.O63] / [.$B63]" office:value-type="float" office:value="0.519735" calcext:value-type="float">
            <text:p>0.519735</text:p>
          </table:table-cell>
        </table:table-row>
        <table:table-row table:style-name="ro1">
          <table:table-cell office:value-type="string" calcext:value-type="string">
            <text:p>Fx_Mul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726.378" calcext:value-type="float">
            <text:p>1726.378</text:p>
          </table:table-cell>
          <table:table-cell office:value-type="float" office:value="2639.859" calcext:value-type="float">
            <text:p>2639.859</text:p>
          </table:table-cell>
          <table:table-cell office:value-type="float" office:value="4338.661" calcext:value-type="float">
            <text:p>4338.661</text:p>
          </table:table-cell>
          <table:table-cell office:value-type="float" office:value="12715.792" calcext:value-type="float">
            <text:p>12715.792</text:p>
          </table:table-cell>
          <table:table-cell office:value-type="float" office:value="26223.527" calcext:value-type="float">
            <text:p>26223.527</text:p>
          </table:table-cell>
          <table:table-cell office:value-type="float" office:value="48902.346" calcext:value-type="float">
            <text:p>48902.346</text:p>
          </table:table-cell>
          <table:table-cell/>
          <table:table-cell office:value-type="float" office:value="104.331" calcext:value-type="float">
            <text:p>104.331</text:p>
          </table:table-cell>
          <table:table-cell office:value-type="float" office:value="130.053" calcext:value-type="float">
            <text:p>130.053</text:p>
          </table:table-cell>
          <table:table-cell office:value-type="float" office:value="169.378" calcext:value-type="float">
            <text:p>169.378</text:p>
          </table:table-cell>
          <table:table-cell office:value-type="float" office:value="1120.415" calcext:value-type="float">
            <text:p>1120.415</text:p>
          </table:table-cell>
          <table:table-cell office:value-type="float" office:value="2470.883" calcext:value-type="float">
            <text:p>2470.883</text:p>
          </table:table-cell>
          <table:table-cell office:value-type="float" office:value="2237.052" calcext:value-type="float">
            <text:p>2237.052</text:p>
          </table:table-cell>
          <table:table-cell table:number-columns-repeated="3"/>
          <table:table-cell table:formula="of:=[.C64] / [.$B64]" office:value-type="float" office:value="1.726378" calcext:value-type="float">
            <text:p>1.726378</text:p>
          </table:table-cell>
          <table:table-cell table:formula="of:=[.D64] / [.$B64]" office:value-type="float" office:value="2.639859" calcext:value-type="float">
            <text:p>2.639859</text:p>
          </table:table-cell>
          <table:table-cell table:formula="of:=[.E64] / [.$B64]" office:value-type="float" office:value="4.338661" calcext:value-type="float">
            <text:p>4.338661</text:p>
          </table:table-cell>
          <table:table-cell table:formula="of:=[.F64] / [.$B64]" office:value-type="float" office:value="12.715792" calcext:value-type="float">
            <text:p>12.715792</text:p>
          </table:table-cell>
          <table:table-cell table:formula="of:=[.G64] / [.$B64]" office:value-type="float" office:value="26.223527" calcext:value-type="float">
            <text:p>26.223527</text:p>
          </table:table-cell>
          <table:table-cell table:formula="of:=[.H64] / [.$B64]" office:value-type="float" office:value="48.902346" calcext:value-type="float">
            <text:p>48.902346</text:p>
          </table:table-cell>
          <table:table-cell table:formula="of:=[.I64] / [.$B64]" office:value-type="float" office:value="0" calcext:value-type="float">
            <text:p>0</text:p>
          </table:table-cell>
          <table:table-cell table:formula="of:=[.J64] / [.$B64]" office:value-type="float" office:value="0.104331" calcext:value-type="float">
            <text:p>0.104331</text:p>
          </table:table-cell>
          <table:table-cell table:formula="of:=[.K64] / [.$B64]" office:value-type="float" office:value="0.130053" calcext:value-type="float">
            <text:p>0.130053</text:p>
          </table:table-cell>
          <table:table-cell table:formula="of:=[.L64] / [.$B64]" office:value-type="float" office:value="0.169378" calcext:value-type="float">
            <text:p>0.169378</text:p>
          </table:table-cell>
          <table:table-cell table:formula="of:=[.M64] / [.$B64]" office:value-type="float" office:value="1.120415" calcext:value-type="float">
            <text:p>1.120415</text:p>
          </table:table-cell>
          <table:table-cell table:formula="of:=[.N64] / [.$B64]" office:value-type="float" office:value="2.470883" calcext:value-type="float">
            <text:p>2.470883</text:p>
          </table:table-cell>
          <table:table-cell table:formula="of:=[.O64] / [.$B64]" office:value-type="float" office:value="2.237052" calcext:value-type="float">
            <text:p>2.237052</text:p>
          </table:table-cell>
        </table:table-row>
        <table:table-row table:style-name="ro1">
          <table:table-cell office:value-type="string" calcext:value-type="string">
            <text:p>Fx_Div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6087.41" calcext:value-type="float">
            <text:p>26087.41</text:p>
          </table:table-cell>
          <table:table-cell office:value-type="float" office:value="27402.69" calcext:value-type="float">
            <text:p>27402.69</text:p>
          </table:table-cell>
          <table:table-cell office:value-type="float" office:value="62208.718" calcext:value-type="float">
            <text:p>62208.718</text:p>
          </table:table-cell>
          <table:table-cell office:value-type="float" office:value="348926.348" calcext:value-type="float">
            <text:p>348926.348</text:p>
          </table:table-cell>
          <table:table-cell office:value-type="float" office:value="376047.347" calcext:value-type="float">
            <text:p>376047.347</text:p>
          </table:table-cell>
          <table:table-cell table:style-name="ce7" office:value-type="float" office:value="426535.557" calcext:value-type="float">
            <text:p>426535.557</text:p>
          </table:table-cell>
          <table:table-cell/>
          <table:table-cell office:value-type="float" office:value="24711.594" calcext:value-type="float">
            <text:p>24711.594</text:p>
          </table:table-cell>
          <table:table-cell office:value-type="float" office:value="25251.911" calcext:value-type="float">
            <text:p>25251.911</text:p>
          </table:table-cell>
          <table:table-cell office:value-type="float" office:value="58896.211" calcext:value-type="float">
            <text:p>58896.211</text:p>
          </table:table-cell>
          <table:table-cell office:value-type="float" office:value="337733.894" calcext:value-type="float">
            <text:p>337733.894</text:p>
          </table:table-cell>
          <table:table-cell office:value-type="float" office:value="357785.007" calcext:value-type="float">
            <text:p>357785.007</text:p>
          </table:table-cell>
          <table:table-cell table:style-name="ce7" office:value-type="float" office:value="391939.698" calcext:value-type="float">
            <text:p>391939.698</text:p>
          </table:table-cell>
          <table:table-cell table:style-name="ce7"/>
          <table:table-cell table:number-columns-repeated="2"/>
          <table:table-cell table:formula="of:=[.C65] / [.$B65]" office:value-type="float" office:value="26.08741" calcext:value-type="float">
            <text:p>26.08741</text:p>
          </table:table-cell>
          <table:table-cell table:formula="of:=[.D65] / [.$B65]" office:value-type="float" office:value="27.40269" calcext:value-type="float">
            <text:p>27.40269</text:p>
          </table:table-cell>
          <table:table-cell table:formula="of:=[.E65] / [.$B65]" office:value-type="float" office:value="62.208718" calcext:value-type="float">
            <text:p>62.208718</text:p>
          </table:table-cell>
          <table:table-cell table:formula="of:=[.F65] / [.$B65]" office:value-type="float" office:value="348.926348" calcext:value-type="float">
            <text:p>348.926348</text:p>
          </table:table-cell>
          <table:table-cell table:formula="of:=[.G65] / [.$B65]" office:value-type="float" office:value="376.047347" calcext:value-type="float">
            <text:p>376.047347</text:p>
          </table:table-cell>
          <table:table-cell table:formula="of:=[.H65] / [.$B65]" office:value-type="float" office:value="426.535557" calcext:value-type="float">
            <text:p>426.535557</text:p>
          </table:table-cell>
          <table:table-cell table:formula="of:=[.I65] / [.$B65]" office:value-type="float" office:value="0" calcext:value-type="float">
            <text:p>0</text:p>
          </table:table-cell>
          <table:table-cell table:formula="of:=[.J65] / [.$B65]" office:value-type="float" office:value="24.711594" calcext:value-type="float">
            <text:p>24.711594</text:p>
          </table:table-cell>
          <table:table-cell table:formula="of:=[.K65] / [.$B65]" office:value-type="float" office:value="25.251911" calcext:value-type="float">
            <text:p>25.251911</text:p>
          </table:table-cell>
          <table:table-cell table:formula="of:=[.L65] / [.$B65]" office:value-type="float" office:value="58.896211" calcext:value-type="float">
            <text:p>58.896211</text:p>
          </table:table-cell>
          <table:table-cell table:formula="of:=[.M65] / [.$B65]" office:value-type="float" office:value="337.733894" calcext:value-type="float">
            <text:p>337.733894</text:p>
          </table:table-cell>
          <table:table-cell table:formula="of:=[.N65] / [.$B65]" office:value-type="float" office:value="357.785007" calcext:value-type="float">
            <text:p>357.785007</text:p>
          </table:table-cell>
          <table:table-cell table:formula="of:=[.O65] / [.$B65]" office:value-type="float" office:value="391.939698" calcext:value-type="float">
            <text:p>391.939698</text:p>
          </table:table-cell>
        </table:table-row>
        <table:table-row table:style-name="ro1">
          <table:table-cell office:value-type="string" calcext:value-type="string">
            <text:p>Fx_Div_Goldschmidt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3475.174" calcext:value-type="float">
            <text:p>23475.174</text:p>
          </table:table-cell>
          <table:table-cell office:value-type="float" office:value="32310.646" calcext:value-type="float">
            <text:p>32310.646</text:p>
          </table:table-cell>
          <table:table-cell office:value-type="float" office:value="47738.206" calcext:value-type="float">
            <text:p>47738.206</text:p>
          </table:table-cell>
          <table:table-cell office:value-type="float" office:value="153808.8" calcext:value-type="float">
            <text:p>153808.8</text:p>
          </table:table-cell>
          <table:table-cell office:value-type="float" office:value="265110.564" calcext:value-type="float">
            <text:p>265110.564</text:p>
          </table:table-cell>
          <table:table-cell office:value-type="float" office:value="504228.539" calcext:value-type="float">
            <text:p>504228.539</text:p>
          </table:table-cell>
          <table:table-cell/>
          <table:table-cell office:value-type="float" office:value="3253.731" calcext:value-type="float">
            <text:p>3253.731</text:p>
          </table:table-cell>
          <table:table-cell office:value-type="float" office:value="2116.183" calcext:value-type="float">
            <text:p>2116.183</text:p>
          </table:table-cell>
          <table:table-cell office:value-type="float" office:value="1973.736" calcext:value-type="float">
            <text:p>1973.736</text:p>
          </table:table-cell>
          <table:table-cell office:value-type="float" office:value="16275.55" calcext:value-type="float">
            <text:p>16275.55</text:p>
          </table:table-cell>
          <table:table-cell office:value-type="float" office:value="19902.159" calcext:value-type="float">
            <text:p>19902.159</text:p>
          </table:table-cell>
          <table:table-cell office:value-type="float" office:value="30031.627" calcext:value-type="float">
            <text:p>30031.627</text:p>
          </table:table-cell>
          <table:table-cell table:number-columns-repeated="3"/>
          <table:table-cell table:formula="of:=[.C66] / [.$B66]" office:value-type="float" office:value="23.475174" calcext:value-type="float">
            <text:p>23.475174</text:p>
          </table:table-cell>
          <table:table-cell table:formula="of:=[.D66] / [.$B66]" office:value-type="float" office:value="32.310646" calcext:value-type="float">
            <text:p>32.310646</text:p>
          </table:table-cell>
          <table:table-cell table:formula="of:=[.E66] / [.$B66]" office:value-type="float" office:value="47.738206" calcext:value-type="float">
            <text:p>47.738206</text:p>
          </table:table-cell>
          <table:table-cell table:formula="of:=[.F66] / [.$B66]" office:value-type="float" office:value="153.8088" calcext:value-type="float">
            <text:p>153.8088</text:p>
          </table:table-cell>
          <table:table-cell table:formula="of:=[.G66] / [.$B66]" office:value-type="float" office:value="265.110564" calcext:value-type="float">
            <text:p>265.110564</text:p>
          </table:table-cell>
          <table:table-cell table:formula="of:=[.H66] / [.$B66]" office:value-type="float" office:value="504.228539" calcext:value-type="float">
            <text:p>504.228539</text:p>
          </table:table-cell>
          <table:table-cell table:formula="of:=[.I66] / [.$B66]" office:value-type="float" office:value="0" calcext:value-type="float">
            <text:p>0</text:p>
          </table:table-cell>
          <table:table-cell table:formula="of:=[.J66] / [.$B66]" office:value-type="float" office:value="3.253731" calcext:value-type="float">
            <text:p>3.253731</text:p>
          </table:table-cell>
          <table:table-cell table:formula="of:=[.K66] / [.$B66]" office:value-type="float" office:value="2.116183" calcext:value-type="float">
            <text:p>2.116183</text:p>
          </table:table-cell>
          <table:table-cell table:formula="of:=[.L66] / [.$B66]" office:value-type="float" office:value="1.973736" calcext:value-type="float">
            <text:p>1.973736</text:p>
          </table:table-cell>
          <table:table-cell table:formula="of:=[.M66] / [.$B66]" office:value-type="float" office:value="16.27555" calcext:value-type="float">
            <text:p>16.27555</text:p>
          </table:table-cell>
          <table:table-cell table:formula="of:=[.N66] / [.$B66]" office:value-type="float" office:value="19.902159" calcext:value-type="float">
            <text:p>19.902159</text:p>
          </table:table-cell>
          <table:table-cell table:formula="of:=[.O66] / [.$B66]" office:value-type="float" office:value="30.031627" calcext:value-type="float">
            <text:p>30.031627</text:p>
          </table:table-cell>
        </table:table-row>
        <table:table-row table:style-name="ro1">
          <table:table-cell office:value-type="string" calcext:value-type="string">
            <text:p>Fx_Lt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36.323" calcext:value-type="float">
            <text:p>236.323</text:p>
          </table:table-cell>
          <table:table-cell office:value-type="float" office:value="325.733" calcext:value-type="float">
            <text:p>325.733</text:p>
          </table:table-cell>
          <table:table-cell office:value-type="float" office:value="370.182" calcext:value-type="float">
            <text:p>370.182</text:p>
          </table:table-cell>
          <table:table-cell office:value-type="float" office:value="3468.749" calcext:value-type="float">
            <text:p>3468.749</text:p>
          </table:table-cell>
          <table:table-cell office:value-type="float" office:value="2385.613" calcext:value-type="float">
            <text:p>2385.613</text:p>
          </table:table-cell>
          <table:table-cell office:value-type="float" office:value="3191.902" calcext:value-type="float">
            <text:p>3191.902</text:p>
          </table:table-cell>
          <table:table-cell/>
          <table:table-cell office:value-type="float" office:value="54.925" calcext:value-type="float">
            <text:p>54.925</text:p>
          </table:table-cell>
          <table:table-cell office:value-type="float" office:value="150.178" calcext:value-type="float">
            <text:p>150.178</text:p>
          </table:table-cell>
          <table:table-cell office:value-type="float" office:value="141.326" calcext:value-type="float">
            <text:p>141.326</text:p>
          </table:table-cell>
          <table:table-cell office:value-type="float" office:value="791.229" calcext:value-type="float">
            <text:p>791.229</text:p>
          </table:table-cell>
          <table:table-cell office:value-type="float" office:value="796.049" calcext:value-type="float">
            <text:p>796.049</text:p>
          </table:table-cell>
          <table:table-cell office:value-type="float" office:value="995.543" calcext:value-type="float">
            <text:p>995.543</text:p>
          </table:table-cell>
          <table:table-cell table:number-columns-repeated="3"/>
          <table:table-cell table:formula="of:=[.C67] / [.$B67]" office:value-type="float" office:value="0.236323" calcext:value-type="float">
            <text:p>0.236323</text:p>
          </table:table-cell>
          <table:table-cell table:formula="of:=[.D67] / [.$B67]" office:value-type="float" office:value="0.325733" calcext:value-type="float">
            <text:p>0.325733</text:p>
          </table:table-cell>
          <table:table-cell table:formula="of:=[.E67] / [.$B67]" office:value-type="float" office:value="0.370182" calcext:value-type="float">
            <text:p>0.370182</text:p>
          </table:table-cell>
          <table:table-cell table:formula="of:=[.F67] / [.$B67]" office:value-type="float" office:value="3.468749" calcext:value-type="float">
            <text:p>3.468749</text:p>
          </table:table-cell>
          <table:table-cell table:formula="of:=[.G67] / [.$B67]" office:value-type="float" office:value="2.385613" calcext:value-type="float">
            <text:p>2.385613</text:p>
          </table:table-cell>
          <table:table-cell table:formula="of:=[.H67] / [.$B67]" office:value-type="float" office:value="3.191902" calcext:value-type="float">
            <text:p>3.191902</text:p>
          </table:table-cell>
          <table:table-cell table:formula="of:=[.I67] / [.$B67]" office:value-type="float" office:value="0" calcext:value-type="float">
            <text:p>0</text:p>
          </table:table-cell>
          <table:table-cell table:formula="of:=[.J67] / [.$B67]" office:value-type="float" office:value="0.054925" calcext:value-type="float">
            <text:p>0.054925</text:p>
          </table:table-cell>
          <table:table-cell table:formula="of:=[.K67] / [.$B67]" office:value-type="float" office:value="0.150178" calcext:value-type="float">
            <text:p>0.150178</text:p>
          </table:table-cell>
          <table:table-cell table:formula="of:=[.L67] / [.$B67]" office:value-type="float" office:value="0.141326" calcext:value-type="float">
            <text:p>0.141326</text:p>
          </table:table-cell>
          <table:table-cell table:formula="of:=[.M67] / [.$B67]" office:value-type="float" office:value="0.791229" calcext:value-type="float">
            <text:p>0.791229</text:p>
          </table:table-cell>
          <table:table-cell table:formula="of:=[.N67] / [.$B67]" office:value-type="float" office:value="0.796049" calcext:value-type="float">
            <text:p>0.796049</text:p>
          </table:table-cell>
          <table:table-cell table:formula="of:=[.O67] / [.$B67]" office:value-type="float" office:value="0.995543" calcext:value-type="float">
            <text:p>0.995543</text:p>
          </table:table-cell>
        </table:table-row>
        <table:table-row table:style-name="ro1">
          <table:table-cell office:value-type="string" calcext:value-type="string">
            <text:p>Fx_Gt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00.566" calcext:value-type="float">
            <text:p>200.566</text:p>
          </table:table-cell>
          <table:table-cell office:value-type="float" office:value="271.143" calcext:value-type="float">
            <text:p>271.143</text:p>
          </table:table-cell>
          <table:table-cell office:value-type="float" office:value="364.983" calcext:value-type="float">
            <text:p>364.983</text:p>
          </table:table-cell>
          <table:table-cell office:value-type="float" office:value="2247.479" calcext:value-type="float">
            <text:p>2247.479</text:p>
          </table:table-cell>
          <table:table-cell office:value-type="float" office:value="2501.747" calcext:value-type="float">
            <text:p>2501.747</text:p>
          </table:table-cell>
          <table:table-cell office:value-type="float" office:value="3141.751" calcext:value-type="float">
            <text:p>3141.751</text:p>
          </table:table-cell>
          <table:table-cell/>
          <table:table-cell office:value-type="float" office:value="53.673" calcext:value-type="float">
            <text:p>53.673</text:p>
          </table:table-cell>
          <table:table-cell office:value-type="float" office:value="82.453" calcext:value-type="float">
            <text:p>82.453</text:p>
          </table:table-cell>
          <table:table-cell office:value-type="float" office:value="132.803" calcext:value-type="float">
            <text:p>132.803</text:p>
          </table:table-cell>
          <table:table-cell office:value-type="float" office:value="702.075" calcext:value-type="float">
            <text:p>702.075</text:p>
          </table:table-cell>
          <table:table-cell office:value-type="float" office:value="784.648" calcext:value-type="float">
            <text:p>784.648</text:p>
          </table:table-cell>
          <table:table-cell office:value-type="float" office:value="838.852" calcext:value-type="float">
            <text:p>838.852</text:p>
          </table:table-cell>
          <table:table-cell table:number-columns-repeated="3"/>
          <table:table-cell table:formula="of:=[.C68] / [.$B68]" office:value-type="float" office:value="0.200566" calcext:value-type="float">
            <text:p>0.200566</text:p>
          </table:table-cell>
          <table:table-cell table:formula="of:=[.D68] / [.$B68]" office:value-type="float" office:value="0.271143" calcext:value-type="float">
            <text:p>0.271143</text:p>
          </table:table-cell>
          <table:table-cell table:formula="of:=[.E68] / [.$B68]" office:value-type="float" office:value="0.364983" calcext:value-type="float">
            <text:p>0.364983</text:p>
          </table:table-cell>
          <table:table-cell table:formula="of:=[.F68] / [.$B68]" office:value-type="float" office:value="2.247479" calcext:value-type="float">
            <text:p>2.247479</text:p>
          </table:table-cell>
          <table:table-cell table:formula="of:=[.G68] / [.$B68]" office:value-type="float" office:value="2.501747" calcext:value-type="float">
            <text:p>2.501747</text:p>
          </table:table-cell>
          <table:table-cell table:formula="of:=[.H68] / [.$B68]" office:value-type="float" office:value="3.141751" calcext:value-type="float">
            <text:p>3.141751</text:p>
          </table:table-cell>
          <table:table-cell table:formula="of:=[.I68] / [.$B68]" office:value-type="float" office:value="0" calcext:value-type="float">
            <text:p>0</text:p>
          </table:table-cell>
          <table:table-cell table:formula="of:=[.J68] / [.$B68]" office:value-type="float" office:value="0.053673" calcext:value-type="float">
            <text:p>0.053673</text:p>
          </table:table-cell>
          <table:table-cell table:formula="of:=[.K68] / [.$B68]" office:value-type="float" office:value="0.082453" calcext:value-type="float">
            <text:p>0.082453</text:p>
          </table:table-cell>
          <table:table-cell table:formula="of:=[.L68] / [.$B68]" office:value-type="float" office:value="0.132803" calcext:value-type="float">
            <text:p>0.132803</text:p>
          </table:table-cell>
          <table:table-cell table:formula="of:=[.M68] / [.$B68]" office:value-type="float" office:value="0.702075" calcext:value-type="float">
            <text:p>0.702075</text:p>
          </table:table-cell>
          <table:table-cell table:formula="of:=[.N68] / [.$B68]" office:value-type="float" office:value="0.784648" calcext:value-type="float">
            <text:p>0.784648</text:p>
          </table:table-cell>
          <table:table-cell table:formula="of:=[.O68] / [.$B68]" office:value-type="float" office:value="0.838852" calcext:value-type="float">
            <text:p>0.838852</text:p>
          </table:table-cell>
        </table:table-row>
        <table:table-row table:style-name="ro1">
          <table:table-cell office:value-type="string" calcext:value-type="string">
            <text:p>Fx_Eq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30.78" calcext:value-type="float">
            <text:p>130.78</text:p>
          </table:table-cell>
          <table:table-cell office:value-type="float" office:value="219.157" calcext:value-type="float">
            <text:p>219.157</text:p>
          </table:table-cell>
          <table:table-cell office:value-type="float" office:value="152.92" calcext:value-type="float">
            <text:p>152.92</text:p>
          </table:table-cell>
          <table:table-cell office:value-type="float" office:value="1868.027" calcext:value-type="float">
            <text:p>1868.027</text:p>
          </table:table-cell>
          <table:table-cell office:value-type="float" office:value="1953.663" calcext:value-type="float">
            <text:p>1953.663</text:p>
          </table:table-cell>
          <table:table-cell office:value-type="float" office:value="2281.556" calcext:value-type="float">
            <text:p>2281.556</text:p>
          </table:table-cell>
          <table:table-cell/>
          <table:table-cell office:value-type="float" office:value="14.462" calcext:value-type="float">
            <text:p>14.462</text:p>
          </table:table-cell>
          <table:table-cell office:value-type="float" office:value="95.91" calcext:value-type="float">
            <text:p>95.91</text:p>
          </table:table-cell>
          <table:table-cell office:value-type="float" office:value="14.825" calcext:value-type="float">
            <text:p>14.825</text:p>
          </table:table-cell>
          <table:table-cell office:value-type="float" office:value="709.241" calcext:value-type="float">
            <text:p>709.241</text:p>
          </table:table-cell>
          <table:table-cell office:value-type="float" office:value="687.245" calcext:value-type="float">
            <text:p>687.245</text:p>
          </table:table-cell>
          <table:table-cell office:value-type="float" office:value="845.97" calcext:value-type="float">
            <text:p>845.97</text:p>
          </table:table-cell>
          <table:table-cell table:number-columns-repeated="3"/>
          <table:table-cell table:formula="of:=[.C69] / [.$B69]" office:value-type="float" office:value="0.13078" calcext:value-type="float">
            <text:p>0.13078</text:p>
          </table:table-cell>
          <table:table-cell table:formula="of:=[.D69] / [.$B69]" office:value-type="float" office:value="0.219157" calcext:value-type="float">
            <text:p>0.219157</text:p>
          </table:table-cell>
          <table:table-cell table:formula="of:=[.E69] / [.$B69]" office:value-type="float" office:value="0.15292" calcext:value-type="float">
            <text:p>0.15292</text:p>
          </table:table-cell>
          <table:table-cell table:formula="of:=[.F69] / [.$B69]" office:value-type="float" office:value="1.868027" calcext:value-type="float">
            <text:p>1.868027</text:p>
          </table:table-cell>
          <table:table-cell table:formula="of:=[.G69] / [.$B69]" office:value-type="float" office:value="1.953663" calcext:value-type="float">
            <text:p>1.953663</text:p>
          </table:table-cell>
          <table:table-cell table:formula="of:=[.H69] / [.$B69]" office:value-type="float" office:value="2.281556" calcext:value-type="float">
            <text:p>2.281556</text:p>
          </table:table-cell>
          <table:table-cell table:formula="of:=[.I69] / [.$B69]" office:value-type="float" office:value="0" calcext:value-type="float">
            <text:p>0</text:p>
          </table:table-cell>
          <table:table-cell table:formula="of:=[.J69] / [.$B69]" office:value-type="float" office:value="0.014462" calcext:value-type="float">
            <text:p>0.014462</text:p>
          </table:table-cell>
          <table:table-cell table:formula="of:=[.K69] / [.$B69]" office:value-type="float" office:value="0.09591" calcext:value-type="float">
            <text:p>0.09591</text:p>
          </table:table-cell>
          <table:table-cell table:formula="of:=[.L69] / [.$B69]" office:value-type="float" office:value="0.014825" calcext:value-type="float">
            <text:p>0.014825</text:p>
          </table:table-cell>
          <table:table-cell table:formula="of:=[.M69] / [.$B69]" office:value-type="float" office:value="0.709241" calcext:value-type="float">
            <text:p>0.709241</text:p>
          </table:table-cell>
          <table:table-cell table:formula="of:=[.N69] / [.$B69]" office:value-type="float" office:value="0.687245" calcext:value-type="float">
            <text:p>0.687245</text:p>
          </table:table-cell>
          <table:table-cell table:formula="of:=[.O69] / [.$B69]" office:value-type="float" office:value="0.84597" calcext:value-type="float">
            <text:p>0.84597</text:p>
          </table:table-cell>
        </table:table-row>
        <table:table-row table:style-name="ro1">
          <table:table-cell office:value-type="string" calcext:value-type="string">
            <text:p>Fx_EQZ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14.931" calcext:value-type="float">
            <text:p>114.931</text:p>
          </table:table-cell>
          <table:table-cell office:value-type="float" office:value="238.117" calcext:value-type="float">
            <text:p>238.117</text:p>
          </table:table-cell>
          <table:table-cell office:value-type="float" office:value="220.934" calcext:value-type="float">
            <text:p>220.934</text:p>
          </table:table-cell>
          <table:table-cell office:value-type="float" office:value="1970.07" calcext:value-type="float">
            <text:p>1970.07</text:p>
          </table:table-cell>
          <table:table-cell office:value-type="float" office:value="2007.922" calcext:value-type="float">
            <text:p>2007.922</text:p>
          </table:table-cell>
          <table:table-cell office:value-type="float" office:value="2205.162" calcext:value-type="float">
            <text:p>2205.162</text:p>
          </table:table-cell>
          <table:table-cell/>
          <table:table-cell office:value-type="float" office:value="16.084" calcext:value-type="float">
            <text:p>16.084</text:p>
          </table:table-cell>
          <table:table-cell office:value-type="float" office:value="99.551" calcext:value-type="float">
            <text:p>99.551</text:p>
          </table:table-cell>
          <table:table-cell office:value-type="float" office:value="80.821" calcext:value-type="float">
            <text:p>80.821</text:p>
          </table:table-cell>
          <table:table-cell office:value-type="float" office:value="825.513" calcext:value-type="float">
            <text:p>825.513</text:p>
          </table:table-cell>
          <table:table-cell office:value-type="float" office:value="803.141" calcext:value-type="float">
            <text:p>803.141</text:p>
          </table:table-cell>
          <table:table-cell office:value-type="float" office:value="821.647" calcext:value-type="float">
            <text:p>821.647</text:p>
          </table:table-cell>
          <table:table-cell table:number-columns-repeated="3"/>
          <table:table-cell table:formula="of:=[.C70] / [.$B70]" office:value-type="float" office:value="0.114931" calcext:value-type="float">
            <text:p>0.114931</text:p>
          </table:table-cell>
          <table:table-cell table:formula="of:=[.D70] / [.$B70]" office:value-type="float" office:value="0.238117" calcext:value-type="float">
            <text:p>0.238117</text:p>
          </table:table-cell>
          <table:table-cell table:formula="of:=[.E70] / [.$B70]" office:value-type="float" office:value="0.220934" calcext:value-type="float">
            <text:p>0.220934</text:p>
          </table:table-cell>
          <table:table-cell table:formula="of:=[.F70] / [.$B70]" office:value-type="float" office:value="1.97007" calcext:value-type="float">
            <text:p>1.97007</text:p>
          </table:table-cell>
          <table:table-cell table:formula="of:=[.G70] / [.$B70]" office:value-type="float" office:value="2.007922" calcext:value-type="float">
            <text:p>2.007922</text:p>
          </table:table-cell>
          <table:table-cell table:formula="of:=[.H70] / [.$B70]" office:value-type="float" office:value="2.205162" calcext:value-type="float">
            <text:p>2.205162</text:p>
          </table:table-cell>
          <table:table-cell table:formula="of:=[.I70] / [.$B70]" office:value-type="float" office:value="0" calcext:value-type="float">
            <text:p>0</text:p>
          </table:table-cell>
          <table:table-cell table:formula="of:=[.J70] / [.$B70]" office:value-type="float" office:value="0.016084" calcext:value-type="float">
            <text:p>0.016084</text:p>
          </table:table-cell>
          <table:table-cell table:formula="of:=[.K70] / [.$B70]" office:value-type="float" office:value="0.099551" calcext:value-type="float">
            <text:p>0.099551</text:p>
          </table:table-cell>
          <table:table-cell table:formula="of:=[.L70] / [.$B70]" office:value-type="float" office:value="0.080821" calcext:value-type="float">
            <text:p>0.080821</text:p>
          </table:table-cell>
          <table:table-cell table:formula="of:=[.M70] / [.$B70]" office:value-type="float" office:value="0.825513" calcext:value-type="float">
            <text:p>0.825513</text:p>
          </table:table-cell>
          <table:table-cell table:formula="of:=[.N70] / [.$B70]" office:value-type="float" office:value="0.803141" calcext:value-type="float">
            <text:p>0.803141</text:p>
          </table:table-cell>
          <table:table-cell table:formula="of:=[.O70] / [.$B70]" office:value-type="float" office:value="0.821647" calcext:value-type="float">
            <text:p>0.821647</text:p>
          </table:table-cell>
        </table:table-row>
        <table:table-row table:style-name="ro1">
          <table:table-cell office:value-type="string" calcext:value-type="string">
            <text:p>Fx_LTZ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5.684" calcext:value-type="float">
            <text:p>5.684</text:p>
          </table:table-cell>
          <table:table-cell office:value-type="float" office:value="12.137" calcext:value-type="float">
            <text:p>12.137</text:p>
          </table:table-cell>
          <table:table-cell office:value-type="float" office:value="14.41" calcext:value-type="float">
            <text:p>14.41</text:p>
          </table:table-cell>
          <table:table-cell office:value-type="float" office:value="100.016" calcext:value-type="float">
            <text:p>100.016</text:p>
          </table:table-cell>
          <table:table-cell office:value-type="float" office:value="106.664" calcext:value-type="float">
            <text:p>106.664</text:p>
          </table:table-cell>
          <table:table-cell office:value-type="float" office:value="111.155" calcext:value-type="float">
            <text:p>111.155</text:p>
          </table:table-cell>
          <table:table-cell/>
          <table:table-cell office:value-type="float" office:value="0.181" calcext:value-type="float">
            <text:p>0.181</text:p>
          </table:table-cell>
          <table:table-cell office:value-type="float" office:value="0.519" calcext:value-type="float">
            <text:p>0.519</text:p>
          </table:table-cell>
          <table:table-cell office:value-type="float" office:value="0.562" calcext:value-type="float">
            <text:p>0.562</text:p>
          </table:table-cell>
          <table:table-cell office:value-type="float" office:value="0.27" calcext:value-type="float">
            <text:p>0.27</text:p>
          </table:table-cell>
          <table:table-cell office:value-type="float" office:value="0.416" calcext:value-type="float">
            <text:p>0.416</text:p>
          </table:table-cell>
          <table:table-cell office:value-type="float" office:value="0.597" calcext:value-type="float">
            <text:p>0.597</text:p>
          </table:table-cell>
          <table:table-cell table:number-columns-repeated="3"/>
          <table:table-cell table:formula="of:=[.C71] / [.$B71]" office:value-type="float" office:value="0.005684" calcext:value-type="float">
            <text:p>0.005684</text:p>
          </table:table-cell>
          <table:table-cell table:formula="of:=[.D71] / [.$B71]" office:value-type="float" office:value="0.012137" calcext:value-type="float">
            <text:p>0.012137</text:p>
          </table:table-cell>
          <table:table-cell table:formula="of:=[.E71] / [.$B71]" office:value-type="float" office:value="0.01441" calcext:value-type="float">
            <text:p>0.01441</text:p>
          </table:table-cell>
          <table:table-cell table:formula="of:=[.F71] / [.$B71]" office:value-type="float" office:value="0.100016" calcext:value-type="float">
            <text:p>0.100016</text:p>
          </table:table-cell>
          <table:table-cell table:formula="of:=[.G71] / [.$B71]" office:value-type="float" office:value="0.106664" calcext:value-type="float">
            <text:p>0.106664</text:p>
          </table:table-cell>
          <table:table-cell table:formula="of:=[.H71] / [.$B71]" office:value-type="float" office:value="0.111155" calcext:value-type="float">
            <text:p>0.111155</text:p>
          </table:table-cell>
          <table:table-cell table:formula="of:=[.I71] / [.$B71]" office:value-type="float" office:value="0" calcext:value-type="float">
            <text:p>0</text:p>
          </table:table-cell>
          <table:table-cell table:formula="of:=[.J71] / [.$B71]" office:value-type="float" office:value="0.000181" calcext:value-type="float">
            <text:p>0.000181</text:p>
          </table:table-cell>
          <table:table-cell table:formula="of:=[.K71] / [.$B71]" office:value-type="float" office:value="0.000519" calcext:value-type="float">
            <text:p>0.000519</text:p>
          </table:table-cell>
          <table:table-cell table:formula="of:=[.L71] / [.$B71]" office:value-type="float" office:value="0.000562" calcext:value-type="float">
            <text:p>0.000562</text:p>
          </table:table-cell>
          <table:table-cell table:formula="of:=[.M71] / [.$B71]" office:value-type="float" office:value="0.00027" calcext:value-type="float">
            <text:p>0.00027</text:p>
          </table:table-cell>
          <table:table-cell table:formula="of:=[.N71] / [.$B71]" office:value-type="float" office:value="0.000416" calcext:value-type="float">
            <text:p>0.000416</text:p>
          </table:table-cell>
          <table:table-cell table:formula="of:=[.O71] / [.$B71]" office:value-type="float" office:value="0.000597" calcext:value-type="float">
            <text:p>0.000597</text:p>
          </table:table-cell>
        </table:table-row>
        <table:table-row table:style-name="ro1">
          <table:table-cell office:value-type="string" calcext:value-type="string">
            <text:p>Fx_Exp2_P1045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896.255" calcext:value-type="float">
            <text:p>2896.255</text:p>
          </table:table-cell>
          <table:table-cell office:value-type="float" office:value="4395.108" calcext:value-type="float">
            <text:p>4395.108</text:p>
          </table:table-cell>
          <table:table-cell office:value-type="float" office:value="6716.628" calcext:value-type="float">
            <text:p>6716.628</text:p>
          </table:table-cell>
          <table:table-cell office:value-type="float" office:value="24517.156" calcext:value-type="float">
            <text:p>24517.156</text:p>
          </table:table-cell>
          <table:table-cell office:value-type="float" office:value="40330.962" calcext:value-type="float">
            <text:p>40330.962</text:p>
          </table:table-cell>
          <table:table-cell office:value-type="float" office:value="71771.807" calcext:value-type="float">
            <text:p>71771.807</text:p>
          </table:table-cell>
          <table:table-cell/>
          <table:table-cell office:value-type="float" office:value="213.389" calcext:value-type="float">
            <text:p>213.389</text:p>
          </table:table-cell>
          <table:table-cell office:value-type="float" office:value="413.559" calcext:value-type="float">
            <text:p>413.559</text:p>
          </table:table-cell>
          <table:table-cell office:value-type="float" office:value="467.383" calcext:value-type="float">
            <text:p>467.383</text:p>
          </table:table-cell>
          <table:table-cell office:value-type="float" office:value="4750.645" calcext:value-type="float">
            <text:p>4750.645</text:p>
          </table:table-cell>
          <table:table-cell office:value-type="float" office:value="5684.653" calcext:value-type="float">
            <text:p>5684.653</text:p>
          </table:table-cell>
          <table:table-cell office:value-type="float" office:value="6142.424" calcext:value-type="float">
            <text:p>6142.424</text:p>
          </table:table-cell>
          <table:table-cell table:number-columns-repeated="3"/>
          <table:table-cell table:formula="of:=[.C72] / [.$B72]" office:value-type="float" office:value="2.896255" calcext:value-type="float">
            <text:p>2.896255</text:p>
          </table:table-cell>
          <table:table-cell table:formula="of:=[.D72] / [.$B72]" office:value-type="float" office:value="4.395108" calcext:value-type="float">
            <text:p>4.395108</text:p>
          </table:table-cell>
          <table:table-cell table:formula="of:=[.E72] / [.$B72]" office:value-type="float" office:value="6.716628" calcext:value-type="float">
            <text:p>6.716628</text:p>
          </table:table-cell>
          <table:table-cell table:formula="of:=[.F72] / [.$B72]" office:value-type="float" office:value="24.517156" calcext:value-type="float">
            <text:p>24.517156</text:p>
          </table:table-cell>
          <table:table-cell table:formula="of:=[.G72] / [.$B72]" office:value-type="float" office:value="40.330962" calcext:value-type="float">
            <text:p>40.330962</text:p>
          </table:table-cell>
          <table:table-cell table:formula="of:=[.H72] / [.$B72]" office:value-type="float" office:value="71.771807" calcext:value-type="float">
            <text:p>71.771807</text:p>
          </table:table-cell>
          <table:table-cell table:formula="of:=[.I72] / [.$B72]" office:value-type="float" office:value="0" calcext:value-type="float">
            <text:p>0</text:p>
          </table:table-cell>
          <table:table-cell table:formula="of:=[.J72] / [.$B72]" office:value-type="float" office:value="0.213389" calcext:value-type="float">
            <text:p>0.213389</text:p>
          </table:table-cell>
          <table:table-cell table:formula="of:=[.K72] / [.$B72]" office:value-type="float" office:value="0.413559" calcext:value-type="float">
            <text:p>0.413559</text:p>
          </table:table-cell>
          <table:table-cell table:formula="of:=[.L72] / [.$B72]" office:value-type="float" office:value="0.467383" calcext:value-type="float">
            <text:p>0.467383</text:p>
          </table:table-cell>
          <table:table-cell table:formula="of:=[.M72] / [.$B72]" office:value-type="float" office:value="4.750645" calcext:value-type="float">
            <text:p>4.750645</text:p>
          </table:table-cell>
          <table:table-cell table:formula="of:=[.N72] / [.$B72]" office:value-type="float" office:value="5.684653" calcext:value-type="float">
            <text:p>5.684653</text:p>
          </table:table-cell>
          <table:table-cell table:formula="of:=[.O72] / [.$B72]" office:value-type="float" office:value="6.142424" calcext:value-type="float">
            <text:p>6.142424</text:p>
          </table:table-cell>
        </table:table-row>
        <table:table-row table:style-name="ro1">
          <table:table-cell office:value-type="string" calcext:value-type="string">
            <text:p>Fx_Log2_P2508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1465.85" calcext:value-type="float">
            <text:p>21465.85</text:p>
          </table:table-cell>
          <table:table-cell office:value-type="float" office:value="30295.755" calcext:value-type="float">
            <text:p>30295.755</text:p>
          </table:table-cell>
          <table:table-cell office:value-type="float" office:value="44936.156" calcext:value-type="float">
            <text:p>44936.156</text:p>
          </table:table-cell>
          <table:table-cell office:value-type="float" office:value="146028.304" calcext:value-type="float">
            <text:p>146028.304</text:p>
          </table:table-cell>
          <table:table-cell office:value-type="float" office:value="253991.932" calcext:value-type="float">
            <text:p>253991.932</text:p>
          </table:table-cell>
          <table:table-cell office:value-type="float" office:value="479638.92" calcext:value-type="float">
            <text:p>479638.92</text:p>
          </table:table-cell>
          <table:table-cell/>
          <table:table-cell office:value-type="float" office:value="2605.211" calcext:value-type="float">
            <text:p>2605.211</text:p>
          </table:table-cell>
          <table:table-cell office:value-type="float" office:value="1799.911" calcext:value-type="float">
            <text:p>1799.911</text:p>
          </table:table-cell>
          <table:table-cell office:value-type="float" office:value="1573.597" calcext:value-type="float">
            <text:p>1573.597</text:p>
          </table:table-cell>
          <table:table-cell office:value-type="float" office:value="16347.448" calcext:value-type="float">
            <text:p>16347.448</text:p>
          </table:table-cell>
          <table:table-cell office:value-type="float" office:value="20133.32" calcext:value-type="float">
            <text:p>20133.32</text:p>
          </table:table-cell>
          <table:table-cell office:value-type="float" office:value="26905.053" calcext:value-type="float">
            <text:p>26905.053</text:p>
          </table:table-cell>
          <table:table-cell table:number-columns-repeated="3"/>
          <table:table-cell table:formula="of:=[.C73] / [.$B73]" office:value-type="float" office:value="21.46585" calcext:value-type="float">
            <text:p>21.46585</text:p>
          </table:table-cell>
          <table:table-cell table:formula="of:=[.D73] / [.$B73]" office:value-type="float" office:value="30.295755" calcext:value-type="float">
            <text:p>30.295755</text:p>
          </table:table-cell>
          <table:table-cell table:formula="of:=[.E73] / [.$B73]" office:value-type="float" office:value="44.936156" calcext:value-type="float">
            <text:p>44.936156</text:p>
          </table:table-cell>
          <table:table-cell table:formula="of:=[.F73] / [.$B73]" office:value-type="float" office:value="146.028304" calcext:value-type="float">
            <text:p>146.028304</text:p>
          </table:table-cell>
          <table:table-cell table:formula="of:=[.G73] / [.$B73]" office:value-type="float" office:value="253.991932" calcext:value-type="float">
            <text:p>253.991932</text:p>
          </table:table-cell>
          <table:table-cell table:formula="of:=[.H73] / [.$B73]" office:value-type="float" office:value="479.63892" calcext:value-type="float">
            <text:p>479.63892</text:p>
          </table:table-cell>
          <table:table-cell table:formula="of:=[.I73] / [.$B73]" office:value-type="float" office:value="0" calcext:value-type="float">
            <text:p>0</text:p>
          </table:table-cell>
          <table:table-cell table:formula="of:=[.J73] / [.$B73]" office:value-type="float" office:value="2.605211" calcext:value-type="float">
            <text:p>2.605211</text:p>
          </table:table-cell>
          <table:table-cell table:formula="of:=[.K73] / [.$B73]" office:value-type="float" office:value="1.799911" calcext:value-type="float">
            <text:p>1.799911</text:p>
          </table:table-cell>
          <table:table-cell table:formula="of:=[.L73] / [.$B73]" office:value-type="float" office:value="1.573597" calcext:value-type="float">
            <text:p>1.573597</text:p>
          </table:table-cell>
          <table:table-cell table:formula="of:=[.M73] / [.$B73]" office:value-type="float" office:value="16.347448" calcext:value-type="float">
            <text:p>16.347448</text:p>
          </table:table-cell>
          <table:table-cell table:formula="of:=[.N73] / [.$B73]" office:value-type="float" office:value="20.13332" calcext:value-type="float">
            <text:p>20.13332</text:p>
          </table:table-cell>
          <table:table-cell table:formula="of:=[.O73] / [.$B73]" office:value-type="float" office:value="26.905053" calcext:value-type="float">
            <text:p>26.905053</text:p>
          </table:table-cell>
        </table:table-row>
        <table:table-row table:style-name="ro1">
          <table:table-cell office:value-type="string" calcext:value-type="string">
            <text:p>Fx_Exp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3225.933" calcext:value-type="float">
            <text:p>3225.933</text:p>
          </table:table-cell>
          <table:table-cell office:value-type="float" office:value="4782.942" calcext:value-type="float">
            <text:p>4782.942</text:p>
          </table:table-cell>
          <table:table-cell office:value-type="float" office:value="7329.823" calcext:value-type="float">
            <text:p>7329.823</text:p>
          </table:table-cell>
          <table:table-cell office:value-type="float" office:value="26541.809" calcext:value-type="float">
            <text:p>26541.809</text:p>
          </table:table-cell>
          <table:table-cell office:value-type="float" office:value="44831.648" calcext:value-type="float">
            <text:p>44831.648</text:p>
          </table:table-cell>
          <table:table-cell office:value-type="float" office:value="78291.418" calcext:value-type="float">
            <text:p>78291.418</text:p>
          </table:table-cell>
          <table:table-cell/>
          <table:table-cell office:value-type="float" office:value="242.131" calcext:value-type="float">
            <text:p>242.131</text:p>
          </table:table-cell>
          <table:table-cell office:value-type="float" office:value="350.46" calcext:value-type="float">
            <text:p>350.46</text:p>
          </table:table-cell>
          <table:table-cell office:value-type="float" office:value="453.7" calcext:value-type="float">
            <text:p>453.7</text:p>
          </table:table-cell>
          <table:table-cell office:value-type="float" office:value="5659.773" calcext:value-type="float">
            <text:p>5659.773</text:p>
          </table:table-cell>
          <table:table-cell office:value-type="float" office:value="6365.577" calcext:value-type="float">
            <text:p>6365.577</text:p>
          </table:table-cell>
          <table:table-cell office:value-type="float" office:value="6649.956" calcext:value-type="float">
            <text:p>6649.956</text:p>
          </table:table-cell>
          <table:table-cell table:number-columns-repeated="3"/>
          <table:table-cell table:formula="of:=[.C74] / [.$B74]" office:value-type="float" office:value="3.225933" calcext:value-type="float">
            <text:p>3.225933</text:p>
          </table:table-cell>
          <table:table-cell table:formula="of:=[.D74] / [.$B74]" office:value-type="float" office:value="4.782942" calcext:value-type="float">
            <text:p>4.782942</text:p>
          </table:table-cell>
          <table:table-cell table:formula="of:=[.E74] / [.$B74]" office:value-type="float" office:value="7.329823" calcext:value-type="float">
            <text:p>7.329823</text:p>
          </table:table-cell>
          <table:table-cell table:formula="of:=[.F74] / [.$B74]" office:value-type="float" office:value="26.541809" calcext:value-type="float">
            <text:p>26.541809</text:p>
          </table:table-cell>
          <table:table-cell table:formula="of:=[.G74] / [.$B74]" office:value-type="float" office:value="44.831648" calcext:value-type="float">
            <text:p>44.831648</text:p>
          </table:table-cell>
          <table:table-cell table:formula="of:=[.H74] / [.$B74]" office:value-type="float" office:value="78.291418" calcext:value-type="float">
            <text:p>78.291418</text:p>
          </table:table-cell>
          <table:table-cell table:formula="of:=[.I74] / [.$B74]" office:value-type="float" office:value="0" calcext:value-type="float">
            <text:p>0</text:p>
          </table:table-cell>
          <table:table-cell table:formula="of:=[.J74] / [.$B74]" office:value-type="float" office:value="0.242131" calcext:value-type="float">
            <text:p>0.242131</text:p>
          </table:table-cell>
          <table:table-cell table:formula="of:=[.K74] / [.$B74]" office:value-type="float" office:value="0.35046" calcext:value-type="float">
            <text:p>0.35046</text:p>
          </table:table-cell>
          <table:table-cell table:formula="of:=[.L74] / [.$B74]" office:value-type="float" office:value="0.4537" calcext:value-type="float">
            <text:p>0.4537</text:p>
          </table:table-cell>
          <table:table-cell table:formula="of:=[.M74] / [.$B74]" office:value-type="float" office:value="5.659773" calcext:value-type="float">
            <text:p>5.659773</text:p>
          </table:table-cell>
          <table:table-cell table:formula="of:=[.N74] / [.$B74]" office:value-type="float" office:value="6.365577" calcext:value-type="float">
            <text:p>6.365577</text:p>
          </table:table-cell>
          <table:table-cell table:formula="of:=[.O74] / [.$B74]" office:value-type="float" office:value="6.649956" calcext:value-type="float">
            <text:p>6.649956</text:p>
          </table:table-cell>
        </table:table-row>
        <table:table-row table:style-name="ro1">
          <table:table-cell office:value-type="string" calcext:value-type="string">
            <text:p>Fx_Ln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3903.425" calcext:value-type="float">
            <text:p>23903.425</text:p>
          </table:table-cell>
          <table:table-cell office:value-type="float" office:value="33205.388" calcext:value-type="float">
            <text:p>33205.388</text:p>
          </table:table-cell>
          <table:table-cell office:value-type="float" office:value="45692.119" calcext:value-type="float">
            <text:p>45692.119</text:p>
          </table:table-cell>
          <table:table-cell office:value-type="float" office:value="141692.638" calcext:value-type="float">
            <text:p>141692.638</text:p>
          </table:table-cell>
          <table:table-cell office:value-type="float" office:value="254238.593" calcext:value-type="float">
            <text:p>254238.593</text:p>
          </table:table-cell>
          <table:table-cell office:value-type="float" office:value="489633.053" calcext:value-type="float">
            <text:p>489633.053</text:p>
          </table:table-cell>
          <table:table-cell/>
          <table:table-cell office:value-type="float" office:value="4351.045" calcext:value-type="float">
            <text:p>4351.045</text:p>
          </table:table-cell>
          <table:table-cell office:value-type="float" office:value="3932.391" calcext:value-type="float">
            <text:p>3932.391</text:p>
          </table:table-cell>
          <table:table-cell office:value-type="float" office:value="1695.457" calcext:value-type="float">
            <text:p>1695.457</text:p>
          </table:table-cell>
          <table:table-cell office:value-type="float" office:value="17503.889" calcext:value-type="float">
            <text:p>17503.889</text:p>
          </table:table-cell>
          <table:table-cell office:value-type="float" office:value="20407.315" calcext:value-type="float">
            <text:p>20407.315</text:p>
          </table:table-cell>
          <table:table-cell office:value-type="float" office:value="33143.935" calcext:value-type="float">
            <text:p>33143.935</text:p>
          </table:table-cell>
          <table:table-cell table:number-columns-repeated="3"/>
          <table:table-cell table:formula="of:=[.C75] / [.$B75]" office:value-type="float" office:value="23.903425" calcext:value-type="float">
            <text:p>23.903425</text:p>
          </table:table-cell>
          <table:table-cell table:formula="of:=[.D75] / [.$B75]" office:value-type="float" office:value="33.205388" calcext:value-type="float">
            <text:p>33.205388</text:p>
          </table:table-cell>
          <table:table-cell table:formula="of:=[.E75] / [.$B75]" office:value-type="float" office:value="45.692119" calcext:value-type="float">
            <text:p>45.692119</text:p>
          </table:table-cell>
          <table:table-cell table:formula="of:=[.F75] / [.$B75]" office:value-type="float" office:value="141.692638" calcext:value-type="float">
            <text:p>141.692638</text:p>
          </table:table-cell>
          <table:table-cell table:formula="of:=[.G75] / [.$B75]" office:value-type="float" office:value="254.238593" calcext:value-type="float">
            <text:p>254.238593</text:p>
          </table:table-cell>
          <table:table-cell table:formula="of:=[.H75] / [.$B75]" office:value-type="float" office:value="489.633053" calcext:value-type="float">
            <text:p>489.633053</text:p>
          </table:table-cell>
          <table:table-cell table:formula="of:=[.I75] / [.$B75]" office:value-type="float" office:value="0" calcext:value-type="float">
            <text:p>0</text:p>
          </table:table-cell>
          <table:table-cell table:formula="of:=[.J75] / [.$B75]" office:value-type="float" office:value="4.351045" calcext:value-type="float">
            <text:p>4.351045</text:p>
          </table:table-cell>
          <table:table-cell table:formula="of:=[.K75] / [.$B75]" office:value-type="float" office:value="3.932391" calcext:value-type="float">
            <text:p>3.932391</text:p>
          </table:table-cell>
          <table:table-cell table:formula="of:=[.L75] / [.$B75]" office:value-type="float" office:value="1.695457" calcext:value-type="float">
            <text:p>1.695457</text:p>
          </table:table-cell>
          <table:table-cell table:formula="of:=[.M75] / [.$B75]" office:value-type="float" office:value="17.503889" calcext:value-type="float">
            <text:p>17.503889</text:p>
          </table:table-cell>
          <table:table-cell table:formula="of:=[.N75] / [.$B75]" office:value-type="float" office:value="20.407315" calcext:value-type="float">
            <text:p>20.407315</text:p>
          </table:table-cell>
          <table:table-cell table:formula="of:=[.O75] / [.$B75]" office:value-type="float" office:value="33.143935" calcext:value-type="float">
            <text:p>33.143935</text:p>
          </table:table-cell>
        </table:table-row>
        <table:table-row table:style-name="ro1">
          <table:table-cell office:value-type="string" calcext:value-type="string">
            <text:p>Fx_Sqrt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3890.252" calcext:value-type="float">
            <text:p>23890.252</text:p>
          </table:table-cell>
          <table:table-cell office:value-type="float" office:value="33077.26" calcext:value-type="float">
            <text:p>33077.26</text:p>
          </table:table-cell>
          <table:table-cell office:value-type="float" office:value="46904.238" calcext:value-type="float">
            <text:p>46904.238</text:p>
          </table:table-cell>
          <table:table-cell office:value-type="float" office:value="145538.428" calcext:value-type="float">
            <text:p>145538.428</text:p>
          </table:table-cell>
          <table:table-cell office:value-type="float" office:value="259617.255" calcext:value-type="float">
            <text:p>259617.255</text:p>
          </table:table-cell>
          <table:table-cell office:value-type="float" office:value="500350.334" calcext:value-type="float">
            <text:p>500350.334</text:p>
          </table:table-cell>
          <table:table-cell/>
          <table:table-cell office:value-type="float" office:value="4615.673" calcext:value-type="float">
            <text:p>4615.673</text:p>
          </table:table-cell>
          <table:table-cell office:value-type="float" office:value="3325.761" calcext:value-type="float">
            <text:p>3325.761</text:p>
          </table:table-cell>
          <table:table-cell office:value-type="float" office:value="2112.941" calcext:value-type="float">
            <text:p>2112.941</text:p>
          </table:table-cell>
          <table:table-cell office:value-type="float" office:value="19444.582" calcext:value-type="float">
            <text:p>19444.582</text:p>
          </table:table-cell>
          <table:table-cell office:value-type="float" office:value="21603.979" calcext:value-type="float">
            <text:p>21603.979</text:p>
          </table:table-cell>
          <table:table-cell office:value-type="float" office:value="32905.051" calcext:value-type="float">
            <text:p>32905.051</text:p>
          </table:table-cell>
          <table:table-cell table:number-columns-repeated="3"/>
          <table:table-cell table:formula="of:=[.C76] / [.$B76]" office:value-type="float" office:value="23.890252" calcext:value-type="float">
            <text:p>23.890252</text:p>
          </table:table-cell>
          <table:table-cell table:formula="of:=[.D76] / [.$B76]" office:value-type="float" office:value="33.07726" calcext:value-type="float">
            <text:p>33.07726</text:p>
          </table:table-cell>
          <table:table-cell table:formula="of:=[.E76] / [.$B76]" office:value-type="float" office:value="46.904238" calcext:value-type="float">
            <text:p>46.904238</text:p>
          </table:table-cell>
          <table:table-cell table:formula="of:=[.F76] / [.$B76]" office:value-type="float" office:value="145.538428" calcext:value-type="float">
            <text:p>145.538428</text:p>
          </table:table-cell>
          <table:table-cell table:formula="of:=[.G76] / [.$B76]" office:value-type="float" office:value="259.617255" calcext:value-type="float">
            <text:p>259.617255</text:p>
          </table:table-cell>
          <table:table-cell table:formula="of:=[.H76] / [.$B76]" office:value-type="float" office:value="500.350334" calcext:value-type="float">
            <text:p>500.350334</text:p>
          </table:table-cell>
          <table:table-cell table:formula="of:=[.I76] / [.$B76]" office:value-type="float" office:value="0" calcext:value-type="float">
            <text:p>0</text:p>
          </table:table-cell>
          <table:table-cell table:formula="of:=[.J76] / [.$B76]" office:value-type="float" office:value="4.615673" calcext:value-type="float">
            <text:p>4.615673</text:p>
          </table:table-cell>
          <table:table-cell table:formula="of:=[.K76] / [.$B76]" office:value-type="float" office:value="3.325761" calcext:value-type="float">
            <text:p>3.325761</text:p>
          </table:table-cell>
          <table:table-cell table:formula="of:=[.L76] / [.$B76]" office:value-type="float" office:value="2.112941" calcext:value-type="float">
            <text:p>2.112941</text:p>
          </table:table-cell>
          <table:table-cell table:formula="of:=[.M76] / [.$B76]" office:value-type="float" office:value="19.444582" calcext:value-type="float">
            <text:p>19.444582</text:p>
          </table:table-cell>
          <table:table-cell table:formula="of:=[.N76] / [.$B76]" office:value-type="float" office:value="21.603979" calcext:value-type="float">
            <text:p>21.603979</text:p>
          </table:table-cell>
          <table:table-cell table:formula="of:=[.O76] / [.$B76]" office:value-type="float" office:value="32.905051" calcext:value-type="float">
            <text:p>32.905051</text:p>
          </table:table-cell>
        </table:table-row>
        <table:table-row table:style-name="ro1">
          <table:table-cell office:value-type="string" calcext:value-type="string">
            <text:p>Fx_Sqrt_P0132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0111.356" calcext:value-type="float">
            <text:p>10111.356</text:p>
          </table:table-cell>
          <table:table-cell office:value-type="float" office:value="15604.836" calcext:value-type="float">
            <text:p>15604.836</text:p>
          </table:table-cell>
          <table:table-cell office:value-type="float" office:value="23083.251" calcext:value-type="float">
            <text:p>23083.251</text:p>
          </table:table-cell>
          <table:table-cell office:value-type="float" office:value="78036.704" calcext:value-type="float">
            <text:p>78036.704</text:p>
          </table:table-cell>
          <table:table-cell office:value-type="float" office:value="133562.922" calcext:value-type="float">
            <text:p>133562.922</text:p>
          </table:table-cell>
          <table:table-cell office:value-type="float" office:value="250734.799" calcext:value-type="float">
            <text:p>250734.799</text:p>
          </table:table-cell>
          <table:table-cell/>
          <table:table-cell office:value-type="float" office:value="746.588" calcext:value-type="float">
            <text:p>746.588</text:p>
          </table:table-cell>
          <table:table-cell office:value-type="float" office:value="1071.475" calcext:value-type="float">
            <text:p>1071.475</text:p>
          </table:table-cell>
          <table:table-cell office:value-type="float" office:value="1143.158" calcext:value-type="float">
            <text:p>1143.158</text:p>
          </table:table-cell>
          <table:table-cell office:value-type="float" office:value="12348.039" calcext:value-type="float">
            <text:p>12348.039</text:p>
          </table:table-cell>
          <table:table-cell office:value-type="float" office:value="14832.483" calcext:value-type="float">
            <text:p>14832.483</text:p>
          </table:table-cell>
          <table:table-cell office:value-type="float" office:value="18507.043" calcext:value-type="float">
            <text:p>18507.043</text:p>
          </table:table-cell>
          <table:table-cell table:number-columns-repeated="3"/>
          <table:table-cell table:formula="of:=[.C77] / [.$B77]" office:value-type="float" office:value="10.111356" calcext:value-type="float">
            <text:p>10.111356</text:p>
          </table:table-cell>
          <table:table-cell table:formula="of:=[.D77] / [.$B77]" office:value-type="float" office:value="15.604836" calcext:value-type="float">
            <text:p>15.604836</text:p>
          </table:table-cell>
          <table:table-cell table:formula="of:=[.E77] / [.$B77]" office:value-type="float" office:value="23.083251" calcext:value-type="float">
            <text:p>23.083251</text:p>
          </table:table-cell>
          <table:table-cell table:formula="of:=[.F77] / [.$B77]" office:value-type="float" office:value="78.036704" calcext:value-type="float">
            <text:p>78.036704</text:p>
          </table:table-cell>
          <table:table-cell table:formula="of:=[.G77] / [.$B77]" office:value-type="float" office:value="133.562922" calcext:value-type="float">
            <text:p>133.562922</text:p>
          </table:table-cell>
          <table:table-cell table:formula="of:=[.H77] / [.$B77]" office:value-type="float" office:value="250.734799" calcext:value-type="float">
            <text:p>250.734799</text:p>
          </table:table-cell>
          <table:table-cell table:formula="of:=[.I77] / [.$B77]" office:value-type="float" office:value="0" calcext:value-type="float">
            <text:p>0</text:p>
          </table:table-cell>
          <table:table-cell table:formula="of:=[.J77] / [.$B77]" office:value-type="float" office:value="0.746588" calcext:value-type="float">
            <text:p>0.746588</text:p>
          </table:table-cell>
          <table:table-cell table:formula="of:=[.K77] / [.$B77]" office:value-type="float" office:value="1.071475" calcext:value-type="float">
            <text:p>1.071475</text:p>
          </table:table-cell>
          <table:table-cell table:formula="of:=[.L77] / [.$B77]" office:value-type="float" office:value="1.143158" calcext:value-type="float">
            <text:p>1.143158</text:p>
          </table:table-cell>
          <table:table-cell table:formula="of:=[.M77] / [.$B77]" office:value-type="float" office:value="12.348039" calcext:value-type="float">
            <text:p>12.348039</text:p>
          </table:table-cell>
          <table:table-cell table:formula="of:=[.N77] / [.$B77]" office:value-type="float" office:value="14.832483" calcext:value-type="float">
            <text:p>14.832483</text:p>
          </table:table-cell>
          <table:table-cell table:formula="of:=[.O77] / [.$B77]" office:value-type="float" office:value="18.507043" calcext:value-type="float">
            <text:p>18.507043</text:p>
          </table:table-cell>
        </table:table-row>
        <table:table-row table:style-name="ro1">
          <table:table-cell office:value-type="string" calcext:value-type="string">
            <text:p>Fx_Ceil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69.207" calcext:value-type="float">
            <text:p>169.207</text:p>
          </table:table-cell>
          <table:table-cell office:value-type="float" office:value="189.408" calcext:value-type="float">
            <text:p>189.408</text:p>
          </table:table-cell>
          <table:table-cell office:value-type="float" office:value="258.682" calcext:value-type="float">
            <text:p>258.682</text:p>
          </table:table-cell>
          <table:table-cell office:value-type="float" office:value="1894.062" calcext:value-type="float">
            <text:p>1894.062</text:p>
          </table:table-cell>
          <table:table-cell office:value-type="float" office:value="2480.528" calcext:value-type="float">
            <text:p>2480.528</text:p>
          </table:table-cell>
          <table:table-cell office:value-type="float" office:value="3073.205" calcext:value-type="float">
            <text:p>3073.205</text:p>
          </table:table-cell>
          <table:table-cell/>
          <table:table-cell office:value-type="float" office:value="13.02" calcext:value-type="float">
            <text:p>13.02</text:p>
          </table:table-cell>
          <table:table-cell office:value-type="float" office:value="19.947" calcext:value-type="float">
            <text:p>19.947</text:p>
          </table:table-cell>
          <table:table-cell office:value-type="float" office:value="15.281" calcext:value-type="float">
            <text:p>15.281</text:p>
          </table:table-cell>
          <table:table-cell office:value-type="float" office:value="491.427" calcext:value-type="float">
            <text:p>491.427</text:p>
          </table:table-cell>
          <table:table-cell office:value-type="float" office:value="596.662" calcext:value-type="float">
            <text:p>596.662</text:p>
          </table:table-cell>
          <table:table-cell office:value-type="float" office:value="579.8" calcext:value-type="float">
            <text:p>579.8</text:p>
          </table:table-cell>
          <table:table-cell table:number-columns-repeated="3"/>
          <table:table-cell table:formula="of:=[.C78] / [.$B78]" office:value-type="float" office:value="0.169207" calcext:value-type="float">
            <text:p>0.169207</text:p>
          </table:table-cell>
          <table:table-cell table:formula="of:=[.D78] / [.$B78]" office:value-type="float" office:value="0.189408" calcext:value-type="float">
            <text:p>0.189408</text:p>
          </table:table-cell>
          <table:table-cell table:formula="of:=[.E78] / [.$B78]" office:value-type="float" office:value="0.258682" calcext:value-type="float">
            <text:p>0.258682</text:p>
          </table:table-cell>
          <table:table-cell table:formula="of:=[.F78] / [.$B78]" office:value-type="float" office:value="1.894062" calcext:value-type="float">
            <text:p>1.894062</text:p>
          </table:table-cell>
          <table:table-cell table:formula="of:=[.G78] / [.$B78]" office:value-type="float" office:value="2.480528" calcext:value-type="float">
            <text:p>2.480528</text:p>
          </table:table-cell>
          <table:table-cell table:formula="of:=[.H78] / [.$B78]" office:value-type="float" office:value="3.073205" calcext:value-type="float">
            <text:p>3.073205</text:p>
          </table:table-cell>
          <table:table-cell table:formula="of:=[.I78] / [.$B78]" office:value-type="float" office:value="0" calcext:value-type="float">
            <text:p>0</text:p>
          </table:table-cell>
          <table:table-cell table:formula="of:=[.J78] / [.$B78]" office:value-type="float" office:value="0.01302" calcext:value-type="float">
            <text:p>0.01302</text:p>
          </table:table-cell>
          <table:table-cell table:formula="of:=[.K78] / [.$B78]" office:value-type="float" office:value="0.019947" calcext:value-type="float">
            <text:p>0.019947</text:p>
          </table:table-cell>
          <table:table-cell table:formula="of:=[.L78] / [.$B78]" office:value-type="float" office:value="0.015281" calcext:value-type="float">
            <text:p>0.015281</text:p>
          </table:table-cell>
          <table:table-cell table:formula="of:=[.M78] / [.$B78]" office:value-type="float" office:value="0.491427" calcext:value-type="float">
            <text:p>0.491427</text:p>
          </table:table-cell>
          <table:table-cell table:formula="of:=[.N78] / [.$B78]" office:value-type="float" office:value="0.596662" calcext:value-type="float">
            <text:p>0.596662</text:p>
          </table:table-cell>
          <table:table-cell table:formula="of:=[.O78] / [.$B78]" office:value-type="float" office:value="0.5798" calcext:value-type="float">
            <text:p>0.5798</text:p>
          </table:table-cell>
        </table:table-row>
        <table:table-row table:style-name="ro1">
          <table:table-cell office:value-type="string" calcext:value-type="string">
            <text:p>Fx_Floor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4.539" calcext:value-type="float">
            <text:p>4.539</text:p>
          </table:table-cell>
          <table:table-cell office:value-type="float" office:value="6.899" calcext:value-type="float">
            <text:p>6.899</text:p>
          </table:table-cell>
          <table:table-cell office:value-type="float" office:value="9.443" calcext:value-type="float">
            <text:p>9.443</text:p>
          </table:table-cell>
          <table:table-cell office:value-type="float" office:value="109.374" calcext:value-type="float">
            <text:p>109.374</text:p>
          </table:table-cell>
          <table:table-cell office:value-type="float" office:value="110.314" calcext:value-type="float">
            <text:p>110.314</text:p>
          </table:table-cell>
          <table:table-cell office:value-type="float" office:value="119.532" calcext:value-type="float">
            <text:p>119.532</text:p>
          </table:table-cell>
          <table:table-cell/>
          <table:table-cell office:value-type="float" office:value="0.23" calcext:value-type="float">
            <text:p>0.23</text:p>
          </table:table-cell>
          <table:table-cell office:value-type="float" office:value="0.508" calcext:value-type="float">
            <text:p>0.508</text:p>
          </table:table-cell>
          <table:table-cell office:value-type="float" office:value="0.907" calcext:value-type="float">
            <text:p>0.907</text:p>
          </table:table-cell>
          <table:table-cell office:value-type="float" office:value="0.229" calcext:value-type="float">
            <text:p>0.229</text:p>
          </table:table-cell>
          <table:table-cell office:value-type="float" office:value="0.646" calcext:value-type="float">
            <text:p>0.646</text:p>
          </table:table-cell>
          <table:table-cell office:value-type="float" office:value="0.862" calcext:value-type="float">
            <text:p>0.862</text:p>
          </table:table-cell>
          <table:table-cell table:number-columns-repeated="3"/>
          <table:table-cell table:formula="of:=[.C79] / [.$B79]" office:value-type="float" office:value="0.004539" calcext:value-type="float">
            <text:p>0.004539</text:p>
          </table:table-cell>
          <table:table-cell table:formula="of:=[.D79] / [.$B79]" office:value-type="float" office:value="0.006899" calcext:value-type="float">
            <text:p>0.006899</text:p>
          </table:table-cell>
          <table:table-cell table:formula="of:=[.E79] / [.$B79]" office:value-type="float" office:value="0.009443" calcext:value-type="float">
            <text:p>0.009443</text:p>
          </table:table-cell>
          <table:table-cell table:formula="of:=[.F79] / [.$B79]" office:value-type="float" office:value="0.109374" calcext:value-type="float">
            <text:p>0.109374</text:p>
          </table:table-cell>
          <table:table-cell table:formula="of:=[.G79] / [.$B79]" office:value-type="float" office:value="0.110314" calcext:value-type="float">
            <text:p>0.110314</text:p>
          </table:table-cell>
          <table:table-cell table:formula="of:=[.H79] / [.$B79]" office:value-type="float" office:value="0.119532" calcext:value-type="float">
            <text:p>0.119532</text:p>
          </table:table-cell>
          <table:table-cell table:formula="of:=[.I79] / [.$B79]" office:value-type="float" office:value="0" calcext:value-type="float">
            <text:p>0</text:p>
          </table:table-cell>
          <table:table-cell table:formula="of:=[.J79] / [.$B79]" office:value-type="float" office:value="0.00023" calcext:value-type="float">
            <text:p>0.00023</text:p>
          </table:table-cell>
          <table:table-cell table:formula="of:=[.K79] / [.$B79]" office:value-type="float" office:value="0.000508" calcext:value-type="float">
            <text:p>0.000508</text:p>
          </table:table-cell>
          <table:table-cell table:formula="of:=[.L79] / [.$B79]" office:value-type="float" office:value="0.000907" calcext:value-type="float">
            <text:p>0.000907</text:p>
          </table:table-cell>
          <table:table-cell table:formula="of:=[.M79] / [.$B79]" office:value-type="float" office:value="0.000229" calcext:value-type="float">
            <text:p>0.000229</text:p>
          </table:table-cell>
          <table:table-cell table:formula="of:=[.N79] / [.$B79]" office:value-type="float" office:value="0.000646" calcext:value-type="float">
            <text:p>0.000646</text:p>
          </table:table-cell>
          <table:table-cell table:formula="of:=[.O79] / [.$B79]" office:value-type="float" office:value="0.000862" calcext:value-type="float">
            <text:p>0.000862</text:p>
          </table:table-cell>
        </table:table-row>
        <table:table-row table:style-name="ro1">
          <table:table-cell office:value-type="string" calcext:value-type="string">
            <text:p>Fx2Int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29.011" calcext:value-type="float">
            <text:p>229.011</text:p>
          </table:table-cell>
          <table:table-cell office:value-type="float" office:value="289.125" calcext:value-type="float">
            <text:p>289.125</text:p>
          </table:table-cell>
          <table:table-cell office:value-type="float" office:value="411.497" calcext:value-type="float">
            <text:p>411.497</text:p>
          </table:table-cell>
          <table:table-cell office:value-type="float" office:value="2256.092" calcext:value-type="float">
            <text:p>2256.092</text:p>
          </table:table-cell>
          <table:table-cell office:value-type="float" office:value="2705.839" calcext:value-type="float">
            <text:p>2705.839</text:p>
          </table:table-cell>
          <table:table-cell office:value-type="float" office:value="4474.984" calcext:value-type="float">
            <text:p>4474.984</text:p>
          </table:table-cell>
          <table:table-cell/>
          <table:table-cell office:value-type="float" office:value="9.507" calcext:value-type="float">
            <text:p>9.507</text:p>
          </table:table-cell>
          <table:table-cell office:value-type="float" office:value="24.281" calcext:value-type="float">
            <text:p>24.281</text:p>
          </table:table-cell>
          <table:table-cell office:value-type="float" office:value="47.899" calcext:value-type="float">
            <text:p>47.899</text:p>
          </table:table-cell>
          <table:table-cell office:value-type="float" office:value="620.304" calcext:value-type="float">
            <text:p>620.304</text:p>
          </table:table-cell>
          <table:table-cell office:value-type="float" office:value="563.35" calcext:value-type="float">
            <text:p>563.35</text:p>
          </table:table-cell>
          <table:table-cell office:value-type="float" office:value="804.083" calcext:value-type="float">
            <text:p>804.083</text:p>
          </table:table-cell>
          <table:table-cell table:number-columns-repeated="3"/>
          <table:table-cell table:formula="of:=[.C80] / [.$B80]" office:value-type="float" office:value="0.229011" calcext:value-type="float">
            <text:p>0.229011</text:p>
          </table:table-cell>
          <table:table-cell table:formula="of:=[.D80] / [.$B80]" office:value-type="float" office:value="0.289125" calcext:value-type="float">
            <text:p>0.289125</text:p>
          </table:table-cell>
          <table:table-cell table:formula="of:=[.E80] / [.$B80]" office:value-type="float" office:value="0.411497" calcext:value-type="float">
            <text:p>0.411497</text:p>
          </table:table-cell>
          <table:table-cell table:formula="of:=[.F80] / [.$B80]" office:value-type="float" office:value="2.256092" calcext:value-type="float">
            <text:p>2.256092</text:p>
          </table:table-cell>
          <table:table-cell table:formula="of:=[.G80] / [.$B80]" office:value-type="float" office:value="2.705839" calcext:value-type="float">
            <text:p>2.705839</text:p>
          </table:table-cell>
          <table:table-cell table:formula="of:=[.H80] / [.$B80]" office:value-type="float" office:value="4.474984" calcext:value-type="float">
            <text:p>4.474984</text:p>
          </table:table-cell>
          <table:table-cell table:formula="of:=[.I80] / [.$B80]" office:value-type="float" office:value="0" calcext:value-type="float">
            <text:p>0</text:p>
          </table:table-cell>
          <table:table-cell table:formula="of:=[.J80] / [.$B80]" office:value-type="float" office:value="0.009507" calcext:value-type="float">
            <text:p>0.009507</text:p>
          </table:table-cell>
          <table:table-cell table:formula="of:=[.K80] / [.$B80]" office:value-type="float" office:value="0.024281" calcext:value-type="float">
            <text:p>0.024281</text:p>
          </table:table-cell>
          <table:table-cell table:formula="of:=[.L80] / [.$B80]" office:value-type="float" office:value="0.047899" calcext:value-type="float">
            <text:p>0.047899</text:p>
          </table:table-cell>
          <table:table-cell table:formula="of:=[.M80] / [.$B80]" office:value-type="float" office:value="0.620304" calcext:value-type="float">
            <text:p>0.620304</text:p>
          </table:table-cell>
          <table:table-cell table:formula="of:=[.N80] / [.$B80]" office:value-type="float" office:value="0.56335" calcext:value-type="float">
            <text:p>0.56335</text:p>
          </table:table-cell>
          <table:table-cell table:formula="of:=[.O80] / [.$B80]" office:value-type="float" office:value="0.804083" calcext:value-type="float">
            <text:p>0.804083</text:p>
          </table:table-cell>
        </table:table-row>
        <table:table-row table:style-name="ro1">
          <table:table-cell office:value-type="string" calcext:value-type="string">
            <text:p>Fx2FL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070.54" calcext:value-type="float">
            <text:p>1070.54</text:p>
          </table:table-cell>
          <table:table-cell office:value-type="float" office:value="1595.581" calcext:value-type="float">
            <text:p>1595.581</text:p>
          </table:table-cell>
          <table:table-cell office:value-type="float" office:value="2508.252" calcext:value-type="float">
            <text:p>2508.252</text:p>
          </table:table-cell>
          <table:table-cell office:value-type="float" office:value="13542.144" calcext:value-type="float">
            <text:p>13542.144</text:p>
          </table:table-cell>
          <table:table-cell office:value-type="float" office:value="20355.281" calcext:value-type="float">
            <text:p>20355.281</text:p>
          </table:table-cell>
          <table:table-cell office:value-type="float" office:value="33481.575" calcext:value-type="float">
            <text:p>33481.575</text:p>
          </table:table-cell>
          <table:table-cell/>
          <table:table-cell office:value-type="float" office:value="246.593" calcext:value-type="float">
            <text:p>246.593</text:p>
          </table:table-cell>
          <table:table-cell office:value-type="float" office:value="397.932" calcext:value-type="float">
            <text:p>397.932</text:p>
          </table:table-cell>
          <table:table-cell office:value-type="float" office:value="548.292" calcext:value-type="float">
            <text:p>548.292</text:p>
          </table:table-cell>
          <table:table-cell office:value-type="float" office:value="7359.455" calcext:value-type="float">
            <text:p>7359.455</text:p>
          </table:table-cell>
          <table:table-cell office:value-type="float" office:value="9640.231" calcext:value-type="float">
            <text:p>9640.231</text:p>
          </table:table-cell>
          <table:table-cell office:value-type="float" office:value="10377.512" calcext:value-type="float">
            <text:p>10377.512</text:p>
          </table:table-cell>
          <table:table-cell table:number-columns-repeated="3"/>
          <table:table-cell table:formula="of:=[.C81] / [.$B81]" office:value-type="float" office:value="1.07054" calcext:value-type="float">
            <text:p>1.07054</text:p>
          </table:table-cell>
          <table:table-cell table:formula="of:=[.D81] / [.$B81]" office:value-type="float" office:value="1.595581" calcext:value-type="float">
            <text:p>1.595581</text:p>
          </table:table-cell>
          <table:table-cell table:formula="of:=[.E81] / [.$B81]" office:value-type="float" office:value="2.508252" calcext:value-type="float">
            <text:p>2.508252</text:p>
          </table:table-cell>
          <table:table-cell table:formula="of:=[.F81] / [.$B81]" office:value-type="float" office:value="13.542144" calcext:value-type="float">
            <text:p>13.542144</text:p>
          </table:table-cell>
          <table:table-cell table:formula="of:=[.G81] / [.$B81]" office:value-type="float" office:value="20.355281" calcext:value-type="float">
            <text:p>20.355281</text:p>
          </table:table-cell>
          <table:table-cell table:formula="of:=[.H81] / [.$B81]" office:value-type="float" office:value="33.481575" calcext:value-type="float">
            <text:p>33.481575</text:p>
          </table:table-cell>
          <table:table-cell table:formula="of:=[.I81] / [.$B81]" office:value-type="float" office:value="0" calcext:value-type="float">
            <text:p>0</text:p>
          </table:table-cell>
          <table:table-cell table:formula="of:=[.J81] / [.$B81]" office:value-type="float" office:value="0.246593" calcext:value-type="float">
            <text:p>0.246593</text:p>
          </table:table-cell>
          <table:table-cell table:formula="of:=[.K81] / [.$B81]" office:value-type="float" office:value="0.397932" calcext:value-type="float">
            <text:p>0.397932</text:p>
          </table:table-cell>
          <table:table-cell table:formula="of:=[.L81] / [.$B81]" office:value-type="float" office:value="0.548292" calcext:value-type="float">
            <text:p>0.548292</text:p>
          </table:table-cell>
          <table:table-cell table:formula="of:=[.M81] / [.$B81]" office:value-type="float" office:value="7.359455" calcext:value-type="float">
            <text:p>7.359455</text:p>
          </table:table-cell>
          <table:table-cell table:formula="of:=[.N81] / [.$B81]" office:value-type="float" office:value="9.640231" calcext:value-type="float">
            <text:p>9.640231</text:p>
          </table:table-cell>
          <table:table-cell table:formula="of:=[.O81] / [.$B81]" office:value-type="float" office:value="10.377512" calcext:value-type="float">
            <text:p>10.377512</text:p>
          </table:table-cell>
        </table:table-row>
        <table:table-row table:style-name="ro1">
          <table:table-cell office:value-type="string" calcext:value-type="string">
            <text:p>Fx_Neg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76.96" calcext:value-type="float">
            <text:p>276.96</text:p>
          </table:table-cell>
          <table:table-cell office:value-type="float" office:value="862.447" calcext:value-type="float">
            <text:p>862.447</text:p>
          </table:table-cell>
          <table:table-cell office:value-type="float" office:value="1181.582" calcext:value-type="float">
            <text:p>1181.582</text:p>
          </table:table-cell>
          <table:table-cell office:value-type="float" office:value="11631.469" calcext:value-type="float">
            <text:p>11631.469</text:p>
          </table:table-cell>
          <table:table-cell office:value-type="float" office:value="12018.155" calcext:value-type="float">
            <text:p>12018.155</text:p>
          </table:table-cell>
          <table:table-cell office:value-type="float" office:value="12967.361" calcext:value-type="float">
            <text:p>12967.361</text:p>
          </table:table-cell>
          <table:table-cell/>
          <table:table-cell office:value-type="float" office:value="156.464" calcext:value-type="float">
            <text:p>156.464</text:p>
          </table:table-cell>
          <table:table-cell office:value-type="float" office:value="704.754" calcext:value-type="float">
            <text:p>704.754</text:p>
          </table:table-cell>
          <table:table-cell office:value-type="float" office:value="1038.652" calcext:value-type="float">
            <text:p>1038.652</text:p>
          </table:table-cell>
          <table:table-cell office:value-type="float" office:value="10537.846" calcext:value-type="float">
            <text:p>10537.846</text:p>
          </table:table-cell>
          <table:table-cell office:value-type="float" office:value="10731.197" calcext:value-type="float">
            <text:p>10731.197</text:p>
          </table:table-cell>
          <table:table-cell office:value-type="float" office:value="11523.947" calcext:value-type="float">
            <text:p>11523.947</text:p>
          </table:table-cell>
          <table:table-cell table:number-columns-repeated="3"/>
          <table:table-cell table:formula="of:=[.C82] / [.$B82]" office:value-type="float" office:value="0.27696" calcext:value-type="float">
            <text:p>0.27696</text:p>
          </table:table-cell>
          <table:table-cell table:formula="of:=[.D82] / [.$B82]" office:value-type="float" office:value="0.862447" calcext:value-type="float">
            <text:p>0.862447</text:p>
          </table:table-cell>
          <table:table-cell table:formula="of:=[.E82] / [.$B82]" office:value-type="float" office:value="1.181582" calcext:value-type="float">
            <text:p>1.181582</text:p>
          </table:table-cell>
          <table:table-cell table:formula="of:=[.F82] / [.$B82]" office:value-type="float" office:value="11.631469" calcext:value-type="float">
            <text:p>11.631469</text:p>
          </table:table-cell>
          <table:table-cell table:formula="of:=[.G82] / [.$B82]" office:value-type="float" office:value="12.018155" calcext:value-type="float">
            <text:p>12.018155</text:p>
          </table:table-cell>
          <table:table-cell table:formula="of:=[.H82] / [.$B82]" office:value-type="float" office:value="12.967361" calcext:value-type="float">
            <text:p>12.967361</text:p>
          </table:table-cell>
          <table:table-cell table:formula="of:=[.I82] / [.$B82]" office:value-type="float" office:value="0" calcext:value-type="float">
            <text:p>0</text:p>
          </table:table-cell>
          <table:table-cell table:formula="of:=[.J82] / [.$B82]" office:value-type="float" office:value="0.156464" calcext:value-type="float">
            <text:p>0.156464</text:p>
          </table:table-cell>
          <table:table-cell table:formula="of:=[.K82] / [.$B82]" office:value-type="float" office:value="0.704754" calcext:value-type="float">
            <text:p>0.704754</text:p>
          </table:table-cell>
          <table:table-cell table:formula="of:=[.L82] / [.$B82]" office:value-type="float" office:value="1.038652" calcext:value-type="float">
            <text:p>1.038652</text:p>
          </table:table-cell>
          <table:table-cell table:formula="of:=[.M82] / [.$B82]" office:value-type="float" office:value="10.537846" calcext:value-type="float">
            <text:p>10.537846</text:p>
          </table:table-cell>
          <table:table-cell table:formula="of:=[.N82] / [.$B82]" office:value-type="float" office:value="10.731197" calcext:value-type="float">
            <text:p>10.731197</text:p>
          </table:table-cell>
          <table:table-cell table:formula="of:=[.O82] / [.$B82]" office:value-type="float" office:value="11.523947" calcext:value-type="float">
            <text:p>11.523947</text:p>
          </table:table-cell>
        </table:table-row>
        <table:table-row table:style-name="ro1">
          <table:table-cell office:value-type="string" calcext:value-type="string">
            <text:p>Fx_Abs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135.786" calcext:value-type="float">
            <text:p>1135.786</text:p>
          </table:table-cell>
          <table:table-cell office:value-type="float" office:value="301.014" calcext:value-type="float">
            <text:p>301.014</text:p>
          </table:table-cell>
          <table:table-cell office:value-type="float" office:value="1880.503" calcext:value-type="float">
            <text:p>1880.503</text:p>
          </table:table-cell>
          <table:table-cell office:value-type="float" office:value="10797.936" calcext:value-type="float">
            <text:p>10797.936</text:p>
          </table:table-cell>
          <table:table-cell office:value-type="float" office:value="12248.868" calcext:value-type="float">
            <text:p>12248.868</text:p>
          </table:table-cell>
          <table:table-cell office:value-type="float" office:value="12838.892" calcext:value-type="float">
            <text:p>12838.892</text:p>
          </table:table-cell>
          <table:table-cell/>
          <table:table-cell office:value-type="float" office:value="1013.647" calcext:value-type="float">
            <text:p>1013.647</text:p>
          </table:table-cell>
          <table:table-cell office:value-type="float" office:value="174.881" calcext:value-type="float">
            <text:p>174.881</text:p>
          </table:table-cell>
          <table:table-cell office:value-type="float" office:value="1736.476" calcext:value-type="float">
            <text:p>1736.476</text:p>
          </table:table-cell>
          <table:table-cell office:value-type="float" office:value="9574.724" calcext:value-type="float">
            <text:p>9574.724</text:p>
          </table:table-cell>
          <table:table-cell office:value-type="float" office:value="10971.329" calcext:value-type="float">
            <text:p>10971.329</text:p>
          </table:table-cell>
          <table:table-cell office:value-type="float" office:value="11382.676" calcext:value-type="float">
            <text:p>11382.676</text:p>
          </table:table-cell>
          <table:table-cell table:number-columns-repeated="3"/>
          <table:table-cell table:formula="of:=[.C83] / [.$B83]" office:value-type="float" office:value="1.135786" calcext:value-type="float">
            <text:p>1.135786</text:p>
          </table:table-cell>
          <table:table-cell table:formula="of:=[.D83] / [.$B83]" office:value-type="float" office:value="0.301014" calcext:value-type="float">
            <text:p>0.301014</text:p>
          </table:table-cell>
          <table:table-cell table:formula="of:=[.E83] / [.$B83]" office:value-type="float" office:value="1.880503" calcext:value-type="float">
            <text:p>1.880503</text:p>
          </table:table-cell>
          <table:table-cell table:formula="of:=[.F83] / [.$B83]" office:value-type="float" office:value="10.797936" calcext:value-type="float">
            <text:p>10.797936</text:p>
          </table:table-cell>
          <table:table-cell table:formula="of:=[.G83] / [.$B83]" office:value-type="float" office:value="12.248868" calcext:value-type="float">
            <text:p>12.248868</text:p>
          </table:table-cell>
          <table:table-cell table:formula="of:=[.H83] / [.$B83]" office:value-type="float" office:value="12.838892" calcext:value-type="float">
            <text:p>12.838892</text:p>
          </table:table-cell>
          <table:table-cell table:formula="of:=[.I83] / [.$B83]" office:value-type="float" office:value="0" calcext:value-type="float">
            <text:p>0</text:p>
          </table:table-cell>
          <table:table-cell table:formula="of:=[.J83] / [.$B83]" office:value-type="float" office:value="1.013647" calcext:value-type="float">
            <text:p>1.013647</text:p>
          </table:table-cell>
          <table:table-cell table:formula="of:=[.K83] / [.$B83]" office:value-type="float" office:value="0.174881" calcext:value-type="float">
            <text:p>0.174881</text:p>
          </table:table-cell>
          <table:table-cell table:formula="of:=[.L83] / [.$B83]" office:value-type="float" office:value="1.736476" calcext:value-type="float">
            <text:p>1.736476</text:p>
          </table:table-cell>
          <table:table-cell table:formula="of:=[.M83] / [.$B83]" office:value-type="float" office:value="9.574724" calcext:value-type="float">
            <text:p>9.574724</text:p>
          </table:table-cell>
          <table:table-cell table:formula="of:=[.N83] / [.$B83]" office:value-type="float" office:value="10.971329" calcext:value-type="float">
            <text:p>10.971329</text:p>
          </table:table-cell>
          <table:table-cell table:formula="of:=[.O83] / [.$B83]" office:value-type="float" office:value="11.382676" calcext:value-type="float">
            <text:p>11.382676</text:p>
          </table:table-cell>
        </table:table-row>
        <table:table-row table:style-name="ro1">
          <table:table-cell office:value-type="string" calcext:value-type="string">
            <text:p>kFx2IntWithoutRound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4.436" calcext:value-type="float">
            <text:p>14.436</text:p>
          </table:table-cell>
          <table:table-cell office:value-type="float" office:value="8.049" calcext:value-type="float">
            <text:p>8.049</text:p>
          </table:table-cell>
          <table:table-cell office:value-type="float" office:value="8.899" calcext:value-type="float">
            <text:p>8.899</text:p>
          </table:table-cell>
          <table:table-cell office:value-type="float" office:value="104.487" calcext:value-type="float">
            <text:p>104.487</text:p>
          </table:table-cell>
          <table:table-cell office:value-type="float" office:value="115.056" calcext:value-type="float">
            <text:p>115.056</text:p>
          </table:table-cell>
          <table:table-cell office:value-type="float" office:value="121.426" calcext:value-type="float">
            <text:p>121.426</text:p>
          </table:table-cell>
          <table:table-cell/>
          <table:table-cell office:value-type="float" office:value="0.264" calcext:value-type="float">
            <text:p>0.264</text:p>
          </table:table-cell>
          <table:table-cell office:value-type="float" office:value="0.565" calcext:value-type="float">
            <text:p>0.565</text:p>
          </table:table-cell>
          <table:table-cell office:value-type="float" office:value="0.576" calcext:value-type="float">
            <text:p>0.576</text:p>
          </table:table-cell>
          <table:table-cell office:value-type="float" office:value="0.297" calcext:value-type="float">
            <text:p>0.297</text:p>
          </table:table-cell>
          <table:table-cell office:value-type="float" office:value="0.464" calcext:value-type="float">
            <text:p>0.464</text:p>
          </table:table-cell>
          <table:table-cell office:value-type="float" office:value="0.592" calcext:value-type="float">
            <text:p>0.592</text:p>
          </table:table-cell>
          <table:table-cell table:number-columns-repeated="3"/>
          <table:table-cell table:formula="of:=[.C84] / [.$B84]" office:value-type="float" office:value="0.014436" calcext:value-type="float">
            <text:p>0.014436</text:p>
          </table:table-cell>
          <table:table-cell table:formula="of:=[.D84] / [.$B84]" office:value-type="float" office:value="0.008049" calcext:value-type="float">
            <text:p>0.008049</text:p>
          </table:table-cell>
          <table:table-cell table:formula="of:=[.E84] / [.$B84]" office:value-type="float" office:value="0.008899" calcext:value-type="float">
            <text:p>0.008899</text:p>
          </table:table-cell>
          <table:table-cell table:formula="of:=[.F84] / [.$B84]" office:value-type="float" office:value="0.104487" calcext:value-type="float">
            <text:p>0.104487</text:p>
          </table:table-cell>
          <table:table-cell table:formula="of:=[.G84] / [.$B84]" office:value-type="float" office:value="0.115056" calcext:value-type="float">
            <text:p>0.115056</text:p>
          </table:table-cell>
          <table:table-cell table:formula="of:=[.H84] / [.$B84]" office:value-type="float" office:value="0.121426" calcext:value-type="float">
            <text:p>0.121426</text:p>
          </table:table-cell>
          <table:table-cell table:formula="of:=[.I84] / [.$B84]" office:value-type="float" office:value="0" calcext:value-type="float">
            <text:p>0</text:p>
          </table:table-cell>
          <table:table-cell table:formula="of:=[.J84] / [.$B84]" office:value-type="float" office:value="0.000264" calcext:value-type="float">
            <text:p>0.000264</text:p>
          </table:table-cell>
          <table:table-cell table:formula="of:=[.K84] / [.$B84]" office:value-type="float" office:value="0.000565" calcext:value-type="float">
            <text:p>0.000565</text:p>
          </table:table-cell>
          <table:table-cell table:formula="of:=[.L84] / [.$B84]" office:value-type="float" office:value="0.000576" calcext:value-type="float">
            <text:p>0.000576</text:p>
          </table:table-cell>
          <table:table-cell table:formula="of:=[.M84] / [.$B84]" office:value-type="float" office:value="0.000297" calcext:value-type="float">
            <text:p>0.000297</text:p>
          </table:table-cell>
          <table:table-cell table:formula="of:=[.N84] / [.$B84]" office:value-type="float" office:value="0.000464" calcext:value-type="float">
            <text:p>0.000464</text:p>
          </table:table-cell>
          <table:table-cell table:formula="of:=[.O84] / [.$B84]" office:value-type="float" office:value="0.000592" calcext:value-type="float">
            <text:p>0.000592</text:p>
          </table:table-cell>
        </table:table-row>
        <table:table-row table:style-name="ro1">
          <table:table-cell office:value-type="string" calcext:value-type="string">
            <text:p>Fx_Add_agmw</text:p>
          </table:table-cell>
          <table:table-cell/>
          <table:table-cell office:value-type="float" office:value="3.989" calcext:value-type="float">
            <text:p>3.989</text:p>
          </table:table-cell>
          <table:table-cell office:value-type="float" office:value="7.988" calcext:value-type="float">
            <text:p>7.988</text:p>
          </table:table-cell>
          <table:table-cell office:value-type="float" office:value="7.724" calcext:value-type="float">
            <text:p>7.724</text:p>
          </table:table-cell>
          <table:table-cell office:value-type="float" office:value="111.917" calcext:value-type="float">
            <text:p>111.917</text:p>
          </table:table-cell>
          <table:table-cell office:value-type="float" office:value="97.96" calcext:value-type="float">
            <text:p>97.96</text:p>
          </table:table-cell>
          <table:table-cell office:value-type="float" office:value="109.139" calcext:value-type="float">
            <text:p>109.139</text:p>
          </table:table-cell>
          <table:table-cell/>
          <table:table-cell office:value-type="float" office:value="0.095" calcext:value-type="float">
            <text:p>0.095</text:p>
          </table:table-cell>
          <table:table-cell office:value-type="float" office:value="0.233" calcext:value-type="float">
            <text:p>0.2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193" calcext:value-type="float">
            <text:p>0.193</text:p>
          </table:table-cell>
          <table:table-cell office:value-type="float" office:value="0.246" calcext:value-type="float">
            <text:p>0.246</text:p>
          </table:table-cell>
          <table:table-cell office:value-type="float" office:value="0.278" calcext:value-type="float">
            <text:p>0.27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Sub_agmw</text:p>
          </table:table-cell>
          <table:table-cell/>
          <table:table-cell office:value-type="float" office:value="4.69" calcext:value-type="float">
            <text:p>4.69</text:p>
          </table:table-cell>
          <table:table-cell office:value-type="float" office:value="18.188" calcext:value-type="float">
            <text:p>18.188</text:p>
          </table:table-cell>
          <table:table-cell office:value-type="float" office:value="10.184" calcext:value-type="float">
            <text:p>10.184</text:p>
          </table:table-cell>
          <table:table-cell office:value-type="float" office:value="109.828" calcext:value-type="float">
            <text:p>109.828</text:p>
          </table:table-cell>
          <table:table-cell office:value-type="float" office:value="118.929" calcext:value-type="float">
            <text:p>118.929</text:p>
          </table:table-cell>
          <table:table-cell office:value-type="float" office:value="111.497" calcext:value-type="float">
            <text:p>111.497</text:p>
          </table:table-cell>
          <table:table-cell/>
          <table:table-cell office:value-type="float" office:value="0.137" calcext:value-type="float">
            <text:p>0.137</text:p>
          </table:table-cell>
          <table:table-cell office:value-type="float" office:value="0.224" calcext:value-type="float">
            <text:p>0.224</text:p>
          </table:table-cell>
          <table:table-cell office:value-type="float" office:value="3.453" calcext:value-type="float">
            <text:p>3.453</text:p>
          </table:table-cell>
          <table:table-cell office:value-type="float" office:value="0.265" calcext:value-type="float">
            <text:p>0.265</text:p>
          </table:table-cell>
          <table:table-cell office:value-type="float" office:value="0.239" calcext:value-type="float">
            <text:p>0.239</text:p>
          </table:table-cell>
          <table:table-cell office:value-type="float" office:value="0.463" calcext:value-type="float">
            <text:p>0.4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Mul_agmw</text:p>
          </table:table-cell>
          <table:table-cell/>
          <table:table-cell office:value-type="float" office:value="219.461" calcext:value-type="float">
            <text:p>219.461</text:p>
          </table:table-cell>
          <table:table-cell office:value-type="float" office:value="267.952" calcext:value-type="float">
            <text:p>267.952</text:p>
          </table:table-cell>
          <table:table-cell office:value-type="float" office:value="298.26" calcext:value-type="float">
            <text:p>298.26</text:p>
          </table:table-cell>
          <table:table-cell office:value-type="float" office:value="2499.902" calcext:value-type="float">
            <text:p>2499.902</text:p>
          </table:table-cell>
          <table:table-cell office:value-type="float" office:value="2451.884" calcext:value-type="float">
            <text:p>2451.884</text:p>
          </table:table-cell>
          <table:table-cell office:value-type="float" office:value="2613.446" calcext:value-type="float">
            <text:p>2613.446</text:p>
          </table:table-cell>
          <table:table-cell/>
          <table:table-cell office:value-type="float" office:value="16.053" calcext:value-type="float">
            <text:p>16.053</text:p>
          </table:table-cell>
          <table:table-cell office:value-type="float" office:value="38.239" calcext:value-type="float">
            <text:p>38.239</text:p>
          </table:table-cell>
          <table:table-cell office:value-type="float" office:value="25.204" calcext:value-type="float">
            <text:p>25.204</text:p>
          </table:table-cell>
          <table:table-cell office:value-type="float" office:value="531.758" calcext:value-type="float">
            <text:p>531.758</text:p>
          </table:table-cell>
          <table:table-cell office:value-type="float" office:value="437.772" calcext:value-type="float">
            <text:p>437.772</text:p>
          </table:table-cell>
          <table:table-cell office:value-type="float" office:value="448.933" calcext:value-type="float">
            <text:p>448.9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Div_agmw</text:p>
          </table:table-cell>
          <table:table-cell/>
          <table:table-cell office:value-type="float" office:value="1327.093" calcext:value-type="float">
            <text:p>1327.093</text:p>
          </table:table-cell>
          <table:table-cell office:value-type="float" office:value="2004.585" calcext:value-type="float">
            <text:p>2004.585</text:p>
          </table:table-cell>
          <table:table-cell office:value-type="float" office:value="3156.538" calcext:value-type="float">
            <text:p>3156.538</text:p>
          </table:table-cell>
          <table:table-cell office:value-type="float" office:value="15023.047" calcext:value-type="float">
            <text:p>15023.047</text:p>
          </table:table-cell>
          <table:table-cell office:value-type="float" office:value="15315.436" calcext:value-type="float">
            <text:p>15315.436</text:p>
          </table:table-cell>
          <table:table-cell office:value-type="float" office:value="20132.517" calcext:value-type="float">
            <text:p>20132.517</text:p>
          </table:table-cell>
          <table:table-cell/>
          <table:table-cell office:value-type="float" office:value="219.155" calcext:value-type="float">
            <text:p>219.155</text:p>
          </table:table-cell>
          <table:table-cell office:value-type="float" office:value="755.787" calcext:value-type="float">
            <text:p>755.787</text:p>
          </table:table-cell>
          <table:table-cell office:value-type="float" office:value="1650.557" calcext:value-type="float">
            <text:p>1650.557</text:p>
          </table:table-cell>
          <table:table-cell office:value-type="float" office:value="8968.311" calcext:value-type="float">
            <text:p>8968.311</text:p>
          </table:table-cell>
          <table:table-cell office:value-type="float" office:value="10198.432" calcext:value-type="float">
            <text:p>10198.432</text:p>
          </table:table-cell>
          <table:table-cell office:value-type="float" office:value="11210.286" calcext:value-type="float">
            <text:p>11210.28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DivConst_agmw</text:p>
          </table:table-cell>
          <table:table-cell/>
          <table:table-cell office:value-type="float" office:value="216.247" calcext:value-type="float">
            <text:p>216.247</text:p>
          </table:table-cell>
          <table:table-cell office:value-type="float" office:value="256.416" calcext:value-type="float">
            <text:p>256.416</text:p>
          </table:table-cell>
          <table:table-cell office:value-type="float" office:value="327.766" calcext:value-type="float">
            <text:p>327.766</text:p>
          </table:table-cell>
          <table:table-cell office:value-type="float" office:value="2302.411" calcext:value-type="float">
            <text:p>2302.411</text:p>
          </table:table-cell>
          <table:table-cell office:value-type="float" office:value="2345.58" calcext:value-type="float">
            <text:p>2345.58</text:p>
          </table:table-cell>
          <table:table-cell office:value-type="float" office:value="2565.718" calcext:value-type="float">
            <text:p>2565.718</text:p>
          </table:table-cell>
          <table:table-cell/>
          <table:table-cell office:value-type="float" office:value="12.967" calcext:value-type="float">
            <text:p>12.967</text:p>
          </table:table-cell>
          <table:table-cell office:value-type="float" office:value="19.539" calcext:value-type="float">
            <text:p>19.539</text:p>
          </table:table-cell>
          <table:table-cell office:value-type="float" office:value="42.104" calcext:value-type="float">
            <text:p>42.104</text:p>
          </table:table-cell>
          <table:table-cell office:value-type="float" office:value="335.842" calcext:value-type="float">
            <text:p>335.842</text:p>
          </table:table-cell>
          <table:table-cell office:value-type="float" office:value="325.459" calcext:value-type="float">
            <text:p>325.459</text:p>
          </table:table-cell>
          <table:table-cell office:value-type="float" office:value="349.82" calcext:value-type="float">
            <text:p>349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Lt_agmw</text:p>
          </table:table-cell>
          <table:table-cell/>
          <table:table-cell office:value-type="float" office:value="218.745" calcext:value-type="float">
            <text:p>218.745</text:p>
          </table:table-cell>
          <table:table-cell office:value-type="float" office:value="253.753" calcext:value-type="float">
            <text:p>253.753</text:p>
          </table:table-cell>
          <table:table-cell office:value-type="float" office:value="301.443" calcext:value-type="float">
            <text:p>301.443</text:p>
          </table:table-cell>
          <table:table-cell office:value-type="float" office:value="2219.025" calcext:value-type="float">
            <text:p>2219.025</text:p>
          </table:table-cell>
          <table:table-cell office:value-type="float" office:value="2372.851" calcext:value-type="float">
            <text:p>2372.851</text:p>
          </table:table-cell>
          <table:table-cell office:value-type="float" office:value="2444.65" calcext:value-type="float">
            <text:p>2444.65</text:p>
          </table:table-cell>
          <table:table-cell/>
          <table:table-cell office:value-type="float" office:value="19.318" calcext:value-type="float">
            <text:p>19.318</text:p>
          </table:table-cell>
          <table:table-cell office:value-type="float" office:value="12.996" calcext:value-type="float">
            <text:p>12.996</text:p>
          </table:table-cell>
          <table:table-cell office:value-type="float" office:value="18.259" calcext:value-type="float">
            <text:p>18.259</text:p>
          </table:table-cell>
          <table:table-cell office:value-type="float" office:value="350.21" calcext:value-type="float">
            <text:p>350.21</text:p>
          </table:table-cell>
          <table:table-cell office:value-type="float" office:value="334.683" calcext:value-type="float">
            <text:p>334.683</text:p>
          </table:table-cell>
          <table:table-cell office:value-type="float" office:value="372.345" calcext:value-type="float">
            <text:p>372.34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Gt_agmw</text:p>
          </table:table-cell>
          <table:table-cell/>
          <table:table-cell office:value-type="float" office:value="211.985" calcext:value-type="float">
            <text:p>211.985</text:p>
          </table:table-cell>
          <table:table-cell office:value-type="float" office:value="245.358" calcext:value-type="float">
            <text:p>245.358</text:p>
          </table:table-cell>
          <table:table-cell office:value-type="float" office:value="291.935" calcext:value-type="float">
            <text:p>291.935</text:p>
          </table:table-cell>
          <table:table-cell office:value-type="float" office:value="2381.857" calcext:value-type="float">
            <text:p>2381.857</text:p>
          </table:table-cell>
          <table:table-cell office:value-type="float" office:value="2416.336" calcext:value-type="float">
            <text:p>2416.336</text:p>
          </table:table-cell>
          <table:table-cell office:value-type="float" office:value="2539.666" calcext:value-type="float">
            <text:p>2539.666</text:p>
          </table:table-cell>
          <table:table-cell/>
          <table:table-cell office:value-type="float" office:value="11.8" calcext:value-type="float">
            <text:p>11.8</text:p>
          </table:table-cell>
          <table:table-cell office:value-type="float" office:value="17.631" calcext:value-type="float">
            <text:p>17.631</text:p>
          </table:table-cell>
          <table:table-cell office:value-type="float" office:value="21.843" calcext:value-type="float">
            <text:p>21.843</text:p>
          </table:table-cell>
          <table:table-cell office:value-type="float" office:value="336.912" calcext:value-type="float">
            <text:p>336.912</text:p>
          </table:table-cell>
          <table:table-cell office:value-type="float" office:value="314.516" calcext:value-type="float">
            <text:p>314.516</text:p>
          </table:table-cell>
          <table:table-cell office:value-type="float" office:value="337.099" calcext:value-type="float">
            <text:p>337.0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RoundTowardsZero_agmw</text:p>
          </table:table-cell>
          <table:table-cell/>
          <table:table-cell office:value-type="float" office:value="233.435" calcext:value-type="float">
            <text:p>233.435</text:p>
          </table:table-cell>
          <table:table-cell office:value-type="float" office:value="266.615" calcext:value-type="float">
            <text:p>266.615</text:p>
          </table:table-cell>
          <table:table-cell office:value-type="float" office:value="313.823" calcext:value-type="float">
            <text:p>313.823</text:p>
          </table:table-cell>
          <table:table-cell office:value-type="float" office:value="2306.298" calcext:value-type="float">
            <text:p>2306.298</text:p>
          </table:table-cell>
          <table:table-cell office:value-type="float" office:value="2495.937" calcext:value-type="float">
            <text:p>2495.937</text:p>
          </table:table-cell>
          <table:table-cell office:value-type="float" office:value="2705.331" calcext:value-type="float">
            <text:p>2705.331</text:p>
          </table:table-cell>
          <table:table-cell/>
          <table:table-cell office:value-type="float" office:value="16.95" calcext:value-type="float">
            <text:p>16.95</text:p>
          </table:table-cell>
          <table:table-cell office:value-type="float" office:value="18.629" calcext:value-type="float">
            <text:p>18.629</text:p>
          </table:table-cell>
          <table:table-cell office:value-type="float" office:value="40.568" calcext:value-type="float">
            <text:p>40.568</text:p>
          </table:table-cell>
          <table:table-cell office:value-type="float" office:value="347.63" calcext:value-type="float">
            <text:p>347.63</text:p>
          </table:table-cell>
          <table:table-cell office:value-type="float" office:value="307.727" calcext:value-type="float">
            <text:p>307.727</text:p>
          </table:table-cell>
          <table:table-cell office:value-type="float" office:value="357.65" calcext:value-type="float">
            <text:p>357.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Neg_agmw</text:p>
          </table:table-cell>
          <table:table-cell/>
          <table:table-cell office:value-type="float" office:value="216.131" calcext:value-type="float">
            <text:p>216.131</text:p>
          </table:table-cell>
          <table:table-cell office:value-type="float" office:value="250.177" calcext:value-type="float">
            <text:p>250.177</text:p>
          </table:table-cell>
          <table:table-cell office:value-type="float" office:value="327.086" calcext:value-type="float">
            <text:p>327.086</text:p>
          </table:table-cell>
          <table:table-cell office:value-type="float" office:value="2198.52" calcext:value-type="float">
            <text:p>2198.52</text:p>
          </table:table-cell>
          <table:table-cell office:value-type="float" office:value="2383.364" calcext:value-type="float">
            <text:p>2383.364</text:p>
          </table:table-cell>
          <table:table-cell office:value-type="float" office:value="2461.245" calcext:value-type="float">
            <text:p>2461.245</text:p>
          </table:table-cell>
          <table:table-cell/>
          <table:table-cell office:value-type="float" office:value="11.184" calcext:value-type="float">
            <text:p>11.184</text:p>
          </table:table-cell>
          <table:table-cell office:value-type="float" office:value="20.037" calcext:value-type="float">
            <text:p>20.037</text:p>
          </table:table-cell>
          <table:table-cell office:value-type="float" office:value="28.847" calcext:value-type="float">
            <text:p>28.847</text:p>
          </table:table-cell>
          <table:table-cell office:value-type="float" office:value="329.566" calcext:value-type="float">
            <text:p>329.566</text:p>
          </table:table-cell>
          <table:table-cell office:value-type="float" office:value="310.597" calcext:value-type="float">
            <text:p>310.597</text:p>
          </table:table-cell>
          <table:table-cell office:value-type="float" office:value="332.203" calcext:value-type="float">
            <text:p>332.2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Abs_agmw</text:p>
          </table:table-cell>
          <table:table-cell/>
          <table:table-cell office:value-type="float" office:value="244.01" calcext:value-type="float">
            <text:p>244.01</text:p>
          </table:table-cell>
          <table:table-cell office:value-type="float" office:value="272.247" calcext:value-type="float">
            <text:p>272.247</text:p>
          </table:table-cell>
          <table:table-cell office:value-type="float" office:value="340.715" calcext:value-type="float">
            <text:p>340.715</text:p>
          </table:table-cell>
          <table:table-cell office:value-type="float" office:value="2396.042" calcext:value-type="float">
            <text:p>2396.042</text:p>
          </table:table-cell>
          <table:table-cell office:value-type="float" office:value="2560.822" calcext:value-type="float">
            <text:p>2560.822</text:p>
          </table:table-cell>
          <table:table-cell office:value-type="float" office:value="3010.724" calcext:value-type="float">
            <text:p>3010.724</text:p>
          </table:table-cell>
          <table:table-cell/>
          <table:table-cell office:value-type="float" office:value="14.585" calcext:value-type="float">
            <text:p>14.585</text:p>
          </table:table-cell>
          <table:table-cell office:value-type="float" office:value="40.679" calcext:value-type="float">
            <text:p>40.679</text:p>
          </table:table-cell>
          <table:table-cell office:value-type="float" office:value="73.063" calcext:value-type="float">
            <text:p>73.063</text:p>
          </table:table-cell>
          <table:table-cell office:value-type="float" office:value="444.314" calcext:value-type="float">
            <text:p>444.314</text:p>
          </table:table-cell>
          <table:table-cell office:value-type="float" office:value="539.311" calcext:value-type="float">
            <text:p>539.311</text:p>
          </table:table-cell>
          <table:table-cell office:value-type="float" office:value="580.572" calcext:value-type="float">
            <text:p>580.5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Eq_agmw</text:p>
          </table:table-cell>
          <table:table-cell/>
          <table:table-cell office:value-type="float" office:value="219.261" calcext:value-type="float">
            <text:p>219.261</text:p>
          </table:table-cell>
          <table:table-cell office:value-type="float" office:value="231.15" calcext:value-type="float">
            <text:p>231.15</text:p>
          </table:table-cell>
          <table:table-cell office:value-type="float" office:value="423.697" calcext:value-type="float">
            <text:p>423.697</text:p>
          </table:table-cell>
          <table:table-cell office:value-type="float" office:value="2674.88" calcext:value-type="float">
            <text:p>2674.88</text:p>
          </table:table-cell>
          <table:table-cell office:value-type="float" office:value="2809.739" calcext:value-type="float">
            <text:p>2809.739</text:p>
          </table:table-cell>
          <table:table-cell office:value-type="float" office:value="3198.55" calcext:value-type="float">
            <text:p>3198.55</text:p>
          </table:table-cell>
          <table:table-cell/>
          <table:table-cell office:value-type="float" office:value="16.3" calcext:value-type="float">
            <text:p>16.3</text:p>
          </table:table-cell>
          <table:table-cell office:value-type="float" office:value="19.467" calcext:value-type="float">
            <text:p>19.467</text:p>
          </table:table-cell>
          <table:table-cell office:value-type="float" office:value="178.148" calcext:value-type="float">
            <text:p>178.148</text:p>
          </table:table-cell>
          <table:table-cell office:value-type="float" office:value="1000.59" calcext:value-type="float">
            <text:p>1000.59</text:p>
          </table:table-cell>
          <table:table-cell office:value-type="float" office:value="1047.965" calcext:value-type="float">
            <text:p>1047.965</text:p>
          </table:table-cell>
          <table:table-cell office:value-type="float" office:value="1284.906" calcext:value-type="float">
            <text:p>1284.90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EQZ_agmw</text:p>
          </table:table-cell>
          <table:table-cell/>
          <table:table-cell office:value-type="float" office:value="217.291" calcext:value-type="float">
            <text:p>217.291</text:p>
          </table:table-cell>
          <table:table-cell office:value-type="float" office:value="219.863" calcext:value-type="float">
            <text:p>219.863</text:p>
          </table:table-cell>
          <table:table-cell office:value-type="float" office:value="419.376" calcext:value-type="float">
            <text:p>419.376</text:p>
          </table:table-cell>
          <table:table-cell office:value-type="float" office:value="2603.258" calcext:value-type="float">
            <text:p>2603.258</text:p>
          </table:table-cell>
          <table:table-cell office:value-type="float" office:value="2965.343" calcext:value-type="float">
            <text:p>2965.343</text:p>
          </table:table-cell>
          <table:table-cell office:value-type="float" office:value="3105.641" calcext:value-type="float">
            <text:p>3105.641</text:p>
          </table:table-cell>
          <table:table-cell/>
          <table:table-cell office:value-type="float" office:value="17.897" calcext:value-type="float">
            <text:p>17.897</text:p>
          </table:table-cell>
          <table:table-cell office:value-type="float" office:value="17.11" calcext:value-type="float">
            <text:p>17.11</text:p>
          </table:table-cell>
          <table:table-cell office:value-type="float" office:value="180.94" calcext:value-type="float">
            <text:p>180.94</text:p>
          </table:table-cell>
          <table:table-cell office:value-type="float" office:value="1117.977" calcext:value-type="float">
            <text:p>1117.977</text:p>
          </table:table-cell>
          <table:table-cell office:value-type="float" office:value="1166.77" calcext:value-type="float">
            <text:p>1166.77</text:p>
          </table:table-cell>
          <table:table-cell office:value-type="float" office:value="1211.837" calcext:value-type="float">
            <text:p>1211.83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LTZ_agmw</text:p>
          </table:table-cell>
          <table:table-cell/>
          <table:table-cell office:value-type="float" office:value="222.239" calcext:value-type="float">
            <text:p>222.239</text:p>
          </table:table-cell>
          <table:table-cell office:value-type="float" office:value="248.984" calcext:value-type="float">
            <text:p>248.984</text:p>
          </table:table-cell>
          <table:table-cell office:value-type="float" office:value="332.367" calcext:value-type="float">
            <text:p>332.367</text:p>
          </table:table-cell>
          <table:table-cell office:value-type="float" office:value="2186.468" calcext:value-type="float">
            <text:p>2186.468</text:p>
          </table:table-cell>
          <table:table-cell office:value-type="float" office:value="2285.314" calcext:value-type="float">
            <text:p>2285.314</text:p>
          </table:table-cell>
          <table:table-cell office:value-type="float" office:value="2600.452" calcext:value-type="float">
            <text:p>2600.452</text:p>
          </table:table-cell>
          <table:table-cell/>
          <table:table-cell office:value-type="float" office:value="10.043" calcext:value-type="float">
            <text:p>10.043</text:p>
          </table:table-cell>
          <table:table-cell office:value-type="float" office:value="16.57" calcext:value-type="float">
            <text:p>16.57</text:p>
          </table:table-cell>
          <table:table-cell office:value-type="float" office:value="44.622" calcext:value-type="float">
            <text:p>44.622</text:p>
          </table:table-cell>
          <table:table-cell office:value-type="float" office:value="318.633" calcext:value-type="float">
            <text:p>318.633</text:p>
          </table:table-cell>
          <table:table-cell office:value-type="float" office:value="337.535" calcext:value-type="float">
            <text:p>337.535</text:p>
          </table:table-cell>
          <table:table-cell office:value-type="float" office:value="430.193" calcext:value-type="float">
            <text:p>430.1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Exp2_P1045_agmw</text:p>
          </table:table-cell>
          <table:table-cell/>
          <table:table-cell office:value-type="float" office:value="2853.871" calcext:value-type="float">
            <text:p>2853.871</text:p>
          </table:table-cell>
          <table:table-cell office:value-type="float" office:value="3521.501" calcext:value-type="float">
            <text:p>3521.501</text:p>
          </table:table-cell>
          <table:table-cell office:value-type="float" office:value="5479.489" calcext:value-type="float">
            <text:p>5479.489</text:p>
          </table:table-cell>
          <table:table-cell office:value-type="float" office:value="22100.692" calcext:value-type="float">
            <text:p>22100.692</text:p>
          </table:table-cell>
          <table:table-cell office:value-type="float" office:value="26884.284" calcext:value-type="float">
            <text:p>26884.284</text:p>
          </table:table-cell>
          <table:table-cell office:value-type="float" office:value="40555.262" calcext:value-type="float">
            <text:p>40555.262</text:p>
          </table:table-cell>
          <table:table-cell/>
          <table:table-cell office:value-type="float" office:value="387.464" calcext:value-type="float">
            <text:p>387.464</text:p>
          </table:table-cell>
          <table:table-cell office:value-type="float" office:value="752.116" calcext:value-type="float">
            <text:p>752.116</text:p>
          </table:table-cell>
          <table:table-cell office:value-type="float" office:value="1891.605" calcext:value-type="float">
            <text:p>1891.605</text:p>
          </table:table-cell>
          <table:table-cell office:value-type="float" office:value="13458.618" calcext:value-type="float">
            <text:p>13458.618</text:p>
          </table:table-cell>
          <table:table-cell office:value-type="float" office:value="14164.272" calcext:value-type="float">
            <text:p>14164.272</text:p>
          </table:table-cell>
          <table:table-cell office:value-type="float" office:value="16461.106" calcext:value-type="float">
            <text:p>16461.10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Log2_P2508_agmw</text:p>
          </table:table-cell>
          <table:table-cell/>
          <table:table-cell office:value-type="float" office:value="2086.527" calcext:value-type="float">
            <text:p>2086.527</text:p>
          </table:table-cell>
          <table:table-cell office:value-type="float" office:value="2300.226" calcext:value-type="float">
            <text:p>2300.226</text:p>
          </table:table-cell>
          <table:table-cell office:value-type="float" office:value="2810.897" calcext:value-type="float">
            <text:p>2810.897</text:p>
          </table:table-cell>
          <table:table-cell office:value-type="float" office:value="10676.908" calcext:value-type="float">
            <text:p>10676.908</text:p>
          </table:table-cell>
          <table:table-cell office:value-type="float" office:value="13970.08" calcext:value-type="float">
            <text:p>13970.08</text:p>
          </table:table-cell>
          <table:table-cell office:value-type="float" office:value="21501.441" calcext:value-type="float">
            <text:p>21501.441</text:p>
          </table:table-cell>
          <table:table-cell/>
          <table:table-cell office:value-type="float" office:value="181.1" calcext:value-type="float">
            <text:p>181.1</text:p>
          </table:table-cell>
          <table:table-cell office:value-type="float" office:value="215.637" calcext:value-type="float">
            <text:p>215.637</text:p>
          </table:table-cell>
          <table:table-cell office:value-type="float" office:value="292.525" calcext:value-type="float">
            <text:p>292.525</text:p>
          </table:table-cell>
          <table:table-cell office:value-type="float" office:value="4371.935" calcext:value-type="float">
            <text:p>4371.935</text:p>
          </table:table-cell>
          <table:table-cell office:value-type="float" office:value="4716.722" calcext:value-type="float">
            <text:p>4716.722</text:p>
          </table:table-cell>
          <table:table-cell office:value-type="float" office:value="5565.203" calcext:value-type="float">
            <text:p>5565.2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Exp_agmw</text:p>
          </table:table-cell>
          <table:table-cell/>
          <table:table-cell office:value-type="float" office:value="2892.399" calcext:value-type="float">
            <text:p>2892.399</text:p>
          </table:table-cell>
          <table:table-cell office:value-type="float" office:value="3804.619" calcext:value-type="float">
            <text:p>3804.619</text:p>
          </table:table-cell>
          <table:table-cell office:value-type="float" office:value="5646.049" calcext:value-type="float">
            <text:p>5646.049</text:p>
          </table:table-cell>
          <table:table-cell office:value-type="float" office:value="22228.374" calcext:value-type="float">
            <text:p>22228.374</text:p>
          </table:table-cell>
          <table:table-cell office:value-type="float" office:value="27134.409" calcext:value-type="float">
            <text:p>27134.409</text:p>
          </table:table-cell>
          <table:table-cell office:value-type="float" office:value="41159.989" calcext:value-type="float">
            <text:p>41159.989</text:p>
          </table:table-cell>
          <table:table-cell/>
          <table:table-cell office:value-type="float" office:value="444.02" calcext:value-type="float">
            <text:p>444.02</text:p>
          </table:table-cell>
          <table:table-cell office:value-type="float" office:value="1043.368" calcext:value-type="float">
            <text:p>1043.368</text:p>
          </table:table-cell>
          <table:table-cell office:value-type="float" office:value="1924.926" calcext:value-type="float">
            <text:p>1924.926</text:p>
          </table:table-cell>
          <table:table-cell office:value-type="float" office:value="13931.687" calcext:value-type="float">
            <text:p>13931.687</text:p>
          </table:table-cell>
          <table:table-cell office:value-type="float" office:value="14527.755" calcext:value-type="float">
            <text:p>14527.755</text:p>
          </table:table-cell>
          <table:table-cell office:value-type="float" office:value="16205.354" calcext:value-type="float">
            <text:p>16205.35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Ln_agmw</text:p>
          </table:table-cell>
          <table:table-cell/>
          <table:table-cell office:value-type="float" office:value="2083.972" calcext:value-type="float">
            <text:p>2083.972</text:p>
          </table:table-cell>
          <table:table-cell office:value-type="float" office:value="2396.984" calcext:value-type="float">
            <text:p>2396.984</text:p>
          </table:table-cell>
          <table:table-cell office:value-type="float" office:value="2927.723" calcext:value-type="float">
            <text:p>2927.723</text:p>
          </table:table-cell>
          <table:table-cell office:value-type="float" office:value="11462.378" calcext:value-type="float">
            <text:p>11462.378</text:p>
          </table:table-cell>
          <table:table-cell office:value-type="float" office:value="14488.762" calcext:value-type="float">
            <text:p>14488.762</text:p>
          </table:table-cell>
          <table:table-cell office:value-type="float" office:value="21807.993" calcext:value-type="float">
            <text:p>21807.993</text:p>
          </table:table-cell>
          <table:table-cell/>
          <table:table-cell office:value-type="float" office:value="223.286" calcext:value-type="float">
            <text:p>223.286</text:p>
          </table:table-cell>
          <table:table-cell office:value-type="float" office:value="180.018" calcext:value-type="float">
            <text:p>180.018</text:p>
          </table:table-cell>
          <table:table-cell office:value-type="float" office:value="308.784" calcext:value-type="float">
            <text:p>308.784</text:p>
          </table:table-cell>
          <table:table-cell office:value-type="float" office:value="4864.743" calcext:value-type="float">
            <text:p>4864.743</text:p>
          </table:table-cell>
          <table:table-cell office:value-type="float" office:value="5049.57" calcext:value-type="float">
            <text:p>5049.57</text:p>
          </table:table-cell>
          <table:table-cell office:value-type="float" office:value="5652.103" calcext:value-type="float">
            <text:p>5652.1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Sqrt_agmw</text:p>
          </table:table-cell>
          <table:table-cell/>
          <table:table-cell office:value-type="float" office:value="1612.59" calcext:value-type="float">
            <text:p>1612.59</text:p>
          </table:table-cell>
          <table:table-cell office:value-type="float" office:value="1724.319" calcext:value-type="float">
            <text:p>1724.319</text:p>
          </table:table-cell>
          <table:table-cell office:value-type="float" office:value="3213.121" calcext:value-type="float">
            <text:p>3213.121</text:p>
          </table:table-cell>
          <table:table-cell office:value-type="float" office:value="14989.629" calcext:value-type="float">
            <text:p>14989.629</text:p>
          </table:table-cell>
          <table:table-cell office:value-type="float" office:value="17611.902" calcext:value-type="float">
            <text:p>17611.902</text:p>
          </table:table-cell>
          <table:table-cell office:value-type="float" office:value="30308.764" calcext:value-type="float">
            <text:p>30308.764</text:p>
          </table:table-cell>
          <table:table-cell/>
          <table:table-cell office:value-type="float" office:value="343.137" calcext:value-type="float">
            <text:p>343.137</text:p>
          </table:table-cell>
          <table:table-cell office:value-type="float" office:value="438.698" calcext:value-type="float">
            <text:p>438.698</text:p>
          </table:table-cell>
          <table:table-cell office:value-type="float" office:value="1682.414" calcext:value-type="float">
            <text:p>1682.414</text:p>
          </table:table-cell>
          <table:table-cell office:value-type="float" office:value="10792.22" calcext:value-type="float">
            <text:p>10792.22</text:p>
          </table:table-cell>
          <table:table-cell office:value-type="float" office:value="11573.247" calcext:value-type="float">
            <text:p>11573.247</text:p>
          </table:table-cell>
          <table:table-cell office:value-type="float" office:value="13250.906" calcext:value-type="float">
            <text:p>13250.90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Sqrt_P0132_agmw</text:p>
          </table:table-cell>
          <table:table-cell/>
          <table:table-cell office:value-type="float" office:value="1446.251" calcext:value-type="float">
            <text:p>1446.251</text:p>
          </table:table-cell>
          <table:table-cell office:value-type="float" office:value="1740.768" calcext:value-type="float">
            <text:p>1740.768</text:p>
          </table:table-cell>
          <table:table-cell office:value-type="float" office:value="2070.583" calcext:value-type="float">
            <text:p>2070.583</text:p>
          </table:table-cell>
          <table:table-cell office:value-type="float" office:value="7839.372" calcext:value-type="float">
            <text:p>7839.372</text:p>
          </table:table-cell>
          <table:table-cell office:value-type="float" office:value="9548.688" calcext:value-type="float">
            <text:p>9548.688</text:p>
          </table:table-cell>
          <table:table-cell office:value-type="float" office:value="15380.464" calcext:value-type="float">
            <text:p>15380.464</text:p>
          </table:table-cell>
          <table:table-cell/>
          <table:table-cell office:value-type="float" office:value="101.375" calcext:value-type="float">
            <text:p>101.375</text:p>
          </table:table-cell>
          <table:table-cell office:value-type="float" office:value="195.634" calcext:value-type="float">
            <text:p>195.634</text:p>
          </table:table-cell>
          <table:table-cell office:value-type="float" office:value="256.612" calcext:value-type="float">
            <text:p>256.612</text:p>
          </table:table-cell>
          <table:table-cell office:value-type="float" office:value="3339.821" calcext:value-type="float">
            <text:p>3339.821</text:p>
          </table:table-cell>
          <table:table-cell office:value-type="float" office:value="3480.715" calcext:value-type="float">
            <text:p>3480.715</text:p>
          </table:table-cell>
          <table:table-cell office:value-type="float" office:value="3651.691" calcext:value-type="float">
            <text:p>3651.6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x_Fx2FL_agmw</text:p>
          </table:table-cell>
          <table:table-cell/>
          <table:table-cell office:value-type="float" office:value="405.723" calcext:value-type="float">
            <text:p>405.723</text:p>
          </table:table-cell>
          <table:table-cell office:value-type="float" office:value="465.897" calcext:value-type="float">
            <text:p>465.897</text:p>
          </table:table-cell>
          <table:table-cell office:value-type="float" office:value="680.64" calcext:value-type="float">
            <text:p>680.64</text:p>
          </table:table-cell>
          <table:table-cell office:value-type="float" office:value="3904.954" calcext:value-type="float">
            <text:p>3904.954</text:p>
          </table:table-cell>
          <table:table-cell office:value-type="float" office:value="4031.602" calcext:value-type="float">
            <text:p>4031.602</text:p>
          </table:table-cell>
          <table:table-cell office:value-type="float" office:value="5164.468" calcext:value-type="float">
            <text:p>5164.468</text:p>
          </table:table-cell>
          <table:table-cell/>
          <table:table-cell office:value-type="float" office:value="40.913" calcext:value-type="float">
            <text:p>40.913</text:p>
          </table:table-cell>
          <table:table-cell office:value-type="float" office:value="50.224" calcext:value-type="float">
            <text:p>50.224</text:p>
          </table:table-cell>
          <table:table-cell office:value-type="float" office:value="187.621" calcext:value-type="float">
            <text:p>187.621</text:p>
          </table:table-cell>
          <table:table-cell office:value-type="float" office:value="1653.179" calcext:value-type="float">
            <text:p>1653.179</text:p>
          </table:table-cell>
          <table:table-cell office:value-type="float" office:value="1733.666" calcext:value-type="float">
            <text:p>1733.666</text:p>
          </table:table-cell>
          <table:table-cell office:value-type="float" office:value="1866.733" calcext:value-type="float">
            <text:p>1866.733</text:p>
          </table:table-cell>
          <table:table-cell table:number-columns-repeated="16"/>
        </table:table-row>
        <table:table-row table:style-name="ro1">
          <table:table-cell table:style-name="ce4" office:value-type="string" calcext:value-type="string">
            <text:p>Fx_Fx2Int_agmw</text:p>
          </table:table-cell>
          <table:table-cell/>
          <table:table-cell table:formula="of:=[.C19]+[.C40]+2*[.C41]+[.C106]+[.C107]" office:value-type="float" office:value="2339.162" calcext:value-type="float">
            <text:p>2339.162</text:p>
          </table:table-cell>
          <table:table-cell table:formula="of:=[.D19]+[.D40]+2*[.D41]+[.D106]+[.D107]" office:value-type="float" office:value="2527.533" calcext:value-type="float">
            <text:p>2527.533</text:p>
          </table:table-cell>
          <table:table-cell table:formula="of:=[.E19]+[.E40]+2*[.E41]+[.E106]+[.E107]" office:value-type="float" office:value="3211.602" calcext:value-type="float">
            <text:p>3211.602</text:p>
          </table:table-cell>
          <table:table-cell table:formula="of:=[.F19]+[.F40]+2*[.F41]+[.F106]+[.F107]" office:value-type="float" office:value="20969.588" calcext:value-type="float">
            <text:p>20969.588</text:p>
          </table:table-cell>
          <table:table-cell table:formula="of:=[.G19]+[.G40]+2*[.G41]+[.G106]+[.G107]" office:value-type="float" office:value="23202.786" calcext:value-type="float">
            <text:p>23202.786</text:p>
          </table:table-cell>
          <table:table-cell table:formula="of:=[.H19]+[.H40]+2*[.H41]+[.H106]+[.H107]" office:value-type="float" office:value="23923.463" calcext:value-type="float">
            <text:p>23923.463</text:p>
          </table:table-cell>
          <table:table-cell table:formula="of:=[.I19]+[.I40]+2*[.I42]+[.I106]+[.I107]" office:value-type="float" office:value="0" calcext:value-type="float">
            <text:p>0</text:p>
          </table:table-cell>
          <table:table-cell table:formula="of:=[.J19]+[.J40]+2*[.J42]+[.J106]+[.J107]" office:value-type="float" office:value="51901.153" calcext:value-type="float">
            <text:p>51901.153</text:p>
          </table:table-cell>
          <table:table-cell table:formula="of:=[.K19]+[.K40]+2*[.K42]+[.K106]+[.K107]" office:value-type="float" office:value="44321.294" calcext:value-type="float">
            <text:p>44321.294</text:p>
          </table:table-cell>
          <table:table-cell table:formula="of:=[.L19]+[.L40]+2*[.L42]+[.L106]+[.L107]" office:value-type="float" office:value="120406.463" calcext:value-type="float">
            <text:p>120406.463</text:p>
          </table:table-cell>
          <table:table-cell table:formula="of:=[.M19]+[.M40]+2*[.M42]+[.M106]+[.M107]" office:value-type="float" office:value="679793.543" calcext:value-type="float">
            <text:p>679793.543</text:p>
          </table:table-cell>
          <table:table-cell table:formula="of:=[.N19]+[.N40]+2*[.N42]+[.N106]+[.N107]" office:value-type="float" office:value="715047.986" calcext:value-type="float">
            <text:p>715047.986</text:p>
          </table:table-cell>
          <table:table-cell table:formula="of:=[.O19]+[.O40]+2*[.O42]+[.O106]+[.O107]" office:value-type="float" office:value="789426.939" calcext:value-type="float">
            <text:p>789426.939</text:p>
          </table:table-cell>
          <table:table-cell/>
          <table:table-cell table:style-name="ce6" office:value-type="string" calcext:value-type="string">
            <text:p>not implemented yet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Fx_Ceil_agmw</text:p>
          </table:table-cell>
          <table:table-cell/>
          <table:table-cell table:formula="of:=[.C21]+[.C22]+[.C46]+[.C40]+[.C39]+2*[.C41]" office:value-type="float" office:value="1165.79" calcext:value-type="float">
            <text:p>1165.79</text:p>
          </table:table-cell>
          <table:table-cell table:formula="of:=[.D21]+[.D22]+[.D46]+[.D40]+[.D39]+2*[.D41]" office:value-type="float" office:value="1306.698" calcext:value-type="float">
            <text:p>1306.698</text:p>
          </table:table-cell>
          <table:table-cell table:formula="of:=[.E21]+[.E22]+[.E46]+[.E40]+[.E39]+2*[.E41]" office:value-type="float" office:value="1650.608" calcext:value-type="float">
            <text:p>1650.608</text:p>
          </table:table-cell>
          <table:table-cell table:formula="of:=[.F21]+[.F22]+[.F46]+[.F40]+[.F39]+2*[.F41]" office:value-type="float" office:value="10726.608" calcext:value-type="float">
            <text:p>10726.608</text:p>
          </table:table-cell>
          <table:table-cell table:formula="of:=[.G21]+[.G22]+[.G46]+[.G40]+[.G39]+2*[.G41]" office:value-type="float" office:value="11865.471" calcext:value-type="float">
            <text:p>11865.471</text:p>
          </table:table-cell>
          <table:table-cell table:formula="of:=[.H21]+[.H22]+[.H46]+[.H40]+[.H39]+2*[.H41]" office:value-type="float" office:value="12297.765" calcext:value-type="float">
            <text:p>12297.765</text:p>
          </table:table-cell>
          <table:table-cell/>
          <table:table-cell table:formula="of:=[.J21]+[.J22]+[.J46]+[.J40]+[.J39]+2*[.J41]" office:value-type="float" office:value="470.887" calcext:value-type="float">
            <text:p>470.887</text:p>
          </table:table-cell>
          <table:table-cell table:formula="of:=[.K21]+[.K22]+[.K46]+[.K40]+[.K39]+2*[.K41]" office:value-type="float" office:value="375.206" calcext:value-type="float">
            <text:p>375.206</text:p>
          </table:table-cell>
          <table:table-cell table:formula="of:=[.L21]+[.L22]+[.L46]+[.L40]+[.L39]+2*[.L41]" office:value-type="float" office:value="626.322" calcext:value-type="float">
            <text:p>626.322</text:p>
          </table:table-cell>
          <table:table-cell table:formula="of:=[.M21]+[.M22]+[.M46]+[.M40]+[.M39]+2*[.M41]" office:value-type="float" office:value="5096.494" calcext:value-type="float">
            <text:p>5096.494</text:p>
          </table:table-cell>
          <table:table-cell table:formula="of:=[.N21]+[.N22]+[.N46]+[.N40]+[.N39]+2*[.N41]" office:value-type="float" office:value="5702.039" calcext:value-type="float">
            <text:p>5702.039</text:p>
          </table:table-cell>
          <table:table-cell table:formula="of:=[.O21]+[.O22]+[.O46]+[.O40]+[.O39]+2*[.O41]" office:value-type="float" office:value="5615.257" calcext:value-type="float">
            <text:p>5615.257</text:p>
          </table:table-cell>
          <table:table-cell/>
          <table:table-cell table:style-name="ce6" office:value-type="string" calcext:value-type="string">
            <text:p>not implemented yet</text:p>
          </table:table-cell>
          <table:table-cell table:number-columns-repeated="14"/>
        </table:table-row>
        <table:table-row table:style-name="ro1">
          <table:table-cell table:style-name="ce11" office:value-type="string" calcext:value-type="string">
            <text:p>Fx_Floor_agmw</text:p>
          </table:table-cell>
          <table:table-cell/>
          <table:table-cell table:formula="of:=[.C21]" office:value-type="float" office:value="203.877" calcext:value-type="float">
            <text:p>203.877</text:p>
          </table:table-cell>
          <table:table-cell table:formula="of:=[.D21]" office:value-type="float" office:value="246.03" calcext:value-type="float">
            <text:p>246.03</text:p>
          </table:table-cell>
          <table:table-cell table:formula="of:=[.E21]" office:value-type="float" office:value="285.623" calcext:value-type="float">
            <text:p>285.623</text:p>
          </table:table-cell>
          <table:table-cell table:formula="of:=[.F21]" office:value-type="float" office:value="2314.81" calcext:value-type="float">
            <text:p>2314.81</text:p>
          </table:table-cell>
          <table:table-cell table:formula="of:=[.G21]" office:value-type="float" office:value="2380.33" calcext:value-type="float">
            <text:p>2380.33</text:p>
          </table:table-cell>
          <table:table-cell table:formula="of:=[.H21]" office:value-type="float" office:value="2482.051" calcext:value-type="float">
            <text:p>2482.051</text:p>
          </table:table-cell>
          <table:table-cell/>
          <table:table-cell table:formula="of:=[.J21]" office:value-type="float" office:value="13.81" calcext:value-type="float">
            <text:p>13.81</text:p>
          </table:table-cell>
          <table:table-cell table:formula="of:=[.K21]" office:value-type="float" office:value="17.264" calcext:value-type="float">
            <text:p>17.264</text:p>
          </table:table-cell>
          <table:table-cell table:formula="of:=[.L21]" office:value-type="float" office:value="26.245" calcext:value-type="float">
            <text:p>26.245</text:p>
          </table:table-cell>
          <table:table-cell table:formula="of:=[.M21]" office:value-type="float" office:value="336.892" calcext:value-type="float">
            <text:p>336.892</text:p>
          </table:table-cell>
          <table:table-cell table:formula="of:=[.N21]" office:value-type="float" office:value="338.504" calcext:value-type="float">
            <text:p>338.504</text:p>
          </table:table-cell>
          <table:table-cell table:formula="of:=[.O21]" office:value-type="float" office:value="341.036" calcext:value-type="float">
            <text:p>341.036</text:p>
          </table:table-cell>
          <table:table-cell/>
          <table:table-cell table:style-name="ce6" office:value-type="string" calcext:value-type="string">
            <text:p>not implemented yet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benchmark_liangzhao_floating_point_operati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L_Add_circuit</text:p>
          </table:table-cell>
          <table:table-cell office:value-type="float" office:value="1" calcext:value-type="float">
            <text:p>1</text:p>
          </table:table-cell>
          <table:table-cell office:value-type="float" office:value="283.489" calcext:value-type="float">
            <text:p>283.489</text:p>
          </table:table-cell>
          <table:table-cell office:value-type="float" office:value="324.214" calcext:value-type="float">
            <text:p>324.214</text:p>
          </table:table-cell>
          <table:table-cell office:value-type="float" office:value="414.031" calcext:value-type="float">
            <text:p>414.031</text:p>
          </table:table-cell>
          <table:table-cell office:value-type="float" office:value="5690.713" calcext:value-type="float">
            <text:p>5690.713</text:p>
          </table:table-cell>
          <table:table-cell office:value-type="float" office:value="6462.88" calcext:value-type="float">
            <text:p>6462.88</text:p>
          </table:table-cell>
          <table:table-cell office:value-type="float" office:value="6692.838" calcext:value-type="float">
            <text:p>6692.838</text:p>
          </table:table-cell>
          <table:table-cell/>
          <table:table-cell office:value-type="float" office:value="158.901" calcext:value-type="float">
            <text:p>158.901</text:p>
          </table:table-cell>
          <table:table-cell office:value-type="float" office:value="175.472" calcext:value-type="float">
            <text:p>175.472</text:p>
          </table:table-cell>
          <table:table-cell office:value-type="float" office:value="266.469" calcext:value-type="float">
            <text:p>266.469</text:p>
          </table:table-cell>
          <table:table-cell office:value-type="float" office:value="4976.428" calcext:value-type="float">
            <text:p>4976.428</text:p>
          </table:table-cell>
          <table:table-cell office:value-type="float" office:value="5665.708" calcext:value-type="float">
            <text:p>5665.708</text:p>
          </table:table-cell>
          <table:table-cell office:value-type="float" office:value="5780.944" calcext:value-type="float">
            <text:p>5780.9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Sub_circuit</text:p>
          </table:table-cell>
          <table:table-cell office:value-type="float" office:value="1" calcext:value-type="float">
            <text:p>1</text:p>
          </table:table-cell>
          <table:table-cell office:value-type="float" office:value="275.861" calcext:value-type="float">
            <text:p>275.861</text:p>
          </table:table-cell>
          <table:table-cell office:value-type="float" office:value="314.302" calcext:value-type="float">
            <text:p>314.302</text:p>
          </table:table-cell>
          <table:table-cell office:value-type="float" office:value="404.594" calcext:value-type="float">
            <text:p>404.594</text:p>
          </table:table-cell>
          <table:table-cell office:value-type="float" office:value="5771.261" calcext:value-type="float">
            <text:p>5771.261</text:p>
          </table:table-cell>
          <table:table-cell office:value-type="float" office:value="6391.025" calcext:value-type="float">
            <text:p>6391.025</text:p>
          </table:table-cell>
          <table:table-cell office:value-type="float" office:value="6839.322" calcext:value-type="float">
            <text:p>6839.322</text:p>
          </table:table-cell>
          <table:table-cell/>
          <table:table-cell office:value-type="float" office:value="151.375" calcext:value-type="float">
            <text:p>151.375</text:p>
          </table:table-cell>
          <table:table-cell office:value-type="float" office:value="167.185" calcext:value-type="float">
            <text:p>167.185</text:p>
          </table:table-cell>
          <table:table-cell office:value-type="float" office:value="252.308" calcext:value-type="float">
            <text:p>252.308</text:p>
          </table:table-cell>
          <table:table-cell office:value-type="float" office:value="5053.173" calcext:value-type="float">
            <text:p>5053.173</text:p>
          </table:table-cell>
          <table:table-cell office:value-type="float" office:value="5599.27" calcext:value-type="float">
            <text:p>5599.27</text:p>
          </table:table-cell>
          <table:table-cell office:value-type="float" office:value="5970.802" calcext:value-type="float">
            <text:p>5970.8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Mul_circuit</text:p>
          </table:table-cell>
          <table:table-cell office:value-type="float" office:value="1" calcext:value-type="float">
            <text:p>1</text:p>
          </table:table-cell>
          <table:table-cell office:value-type="float" office:value="296.838" calcext:value-type="float">
            <text:p>296.838</text:p>
          </table:table-cell>
          <table:table-cell office:value-type="float" office:value="319.207" calcext:value-type="float">
            <text:p>319.207</text:p>
          </table:table-cell>
          <table:table-cell office:value-type="float" office:value="375.432" calcext:value-type="float">
            <text:p>375.432</text:p>
          </table:table-cell>
          <table:table-cell office:value-type="float" office:value="7685.112" calcext:value-type="float">
            <text:p>7685.112</text:p>
          </table:table-cell>
          <table:table-cell office:value-type="float" office:value="8298.393" calcext:value-type="float">
            <text:p>8298.393</text:p>
          </table:table-cell>
          <table:table-cell office:value-type="float" office:value="8714.236" calcext:value-type="float">
            <text:p>8714.236</text:p>
          </table:table-cell>
          <table:table-cell/>
          <table:table-cell office:value-type="float" office:value="166.464" calcext:value-type="float">
            <text:p>166.464</text:p>
          </table:table-cell>
          <table:table-cell office:value-type="float" office:value="178.799" calcext:value-type="float">
            <text:p>178.799</text:p>
          </table:table-cell>
          <table:table-cell office:value-type="float" office:value="222.598" calcext:value-type="float">
            <text:p>222.598</text:p>
          </table:table-cell>
          <table:table-cell office:value-type="float" office:value="6759.474" calcext:value-type="float">
            <text:p>6759.474</text:p>
          </table:table-cell>
          <table:table-cell office:value-type="float" office:value="7278.221" calcext:value-type="float">
            <text:p>7278.221</text:p>
          </table:table-cell>
          <table:table-cell office:value-type="float" office:value="7671.795" calcext:value-type="float">
            <text:p>7671.7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Div_circuit</text:p>
          </table:table-cell>
          <table:table-cell office:value-type="float" office:value="1" calcext:value-type="float">
            <text:p>1</text:p>
          </table:table-cell>
          <table:table-cell office:value-type="float" office:value="1651.027" calcext:value-type="float">
            <text:p>1651.027</text:p>
          </table:table-cell>
          <table:table-cell office:value-type="float" office:value="1885.577" calcext:value-type="float">
            <text:p>1885.577</text:p>
          </table:table-cell>
          <table:table-cell office:value-type="float" office:value="2127.117" calcext:value-type="float">
            <text:p>2127.117</text:p>
          </table:table-cell>
          <table:table-cell office:value-type="float" office:value="75934.67" calcext:value-type="float">
            <text:p>75934.67</text:p>
          </table:table-cell>
          <table:table-cell office:value-type="float" office:value="90311.07" calcext:value-type="float">
            <text:p>90311.07</text:p>
          </table:table-cell>
          <table:table-cell office:value-type="float" office:value="101835.258" calcext:value-type="float">
            <text:p>101835.258</text:p>
          </table:table-cell>
          <table:table-cell/>
          <table:table-cell office:value-type="float" office:value="1418.622" calcext:value-type="float">
            <text:p>1418.622</text:p>
          </table:table-cell>
          <table:table-cell office:value-type="float" office:value="1659.292" calcext:value-type="float">
            <text:p>1659.292</text:p>
          </table:table-cell>
          <table:table-cell office:value-type="float" office:value="1882.863" calcext:value-type="float">
            <text:p>1882.863</text:p>
          </table:table-cell>
          <table:table-cell office:value-type="float" office:value="74821.418" calcext:value-type="float">
            <text:p>74821.418</text:p>
          </table:table-cell>
          <table:table-cell office:value-type="float" office:value="89112.859" calcext:value-type="float">
            <text:p>89112.859</text:p>
          </table:table-cell>
          <table:table-cell office:value-type="float" office:value="100660.429" calcext:value-type="float">
            <text:p>100660.42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Lt_circuit</text:p>
          </table:table-cell>
          <table:table-cell office:value-type="float" office:value="1" calcext:value-type="float">
            <text:p>1</text:p>
          </table:table-cell>
          <table:table-cell office:value-type="float" office:value="132.502" calcext:value-type="float">
            <text:p>132.502</text:p>
          </table:table-cell>
          <table:table-cell office:value-type="float" office:value="172.309" calcext:value-type="float">
            <text:p>172.309</text:p>
          </table:table-cell>
          <table:table-cell office:value-type="float" office:value="266.561" calcext:value-type="float">
            <text:p>266.561</text:p>
          </table:table-cell>
          <table:table-cell office:value-type="float" office:value="2257.326" calcext:value-type="float">
            <text:p>2257.326</text:p>
          </table:table-cell>
          <table:table-cell office:value-type="float" office:value="2488.206" calcext:value-type="float">
            <text:p>2488.206</text:p>
          </table:table-cell>
          <table:table-cell office:value-type="float" office:value="2684.447" calcext:value-type="float">
            <text:p>2684.447</text:p>
          </table:table-cell>
          <table:table-cell/>
          <table:table-cell office:value-type="float" office:value="47.084" calcext:value-type="float">
            <text:p>47.084</text:p>
          </table:table-cell>
          <table:table-cell office:value-type="float" office:value="52.421" calcext:value-type="float">
            <text:p>52.421</text:p>
          </table:table-cell>
          <table:table-cell office:value-type="float" office:value="132.525" calcext:value-type="float">
            <text:p>132.525</text:p>
          </table:table-cell>
          <table:table-cell office:value-type="float" office:value="1638.127" calcext:value-type="float">
            <text:p>1638.127</text:p>
          </table:table-cell>
          <table:table-cell office:value-type="float" office:value="1751.989" calcext:value-type="float">
            <text:p>1751.989</text:p>
          </table:table-cell>
          <table:table-cell office:value-type="float" office:value="1840.564" calcext:value-type="float">
            <text:p>1840.56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Gt_circuit</text:p>
          </table:table-cell>
          <table:table-cell office:value-type="float" office:value="1" calcext:value-type="float">
            <text:p>1</text:p>
          </table:table-cell>
          <table:table-cell office:value-type="float" office:value="138.419" calcext:value-type="float">
            <text:p>138.419</text:p>
          </table:table-cell>
          <table:table-cell office:value-type="float" office:value="171.886" calcext:value-type="float">
            <text:p>171.886</text:p>
          </table:table-cell>
          <table:table-cell office:value-type="float" office:value="268.842" calcext:value-type="float">
            <text:p>268.842</text:p>
          </table:table-cell>
          <table:table-cell office:value-type="float" office:value="2236.64" calcext:value-type="float">
            <text:p>2236.64</text:p>
          </table:table-cell>
          <table:table-cell office:value-type="float" office:value="2470.73" calcext:value-type="float">
            <text:p>2470.73</text:p>
          </table:table-cell>
          <table:table-cell office:value-type="float" office:value="2704.242" calcext:value-type="float">
            <text:p>2704.242</text:p>
          </table:table-cell>
          <table:table-cell/>
          <table:table-cell office:value-type="float" office:value="51.659" calcext:value-type="float">
            <text:p>51.659</text:p>
          </table:table-cell>
          <table:table-cell office:value-type="float" office:value="53.705" calcext:value-type="float">
            <text:p>53.705</text:p>
          </table:table-cell>
          <table:table-cell office:value-type="float" office:value="143.282" calcext:value-type="float">
            <text:p>143.282</text:p>
          </table:table-cell>
          <table:table-cell office:value-type="float" office:value="1587.972" calcext:value-type="float">
            <text:p>1587.972</text:p>
          </table:table-cell>
          <table:table-cell office:value-type="float" office:value="1742.105" calcext:value-type="float">
            <text:p>1742.105</text:p>
          </table:table-cell>
          <table:table-cell office:value-type="float" office:value="1871.206" calcext:value-type="float">
            <text:p>1871.20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Eq_circuit</text:p>
          </table:table-cell>
          <table:table-cell office:value-type="float" office:value="1" calcext:value-type="float">
            <text:p>1</text:p>
          </table:table-cell>
          <table:table-cell office:value-type="float" office:value="124.914" calcext:value-type="float">
            <text:p>124.914</text:p>
          </table:table-cell>
          <table:table-cell office:value-type="float" office:value="166.379" calcext:value-type="float">
            <text:p>166.379</text:p>
          </table:table-cell>
          <table:table-cell office:value-type="float" office:value="222.747" calcext:value-type="float">
            <text:p>222.747</text:p>
          </table:table-cell>
          <table:table-cell office:value-type="float" office:value="1370.969" calcext:value-type="float">
            <text:p>1370.969</text:p>
          </table:table-cell>
          <table:table-cell office:value-type="float" office:value="1561.054" calcext:value-type="float">
            <text:p>1561.054</text:p>
          </table:table-cell>
          <table:table-cell office:value-type="float" office:value="1791.83" calcext:value-type="float">
            <text:p>1791.83</text:p>
          </table:table-cell>
          <table:table-cell/>
          <table:table-cell office:value-type="float" office:value="48.576" calcext:value-type="float">
            <text:p>48.576</text:p>
          </table:table-cell>
          <table:table-cell office:value-type="float" office:value="71.78" calcext:value-type="float">
            <text:p>71.78</text:p>
          </table:table-cell>
          <table:table-cell office:value-type="float" office:value="116.078" calcext:value-type="float">
            <text:p>116.078</text:p>
          </table:table-cell>
          <table:table-cell office:value-type="float" office:value="706.467" calcext:value-type="float">
            <text:p>706.467</text:p>
          </table:table-cell>
          <table:table-cell office:value-type="float" office:value="833.989" calcext:value-type="float">
            <text:p>833.989</text:p>
          </table:table-cell>
          <table:table-cell office:value-type="float" office:value="1003.271" calcext:value-type="float">
            <text:p>1003.27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Neg_circuit</text:p>
          </table:table-cell>
          <table:table-cell office:value-type="float" office:value="1" calcext:value-type="float">
            <text:p>1</text:p>
          </table:table-cell>
          <table:table-cell office:value-type="float" office:value="8.156" calcext:value-type="float">
            <text:p>8.156</text:p>
          </table:table-cell>
          <table:table-cell office:value-type="float" office:value="8.835" calcext:value-type="float">
            <text:p>8.835</text:p>
          </table:table-cell>
          <table:table-cell office:value-type="float" office:value="9.342" calcext:value-type="float">
            <text:p>9.342</text:p>
          </table:table-cell>
          <table:table-cell office:value-type="float" office:value="111.928" calcext:value-type="float">
            <text:p>111.928</text:p>
          </table:table-cell>
          <table:table-cell office:value-type="float" office:value="107.79" calcext:value-type="float">
            <text:p>107.79</text:p>
          </table:table-cell>
          <table:table-cell office:value-type="float" office:value="113.777" calcext:value-type="float">
            <text:p>113.777</text:p>
          </table:table-cell>
          <table:table-cell/>
          <table:table-cell office:value-type="float" office:value="0.382" calcext:value-type="float">
            <text:p>0.382</text:p>
          </table:table-cell>
          <table:table-cell office:value-type="float" office:value="0.24" calcext:value-type="float">
            <text:p>0.24</text:p>
          </table:table-cell>
          <table:table-cell office:value-type="float" office:value="0.434" calcext:value-type="float">
            <text:p>0.434</text:p>
          </table:table-cell>
          <table:table-cell office:value-type="float" office:value="0.233" calcext:value-type="float">
            <text:p>0.233</text:p>
          </table:table-cell>
          <table:table-cell office:value-type="float" office:value="0.247" calcext:value-type="float">
            <text:p>0.247</text:p>
          </table:table-cell>
          <table:table-cell office:value-type="float" office:value="0.286" calcext:value-type="float">
            <text:p>0.28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EQZ_circuit</text:p>
          </table:table-cell>
          <table:table-cell office:value-type="float" office:value="1" calcext:value-type="float">
            <text:p>1</text:p>
          </table:table-cell>
          <table:table-cell office:value-type="float" office:value="126.148" calcext:value-type="float">
            <text:p>126.148</text:p>
          </table:table-cell>
          <table:table-cell office:value-type="float" office:value="165.959" calcext:value-type="float">
            <text:p>165.959</text:p>
          </table:table-cell>
          <table:table-cell office:value-type="float" office:value="232.029" calcext:value-type="float">
            <text:p>232.029</text:p>
          </table:table-cell>
          <table:table-cell office:value-type="float" office:value="1346.078" calcext:value-type="float">
            <text:p>1346.078</text:p>
          </table:table-cell>
          <table:table-cell office:value-type="float" office:value="1578.292" calcext:value-type="float">
            <text:p>1578.292</text:p>
          </table:table-cell>
          <table:table-cell office:value-type="float" office:value="1898.864" calcext:value-type="float">
            <text:p>1898.864</text:p>
          </table:table-cell>
          <table:table-cell/>
          <table:table-cell office:value-type="float" office:value="50.644" calcext:value-type="float">
            <text:p>50.644</text:p>
          </table:table-cell>
          <table:table-cell office:value-type="float" office:value="67.722" calcext:value-type="float">
            <text:p>67.722</text:p>
          </table:table-cell>
          <table:table-cell office:value-type="float" office:value="119.022" calcext:value-type="float">
            <text:p>119.022</text:p>
          </table:table-cell>
          <table:table-cell office:value-type="float" office:value="701.565" calcext:value-type="float">
            <text:p>701.565</text:p>
          </table:table-cell>
          <table:table-cell office:value-type="float" office:value="843.244" calcext:value-type="float">
            <text:p>843.244</text:p>
          </table:table-cell>
          <table:table-cell office:value-type="float" office:value="1097.916" calcext:value-type="float">
            <text:p>1097.9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LTZ_circuit</text:p>
          </table:table-cell>
          <table:table-cell office:value-type="float" office:value="1" calcext:value-type="float">
            <text:p>1</text:p>
          </table:table-cell>
          <table:table-cell office:value-type="float" office:value="8.199" calcext:value-type="float">
            <text:p>8.199</text:p>
          </table:table-cell>
          <table:table-cell office:value-type="float" office:value="8.996" calcext:value-type="float">
            <text:p>8.996</text:p>
          </table:table-cell>
          <table:table-cell office:value-type="float" office:value="9.313" calcext:value-type="float">
            <text:p>9.313</text:p>
          </table:table-cell>
          <table:table-cell office:value-type="float" office:value="109.271" calcext:value-type="float">
            <text:p>109.271</text:p>
          </table:table-cell>
          <table:table-cell office:value-type="float" office:value="111.643" calcext:value-type="float">
            <text:p>111.643</text:p>
          </table:table-cell>
          <table:table-cell office:value-type="float" office:value="112.933" calcext:value-type="float">
            <text:p>112.933</text:p>
          </table:table-cell>
          <table:table-cell/>
          <table:table-cell office:value-type="float" office:value="0.519" calcext:value-type="float">
            <text:p>0.519</text:p>
          </table:table-cell>
          <table:table-cell office:value-type="float" office:value="0.226" calcext:value-type="float">
            <text:p>0.226</text:p>
          </table:table-cell>
          <table:table-cell office:value-type="float" office:value="0.297" calcext:value-type="float">
            <text:p>0.297</text:p>
          </table:table-cell>
          <table:table-cell office:value-type="float" office:value="0.23" calcext:value-type="float">
            <text:p>0.23</text:p>
          </table:table-cell>
          <table:table-cell office:value-type="float" office:value="0.257" calcext:value-type="float">
            <text:p>0.257</text:p>
          </table:table-cell>
          <table:table-cell office:value-type="float" office:value="7.066" calcext:value-type="float">
            <text:p>7.0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Exp2_circuit</text:p>
          </table:table-cell>
          <table:table-cell office:value-type="float" office:value="1" calcext:value-type="float">
            <text:p>1</text:p>
          </table:table-cell>
          <table:table-cell office:value-type="float" office:value="2194.762" calcext:value-type="float">
            <text:p>2194.762</text:p>
          </table:table-cell>
          <table:table-cell office:value-type="float" office:value="2619.688" calcext:value-type="float">
            <text:p>2619.688</text:p>
          </table:table-cell>
          <table:table-cell office:value-type="float" office:value="3630.09" calcext:value-type="float">
            <text:p>3630.09</text:p>
          </table:table-cell>
          <table:table-cell office:value-type="float" office:value="113612.809" calcext:value-type="float">
            <text:p>113612.809</text:p>
          </table:table-cell>
          <table:table-cell office:value-type="float" office:value="130804.197" calcext:value-type="float">
            <text:p>130804.197</text:p>
          </table:table-cell>
          <table:table-cell office:value-type="float" office:value="142046.634" calcext:value-type="float">
            <text:p>142046.634</text:p>
          </table:table-cell>
          <table:table-cell/>
          <table:table-cell office:value-type="float" office:value="1958.283" calcext:value-type="float">
            <text:p>1958.283</text:p>
          </table:table-cell>
          <table:table-cell office:value-type="float" office:value="2391.786" calcext:value-type="float">
            <text:p>2391.786</text:p>
          </table:table-cell>
          <table:table-cell office:value-type="float" office:value="3392.218" calcext:value-type="float">
            <text:p>3392.218</text:p>
          </table:table-cell>
          <table:table-cell office:value-type="float" office:value="112465.426" calcext:value-type="float">
            <text:p>112465.426</text:p>
          </table:table-cell>
          <table:table-cell office:value-type="float" office:value="129661.24" calcext:value-type="float">
            <text:p>129661.24</text:p>
          </table:table-cell>
          <table:table-cell office:value-type="float" office:value="140737.751" calcext:value-type="float">
            <text:p>140737.7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Log2_circuit</text:p>
          </table:table-cell>
          <table:table-cell office:value-type="float" office:value="1" calcext:value-type="float">
            <text:p>1</text:p>
          </table:table-cell>
          <table:table-cell office:value-type="float" office:value="1496.549" calcext:value-type="float">
            <text:p>1496.549</text:p>
          </table:table-cell>
          <table:table-cell office:value-type="float" office:value="1833.391" calcext:value-type="float">
            <text:p>1833.391</text:p>
          </table:table-cell>
          <table:table-cell office:value-type="float" office:value="2821.448" calcext:value-type="float">
            <text:p>2821.448</text:p>
          </table:table-cell>
          <table:table-cell office:value-type="float" office:value="50982.406" calcext:value-type="float">
            <text:p>50982.406</text:p>
          </table:table-cell>
          <table:table-cell office:value-type="float" office:value="59365.923" calcext:value-type="float">
            <text:p>59365.923</text:p>
          </table:table-cell>
          <table:table-cell office:value-type="float" office:value="65409.024" calcext:value-type="float">
            <text:p>65409.024</text:p>
          </table:table-cell>
          <table:table-cell/>
          <table:table-cell office:value-type="float" office:value="1271.879" calcext:value-type="float">
            <text:p>1271.879</text:p>
          </table:table-cell>
          <table:table-cell office:value-type="float" office:value="1599.221" calcext:value-type="float">
            <text:p>1599.221</text:p>
          </table:table-cell>
          <table:table-cell office:value-type="float" office:value="2581.092" calcext:value-type="float">
            <text:p>2581.092</text:p>
          </table:table-cell>
          <table:table-cell office:value-type="float" office:value="49886.754" calcext:value-type="float">
            <text:p>49886.754</text:p>
          </table:table-cell>
          <table:table-cell office:value-type="float" office:value="58236.84" calcext:value-type="float">
            <text:p>58236.84</text:p>
          </table:table-cell>
          <table:table-cell office:value-type="float" office:value="64266.197" calcext:value-type="float">
            <text:p>64266.19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Exp_circuit</text:p>
          </table:table-cell>
          <table:table-cell office:value-type="float" office:value="1" calcext:value-type="float">
            <text:p>1</text:p>
          </table:table-cell>
          <table:table-cell office:value-type="float" office:value="2397.896" calcext:value-type="float">
            <text:p>2397.896</text:p>
          </table:table-cell>
          <table:table-cell office:value-type="float" office:value="2823.968" calcext:value-type="float">
            <text:p>2823.968</text:p>
          </table:table-cell>
          <table:table-cell office:value-type="float" office:value="3740.657" calcext:value-type="float">
            <text:p>3740.657</text:p>
          </table:table-cell>
          <table:table-cell office:value-type="float" office:value="119959.164" calcext:value-type="float">
            <text:p>119959.164</text:p>
          </table:table-cell>
          <table:table-cell office:value-type="float" office:value="138333.821" calcext:value-type="float">
            <text:p>138333.821</text:p>
          </table:table-cell>
          <table:table-cell office:value-type="float" office:value="151816.303" calcext:value-type="float">
            <text:p>151816.303</text:p>
          </table:table-cell>
          <table:table-cell/>
          <table:table-cell office:value-type="float" office:value="2122.937" calcext:value-type="float">
            <text:p>2122.937</text:p>
          </table:table-cell>
          <table:table-cell office:value-type="float" office:value="2564.968" calcext:value-type="float">
            <text:p>2564.968</text:p>
          </table:table-cell>
          <table:table-cell office:value-type="float" office:value="3461.865" calcext:value-type="float">
            <text:p>3461.865</text:p>
          </table:table-cell>
          <table:table-cell office:value-type="float" office:value="118774.842" calcext:value-type="float">
            <text:p>118774.842</text:p>
          </table:table-cell>
          <table:table-cell office:value-type="float" office:value="137115.634" calcext:value-type="float">
            <text:p>137115.634</text:p>
          </table:table-cell>
          <table:table-cell office:value-type="float" office:value="150439.77" calcext:value-type="float">
            <text:p>150439.7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Ln_circuit</text:p>
          </table:table-cell>
          <table:table-cell office:value-type="float" office:value="1" calcext:value-type="float">
            <text:p>1</text:p>
          </table:table-cell>
          <table:table-cell office:value-type="float" office:value="4030.188" calcext:value-type="float">
            <text:p>4030.188</text:p>
          </table:table-cell>
          <table:table-cell office:value-type="float" office:value="5069.593" calcext:value-type="float">
            <text:p>5069.593</text:p>
          </table:table-cell>
          <table:table-cell office:value-type="float" office:value="9075.104" calcext:value-type="float">
            <text:p>9075.104</text:p>
          </table:table-cell>
          <table:table-cell office:value-type="float" office:value="152888.635" calcext:value-type="float">
            <text:p>152888.635</text:p>
          </table:table-cell>
          <table:table-cell office:value-type="float" office:value="179063.994" calcext:value-type="float">
            <text:p>179063.994</text:p>
          </table:table-cell>
          <table:table-cell office:value-type="float" office:value="202168.826" calcext:value-type="float">
            <text:p>202168.826</text:p>
          </table:table-cell>
          <table:table-cell/>
          <table:table-cell office:value-type="float" office:value="3725.021" calcext:value-type="float">
            <text:p>3725.021</text:p>
          </table:table-cell>
          <table:table-cell office:value-type="float" office:value="4765.814" calcext:value-type="float">
            <text:p>4765.814</text:p>
          </table:table-cell>
          <table:table-cell office:value-type="float" office:value="8773.406" calcext:value-type="float">
            <text:p>8773.406</text:p>
          </table:table-cell>
          <table:table-cell office:value-type="float" office:value="151622.287" calcext:value-type="float">
            <text:p>151622.287</text:p>
          </table:table-cell>
          <table:table-cell office:value-type="float" office:value="177746.42" calcext:value-type="float">
            <text:p>177746.42</text:p>
          </table:table-cell>
          <table:table-cell office:value-type="float" office:value="200747.646" calcext:value-type="float">
            <text:p>200747.6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Sqr_circuit</text:p>
          </table:table-cell>
          <table:table-cell office:value-type="float" office:value="1" calcext:value-type="float">
            <text:p>1</text:p>
          </table:table-cell>
          <table:table-cell office:value-type="float" office:value="257.284" calcext:value-type="float">
            <text:p>257.284</text:p>
          </table:table-cell>
          <table:table-cell office:value-type="float" office:value="295.07" calcext:value-type="float">
            <text:p>295.07</text:p>
          </table:table-cell>
          <table:table-cell office:value-type="float" office:value="332.677" calcext:value-type="float">
            <text:p>332.677</text:p>
          </table:table-cell>
          <table:table-cell office:value-type="float" office:value="3228.682" calcext:value-type="float">
            <text:p>3228.682</text:p>
          </table:table-cell>
          <table:table-cell office:value-type="float" office:value="3537.569" calcext:value-type="float">
            <text:p>3537.569</text:p>
          </table:table-cell>
          <table:table-cell office:value-type="float" office:value="3856.487" calcext:value-type="float">
            <text:p>3856.487</text:p>
          </table:table-cell>
          <table:table-cell/>
          <table:table-cell office:value-type="float" office:value="121.644" calcext:value-type="float">
            <text:p>121.644</text:p>
          </table:table-cell>
          <table:table-cell office:value-type="float" office:value="139.032" calcext:value-type="float">
            <text:p>139.032</text:p>
          </table:table-cell>
          <table:table-cell office:value-type="float" office:value="151.34" calcext:value-type="float">
            <text:p>151.34</text:p>
          </table:table-cell>
          <table:table-cell office:value-type="float" office:value="2415.222" calcext:value-type="float">
            <text:p>2415.222</text:p>
          </table:table-cell>
          <table:table-cell office:value-type="float" office:value="2640.22" calcext:value-type="float">
            <text:p>2640.22</text:p>
          </table:table-cell>
          <table:table-cell office:value-type="float" office:value="2855.739" calcext:value-type="float">
            <text:p>2855.73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Sqrt_circuit</text:p>
          </table:table-cell>
          <table:table-cell office:value-type="float" office:value="1" calcext:value-type="float">
            <text:p>1</text:p>
          </table:table-cell>
          <table:table-cell office:value-type="float" office:value="1053.643" calcext:value-type="float">
            <text:p>1053.643</text:p>
          </table:table-cell>
          <table:table-cell office:value-type="float" office:value="1251.419" calcext:value-type="float">
            <text:p>1251.419</text:p>
          </table:table-cell>
          <table:table-cell office:value-type="float" office:value="1698.319" calcext:value-type="float">
            <text:p>1698.319</text:p>
          </table:table-cell>
          <table:table-cell office:value-type="float" office:value="45512.215" calcext:value-type="float">
            <text:p>45512.215</text:p>
          </table:table-cell>
          <table:table-cell office:value-type="float" office:value="52889.131" calcext:value-type="float">
            <text:p>52889.131</text:p>
          </table:table-cell>
          <table:table-cell office:value-type="float" office:value="58531.873" calcext:value-type="float">
            <text:p>58531.873</text:p>
          </table:table-cell>
          <table:table-cell/>
          <table:table-cell office:value-type="float" office:value="887.716" calcext:value-type="float">
            <text:p>887.716</text:p>
          </table:table-cell>
          <table:table-cell office:value-type="float" office:value="1081.304" calcext:value-type="float">
            <text:p>1081.304</text:p>
          </table:table-cell>
          <table:table-cell office:value-type="float" office:value="1514.392" calcext:value-type="float">
            <text:p>1514.392</text:p>
          </table:table-cell>
          <table:table-cell office:value-type="float" office:value="44584.2" calcext:value-type="float">
            <text:p>44584.2</text:p>
          </table:table-cell>
          <table:table-cell office:value-type="float" office:value="51846.959" calcext:value-type="float">
            <text:p>51846.959</text:p>
          </table:table-cell>
          <table:table-cell office:value-type="float" office:value="57450.219" calcext:value-type="float">
            <text:p>57450.21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Ceil_circuit</text:p>
          </table:table-cell>
          <table:table-cell office:value-type="float" office:value="1" calcext:value-type="float">
            <text:p>1</text:p>
          </table:table-cell>
          <table:table-cell office:value-type="float" office:value="257.802" calcext:value-type="float">
            <text:p>257.802</text:p>
          </table:table-cell>
          <table:table-cell office:value-type="float" office:value="340.161" calcext:value-type="float">
            <text:p>340.161</text:p>
          </table:table-cell>
          <table:table-cell office:value-type="float" office:value="490.538" calcext:value-type="float">
            <text:p>490.538</text:p>
          </table:table-cell>
          <table:table-cell office:value-type="float" office:value="10325.143" calcext:value-type="float">
            <text:p>10325.143</text:p>
          </table:table-cell>
          <table:table-cell office:value-type="float" office:value="11127.441" calcext:value-type="float">
            <text:p>11127.441</text:p>
          </table:table-cell>
          <table:table-cell office:value-type="float" office:value="13026.972" calcext:value-type="float">
            <text:p>13026.972</text:p>
          </table:table-cell>
          <table:table-cell/>
          <table:table-cell office:value-type="float" office:value="163.564" calcext:value-type="float">
            <text:p>163.564</text:p>
          </table:table-cell>
          <table:table-cell office:value-type="float" office:value="235.156" calcext:value-type="float">
            <text:p>235.156</text:p>
          </table:table-cell>
          <table:table-cell office:value-type="float" office:value="369.113" calcext:value-type="float">
            <text:p>369.113</text:p>
          </table:table-cell>
          <table:table-cell office:value-type="float" office:value="9699.985" calcext:value-type="float">
            <text:p>9699.985</text:p>
          </table:table-cell>
          <table:table-cell office:value-type="float" office:value="10395.289" calcext:value-type="float">
            <text:p>10395.289</text:p>
          </table:table-cell>
          <table:table-cell office:value-type="float" office:value="12234.971" calcext:value-type="float">
            <text:p>12234.97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Floor_circuit</text:p>
          </table:table-cell>
          <table:table-cell office:value-type="float" office:value="1" calcext:value-type="float">
            <text:p>1</text:p>
          </table:table-cell>
          <table:table-cell office:value-type="float" office:value="254.94" calcext:value-type="float">
            <text:p>254.94</text:p>
          </table:table-cell>
          <table:table-cell office:value-type="float" office:value="324.229" calcext:value-type="float">
            <text:p>324.229</text:p>
          </table:table-cell>
          <table:table-cell office:value-type="float" office:value="460.53" calcext:value-type="float">
            <text:p>460.53</text:p>
          </table:table-cell>
          <table:table-cell office:value-type="float" office:value="10273.254" calcext:value-type="float">
            <text:p>10273.254</text:p>
          </table:table-cell>
          <table:table-cell office:value-type="float" office:value="11243.319" calcext:value-type="float">
            <text:p>11243.319</text:p>
          </table:table-cell>
          <table:table-cell office:value-type="float" office:value="11468.87" calcext:value-type="float">
            <text:p>11468.87</text:p>
          </table:table-cell>
          <table:table-cell/>
          <table:table-cell office:value-type="float" office:value="161.089" calcext:value-type="float">
            <text:p>161.089</text:p>
          </table:table-cell>
          <table:table-cell office:value-type="float" office:value="202.1" calcext:value-type="float">
            <text:p>202.1</text:p>
          </table:table-cell>
          <table:table-cell office:value-type="float" office:value="332.751" calcext:value-type="float">
            <text:p>332.751</text:p>
          </table:table-cell>
          <table:table-cell office:value-type="float" office:value="9677.51" calcext:value-type="float">
            <text:p>9677.51</text:p>
          </table:table-cell>
          <table:table-cell office:value-type="float" office:value="10521.525" calcext:value-type="float">
            <text:p>10521.525</text:p>
          </table:table-cell>
          <table:table-cell office:value-type="float" office:value="10673.354" calcext:value-type="float">
            <text:p>10673.35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2Int_circuit</text:p>
          </table:table-cell>
          <table:table-cell office:value-type="float" office:value="1" calcext:value-type="float">
            <text:p>1</text:p>
          </table:table-cell>
          <table:table-cell office:value-type="float" office:value="439.714" calcext:value-type="float">
            <text:p>439.714</text:p>
          </table:table-cell>
          <table:table-cell office:value-type="float" office:value="591.025" calcext:value-type="float">
            <text:p>591.025</text:p>
          </table:table-cell>
          <table:table-cell office:value-type="float" office:value="1520.697" calcext:value-type="float">
            <text:p>1520.697</text:p>
          </table:table-cell>
          <table:table-cell office:value-type="float" office:value="13574.337" calcext:value-type="float">
            <text:p>13574.337</text:p>
          </table:table-cell>
          <table:table-cell office:value-type="float" office:value="14770.774" calcext:value-type="float">
            <text:p>14770.774</text:p>
          </table:table-cell>
          <table:table-cell office:value-type="float" office:value="17056.168" calcext:value-type="float">
            <text:p>17056.168</text:p>
          </table:table-cell>
          <table:table-cell/>
          <table:table-cell office:value-type="float" office:value="327.694" calcext:value-type="float">
            <text:p>327.694</text:p>
          </table:table-cell>
          <table:table-cell office:value-type="float" office:value="451.41" calcext:value-type="float">
            <text:p>451.41</text:p>
          </table:table-cell>
          <table:table-cell office:value-type="float" office:value="1390.651" calcext:value-type="float">
            <text:p>1390.651</text:p>
          </table:table-cell>
          <table:table-cell office:value-type="float" office:value="12943.052" calcext:value-type="float">
            <text:p>12943.052</text:p>
          </table:table-cell>
          <table:table-cell office:value-type="float" office:value="14093.486" calcext:value-type="float">
            <text:p>14093.486</text:p>
          </table:table-cell>
          <table:table-cell office:value-type="float" office:value="16199.04" calcext:value-type="float">
            <text:p>16199.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2Fx_circuit</text:p>
          </table:table-cell>
          <table:table-cell office:value-type="float" office:value="1" calcext:value-type="float">
            <text:p>1</text:p>
          </table:table-cell>
          <table:table-cell office:value-type="float" office:value="603.112" calcext:value-type="float">
            <text:p>603.112</text:p>
          </table:table-cell>
          <table:table-cell office:value-type="float" office:value="641.656" calcext:value-type="float">
            <text:p>641.656</text:p>
          </table:table-cell>
          <table:table-cell office:value-type="float" office:value="1940.292" calcext:value-type="float">
            <text:p>1940.292</text:p>
          </table:table-cell>
          <table:table-cell office:value-type="float" office:value="20468.404" calcext:value-type="float">
            <text:p>20468.404</text:p>
          </table:table-cell>
          <table:table-cell office:value-type="float" office:value="22144.161" calcext:value-type="float">
            <text:p>22144.161</text:p>
          </table:table-cell>
          <table:table-cell office:value-type="float" office:value="25096.666" calcext:value-type="float">
            <text:p>25096.666</text:p>
          </table:table-cell>
          <table:table-cell/>
          <table:table-cell office:value-type="float" office:value="453.89" calcext:value-type="float">
            <text:p>453.89</text:p>
          </table:table-cell>
          <table:table-cell office:value-type="float" office:value="481.332" calcext:value-type="float">
            <text:p>481.332</text:p>
          </table:table-cell>
          <table:table-cell office:value-type="float" office:value="1763.465" calcext:value-type="float">
            <text:p>1763.465</text:p>
          </table:table-cell>
          <table:table-cell office:value-type="float" office:value="19657.516" calcext:value-type="float">
            <text:p>19657.516</text:p>
          </table:table-cell>
          <table:table-cell office:value-type="float" office:value="21243.095" calcext:value-type="float">
            <text:p>21243.095</text:p>
          </table:table-cell>
          <table:table-cell office:value-type="float" office:value="24070.587" calcext:value-type="float">
            <text:p>24070.58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MulPow2m_circuit</text:p>
          </table:table-cell>
          <table:table-cell office:value-type="float" office:value="1" calcext:value-type="float">
            <text:p>1</text:p>
          </table:table-cell>
          <table:table-cell office:value-type="float" office:value="132.246" calcext:value-type="float">
            <text:p>132.246</text:p>
          </table:table-cell>
          <table:table-cell office:value-type="float" office:value="138.287" calcext:value-type="float">
            <text:p>138.287</text:p>
          </table:table-cell>
          <table:table-cell office:value-type="float" office:value="245.603" calcext:value-type="float">
            <text:p>245.603</text:p>
          </table:table-cell>
          <table:table-cell office:value-type="float" office:value="1527.966" calcext:value-type="float">
            <text:p>1527.966</text:p>
          </table:table-cell>
          <table:table-cell office:value-type="float" office:value="1701.977" calcext:value-type="float">
            <text:p>1701.977</text:p>
          </table:table-cell>
          <table:table-cell office:value-type="float" office:value="1865.305" calcext:value-type="float">
            <text:p>1865.305</text:p>
          </table:table-cell>
          <table:table-cell/>
          <table:table-cell office:value-type="float" office:value="55.362" calcext:value-type="float">
            <text:p>55.362</text:p>
          </table:table-cell>
          <table:table-cell office:value-type="float" office:value="41.064" calcext:value-type="float">
            <text:p>41.064</text:p>
          </table:table-cell>
          <table:table-cell office:value-type="float" office:value="125.977" calcext:value-type="float">
            <text:p>125.977</text:p>
          </table:table-cell>
          <table:table-cell office:value-type="float" office:value="879.867" calcext:value-type="float">
            <text:p>879.867</text:p>
          </table:table-cell>
          <table:table-cell office:value-type="float" office:value="958.627" calcext:value-type="float">
            <text:p>958.627</text:p>
          </table:table-cell>
          <table:table-cell office:value-type="float" office:value="1071.402" calcext:value-type="float">
            <text:p>1071.4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DivPow2m_circuit</text:p>
          </table:table-cell>
          <table:table-cell office:value-type="float" office:value="1" calcext:value-type="float">
            <text:p>1</text:p>
          </table:table-cell>
          <table:table-cell office:value-type="float" office:value="141.292" calcext:value-type="float">
            <text:p>141.292</text:p>
          </table:table-cell>
          <table:table-cell office:value-type="float" office:value="185.548" calcext:value-type="float">
            <text:p>185.548</text:p>
          </table:table-cell>
          <table:table-cell office:value-type="float" office:value="238.47" calcext:value-type="float">
            <text:p>238.47</text:p>
          </table:table-cell>
          <table:table-cell office:value-type="float" office:value="1562.885" calcext:value-type="float">
            <text:p>1562.885</text:p>
          </table:table-cell>
          <table:table-cell office:value-type="float" office:value="1670.468" calcext:value-type="float">
            <text:p>1670.468</text:p>
          </table:table-cell>
          <table:table-cell office:value-type="float" office:value="1837.58" calcext:value-type="float">
            <text:p>1837.58</text:p>
          </table:table-cell>
          <table:table-cell/>
          <table:table-cell office:value-type="float" office:value="62.195" calcext:value-type="float">
            <text:p>62.195</text:p>
          </table:table-cell>
          <table:table-cell office:value-type="float" office:value="85.914" calcext:value-type="float">
            <text:p>85.914</text:p>
          </table:table-cell>
          <table:table-cell office:value-type="float" office:value="130.263" calcext:value-type="float">
            <text:p>130.263</text:p>
          </table:table-cell>
          <table:table-cell office:value-type="float" office:value="887.144" calcext:value-type="float">
            <text:p>887.144</text:p>
          </table:table-cell>
          <table:table-cell office:value-type="float" office:value="941.174" calcext:value-type="float">
            <text:p>941.174</text:p>
          </table:table-cell>
          <table:table-cell office:value-type="float" office:value="1105.204" calcext:value-type="float">
            <text:p>1105.2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ClampB_circuit</text:p>
          </table:table-cell>
          <table:table-cell office:value-type="float" office:value="1" calcext:value-type="float">
            <text:p>1</text:p>
          </table:table-cell>
          <table:table-cell office:value-type="float" office:value="134.806" calcext:value-type="float">
            <text:p>134.806</text:p>
          </table:table-cell>
          <table:table-cell office:value-type="float" office:value="187.676" calcext:value-type="float">
            <text:p>187.676</text:p>
          </table:table-cell>
          <table:table-cell office:value-type="float" office:value="313.19" calcext:value-type="float">
            <text:p>313.19</text:p>
          </table:table-cell>
          <table:table-cell office:value-type="float" office:value="1964.301" calcext:value-type="float">
            <text:p>1964.301</text:p>
          </table:table-cell>
          <table:table-cell office:value-type="float" office:value="2229.21" calcext:value-type="float">
            <text:p>2229.21</text:p>
          </table:table-cell>
          <table:table-cell office:value-type="float" office:value="2344.757" calcext:value-type="float">
            <text:p>2344.757</text:p>
          </table:table-cell>
          <table:table-cell/>
          <table:table-cell office:value-type="float" office:value="51.376" calcext:value-type="float">
            <text:p>51.376</text:p>
          </table:table-cell>
          <table:table-cell office:value-type="float" office:value="88.517" calcext:value-type="float">
            <text:p>88.517</text:p>
          </table:table-cell>
          <table:table-cell office:value-type="float" office:value="189.635" calcext:value-type="float">
            <text:p>189.635</text:p>
          </table:table-cell>
          <table:table-cell office:value-type="float" office:value="1324.946" calcext:value-type="float">
            <text:p>1324.946</text:p>
          </table:table-cell>
          <table:table-cell office:value-type="float" office:value="1489.053" calcext:value-type="float">
            <text:p>1489.053</text:p>
          </table:table-cell>
          <table:table-cell office:value-type="float" office:value="1567.788" calcext:value-type="float">
            <text:p>1567.7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RoundToNearestInt_circuit</text:p>
          </table:table-cell>
          <table:table-cell office:value-type="float" office:value="1" calcext:value-type="float">
            <text:p>1</text:p>
          </table:table-cell>
          <table:table-cell office:value-type="float" office:value="149.961" calcext:value-type="float">
            <text:p>149.961</text:p>
          </table:table-cell>
          <table:table-cell office:value-type="float" office:value="192.661" calcext:value-type="float">
            <text:p>192.661</text:p>
          </table:table-cell>
          <table:table-cell office:value-type="float" office:value="237.784" calcext:value-type="float">
            <text:p>237.784</text:p>
          </table:table-cell>
          <table:table-cell office:value-type="float" office:value="2207.213" calcext:value-type="float">
            <text:p>2207.213</text:p>
          </table:table-cell>
          <table:table-cell office:value-type="float" office:value="2556.319" calcext:value-type="float">
            <text:p>2556.319</text:p>
          </table:table-cell>
          <table:table-cell office:value-type="float" office:value="2821.495" calcext:value-type="float">
            <text:p>2821.495</text:p>
          </table:table-cell>
          <table:table-cell/>
          <table:table-cell office:value-type="float" office:value="54.729" calcext:value-type="float">
            <text:p>54.729</text:p>
          </table:table-cell>
          <table:table-cell office:value-type="float" office:value="57.05" calcext:value-type="float">
            <text:p>57.05</text:p>
          </table:table-cell>
          <table:table-cell office:value-type="float" office:value="106.406" calcext:value-type="float">
            <text:p>106.406</text:p>
          </table:table-cell>
          <table:table-cell office:value-type="float" office:value="1596.223" calcext:value-type="float">
            <text:p>1596.223</text:p>
          </table:table-cell>
          <table:table-cell office:value-type="float" office:value="1810.316" calcext:value-type="float">
            <text:p>1810.316</text:p>
          </table:table-cell>
          <table:table-cell office:value-type="float" office:value="2040.535" calcext:value-type="float">
            <text:p>2040.5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Add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391.519" calcext:value-type="float">
            <text:p>1391.519</text:p>
          </table:table-cell>
          <table:table-cell office:value-type="float" office:value="2097.205" calcext:value-type="float">
            <text:p>2097.205</text:p>
          </table:table-cell>
          <table:table-cell office:value-type="float" office:value="3225.249" calcext:value-type="float">
            <text:p>3225.249</text:p>
          </table:table-cell>
          <table:table-cell office:value-type="float" office:value="14064.46" calcext:value-type="float">
            <text:p>14064.46</text:p>
          </table:table-cell>
          <table:table-cell office:value-type="float" office:value="21479.62" calcext:value-type="float">
            <text:p>21479.62</text:p>
          </table:table-cell>
          <table:table-cell office:value-type="float" office:value="34364.353" calcext:value-type="float">
            <text:p>34364.353</text:p>
          </table:table-cell>
          <table:table-cell/>
          <table:table-cell office:value-type="float" office:value="230.543" calcext:value-type="float">
            <text:p>230.543</text:p>
          </table:table-cell>
          <table:table-cell office:value-type="float" office:value="343.335" calcext:value-type="float">
            <text:p>343.335</text:p>
          </table:table-cell>
          <table:table-cell office:value-type="float" office:value="607.25" calcext:value-type="float">
            <text:p>607.25</text:p>
          </table:table-cell>
          <table:table-cell office:value-type="float" office:value="4728.512" calcext:value-type="float">
            <text:p>4728.512</text:p>
          </table:table-cell>
          <table:table-cell office:value-type="float" office:value="5175.379" calcext:value-type="float">
            <text:p>5175.379</text:p>
          </table:table-cell>
          <table:table-cell office:value-type="float" office:value="5806.739" calcext:value-type="float">
            <text:p>5806.739</text:p>
          </table:table-cell>
          <table:table-cell table:number-columns-repeated="3"/>
          <table:table-cell table:formula="of:=[.C134] / [.$B134]" office:value-type="float" office:value="1.391519" calcext:value-type="float">
            <text:p>1.391519</text:p>
          </table:table-cell>
          <table:table-cell table:formula="of:=[.D134] / [.$B134]" office:value-type="float" office:value="2.097205" calcext:value-type="float">
            <text:p>2.097205</text:p>
          </table:table-cell>
          <table:table-cell table:formula="of:=[.E134] / [.$B134]" office:value-type="float" office:value="3.225249" calcext:value-type="float">
            <text:p>3.225249</text:p>
          </table:table-cell>
          <table:table-cell table:formula="of:=[.F134] / [.$B134]" office:value-type="float" office:value="14.06446" calcext:value-type="float">
            <text:p>14.06446</text:p>
          </table:table-cell>
          <table:table-cell table:formula="of:=[.G134] / [.$B134]" office:value-type="float" office:value="21.47962" calcext:value-type="float">
            <text:p>21.47962</text:p>
          </table:table-cell>
          <table:table-cell table:formula="of:=[.H134] / [.$B134]" office:value-type="float" office:value="34.364353" calcext:value-type="float">
            <text:p>34.364353</text:p>
          </table:table-cell>
          <table:table-cell table:formula="of:=[.I134] / [.$B134]" office:value-type="float" office:value="0" calcext:value-type="float">
            <text:p>0</text:p>
          </table:table-cell>
          <table:table-cell table:formula="of:=[.J134] / [.$B134]" office:value-type="float" office:value="0.230543" calcext:value-type="float">
            <text:p>0.230543</text:p>
          </table:table-cell>
          <table:table-cell table:formula="of:=[.K134] / [.$B134]" office:value-type="float" office:value="0.343335" calcext:value-type="float">
            <text:p>0.343335</text:p>
          </table:table-cell>
          <table:table-cell table:formula="of:=[.L134] / [.$B134]" office:value-type="float" office:value="0.60725" calcext:value-type="float">
            <text:p>0.60725</text:p>
          </table:table-cell>
          <table:table-cell table:formula="of:=[.M134] / [.$B134]" office:value-type="float" office:value="4.728512" calcext:value-type="float">
            <text:p>4.728512</text:p>
          </table:table-cell>
          <table:table-cell table:formula="of:=[.N134] / [.$B134]" office:value-type="float" office:value="5.175379" calcext:value-type="float">
            <text:p>5.175379</text:p>
          </table:table-cell>
          <table:table-cell table:formula="of:=[.O134] / [.$B134]" office:value-type="float" office:value="5.806739" calcext:value-type="float">
            <text:p>5.806739</text:p>
          </table:table-cell>
        </table:table-row>
        <table:table-row table:style-name="ro1">
          <table:table-cell office:value-type="string" calcext:value-type="string">
            <text:p>FL_Sub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370.428" calcext:value-type="float">
            <text:p>1370.428</text:p>
          </table:table-cell>
          <table:table-cell office:value-type="float" office:value="2142.51" calcext:value-type="float">
            <text:p>2142.51</text:p>
          </table:table-cell>
          <table:table-cell office:value-type="float" office:value="3163.559" calcext:value-type="float">
            <text:p>3163.559</text:p>
          </table:table-cell>
          <table:table-cell office:value-type="float" office:value="14680.963" calcext:value-type="float">
            <text:p>14680.963</text:p>
          </table:table-cell>
          <table:table-cell office:value-type="float" office:value="22521.855" calcext:value-type="float">
            <text:p>22521.855</text:p>
          </table:table-cell>
          <table:table-cell office:value-type="float" office:value="37029.464" calcext:value-type="float">
            <text:p>37029.464</text:p>
          </table:table-cell>
          <table:table-cell/>
          <table:table-cell office:value-type="float" office:value="229.571" calcext:value-type="float">
            <text:p>229.571</text:p>
          </table:table-cell>
          <table:table-cell office:value-type="float" office:value="307.097" calcext:value-type="float">
            <text:p>307.097</text:p>
          </table:table-cell>
          <table:table-cell office:value-type="float" office:value="547.619" calcext:value-type="float">
            <text:p>547.619</text:p>
          </table:table-cell>
          <table:table-cell office:value-type="float" office:value="4849.828" calcext:value-type="float">
            <text:p>4849.828</text:p>
          </table:table-cell>
          <table:table-cell office:value-type="float" office:value="5372.307" calcext:value-type="float">
            <text:p>5372.307</text:p>
          </table:table-cell>
          <table:table-cell office:value-type="float" office:value="5471.46" calcext:value-type="float">
            <text:p>5471.46</text:p>
          </table:table-cell>
          <table:table-cell table:number-columns-repeated="3"/>
          <table:table-cell table:formula="of:=[.C135] / [.$B135]" office:value-type="float" office:value="1.370428" calcext:value-type="float">
            <text:p>1.370428</text:p>
          </table:table-cell>
          <table:table-cell table:formula="of:=[.D135] / [.$B135]" office:value-type="float" office:value="2.14251" calcext:value-type="float">
            <text:p>2.14251</text:p>
          </table:table-cell>
          <table:table-cell table:formula="of:=[.E135] / [.$B135]" office:value-type="float" office:value="3.163559" calcext:value-type="float">
            <text:p>3.163559</text:p>
          </table:table-cell>
          <table:table-cell table:formula="of:=[.F135] / [.$B135]" office:value-type="float" office:value="14.680963" calcext:value-type="float">
            <text:p>14.680963</text:p>
          </table:table-cell>
          <table:table-cell table:formula="of:=[.G135] / [.$B135]" office:value-type="float" office:value="22.521855" calcext:value-type="float">
            <text:p>22.521855</text:p>
          </table:table-cell>
          <table:table-cell table:formula="of:=[.H135] / [.$B135]" office:value-type="float" office:value="37.029464" calcext:value-type="float">
            <text:p>37.029464</text:p>
          </table:table-cell>
          <table:table-cell table:formula="of:=[.I135] / [.$B135]" office:value-type="float" office:value="0" calcext:value-type="float">
            <text:p>0</text:p>
          </table:table-cell>
          <table:table-cell table:formula="of:=[.J135] / [.$B135]" office:value-type="float" office:value="0.229571" calcext:value-type="float">
            <text:p>0.229571</text:p>
          </table:table-cell>
          <table:table-cell table:formula="of:=[.K135] / [.$B135]" office:value-type="float" office:value="0.307097" calcext:value-type="float">
            <text:p>0.307097</text:p>
          </table:table-cell>
          <table:table-cell table:formula="of:=[.L135] / [.$B135]" office:value-type="float" office:value="0.547619" calcext:value-type="float">
            <text:p>0.547619</text:p>
          </table:table-cell>
          <table:table-cell table:formula="of:=[.M135] / [.$B135]" office:value-type="float" office:value="4.849828" calcext:value-type="float">
            <text:p>4.849828</text:p>
          </table:table-cell>
          <table:table-cell table:formula="of:=[.N135] / [.$B135]" office:value-type="float" office:value="5.372307" calcext:value-type="float">
            <text:p>5.372307</text:p>
          </table:table-cell>
          <table:table-cell table:formula="of:=[.O135] / [.$B135]" office:value-type="float" office:value="5.47146" calcext:value-type="float">
            <text:p>5.47146</text:p>
          </table:table-cell>
        </table:table-row>
        <table:table-row table:style-name="ro1">
          <table:table-cell office:value-type="string" calcext:value-type="string">
            <text:p>FL_Mul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971.325" calcext:value-type="float">
            <text:p>2971.325</text:p>
          </table:table-cell>
          <table:table-cell office:value-type="float" office:value="4601.735" calcext:value-type="float">
            <text:p>4601.735</text:p>
          </table:table-cell>
          <table:table-cell office:value-type="float" office:value="7137.706" calcext:value-type="float">
            <text:p>7137.706</text:p>
          </table:table-cell>
          <table:table-cell office:value-type="float" office:value="27586.255" calcext:value-type="float">
            <text:p>27586.255</text:p>
          </table:table-cell>
          <table:table-cell office:value-type="float" office:value="45025.008" calcext:value-type="float">
            <text:p>45025.008</text:p>
          </table:table-cell>
          <table:table-cell office:value-type="float" office:value="76897.788" calcext:value-type="float">
            <text:p>76897.788</text:p>
          </table:table-cell>
          <table:table-cell/>
          <table:table-cell office:value-type="float" office:value="229.57" calcext:value-type="float">
            <text:p>229.57</text:p>
          </table:table-cell>
          <table:table-cell office:value-type="float" office:value="289.551" calcext:value-type="float">
            <text:p>289.551</text:p>
          </table:table-cell>
          <table:table-cell office:value-type="float" office:value="270.413" calcext:value-type="float">
            <text:p>270.413</text:p>
          </table:table-cell>
          <table:table-cell office:value-type="float" office:value="6670.59" calcext:value-type="float">
            <text:p>6670.59</text:p>
          </table:table-cell>
          <table:table-cell office:value-type="float" office:value="7300.988" calcext:value-type="float">
            <text:p>7300.988</text:p>
          </table:table-cell>
          <table:table-cell office:value-type="float" office:value="7853.22" calcext:value-type="float">
            <text:p>7853.22</text:p>
          </table:table-cell>
          <table:table-cell table:number-columns-repeated="3"/>
          <table:table-cell table:formula="of:=[.C136] / [.$B136]" office:value-type="float" office:value="2.971325" calcext:value-type="float">
            <text:p>2.971325</text:p>
          </table:table-cell>
          <table:table-cell table:formula="of:=[.D136] / [.$B136]" office:value-type="float" office:value="4.601735" calcext:value-type="float">
            <text:p>4.601735</text:p>
          </table:table-cell>
          <table:table-cell table:formula="of:=[.E136] / [.$B136]" office:value-type="float" office:value="7.137706" calcext:value-type="float">
            <text:p>7.137706</text:p>
          </table:table-cell>
          <table:table-cell table:formula="of:=[.F136] / [.$B136]" office:value-type="float" office:value="27.586255" calcext:value-type="float">
            <text:p>27.586255</text:p>
          </table:table-cell>
          <table:table-cell table:formula="of:=[.G136] / [.$B136]" office:value-type="float" office:value="45.025008" calcext:value-type="float">
            <text:p>45.025008</text:p>
          </table:table-cell>
          <table:table-cell table:formula="of:=[.H136] / [.$B136]" office:value-type="float" office:value="76.897788" calcext:value-type="float">
            <text:p>76.897788</text:p>
          </table:table-cell>
          <table:table-cell table:formula="of:=[.I136] / [.$B136]" office:value-type="float" office:value="0" calcext:value-type="float">
            <text:p>0</text:p>
          </table:table-cell>
          <table:table-cell table:formula="of:=[.J136] / [.$B136]" office:value-type="float" office:value="0.22957" calcext:value-type="float">
            <text:p>0.22957</text:p>
          </table:table-cell>
          <table:table-cell table:formula="of:=[.K136] / [.$B136]" office:value-type="float" office:value="0.289551" calcext:value-type="float">
            <text:p>0.289551</text:p>
          </table:table-cell>
          <table:table-cell table:formula="of:=[.L136] / [.$B136]" office:value-type="float" office:value="0.270413" calcext:value-type="float">
            <text:p>0.270413</text:p>
          </table:table-cell>
          <table:table-cell table:formula="of:=[.M136] / [.$B136]" office:value-type="float" office:value="6.67059" calcext:value-type="float">
            <text:p>6.67059</text:p>
          </table:table-cell>
          <table:table-cell table:formula="of:=[.N136] / [.$B136]" office:value-type="float" office:value="7.300988" calcext:value-type="float">
            <text:p>7.300988</text:p>
          </table:table-cell>
          <table:table-cell table:formula="of:=[.O136] / [.$B136]" office:value-type="float" office:value="7.85322" calcext:value-type="float">
            <text:p>7.85322</text:p>
          </table:table-cell>
        </table:table-row>
        <table:table-row table:style-name="ro1">
          <table:table-cell office:value-type="string" calcext:value-type="string">
            <text:p>FL_Div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7949.344" calcext:value-type="float">
            <text:p>7949.344</text:p>
          </table:table-cell>
          <table:table-cell office:value-type="float" office:value="11383.405" calcext:value-type="float">
            <text:p>11383.405</text:p>
          </table:table-cell>
          <table:table-cell office:value-type="float" office:value="16916.176" calcext:value-type="float">
            <text:p>16916.176</text:p>
          </table:table-cell>
          <table:table-cell office:value-type="float" office:value="104158.008" calcext:value-type="float">
            <text:p>104158.008</text:p>
          </table:table-cell>
          <table:table-cell office:value-type="float" office:value="143007.592" calcext:value-type="float">
            <text:p>143007.592</text:p>
          </table:table-cell>
          <table:table-cell office:value-type="float" office:value="213666.054" calcext:value-type="float">
            <text:p>213666.054</text:p>
          </table:table-cell>
          <table:table-cell/>
          <table:table-cell office:value-type="float" office:value="2452.453" calcext:value-type="float">
            <text:p>2452.453</text:p>
          </table:table-cell>
          <table:table-cell office:value-type="float" office:value="2944.075" calcext:value-type="float">
            <text:p>2944.075</text:p>
          </table:table-cell>
          <table:table-cell office:value-type="float" office:value="3815.347" calcext:value-type="float">
            <text:p>3815.347</text:p>
          </table:table-cell>
          <table:table-cell office:value-type="float" office:value="63264.123" calcext:value-type="float">
            <text:p>63264.123</text:p>
          </table:table-cell>
          <table:table-cell office:value-type="float" office:value="70047.289" calcext:value-type="float">
            <text:p>70047.289</text:p>
          </table:table-cell>
          <table:table-cell office:value-type="float" office:value="74884.468" calcext:value-type="float">
            <text:p>74884.468</text:p>
          </table:table-cell>
          <table:table-cell table:number-columns-repeated="3"/>
          <table:table-cell table:formula="of:=[.C137] / [.$B137]" office:value-type="float" office:value="7.949344" calcext:value-type="float">
            <text:p>7.949344</text:p>
          </table:table-cell>
          <table:table-cell table:formula="of:=[.D137] / [.$B137]" office:value-type="float" office:value="11.383405" calcext:value-type="float">
            <text:p>11.383405</text:p>
          </table:table-cell>
          <table:table-cell table:formula="of:=[.E137] / [.$B137]" office:value-type="float" office:value="16.916176" calcext:value-type="float">
            <text:p>16.916176</text:p>
          </table:table-cell>
          <table:table-cell table:formula="of:=[.F137] / [.$B137]" office:value-type="float" office:value="104.158008" calcext:value-type="float">
            <text:p>104.158008</text:p>
          </table:table-cell>
          <table:table-cell table:formula="of:=[.G137] / [.$B137]" office:value-type="float" office:value="143.007592" calcext:value-type="float">
            <text:p>143.007592</text:p>
          </table:table-cell>
          <table:table-cell table:formula="of:=[.H137] / [.$B137]" office:value-type="float" office:value="213.666054" calcext:value-type="float">
            <text:p>213.666054</text:p>
          </table:table-cell>
          <table:table-cell table:formula="of:=[.I137] / [.$B137]" office:value-type="float" office:value="0" calcext:value-type="float">
            <text:p>0</text:p>
          </table:table-cell>
          <table:table-cell table:formula="of:=[.J137] / [.$B137]" office:value-type="float" office:value="2.452453" calcext:value-type="float">
            <text:p>2.452453</text:p>
          </table:table-cell>
          <table:table-cell table:formula="of:=[.K137] / [.$B137]" office:value-type="float" office:value="2.944075" calcext:value-type="float">
            <text:p>2.944075</text:p>
          </table:table-cell>
          <table:table-cell table:formula="of:=[.L137] / [.$B137]" office:value-type="float" office:value="3.815347" calcext:value-type="float">
            <text:p>3.815347</text:p>
          </table:table-cell>
          <table:table-cell table:formula="of:=[.M137] / [.$B137]" office:value-type="float" office:value="63.264123" calcext:value-type="float">
            <text:p>63.264123</text:p>
          </table:table-cell>
          <table:table-cell table:formula="of:=[.N137] / [.$B137]" office:value-type="float" office:value="70.047289" calcext:value-type="float">
            <text:p>70.047289</text:p>
          </table:table-cell>
          <table:table-cell table:formula="of:=[.O137] / [.$B137]" office:value-type="float" office:value="74.884468" calcext:value-type="float">
            <text:p>74.884468</text:p>
          </table:table-cell>
        </table:table-row>
        <table:table-row table:style-name="ro1">
          <table:table-cell office:value-type="string" calcext:value-type="string">
            <text:p>FL_Lt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84.535" calcext:value-type="float">
            <text:p>284.535</text:p>
          </table:table-cell>
          <table:table-cell office:value-type="float" office:value="347.758" calcext:value-type="float">
            <text:p>347.758</text:p>
          </table:table-cell>
          <table:table-cell office:value-type="float" office:value="575.184" calcext:value-type="float">
            <text:p>575.184</text:p>
          </table:table-cell>
          <table:table-cell office:value-type="float" office:value="3285.967" calcext:value-type="float">
            <text:p>3285.967</text:p>
          </table:table-cell>
          <table:table-cell office:value-type="float" office:value="4222.606" calcext:value-type="float">
            <text:p>4222.606</text:p>
          </table:table-cell>
          <table:table-cell office:value-type="float" office:value="5726.634" calcext:value-type="float">
            <text:p>5726.634</text:p>
          </table:table-cell>
          <table:table-cell/>
          <table:table-cell office:value-type="float" office:value="46.081" calcext:value-type="float">
            <text:p>46.081</text:p>
          </table:table-cell>
          <table:table-cell office:value-type="float" office:value="57.967" calcext:value-type="float">
            <text:p>57.967</text:p>
          </table:table-cell>
          <table:table-cell office:value-type="float" office:value="172.305" calcext:value-type="float">
            <text:p>172.305</text:p>
          </table:table-cell>
          <table:table-cell office:value-type="float" office:value="1418.21" calcext:value-type="float">
            <text:p>1418.21</text:p>
          </table:table-cell>
          <table:table-cell office:value-type="float" office:value="1527.374" calcext:value-type="float">
            <text:p>1527.374</text:p>
          </table:table-cell>
          <table:table-cell office:value-type="float" office:value="1527.962" calcext:value-type="float">
            <text:p>1527.962</text:p>
          </table:table-cell>
          <table:table-cell table:number-columns-repeated="3"/>
          <table:table-cell table:formula="of:=[.C138] / [.$B138]" office:value-type="float" office:value="0.284535" calcext:value-type="float">
            <text:p>0.284535</text:p>
          </table:table-cell>
          <table:table-cell table:formula="of:=[.D138] / [.$B138]" office:value-type="float" office:value="0.347758" calcext:value-type="float">
            <text:p>0.347758</text:p>
          </table:table-cell>
          <table:table-cell table:formula="of:=[.E138] / [.$B138]" office:value-type="float" office:value="0.575184" calcext:value-type="float">
            <text:p>0.575184</text:p>
          </table:table-cell>
          <table:table-cell table:formula="of:=[.F138] / [.$B138]" office:value-type="float" office:value="3.285967" calcext:value-type="float">
            <text:p>3.285967</text:p>
          </table:table-cell>
          <table:table-cell table:formula="of:=[.G138] / [.$B138]" office:value-type="float" office:value="4.222606" calcext:value-type="float">
            <text:p>4.222606</text:p>
          </table:table-cell>
          <table:table-cell table:formula="of:=[.H138] / [.$B138]" office:value-type="float" office:value="5.726634" calcext:value-type="float">
            <text:p>5.726634</text:p>
          </table:table-cell>
          <table:table-cell table:formula="of:=[.I138] / [.$B138]" office:value-type="float" office:value="0" calcext:value-type="float">
            <text:p>0</text:p>
          </table:table-cell>
          <table:table-cell table:formula="of:=[.J138] / [.$B138]" office:value-type="float" office:value="0.046081" calcext:value-type="float">
            <text:p>0.046081</text:p>
          </table:table-cell>
          <table:table-cell table:formula="of:=[.K138] / [.$B138]" office:value-type="float" office:value="0.057967" calcext:value-type="float">
            <text:p>0.057967</text:p>
          </table:table-cell>
          <table:table-cell table:formula="of:=[.L138] / [.$B138]" office:value-type="float" office:value="0.172305" calcext:value-type="float">
            <text:p>0.172305</text:p>
          </table:table-cell>
          <table:table-cell table:formula="of:=[.M138] / [.$B138]" office:value-type="float" office:value="1.41821" calcext:value-type="float">
            <text:p>1.41821</text:p>
          </table:table-cell>
          <table:table-cell table:formula="of:=[.N138] / [.$B138]" office:value-type="float" office:value="1.527374" calcext:value-type="float">
            <text:p>1.527374</text:p>
          </table:table-cell>
          <table:table-cell table:formula="of:=[.O138] / [.$B138]" office:value-type="float" office:value="1.527962" calcext:value-type="float">
            <text:p>1.527962</text:p>
          </table:table-cell>
        </table:table-row>
        <table:table-row table:style-name="ro1">
          <table:table-cell office:value-type="string" calcext:value-type="string">
            <text:p>FL_Gt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268.537" calcext:value-type="float">
            <text:p>268.537</text:p>
          </table:table-cell>
          <table:table-cell office:value-type="float" office:value="348.414" calcext:value-type="float">
            <text:p>348.414</text:p>
          </table:table-cell>
          <table:table-cell office:value-type="float" office:value="545.628" calcext:value-type="float">
            <text:p>545.628</text:p>
          </table:table-cell>
          <table:table-cell office:value-type="float" office:value="3235.894" calcext:value-type="float">
            <text:p>3235.894</text:p>
          </table:table-cell>
          <table:table-cell office:value-type="float" office:value="4379.649" calcext:value-type="float">
            <text:p>4379.649</text:p>
          </table:table-cell>
          <table:table-cell office:value-type="float" office:value="5821.809" calcext:value-type="float">
            <text:p>5821.809</text:p>
          </table:table-cell>
          <table:table-cell/>
          <table:table-cell office:value-type="float" office:value="33.819" calcext:value-type="float">
            <text:p>33.819</text:p>
          </table:table-cell>
          <table:table-cell office:value-type="float" office:value="54.06" calcext:value-type="float">
            <text:p>54.06</text:p>
          </table:table-cell>
          <table:table-cell office:value-type="float" office:value="158.726" calcext:value-type="float">
            <text:p>158.726</text:p>
          </table:table-cell>
          <table:table-cell office:value-type="float" office:value="1379.747" calcext:value-type="float">
            <text:p>1379.747</text:p>
          </table:table-cell>
          <table:table-cell office:value-type="float" office:value="1573.305" calcext:value-type="float">
            <text:p>1573.305</text:p>
          </table:table-cell>
          <table:table-cell office:value-type="float" office:value="1703.939" calcext:value-type="float">
            <text:p>1703.939</text:p>
          </table:table-cell>
          <table:table-cell table:number-columns-repeated="3"/>
          <table:table-cell table:formula="of:=[.C139] / [.$B139]" office:value-type="float" office:value="0.268537" calcext:value-type="float">
            <text:p>0.268537</text:p>
          </table:table-cell>
          <table:table-cell table:formula="of:=[.D139] / [.$B139]" office:value-type="float" office:value="0.348414" calcext:value-type="float">
            <text:p>0.348414</text:p>
          </table:table-cell>
          <table:table-cell table:formula="of:=[.E139] / [.$B139]" office:value-type="float" office:value="0.545628" calcext:value-type="float">
            <text:p>0.545628</text:p>
          </table:table-cell>
          <table:table-cell table:formula="of:=[.F139] / [.$B139]" office:value-type="float" office:value="3.235894" calcext:value-type="float">
            <text:p>3.235894</text:p>
          </table:table-cell>
          <table:table-cell table:formula="of:=[.G139] / [.$B139]" office:value-type="float" office:value="4.379649" calcext:value-type="float">
            <text:p>4.379649</text:p>
          </table:table-cell>
          <table:table-cell table:formula="of:=[.H139] / [.$B139]" office:value-type="float" office:value="5.821809" calcext:value-type="float">
            <text:p>5.821809</text:p>
          </table:table-cell>
          <table:table-cell table:formula="of:=[.I139] / [.$B139]" office:value-type="float" office:value="0" calcext:value-type="float">
            <text:p>0</text:p>
          </table:table-cell>
          <table:table-cell table:formula="of:=[.J139] / [.$B139]" office:value-type="float" office:value="0.033819" calcext:value-type="float">
            <text:p>0.033819</text:p>
          </table:table-cell>
          <table:table-cell table:formula="of:=[.K139] / [.$B139]" office:value-type="float" office:value="0.05406" calcext:value-type="float">
            <text:p>0.05406</text:p>
          </table:table-cell>
          <table:table-cell table:formula="of:=[.L139] / [.$B139]" office:value-type="float" office:value="0.158726" calcext:value-type="float">
            <text:p>0.158726</text:p>
          </table:table-cell>
          <table:table-cell table:formula="of:=[.M139] / [.$B139]" office:value-type="float" office:value="1.379747" calcext:value-type="float">
            <text:p>1.379747</text:p>
          </table:table-cell>
          <table:table-cell table:formula="of:=[.N139] / [.$B139]" office:value-type="float" office:value="1.573305" calcext:value-type="float">
            <text:p>1.573305</text:p>
          </table:table-cell>
          <table:table-cell table:formula="of:=[.O139] / [.$B139]" office:value-type="float" office:value="1.703939" calcext:value-type="float">
            <text:p>1.703939</text:p>
          </table:table-cell>
        </table:table-row>
        <table:table-row table:style-name="ro1">
          <table:table-cell office:value-type="string" calcext:value-type="string">
            <text:p>FL_Eq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37.671" calcext:value-type="float">
            <text:p>137.671</text:p>
          </table:table-cell>
          <table:table-cell office:value-type="float" office:value="158.175" calcext:value-type="float">
            <text:p>158.175</text:p>
          </table:table-cell>
          <table:table-cell office:value-type="float" office:value="232.441" calcext:value-type="float">
            <text:p>232.441</text:p>
          </table:table-cell>
          <table:table-cell office:value-type="float" office:value="1823.265" calcext:value-type="float">
            <text:p>1823.265</text:p>
          </table:table-cell>
          <table:table-cell office:value-type="float" office:value="2007.581" calcext:value-type="float">
            <text:p>2007.581</text:p>
          </table:table-cell>
          <table:table-cell office:value-type="float" office:value="2309.267" calcext:value-type="float">
            <text:p>2309.267</text:p>
          </table:table-cell>
          <table:table-cell/>
          <table:table-cell office:value-type="float" office:value="28.499" calcext:value-type="float">
            <text:p>28.499</text:p>
          </table:table-cell>
          <table:table-cell office:value-type="float" office:value="39.344" calcext:value-type="float">
            <text:p>39.344</text:p>
          </table:table-cell>
          <table:table-cell office:value-type="float" office:value="95.886" calcext:value-type="float">
            <text:p>95.886</text:p>
          </table:table-cell>
          <table:table-cell office:value-type="float" office:value="683.893" calcext:value-type="float">
            <text:p>683.893</text:p>
          </table:table-cell>
          <table:table-cell office:value-type="float" office:value="750.89" calcext:value-type="float">
            <text:p>750.89</text:p>
          </table:table-cell>
          <table:table-cell office:value-type="float" office:value="927.423" calcext:value-type="float">
            <text:p>927.423</text:p>
          </table:table-cell>
          <table:table-cell table:number-columns-repeated="3"/>
          <table:table-cell table:formula="of:=[.C140] / [.$B140]" office:value-type="float" office:value="0.137671" calcext:value-type="float">
            <text:p>0.137671</text:p>
          </table:table-cell>
          <table:table-cell table:formula="of:=[.D140] / [.$B140]" office:value-type="float" office:value="0.158175" calcext:value-type="float">
            <text:p>0.158175</text:p>
          </table:table-cell>
          <table:table-cell table:formula="of:=[.E140] / [.$B140]" office:value-type="float" office:value="0.232441" calcext:value-type="float">
            <text:p>0.232441</text:p>
          </table:table-cell>
          <table:table-cell table:formula="of:=[.F140] / [.$B140]" office:value-type="float" office:value="1.823265" calcext:value-type="float">
            <text:p>1.823265</text:p>
          </table:table-cell>
          <table:table-cell table:formula="of:=[.G140] / [.$B140]" office:value-type="float" office:value="2.007581" calcext:value-type="float">
            <text:p>2.007581</text:p>
          </table:table-cell>
          <table:table-cell table:formula="of:=[.H140] / [.$B140]" office:value-type="float" office:value="2.309267" calcext:value-type="float">
            <text:p>2.309267</text:p>
          </table:table-cell>
          <table:table-cell table:formula="of:=[.I140] / [.$B140]" office:value-type="float" office:value="0" calcext:value-type="float">
            <text:p>0</text:p>
          </table:table-cell>
          <table:table-cell table:formula="of:=[.J140] / [.$B140]" office:value-type="float" office:value="0.028499" calcext:value-type="float">
            <text:p>0.028499</text:p>
          </table:table-cell>
          <table:table-cell table:formula="of:=[.K140] / [.$B140]" office:value-type="float" office:value="0.039344" calcext:value-type="float">
            <text:p>0.039344</text:p>
          </table:table-cell>
          <table:table-cell table:formula="of:=[.L140] / [.$B140]" office:value-type="float" office:value="0.095886" calcext:value-type="float">
            <text:p>0.095886</text:p>
          </table:table-cell>
          <table:table-cell table:formula="of:=[.M140] / [.$B140]" office:value-type="float" office:value="0.683893" calcext:value-type="float">
            <text:p>0.683893</text:p>
          </table:table-cell>
          <table:table-cell table:formula="of:=[.N140] / [.$B140]" office:value-type="float" office:value="0.75089" calcext:value-type="float">
            <text:p>0.75089</text:p>
          </table:table-cell>
          <table:table-cell table:formula="of:=[.O140] / [.$B140]" office:value-type="float" office:value="0.927423" calcext:value-type="float">
            <text:p>0.927423</text:p>
          </table:table-cell>
        </table:table-row>
        <table:table-row table:style-name="ro1">
          <table:table-cell office:value-type="string" calcext:value-type="string">
            <text:p>FL_Neg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8.042" calcext:value-type="float">
            <text:p>8.042</text:p>
          </table:table-cell>
          <table:table-cell office:value-type="float" office:value="9.518" calcext:value-type="float">
            <text:p>9.518</text:p>
          </table:table-cell>
          <table:table-cell office:value-type="float" office:value="10.095" calcext:value-type="float">
            <text:p>10.095</text:p>
          </table:table-cell>
          <table:table-cell office:value-type="float" office:value="109.735" calcext:value-type="float">
            <text:p>109.735</text:p>
          </table:table-cell>
          <table:table-cell office:value-type="float" office:value="109.6" calcext:value-type="float">
            <text:p>109.6</text:p>
          </table:table-cell>
          <table:table-cell office:value-type="float" office:value="110.832" calcext:value-type="float">
            <text:p>110.832</text:p>
          </table:table-cell>
          <table:table-cell/>
          <table:table-cell office:value-type="float" office:value="0.489" calcext:value-type="float">
            <text:p>0.489</text:p>
          </table:table-cell>
          <table:table-cell office:value-type="float" office:value="0.422" calcext:value-type="float">
            <text:p>0.422</text:p>
          </table:table-cell>
          <table:table-cell office:value-type="float" office:value="1.224" calcext:value-type="float">
            <text:p>1.224</text:p>
          </table:table-cell>
          <table:table-cell office:value-type="float" office:value="1.041" calcext:value-type="float">
            <text:p>1.041</text:p>
          </table:table-cell>
          <table:table-cell office:value-type="float" office:value="0.473" calcext:value-type="float">
            <text:p>0.473</text:p>
          </table:table-cell>
          <table:table-cell office:value-type="float" office:value="0.669" calcext:value-type="float">
            <text:p>0.669</text:p>
          </table:table-cell>
          <table:table-cell table:number-columns-repeated="3"/>
          <table:table-cell table:formula="of:=[.C141] / [.$B141]" office:value-type="float" office:value="0.008042" calcext:value-type="float">
            <text:p>0.008042</text:p>
          </table:table-cell>
          <table:table-cell table:formula="of:=[.D141] / [.$B141]" office:value-type="float" office:value="0.009518" calcext:value-type="float">
            <text:p>0.009518</text:p>
          </table:table-cell>
          <table:table-cell table:formula="of:=[.E141] / [.$B141]" office:value-type="float" office:value="0.010095" calcext:value-type="float">
            <text:p>0.010095</text:p>
          </table:table-cell>
          <table:table-cell table:formula="of:=[.F141] / [.$B141]" office:value-type="float" office:value="0.109735" calcext:value-type="float">
            <text:p>0.109735</text:p>
          </table:table-cell>
          <table:table-cell table:formula="of:=[.G141] / [.$B141]" office:value-type="float" office:value="0.1096" calcext:value-type="float">
            <text:p>0.1096</text:p>
          </table:table-cell>
          <table:table-cell table:formula="of:=[.H141] / [.$B141]" office:value-type="float" office:value="0.110832" calcext:value-type="float">
            <text:p>0.110832</text:p>
          </table:table-cell>
          <table:table-cell table:formula="of:=[.I141] / [.$B141]" office:value-type="float" office:value="0" calcext:value-type="float">
            <text:p>0</text:p>
          </table:table-cell>
          <table:table-cell table:formula="of:=[.J141] / [.$B141]" office:value-type="float" office:value="0.000489" calcext:value-type="float">
            <text:p>0.000489</text:p>
          </table:table-cell>
          <table:table-cell table:formula="of:=[.K141] / [.$B141]" office:value-type="float" office:value="0.000422" calcext:value-type="float">
            <text:p>0.000422</text:p>
          </table:table-cell>
          <table:table-cell table:formula="of:=[.L141] / [.$B141]" office:value-type="float" office:value="0.001224" calcext:value-type="float">
            <text:p>0.001224</text:p>
          </table:table-cell>
          <table:table-cell table:formula="of:=[.M141] / [.$B141]" office:value-type="float" office:value="0.001041" calcext:value-type="float">
            <text:p>0.001041</text:p>
          </table:table-cell>
          <table:table-cell table:formula="of:=[.N141] / [.$B141]" office:value-type="float" office:value="0.000473" calcext:value-type="float">
            <text:p>0.000473</text:p>
          </table:table-cell>
          <table:table-cell table:formula="of:=[.O141] / [.$B141]" office:value-type="float" office:value="0.000669" calcext:value-type="float">
            <text:p>0.000669</text:p>
          </table:table-cell>
        </table:table-row>
        <table:table-row table:style-name="ro1">
          <table:table-cell office:value-type="string" calcext:value-type="string">
            <text:p>FL_EQZ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36.904" calcext:value-type="float">
            <text:p>136.904</text:p>
          </table:table-cell>
          <table:table-cell office:value-type="float" office:value="163.425" calcext:value-type="float">
            <text:p>163.425</text:p>
          </table:table-cell>
          <table:table-cell office:value-type="float" office:value="222.157" calcext:value-type="float">
            <text:p>222.157</text:p>
          </table:table-cell>
          <table:table-cell office:value-type="float" office:value="1840.151" calcext:value-type="float">
            <text:p>1840.151</text:p>
          </table:table-cell>
          <table:table-cell office:value-type="float" office:value="2034.521" calcext:value-type="float">
            <text:p>2034.521</text:p>
          </table:table-cell>
          <table:table-cell office:value-type="float" office:value="2358.441" calcext:value-type="float">
            <text:p>2358.441</text:p>
          </table:table-cell>
          <table:table-cell/>
          <table:table-cell office:value-type="float" office:value="28.617" calcext:value-type="float">
            <text:p>28.617</text:p>
          </table:table-cell>
          <table:table-cell office:value-type="float" office:value="42.114" calcext:value-type="float">
            <text:p>42.114</text:p>
          </table:table-cell>
          <table:table-cell office:value-type="float" office:value="78.303" calcext:value-type="float">
            <text:p>78.303</text:p>
          </table:table-cell>
          <table:table-cell office:value-type="float" office:value="704.187" calcext:value-type="float">
            <text:p>704.187</text:p>
          </table:table-cell>
          <table:table-cell office:value-type="float" office:value="749.666" calcext:value-type="float">
            <text:p>749.666</text:p>
          </table:table-cell>
          <table:table-cell office:value-type="float" office:value="899.129" calcext:value-type="float">
            <text:p>899.129</text:p>
          </table:table-cell>
          <table:table-cell table:number-columns-repeated="3"/>
          <table:table-cell table:formula="of:=[.C142] / [.$B142]" office:value-type="float" office:value="0.136904" calcext:value-type="float">
            <text:p>0.136904</text:p>
          </table:table-cell>
          <table:table-cell table:formula="of:=[.D142] / [.$B142]" office:value-type="float" office:value="0.163425" calcext:value-type="float">
            <text:p>0.163425</text:p>
          </table:table-cell>
          <table:table-cell table:formula="of:=[.E142] / [.$B142]" office:value-type="float" office:value="0.222157" calcext:value-type="float">
            <text:p>0.222157</text:p>
          </table:table-cell>
          <table:table-cell table:formula="of:=[.F142] / [.$B142]" office:value-type="float" office:value="1.840151" calcext:value-type="float">
            <text:p>1.840151</text:p>
          </table:table-cell>
          <table:table-cell table:formula="of:=[.G142] / [.$B142]" office:value-type="float" office:value="2.034521" calcext:value-type="float">
            <text:p>2.034521</text:p>
          </table:table-cell>
          <table:table-cell table:formula="of:=[.H142] / [.$B142]" office:value-type="float" office:value="2.358441" calcext:value-type="float">
            <text:p>2.358441</text:p>
          </table:table-cell>
          <table:table-cell table:formula="of:=[.I142] / [.$B142]" office:value-type="float" office:value="0" calcext:value-type="float">
            <text:p>0</text:p>
          </table:table-cell>
          <table:table-cell table:formula="of:=[.J142] / [.$B142]" office:value-type="float" office:value="0.028617" calcext:value-type="float">
            <text:p>0.028617</text:p>
          </table:table-cell>
          <table:table-cell table:formula="of:=[.K142] / [.$B142]" office:value-type="float" office:value="0.042114" calcext:value-type="float">
            <text:p>0.042114</text:p>
          </table:table-cell>
          <table:table-cell table:formula="of:=[.L142] / [.$B142]" office:value-type="float" office:value="0.078303" calcext:value-type="float">
            <text:p>0.078303</text:p>
          </table:table-cell>
          <table:table-cell table:formula="of:=[.M142] / [.$B142]" office:value-type="float" office:value="0.704187" calcext:value-type="float">
            <text:p>0.704187</text:p>
          </table:table-cell>
          <table:table-cell table:formula="of:=[.N142] / [.$B142]" office:value-type="float" office:value="0.749666" calcext:value-type="float">
            <text:p>0.749666</text:p>
          </table:table-cell>
          <table:table-cell table:formula="of:=[.O142] / [.$B142]" office:value-type="float" office:value="0.899129" calcext:value-type="float">
            <text:p>0.899129</text:p>
          </table:table-cell>
        </table:table-row>
        <table:table-row table:style-name="ro1">
          <table:table-cell office:value-type="string" calcext:value-type="string">
            <text:p>FL_LTZ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8.166" calcext:value-type="float">
            <text:p>8.166</text:p>
          </table:table-cell>
          <table:table-cell office:value-type="float" office:value="9.28" calcext:value-type="float">
            <text:p>9.28</text:p>
          </table:table-cell>
          <table:table-cell office:value-type="float" office:value="9.115" calcext:value-type="float">
            <text:p>9.115</text:p>
          </table:table-cell>
          <table:table-cell office:value-type="float" office:value="108.544" calcext:value-type="float">
            <text:p>108.544</text:p>
          </table:table-cell>
          <table:table-cell office:value-type="float" office:value="111.84" calcext:value-type="float">
            <text:p>111.84</text:p>
          </table:table-cell>
          <table:table-cell office:value-type="float" office:value="112.259" calcext:value-type="float">
            <text:p>112.259</text:p>
          </table:table-cell>
          <table:table-cell/>
          <table:table-cell office:value-type="float" office:value="0.294" calcext:value-type="float">
            <text:p>0.294</text:p>
          </table:table-cell>
          <table:table-cell office:value-type="float" office:value="0.36" calcext:value-type="float">
            <text:p>0.36</text:p>
          </table:table-cell>
          <table:table-cell office:value-type="float" office:value="0.861" calcext:value-type="float">
            <text:p>0.861</text:p>
          </table:table-cell>
          <table:table-cell office:value-type="float" office:value="0.324" calcext:value-type="float">
            <text:p>0.324</text:p>
          </table:table-cell>
          <table:table-cell office:value-type="float" office:value="0.54" calcext:value-type="float">
            <text:p>0.54</text:p>
          </table:table-cell>
          <table:table-cell office:value-type="float" office:value="0.869" calcext:value-type="float">
            <text:p>0.869</text:p>
          </table:table-cell>
          <table:table-cell table:number-columns-repeated="3"/>
          <table:table-cell table:formula="of:=[.C143] / [.$B143]" office:value-type="float" office:value="0.008166" calcext:value-type="float">
            <text:p>0.008166</text:p>
          </table:table-cell>
          <table:table-cell table:formula="of:=[.D143] / [.$B143]" office:value-type="float" office:value="0.00928" calcext:value-type="float">
            <text:p>0.00928</text:p>
          </table:table-cell>
          <table:table-cell table:formula="of:=[.E143] / [.$B143]" office:value-type="float" office:value="0.009115" calcext:value-type="float">
            <text:p>0.009115</text:p>
          </table:table-cell>
          <table:table-cell table:formula="of:=[.F143] / [.$B143]" office:value-type="float" office:value="0.108544" calcext:value-type="float">
            <text:p>0.108544</text:p>
          </table:table-cell>
          <table:table-cell table:formula="of:=[.G143] / [.$B143]" office:value-type="float" office:value="0.11184" calcext:value-type="float">
            <text:p>0.11184</text:p>
          </table:table-cell>
          <table:table-cell table:formula="of:=[.H143] / [.$B143]" office:value-type="float" office:value="0.112259" calcext:value-type="float">
            <text:p>0.112259</text:p>
          </table:table-cell>
          <table:table-cell table:formula="of:=[.I143] / [.$B143]" office:value-type="float" office:value="0" calcext:value-type="float">
            <text:p>0</text:p>
          </table:table-cell>
          <table:table-cell table:formula="of:=[.J143] / [.$B143]" office:value-type="float" office:value="0.000294" calcext:value-type="float">
            <text:p>0.000294</text:p>
          </table:table-cell>
          <table:table-cell table:formula="of:=[.K143] / [.$B143]" office:value-type="float" office:value="0.00036" calcext:value-type="float">
            <text:p>0.00036</text:p>
          </table:table-cell>
          <table:table-cell table:formula="of:=[.L143] / [.$B143]" office:value-type="float" office:value="0.000861" calcext:value-type="float">
            <text:p>0.000861</text:p>
          </table:table-cell>
          <table:table-cell table:formula="of:=[.M143] / [.$B143]" office:value-type="float" office:value="0.000324" calcext:value-type="float">
            <text:p>0.000324</text:p>
          </table:table-cell>
          <table:table-cell table:formula="of:=[.N143] / [.$B143]" office:value-type="float" office:value="0.00054" calcext:value-type="float">
            <text:p>0.00054</text:p>
          </table:table-cell>
          <table:table-cell table:formula="of:=[.O143] / [.$B143]" office:value-type="float" office:value="0.000869" calcext:value-type="float">
            <text:p>0.000869</text:p>
          </table:table-cell>
        </table:table-row>
        <table:table-row table:style-name="ro1">
          <table:table-cell office:value-type="string" calcext:value-type="string">
            <text:p>FL_Exp2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7162.715" calcext:value-type="float">
            <text:p>7162.715</text:p>
          </table:table-cell>
          <table:table-cell office:value-type="float" office:value="10295.291" calcext:value-type="float">
            <text:p>10295.291</text:p>
          </table:table-cell>
          <table:table-cell office:value-type="float" office:value="15669.323" calcext:value-type="float">
            <text:p>15669.323</text:p>
          </table:table-cell>
          <table:table-cell office:value-type="float" office:value="124122.51" calcext:value-type="float">
            <text:p>124122.51</text:p>
          </table:table-cell>
          <table:table-cell office:value-type="float" office:value="165688.354" calcext:value-type="float">
            <text:p>165688.354</text:p>
          </table:table-cell>
          <table:table-cell office:value-type="float" office:value="235160.062" calcext:value-type="float">
            <text:p>235160.062</text:p>
          </table:table-cell>
          <table:table-cell/>
          <table:table-cell office:value-type="float" office:value="1779.112" calcext:value-type="float">
            <text:p>1779.112</text:p>
          </table:table-cell>
          <table:table-cell office:value-type="float" office:value="2053.214" calcext:value-type="float">
            <text:p>2053.214</text:p>
          </table:table-cell>
          <table:table-cell office:value-type="float" office:value="2659.104" calcext:value-type="float">
            <text:p>2659.104</text:p>
          </table:table-cell>
          <table:table-cell office:value-type="float" office:value="84152.55" calcext:value-type="float">
            <text:p>84152.55</text:p>
          </table:table-cell>
          <table:table-cell office:value-type="float" office:value="96902.879" calcext:value-type="float">
            <text:p>96902.879</text:p>
          </table:table-cell>
          <table:table-cell office:value-type="float" office:value="105366.492" calcext:value-type="float">
            <text:p>105366.492</text:p>
          </table:table-cell>
          <table:table-cell table:number-columns-repeated="3"/>
          <table:table-cell table:formula="of:=[.C144] / [.$B144]" office:value-type="float" office:value="7.162715" calcext:value-type="float">
            <text:p>7.162715</text:p>
          </table:table-cell>
          <table:table-cell table:formula="of:=[.D144] / [.$B144]" office:value-type="float" office:value="10.295291" calcext:value-type="float">
            <text:p>10.295291</text:p>
          </table:table-cell>
          <table:table-cell table:formula="of:=[.E144] / [.$B144]" office:value-type="float" office:value="15.669323" calcext:value-type="float">
            <text:p>15.669323</text:p>
          </table:table-cell>
          <table:table-cell table:formula="of:=[.F144] / [.$B144]" office:value-type="float" office:value="124.12251" calcext:value-type="float">
            <text:p>124.12251</text:p>
          </table:table-cell>
          <table:table-cell table:formula="of:=[.G144] / [.$B144]" office:value-type="float" office:value="165.688354" calcext:value-type="float">
            <text:p>165.688354</text:p>
          </table:table-cell>
          <table:table-cell table:formula="of:=[.H144] / [.$B144]" office:value-type="float" office:value="235.160062" calcext:value-type="float">
            <text:p>235.160062</text:p>
          </table:table-cell>
          <table:table-cell table:formula="of:=[.I144] / [.$B144]" office:value-type="float" office:value="0" calcext:value-type="float">
            <text:p>0</text:p>
          </table:table-cell>
          <table:table-cell table:formula="of:=[.J144] / [.$B144]" office:value-type="float" office:value="1.779112" calcext:value-type="float">
            <text:p>1.779112</text:p>
          </table:table-cell>
          <table:table-cell table:formula="of:=[.K144] / [.$B144]" office:value-type="float" office:value="2.053214" calcext:value-type="float">
            <text:p>2.053214</text:p>
          </table:table-cell>
          <table:table-cell table:formula="of:=[.L144] / [.$B144]" office:value-type="float" office:value="2.659104" calcext:value-type="float">
            <text:p>2.659104</text:p>
          </table:table-cell>
          <table:table-cell table:formula="of:=[.M144] / [.$B144]" office:value-type="float" office:value="84.15255" calcext:value-type="float">
            <text:p>84.15255</text:p>
          </table:table-cell>
          <table:table-cell table:formula="of:=[.N144] / [.$B144]" office:value-type="float" office:value="96.902879" calcext:value-type="float">
            <text:p>96.902879</text:p>
          </table:table-cell>
          <table:table-cell table:formula="of:=[.O144] / [.$B144]" office:value-type="float" office:value="105.366492" calcext:value-type="float">
            <text:p>105.366492</text:p>
          </table:table-cell>
        </table:table-row>
        <table:table-row table:style-name="ro1">
          <table:table-cell office:value-type="string" calcext:value-type="string">
            <text:p>FL_Log2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6071.277" calcext:value-type="float">
            <text:p>6071.277</text:p>
          </table:table-cell>
          <table:table-cell office:value-type="float" office:value="9013.27" calcext:value-type="float">
            <text:p>9013.27</text:p>
          </table:table-cell>
          <table:table-cell office:value-type="float" office:value="13682.463" calcext:value-type="float">
            <text:p>13682.463</text:p>
          </table:table-cell>
          <table:table-cell office:value-type="float" office:value="79387.699" calcext:value-type="float">
            <text:p>79387.699</text:p>
          </table:table-cell>
          <table:table-cell office:value-type="float" office:value="113186.889" calcext:value-type="float">
            <text:p>113186.889</text:p>
          </table:table-cell>
          <table:table-cell office:value-type="float" office:value="177204.731" calcext:value-type="float">
            <text:p>177204.731</text:p>
          </table:table-cell>
          <table:table-cell/>
          <table:table-cell office:value-type="float" office:value="1189.34" calcext:value-type="float">
            <text:p>1189.34</text:p>
          </table:table-cell>
          <table:table-cell office:value-type="float" office:value="1593.949" calcext:value-type="float">
            <text:p>1593.949</text:p>
          </table:table-cell>
          <table:table-cell office:value-type="float" office:value="2227.713" calcext:value-type="float">
            <text:p>2227.713</text:p>
          </table:table-cell>
          <table:table-cell office:value-type="float" office:value="42751.18" calcext:value-type="float">
            <text:p>42751.18</text:p>
          </table:table-cell>
          <table:table-cell office:value-type="float" office:value="48914.912" calcext:value-type="float">
            <text:p>48914.912</text:p>
          </table:table-cell>
          <table:table-cell office:value-type="float" office:value="52818.44" calcext:value-type="float">
            <text:p>52818.44</text:p>
          </table:table-cell>
          <table:table-cell table:number-columns-repeated="3"/>
          <table:table-cell table:formula="of:=[.C145] / [.$B145]" office:value-type="float" office:value="6.071277" calcext:value-type="float">
            <text:p>6.071277</text:p>
          </table:table-cell>
          <table:table-cell table:formula="of:=[.D145] / [.$B145]" office:value-type="float" office:value="9.01327" calcext:value-type="float">
            <text:p>9.01327</text:p>
          </table:table-cell>
          <table:table-cell table:formula="of:=[.E145] / [.$B145]" office:value-type="float" office:value="13.682463" calcext:value-type="float">
            <text:p>13.682463</text:p>
          </table:table-cell>
          <table:table-cell table:formula="of:=[.F145] / [.$B145]" office:value-type="float" office:value="79.387699" calcext:value-type="float">
            <text:p>79.387699</text:p>
          </table:table-cell>
          <table:table-cell table:formula="of:=[.G145] / [.$B145]" office:value-type="float" office:value="113.186889" calcext:value-type="float">
            <text:p>113.186889</text:p>
          </table:table-cell>
          <table:table-cell table:formula="of:=[.H145] / [.$B145]" office:value-type="float" office:value="177.204731" calcext:value-type="float">
            <text:p>177.204731</text:p>
          </table:table-cell>
          <table:table-cell table:formula="of:=[.I145] / [.$B145]" office:value-type="float" office:value="0" calcext:value-type="float">
            <text:p>0</text:p>
          </table:table-cell>
          <table:table-cell table:formula="of:=[.J145] / [.$B145]" office:value-type="float" office:value="1.18934" calcext:value-type="float">
            <text:p>1.18934</text:p>
          </table:table-cell>
          <table:table-cell table:formula="of:=[.K145] / [.$B145]" office:value-type="float" office:value="1.593949" calcext:value-type="float">
            <text:p>1.593949</text:p>
          </table:table-cell>
          <table:table-cell table:formula="of:=[.L145] / [.$B145]" office:value-type="float" office:value="2.227713" calcext:value-type="float">
            <text:p>2.227713</text:p>
          </table:table-cell>
          <table:table-cell table:formula="of:=[.M145] / [.$B145]" office:value-type="float" office:value="42.75118" calcext:value-type="float">
            <text:p>42.75118</text:p>
          </table:table-cell>
          <table:table-cell table:formula="of:=[.N145] / [.$B145]" office:value-type="float" office:value="48.914912" calcext:value-type="float">
            <text:p>48.914912</text:p>
          </table:table-cell>
          <table:table-cell table:formula="of:=[.O145] / [.$B145]" office:value-type="float" office:value="52.81844" calcext:value-type="float">
            <text:p>52.81844</text:p>
          </table:table-cell>
        </table:table-row>
        <table:table-row table:style-name="ro1">
          <table:table-cell office:value-type="string" calcext:value-type="string">
            <text:p>FL_Exp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8416.882" calcext:value-type="float">
            <text:p>8416.882</text:p>
          </table:table-cell>
          <table:table-cell office:value-type="float" office:value="12249.839" calcext:value-type="float">
            <text:p>12249.839</text:p>
          </table:table-cell>
          <table:table-cell office:value-type="float" office:value="18094.326" calcext:value-type="float">
            <text:p>18094.326</text:p>
          </table:table-cell>
          <table:table-cell office:value-type="float" office:value="140125.067" calcext:value-type="float">
            <text:p>140125.067</text:p>
          </table:table-cell>
          <table:table-cell office:value-type="float" office:value="188578.287" calcext:value-type="float">
            <text:p>188578.287</text:p>
          </table:table-cell>
          <table:table-cell office:value-type="float" office:value="271963.91" calcext:value-type="float">
            <text:p>271963.91</text:p>
          </table:table-cell>
          <table:table-cell/>
          <table:table-cell office:value-type="float" office:value="1942.984" calcext:value-type="float">
            <text:p>1942.984</text:p>
          </table:table-cell>
          <table:table-cell office:value-type="float" office:value="2277.432" calcext:value-type="float">
            <text:p>2277.432</text:p>
          </table:table-cell>
          <table:table-cell office:value-type="float" office:value="2569.695" calcext:value-type="float">
            <text:p>2569.695</text:p>
          </table:table-cell>
          <table:table-cell office:value-type="float" office:value="90897.349" calcext:value-type="float">
            <text:p>90897.349</text:p>
          </table:table-cell>
          <table:table-cell office:value-type="float" office:value="104036.178" calcext:value-type="float">
            <text:p>104036.178</text:p>
          </table:table-cell>
          <table:table-cell office:value-type="float" office:value="113613.198" calcext:value-type="float">
            <text:p>113613.198</text:p>
          </table:table-cell>
          <table:table-cell table:number-columns-repeated="3"/>
          <table:table-cell table:formula="of:=[.C146] / [.$B146]" office:value-type="float" office:value="8.416882" calcext:value-type="float">
            <text:p>8.416882</text:p>
          </table:table-cell>
          <table:table-cell table:formula="of:=[.D146] / [.$B146]" office:value-type="float" office:value="12.249839" calcext:value-type="float">
            <text:p>12.249839</text:p>
          </table:table-cell>
          <table:table-cell table:formula="of:=[.E146] / [.$B146]" office:value-type="float" office:value="18.094326" calcext:value-type="float">
            <text:p>18.094326</text:p>
          </table:table-cell>
          <table:table-cell table:formula="of:=[.F146] / [.$B146]" office:value-type="float" office:value="140.125067" calcext:value-type="float">
            <text:p>140.125067</text:p>
          </table:table-cell>
          <table:table-cell table:formula="of:=[.G146] / [.$B146]" office:value-type="float" office:value="188.578287" calcext:value-type="float">
            <text:p>188.578287</text:p>
          </table:table-cell>
          <table:table-cell table:formula="of:=[.H146] / [.$B146]" office:value-type="float" office:value="271.96391" calcext:value-type="float">
            <text:p>271.96391</text:p>
          </table:table-cell>
          <table:table-cell table:formula="of:=[.I146] / [.$B146]" office:value-type="float" office:value="0" calcext:value-type="float">
            <text:p>0</text:p>
          </table:table-cell>
          <table:table-cell table:formula="of:=[.J146] / [.$B146]" office:value-type="float" office:value="1.942984" calcext:value-type="float">
            <text:p>1.942984</text:p>
          </table:table-cell>
          <table:table-cell table:formula="of:=[.K146] / [.$B146]" office:value-type="float" office:value="2.277432" calcext:value-type="float">
            <text:p>2.277432</text:p>
          </table:table-cell>
          <table:table-cell table:formula="of:=[.L146] / [.$B146]" office:value-type="float" office:value="2.569695" calcext:value-type="float">
            <text:p>2.569695</text:p>
          </table:table-cell>
          <table:table-cell table:formula="of:=[.M146] / [.$B146]" office:value-type="float" office:value="90.897349" calcext:value-type="float">
            <text:p>90.897349</text:p>
          </table:table-cell>
          <table:table-cell table:formula="of:=[.N146] / [.$B146]" office:value-type="float" office:value="104.036178" calcext:value-type="float">
            <text:p>104.036178</text:p>
          </table:table-cell>
          <table:table-cell table:formula="of:=[.O146] / [.$B146]" office:value-type="float" office:value="113.613198" calcext:value-type="float">
            <text:p>113.613198</text:p>
          </table:table-cell>
        </table:table-row>
        <table:table-row table:style-name="ro1">
          <table:table-cell office:value-type="string" calcext:value-type="string">
            <text:p>FL_Ln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2734.272" calcext:value-type="float">
            <text:p>12734.272</text:p>
          </table:table-cell>
          <table:table-cell office:value-type="float" office:value="18796.821" calcext:value-type="float">
            <text:p>18796.821</text:p>
          </table:table-cell>
          <table:table-cell office:value-type="float" office:value="27918.667" calcext:value-type="float">
            <text:p>27918.667</text:p>
          </table:table-cell>
          <table:table-cell office:value-type="float" office:value="193425.178" calcext:value-type="float">
            <text:p>193425.178</text:p>
          </table:table-cell>
          <table:table-cell office:value-type="float" office:value="258068.784" calcext:value-type="float">
            <text:p>258068.784</text:p>
          </table:table-cell>
          <table:table-cell office:value-type="float" office:value="380375.05" calcext:value-type="float">
            <text:p>380375.05</text:p>
          </table:table-cell>
          <table:table-cell/>
          <table:table-cell office:value-type="float" office:value="4118.589" calcext:value-type="float">
            <text:p>4118.589</text:p>
          </table:table-cell>
          <table:table-cell office:value-type="float" office:value="5569.277" calcext:value-type="float">
            <text:p>5569.277</text:p>
          </table:table-cell>
          <table:table-cell office:value-type="float" office:value="7537.651" calcext:value-type="float">
            <text:p>7537.651</text:p>
          </table:table-cell>
          <table:table-cell office:value-type="float" office:value="128442.171" calcext:value-type="float">
            <text:p>128442.171</text:p>
          </table:table-cell>
          <table:table-cell office:value-type="float" office:value="146587.931" calcext:value-type="float">
            <text:p>146587.931</text:p>
          </table:table-cell>
          <table:table-cell office:value-type="float" office:value="163336.121" calcext:value-type="float">
            <text:p>163336.121</text:p>
          </table:table-cell>
          <table:table-cell table:number-columns-repeated="3"/>
          <table:table-cell table:formula="of:=[.C147] / [.$B147]" office:value-type="float" office:value="12.734272" calcext:value-type="float">
            <text:p>12.734272</text:p>
          </table:table-cell>
          <table:table-cell table:formula="of:=[.D147] / [.$B147]" office:value-type="float" office:value="18.796821" calcext:value-type="float">
            <text:p>18.796821</text:p>
          </table:table-cell>
          <table:table-cell table:formula="of:=[.E147] / [.$B147]" office:value-type="float" office:value="27.918667" calcext:value-type="float">
            <text:p>27.918667</text:p>
          </table:table-cell>
          <table:table-cell table:formula="of:=[.F147] / [.$B147]" office:value-type="float" office:value="193.425178" calcext:value-type="float">
            <text:p>193.425178</text:p>
          </table:table-cell>
          <table:table-cell table:formula="of:=[.G147] / [.$B147]" office:value-type="float" office:value="258.068784" calcext:value-type="float">
            <text:p>258.068784</text:p>
          </table:table-cell>
          <table:table-cell table:formula="of:=[.H147] / [.$B147]" office:value-type="float" office:value="380.37505" calcext:value-type="float">
            <text:p>380.37505</text:p>
          </table:table-cell>
          <table:table-cell table:formula="of:=[.I147] / [.$B147]" office:value-type="float" office:value="0" calcext:value-type="float">
            <text:p>0</text:p>
          </table:table-cell>
          <table:table-cell table:formula="of:=[.J147] / [.$B147]" office:value-type="float" office:value="4.118589" calcext:value-type="float">
            <text:p>4.118589</text:p>
          </table:table-cell>
          <table:table-cell table:formula="of:=[.K147] / [.$B147]" office:value-type="float" office:value="5.569277" calcext:value-type="float">
            <text:p>5.569277</text:p>
          </table:table-cell>
          <table:table-cell table:formula="of:=[.L147] / [.$B147]" office:value-type="float" office:value="7.537651" calcext:value-type="float">
            <text:p>7.537651</text:p>
          </table:table-cell>
          <table:table-cell table:formula="of:=[.M147] / [.$B147]" office:value-type="float" office:value="128.442171" calcext:value-type="float">
            <text:p>128.442171</text:p>
          </table:table-cell>
          <table:table-cell table:formula="of:=[.N147] / [.$B147]" office:value-type="float" office:value="146.587931" calcext:value-type="float">
            <text:p>146.587931</text:p>
          </table:table-cell>
          <table:table-cell table:formula="of:=[.O147] / [.$B147]" office:value-type="float" office:value="163.336121" calcext:value-type="float">
            <text:p>163.336121</text:p>
          </table:table-cell>
        </table:table-row>
        <table:table-row table:style-name="ro1">
          <table:table-cell office:value-type="string" calcext:value-type="string">
            <text:p>FL_Sqr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750.933" calcext:value-type="float">
            <text:p>1750.933</text:p>
          </table:table-cell>
          <table:table-cell office:value-type="float" office:value="2791.838" calcext:value-type="float">
            <text:p>2791.838</text:p>
          </table:table-cell>
          <table:table-cell office:value-type="float" office:value="4394.034" calcext:value-type="float">
            <text:p>4394.034</text:p>
          </table:table-cell>
          <table:table-cell office:value-type="float" office:value="15776.722" calcext:value-type="float">
            <text:p>15776.722</text:p>
          </table:table-cell>
          <table:table-cell office:value-type="float" office:value="25875.405" calcext:value-type="float">
            <text:p>25875.405</text:p>
          </table:table-cell>
          <table:table-cell office:value-type="float" office:value="44462.056" calcext:value-type="float">
            <text:p>44462.056</text:p>
          </table:table-cell>
          <table:table-cell/>
          <table:table-cell office:value-type="float" office:value="144.357" calcext:value-type="float">
            <text:p>144.357</text:p>
          </table:table-cell>
          <table:table-cell office:value-type="float" office:value="303.154" calcext:value-type="float">
            <text:p>303.154</text:p>
          </table:table-cell>
          <table:table-cell office:value-type="float" office:value="594.083" calcext:value-type="float">
            <text:p>594.083</text:p>
          </table:table-cell>
          <table:table-cell office:value-type="float" office:value="2480.282" calcext:value-type="float">
            <text:p>2480.282</text:p>
          </table:table-cell>
          <table:table-cell office:value-type="float" office:value="2891.127" calcext:value-type="float">
            <text:p>2891.127</text:p>
          </table:table-cell>
          <table:table-cell office:value-type="float" office:value="3297.642" calcext:value-type="float">
            <text:p>3297.642</text:p>
          </table:table-cell>
          <table:table-cell table:number-columns-repeated="3"/>
          <table:table-cell table:formula="of:=[.C148] / [.$B148]" office:value-type="float" office:value="1.750933" calcext:value-type="float">
            <text:p>1.750933</text:p>
          </table:table-cell>
          <table:table-cell table:formula="of:=[.D148] / [.$B148]" office:value-type="float" office:value="2.791838" calcext:value-type="float">
            <text:p>2.791838</text:p>
          </table:table-cell>
          <table:table-cell table:formula="of:=[.E148] / [.$B148]" office:value-type="float" office:value="4.394034" calcext:value-type="float">
            <text:p>4.394034</text:p>
          </table:table-cell>
          <table:table-cell table:formula="of:=[.F148] / [.$B148]" office:value-type="float" office:value="15.776722" calcext:value-type="float">
            <text:p>15.776722</text:p>
          </table:table-cell>
          <table:table-cell table:formula="of:=[.G148] / [.$B148]" office:value-type="float" office:value="25.875405" calcext:value-type="float">
            <text:p>25.875405</text:p>
          </table:table-cell>
          <table:table-cell table:formula="of:=[.H148] / [.$B148]" office:value-type="float" office:value="44.462056" calcext:value-type="float">
            <text:p>44.462056</text:p>
          </table:table-cell>
          <table:table-cell table:formula="of:=[.I148] / [.$B148]" office:value-type="float" office:value="0" calcext:value-type="float">
            <text:p>0</text:p>
          </table:table-cell>
          <table:table-cell table:formula="of:=[.J148] / [.$B148]" office:value-type="float" office:value="0.144357" calcext:value-type="float">
            <text:p>0.144357</text:p>
          </table:table-cell>
          <table:table-cell table:formula="of:=[.K148] / [.$B148]" office:value-type="float" office:value="0.303154" calcext:value-type="float">
            <text:p>0.303154</text:p>
          </table:table-cell>
          <table:table-cell table:formula="of:=[.L148] / [.$B148]" office:value-type="float" office:value="0.594083" calcext:value-type="float">
            <text:p>0.594083</text:p>
          </table:table-cell>
          <table:table-cell table:formula="of:=[.M148] / [.$B148]" office:value-type="float" office:value="2.480282" calcext:value-type="float">
            <text:p>2.480282</text:p>
          </table:table-cell>
          <table:table-cell table:formula="of:=[.N148] / [.$B148]" office:value-type="float" office:value="2.891127" calcext:value-type="float">
            <text:p>2.891127</text:p>
          </table:table-cell>
          <table:table-cell table:formula="of:=[.O148] / [.$B148]" office:value-type="float" office:value="3.297642" calcext:value-type="float">
            <text:p>3.297642</text:p>
          </table:table-cell>
        </table:table-row>
        <table:table-row table:style-name="ro1">
          <table:table-cell office:value-type="string" calcext:value-type="string">
            <text:p>FL_Sqrt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4295.824" calcext:value-type="float">
            <text:p>4295.824</text:p>
          </table:table-cell>
          <table:table-cell office:value-type="float" office:value="6218.699" calcext:value-type="float">
            <text:p>6218.699</text:p>
          </table:table-cell>
          <table:table-cell office:value-type="float" office:value="9117.783" calcext:value-type="float">
            <text:p>9117.783</text:p>
          </table:table-cell>
          <table:table-cell office:value-type="float" office:value="62994.084" calcext:value-type="float">
            <text:p>62994.084</text:p>
          </table:table-cell>
          <table:table-cell office:value-type="float" office:value="83222.638" calcext:value-type="float">
            <text:p>83222.638</text:p>
          </table:table-cell>
          <table:table-cell office:value-type="float" office:value="121806.069" calcext:value-type="float">
            <text:p>121806.069</text:p>
          </table:table-cell>
          <table:table-cell/>
          <table:table-cell office:value-type="float" office:value="1258.172" calcext:value-type="float">
            <text:p>1258.172</text:p>
          </table:table-cell>
          <table:table-cell office:value-type="float" office:value="1552.186" calcext:value-type="float">
            <text:p>1552.186</text:p>
          </table:table-cell>
          <table:table-cell office:value-type="float" office:value="2033.454" calcext:value-type="float">
            <text:p>2033.454</text:p>
          </table:table-cell>
          <table:table-cell office:value-type="float" office:value="36835.218" calcext:value-type="float">
            <text:p>36835.218</text:p>
          </table:table-cell>
          <table:table-cell office:value-type="float" office:value="41201.339" calcext:value-type="float">
            <text:p>41201.339</text:p>
          </table:table-cell>
          <table:table-cell office:value-type="float" office:value="44462.78" calcext:value-type="float">
            <text:p>44462.78</text:p>
          </table:table-cell>
          <table:table-cell table:number-columns-repeated="3"/>
          <table:table-cell table:formula="of:=[.C149] / [.$B149]" office:value-type="float" office:value="4.295824" calcext:value-type="float">
            <text:p>4.295824</text:p>
          </table:table-cell>
          <table:table-cell table:formula="of:=[.D149] / [.$B149]" office:value-type="float" office:value="6.218699" calcext:value-type="float">
            <text:p>6.218699</text:p>
          </table:table-cell>
          <table:table-cell table:formula="of:=[.E149] / [.$B149]" office:value-type="float" office:value="9.117783" calcext:value-type="float">
            <text:p>9.117783</text:p>
          </table:table-cell>
          <table:table-cell table:formula="of:=[.F149] / [.$B149]" office:value-type="float" office:value="62.994084" calcext:value-type="float">
            <text:p>62.994084</text:p>
          </table:table-cell>
          <table:table-cell table:formula="of:=[.G149] / [.$B149]" office:value-type="float" office:value="83.222638" calcext:value-type="float">
            <text:p>83.222638</text:p>
          </table:table-cell>
          <table:table-cell table:formula="of:=[.H149] / [.$B149]" office:value-type="float" office:value="121.806069" calcext:value-type="float">
            <text:p>121.806069</text:p>
          </table:table-cell>
          <table:table-cell table:formula="of:=[.I149] / [.$B149]" office:value-type="float" office:value="0" calcext:value-type="float">
            <text:p>0</text:p>
          </table:table-cell>
          <table:table-cell table:formula="of:=[.J149] / [.$B149]" office:value-type="float" office:value="1.258172" calcext:value-type="float">
            <text:p>1.258172</text:p>
          </table:table-cell>
          <table:table-cell table:formula="of:=[.K149] / [.$B149]" office:value-type="float" office:value="1.552186" calcext:value-type="float">
            <text:p>1.552186</text:p>
          </table:table-cell>
          <table:table-cell table:formula="of:=[.L149] / [.$B149]" office:value-type="float" office:value="2.033454" calcext:value-type="float">
            <text:p>2.033454</text:p>
          </table:table-cell>
          <table:table-cell table:formula="of:=[.M149] / [.$B149]" office:value-type="float" office:value="36.835218" calcext:value-type="float">
            <text:p>36.835218</text:p>
          </table:table-cell>
          <table:table-cell table:formula="of:=[.N149] / [.$B149]" office:value-type="float" office:value="41.201339" calcext:value-type="float">
            <text:p>41.201339</text:p>
          </table:table-cell>
          <table:table-cell table:formula="of:=[.O149] / [.$B149]" office:value-type="float" office:value="44.46278" calcext:value-type="float">
            <text:p>44.46278</text:p>
          </table:table-cell>
        </table:table-row>
        <table:table-row table:style-name="ro1">
          <table:table-cell office:value-type="string" calcext:value-type="string">
            <text:p>FL_Ceil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383.875" calcext:value-type="float">
            <text:p>383.875</text:p>
          </table:table-cell>
          <table:table-cell office:value-type="float" office:value="535.262" calcext:value-type="float">
            <text:p>535.262</text:p>
          </table:table-cell>
          <table:table-cell office:value-type="float" office:value="714.92" calcext:value-type="float">
            <text:p>714.92</text:p>
          </table:table-cell>
          <table:table-cell office:value-type="float" office:value="9131.93" calcext:value-type="float">
            <text:p>9131.93</text:p>
          </table:table-cell>
          <table:table-cell office:value-type="float" office:value="11281.243" calcext:value-type="float">
            <text:p>11281.243</text:p>
          </table:table-cell>
          <table:table-cell office:value-type="float" office:value="14894.364" calcext:value-type="float">
            <text:p>14894.364</text:p>
          </table:table-cell>
          <table:table-cell/>
          <table:table-cell office:value-type="float" office:value="105.062" calcext:value-type="float">
            <text:p>105.062</text:p>
          </table:table-cell>
          <table:table-cell office:value-type="float" office:value="145.931" calcext:value-type="float">
            <text:p>145.931</text:p>
          </table:table-cell>
          <table:table-cell office:value-type="float" office:value="220.258" calcext:value-type="float">
            <text:p>220.258</text:p>
          </table:table-cell>
          <table:table-cell office:value-type="float" office:value="6478.165" calcext:value-type="float">
            <text:p>6478.165</text:p>
          </table:table-cell>
          <table:table-cell office:value-type="float" office:value="7637.434" calcext:value-type="float">
            <text:p>7637.434</text:p>
          </table:table-cell>
          <table:table-cell office:value-type="float" office:value="8318.138" calcext:value-type="float">
            <text:p>8318.138</text:p>
          </table:table-cell>
          <table:table-cell table:number-columns-repeated="3"/>
          <table:table-cell table:formula="of:=[.C150] / [.$B150]" office:value-type="float" office:value="0.383875" calcext:value-type="float">
            <text:p>0.383875</text:p>
          </table:table-cell>
          <table:table-cell table:formula="of:=[.D150] / [.$B150]" office:value-type="float" office:value="0.535262" calcext:value-type="float">
            <text:p>0.535262</text:p>
          </table:table-cell>
          <table:table-cell table:formula="of:=[.E150] / [.$B150]" office:value-type="float" office:value="0.71492" calcext:value-type="float">
            <text:p>0.71492</text:p>
          </table:table-cell>
          <table:table-cell table:formula="of:=[.F150] / [.$B150]" office:value-type="float" office:value="9.13193" calcext:value-type="float">
            <text:p>9.13193</text:p>
          </table:table-cell>
          <table:table-cell table:formula="of:=[.G150] / [.$B150]" office:value-type="float" office:value="11.281243" calcext:value-type="float">
            <text:p>11.281243</text:p>
          </table:table-cell>
          <table:table-cell table:formula="of:=[.H150] / [.$B150]" office:value-type="float" office:value="14.894364" calcext:value-type="float">
            <text:p>14.894364</text:p>
          </table:table-cell>
          <table:table-cell table:formula="of:=[.I150] / [.$B150]" office:value-type="float" office:value="0" calcext:value-type="float">
            <text:p>0</text:p>
          </table:table-cell>
          <table:table-cell table:formula="of:=[.J150] / [.$B150]" office:value-type="float" office:value="0.105062" calcext:value-type="float">
            <text:p>0.105062</text:p>
          </table:table-cell>
          <table:table-cell table:formula="of:=[.K150] / [.$B150]" office:value-type="float" office:value="0.145931" calcext:value-type="float">
            <text:p>0.145931</text:p>
          </table:table-cell>
          <table:table-cell table:formula="of:=[.L150] / [.$B150]" office:value-type="float" office:value="0.220258" calcext:value-type="float">
            <text:p>0.220258</text:p>
          </table:table-cell>
          <table:table-cell table:formula="of:=[.M150] / [.$B150]" office:value-type="float" office:value="6.478165" calcext:value-type="float">
            <text:p>6.478165</text:p>
          </table:table-cell>
          <table:table-cell table:formula="of:=[.N150] / [.$B150]" office:value-type="float" office:value="7.637434" calcext:value-type="float">
            <text:p>7.637434</text:p>
          </table:table-cell>
          <table:table-cell table:formula="of:=[.O150] / [.$B150]" office:value-type="float" office:value="8.318138" calcext:value-type="float">
            <text:p>8.318138</text:p>
          </table:table-cell>
        </table:table-row>
        <table:table-row table:style-name="ro1">
          <table:table-cell office:value-type="string" calcext:value-type="string">
            <text:p>FL_Floor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386.09" calcext:value-type="float">
            <text:p>386.09</text:p>
          </table:table-cell>
          <table:table-cell office:value-type="float" office:value="506.696" calcext:value-type="float">
            <text:p>506.696</text:p>
          </table:table-cell>
          <table:table-cell office:value-type="float" office:value="747.335" calcext:value-type="float">
            <text:p>747.335</text:p>
          </table:table-cell>
          <table:table-cell office:value-type="float" office:value="8744.662" calcext:value-type="float">
            <text:p>8744.662</text:p>
          </table:table-cell>
          <table:table-cell office:value-type="float" office:value="11560.265" calcext:value-type="float">
            <text:p>11560.265</text:p>
          </table:table-cell>
          <table:table-cell office:value-type="float" office:value="15327.961" calcext:value-type="float">
            <text:p>15327.961</text:p>
          </table:table-cell>
          <table:table-cell/>
          <table:table-cell office:value-type="float" office:value="107.371" calcext:value-type="float">
            <text:p>107.371</text:p>
          </table:table-cell>
          <table:table-cell office:value-type="float" office:value="142.848" calcext:value-type="float">
            <text:p>142.848</text:p>
          </table:table-cell>
          <table:table-cell office:value-type="float" office:value="240.466" calcext:value-type="float">
            <text:p>240.466</text:p>
          </table:table-cell>
          <table:table-cell office:value-type="float" office:value="6472.838" calcext:value-type="float">
            <text:p>6472.838</text:p>
          </table:table-cell>
          <table:table-cell office:value-type="float" office:value="7627.518" calcext:value-type="float">
            <text:p>7627.518</text:p>
          </table:table-cell>
          <table:table-cell office:value-type="float" office:value="8611.003" calcext:value-type="float">
            <text:p>8611.003</text:p>
          </table:table-cell>
          <table:table-cell table:number-columns-repeated="3"/>
          <table:table-cell table:formula="of:=[.C151] / [.$B151]" office:value-type="float" office:value="0.38609" calcext:value-type="float">
            <text:p>0.38609</text:p>
          </table:table-cell>
          <table:table-cell table:formula="of:=[.D151] / [.$B151]" office:value-type="float" office:value="0.506696" calcext:value-type="float">
            <text:p>0.506696</text:p>
          </table:table-cell>
          <table:table-cell table:formula="of:=[.E151] / [.$B151]" office:value-type="float" office:value="0.747335" calcext:value-type="float">
            <text:p>0.747335</text:p>
          </table:table-cell>
          <table:table-cell table:formula="of:=[.F151] / [.$B151]" office:value-type="float" office:value="8.744662" calcext:value-type="float">
            <text:p>8.744662</text:p>
          </table:table-cell>
          <table:table-cell table:formula="of:=[.G151] / [.$B151]" office:value-type="float" office:value="11.560265" calcext:value-type="float">
            <text:p>11.560265</text:p>
          </table:table-cell>
          <table:table-cell table:formula="of:=[.H151] / [.$B151]" office:value-type="float" office:value="15.327961" calcext:value-type="float">
            <text:p>15.327961</text:p>
          </table:table-cell>
          <table:table-cell table:formula="of:=[.I151] / [.$B151]" office:value-type="float" office:value="0" calcext:value-type="float">
            <text:p>0</text:p>
          </table:table-cell>
          <table:table-cell table:formula="of:=[.J151] / [.$B151]" office:value-type="float" office:value="0.107371" calcext:value-type="float">
            <text:p>0.107371</text:p>
          </table:table-cell>
          <table:table-cell table:formula="of:=[.K151] / [.$B151]" office:value-type="float" office:value="0.142848" calcext:value-type="float">
            <text:p>0.142848</text:p>
          </table:table-cell>
          <table:table-cell table:formula="of:=[.L151] / [.$B151]" office:value-type="float" office:value="0.240466" calcext:value-type="float">
            <text:p>0.240466</text:p>
          </table:table-cell>
          <table:table-cell table:formula="of:=[.M151] / [.$B151]" office:value-type="float" office:value="6.472838" calcext:value-type="float">
            <text:p>6.472838</text:p>
          </table:table-cell>
          <table:table-cell table:formula="of:=[.N151] / [.$B151]" office:value-type="float" office:value="7.627518" calcext:value-type="float">
            <text:p>7.627518</text:p>
          </table:table-cell>
          <table:table-cell table:formula="of:=[.O151] / [.$B151]" office:value-type="float" office:value="8.611003" calcext:value-type="float">
            <text:p>8.611003</text:p>
          </table:table-cell>
        </table:table-row>
        <table:table-row table:style-name="ro1">
          <table:table-cell office:value-type="string" calcext:value-type="string">
            <text:p>FL2Int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709.409" calcext:value-type="float">
            <text:p>709.409</text:p>
          </table:table-cell>
          <table:table-cell office:value-type="float" office:value="1057.419" calcext:value-type="float">
            <text:p>1057.419</text:p>
          </table:table-cell>
          <table:table-cell office:value-type="float" office:value="1726.991" calcext:value-type="float">
            <text:p>1726.991</text:p>
          </table:table-cell>
          <table:table-cell office:value-type="float" office:value="14462.767" calcext:value-type="float">
            <text:p>14462.767</text:p>
          </table:table-cell>
          <table:table-cell office:value-type="float" office:value="17966.957" calcext:value-type="float">
            <text:p>17966.957</text:p>
          </table:table-cell>
          <table:table-cell office:value-type="float" office:value="24840.399" calcext:value-type="float">
            <text:p>24840.399</text:p>
          </table:table-cell>
          <table:table-cell/>
          <table:table-cell office:value-type="float" office:value="211.323" calcext:value-type="float">
            <text:p>211.323</text:p>
          </table:table-cell>
          <table:table-cell office:value-type="float" office:value="323.604" calcext:value-type="float">
            <text:p>323.604</text:p>
          </table:table-cell>
          <table:table-cell office:value-type="float" office:value="739.976" calcext:value-type="float">
            <text:p>739.976</text:p>
          </table:table-cell>
          <table:table-cell office:value-type="float" office:value="10259.144" calcext:value-type="float">
            <text:p>10259.144</text:p>
          </table:table-cell>
          <table:table-cell office:value-type="float" office:value="11355.221" calcext:value-type="float">
            <text:p>11355.221</text:p>
          </table:table-cell>
          <table:table-cell office:value-type="float" office:value="12308.066" calcext:value-type="float">
            <text:p>12308.066</text:p>
          </table:table-cell>
          <table:table-cell table:number-columns-repeated="3"/>
          <table:table-cell table:formula="of:=[.C152] / [.$B152]" office:value-type="float" office:value="0.709409" calcext:value-type="float">
            <text:p>0.709409</text:p>
          </table:table-cell>
          <table:table-cell table:formula="of:=[.D152] / [.$B152]" office:value-type="float" office:value="1.057419" calcext:value-type="float">
            <text:p>1.057419</text:p>
          </table:table-cell>
          <table:table-cell table:formula="of:=[.E152] / [.$B152]" office:value-type="float" office:value="1.726991" calcext:value-type="float">
            <text:p>1.726991</text:p>
          </table:table-cell>
          <table:table-cell table:formula="of:=[.F152] / [.$B152]" office:value-type="float" office:value="14.462767" calcext:value-type="float">
            <text:p>14.462767</text:p>
          </table:table-cell>
          <table:table-cell table:formula="of:=[.G152] / [.$B152]" office:value-type="float" office:value="17.966957" calcext:value-type="float">
            <text:p>17.966957</text:p>
          </table:table-cell>
          <table:table-cell table:formula="of:=[.H152] / [.$B152]" office:value-type="float" office:value="24.840399" calcext:value-type="float">
            <text:p>24.840399</text:p>
          </table:table-cell>
          <table:table-cell table:formula="of:=[.I152] / [.$B152]" office:value-type="float" office:value="0" calcext:value-type="float">
            <text:p>0</text:p>
          </table:table-cell>
          <table:table-cell table:formula="of:=[.J152] / [.$B152]" office:value-type="float" office:value="0.211323" calcext:value-type="float">
            <text:p>0.211323</text:p>
          </table:table-cell>
          <table:table-cell table:formula="of:=[.K152] / [.$B152]" office:value-type="float" office:value="0.323604" calcext:value-type="float">
            <text:p>0.323604</text:p>
          </table:table-cell>
          <table:table-cell table:formula="of:=[.L152] / [.$B152]" office:value-type="float" office:value="0.739976" calcext:value-type="float">
            <text:p>0.739976</text:p>
          </table:table-cell>
          <table:table-cell table:formula="of:=[.M152] / [.$B152]" office:value-type="float" office:value="10.259144" calcext:value-type="float">
            <text:p>10.259144</text:p>
          </table:table-cell>
          <table:table-cell table:formula="of:=[.N152] / [.$B152]" office:value-type="float" office:value="11.355221" calcext:value-type="float">
            <text:p>11.355221</text:p>
          </table:table-cell>
          <table:table-cell table:formula="of:=[.O152] / [.$B152]" office:value-type="float" office:value="12.308066" calcext:value-type="float">
            <text:p>12.308066</text:p>
          </table:table-cell>
        </table:table-row>
        <table:table-row table:style-name="ro1">
          <table:table-cell office:value-type="string" calcext:value-type="string">
            <text:p>FL2Fx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724.37" calcext:value-type="float">
            <text:p>1724.37</text:p>
          </table:table-cell>
          <table:table-cell office:value-type="float" office:value="2700.262" calcext:value-type="float">
            <text:p>2700.262</text:p>
          </table:table-cell>
          <table:table-cell office:value-type="float" office:value="4346.852" calcext:value-type="float">
            <text:p>4346.852</text:p>
          </table:table-cell>
          <table:table-cell office:value-type="float" office:value="27694.442" calcext:value-type="float">
            <text:p>27694.442</text:p>
          </table:table-cell>
          <table:table-cell office:value-type="float" office:value="37690.477" calcext:value-type="float">
            <text:p>37690.477</text:p>
          </table:table-cell>
          <table:table-cell office:value-type="float" office:value="55454.524" calcext:value-type="float">
            <text:p>55454.524</text:p>
          </table:table-cell>
          <table:table-cell/>
          <table:table-cell office:value-type="float" office:value="332.454" calcext:value-type="float">
            <text:p>332.454</text:p>
          </table:table-cell>
          <table:table-cell office:value-type="float" office:value="534.693" calcext:value-type="float">
            <text:p>534.693</text:p>
          </table:table-cell>
          <table:table-cell office:value-type="float" office:value="1034.913" calcext:value-type="float">
            <text:p>1034.913</text:p>
          </table:table-cell>
          <table:table-cell office:value-type="float" office:value="16637.676" calcext:value-type="float">
            <text:p>16637.676</text:p>
          </table:table-cell>
          <table:table-cell office:value-type="float" office:value="18059.611" calcext:value-type="float">
            <text:p>18059.611</text:p>
          </table:table-cell>
          <table:table-cell office:value-type="float" office:value="19564.61" calcext:value-type="float">
            <text:p>19564.61</text:p>
          </table:table-cell>
          <table:table-cell table:number-columns-repeated="3"/>
          <table:table-cell table:formula="of:=[.C153] / [.$B153]" office:value-type="float" office:value="1.72437" calcext:value-type="float">
            <text:p>1.72437</text:p>
          </table:table-cell>
          <table:table-cell table:formula="of:=[.D153] / [.$B153]" office:value-type="float" office:value="2.700262" calcext:value-type="float">
            <text:p>2.700262</text:p>
          </table:table-cell>
          <table:table-cell table:formula="of:=[.E153] / [.$B153]" office:value-type="float" office:value="4.346852" calcext:value-type="float">
            <text:p>4.346852</text:p>
          </table:table-cell>
          <table:table-cell table:formula="of:=[.F153] / [.$B153]" office:value-type="float" office:value="27.694442" calcext:value-type="float">
            <text:p>27.694442</text:p>
          </table:table-cell>
          <table:table-cell table:formula="of:=[.G153] / [.$B153]" office:value-type="float" office:value="37.690477" calcext:value-type="float">
            <text:p>37.690477</text:p>
          </table:table-cell>
          <table:table-cell table:formula="of:=[.H153] / [.$B153]" office:value-type="float" office:value="55.454524" calcext:value-type="float">
            <text:p>55.454524</text:p>
          </table:table-cell>
          <table:table-cell table:formula="of:=[.I153] / [.$B153]" office:value-type="float" office:value="0" calcext:value-type="float">
            <text:p>0</text:p>
          </table:table-cell>
          <table:table-cell table:formula="of:=[.J153] / [.$B153]" office:value-type="float" office:value="0.332454" calcext:value-type="float">
            <text:p>0.332454</text:p>
          </table:table-cell>
          <table:table-cell table:formula="of:=[.K153] / [.$B153]" office:value-type="float" office:value="0.534693" calcext:value-type="float">
            <text:p>0.534693</text:p>
          </table:table-cell>
          <table:table-cell table:formula="of:=[.L153] / [.$B153]" office:value-type="float" office:value="1.034913" calcext:value-type="float">
            <text:p>1.034913</text:p>
          </table:table-cell>
          <table:table-cell table:formula="of:=[.M153] / [.$B153]" office:value-type="float" office:value="16.637676" calcext:value-type="float">
            <text:p>16.637676</text:p>
          </table:table-cell>
          <table:table-cell table:formula="of:=[.N153] / [.$B153]" office:value-type="float" office:value="18.059611" calcext:value-type="float">
            <text:p>18.059611</text:p>
          </table:table-cell>
          <table:table-cell table:formula="of:=[.O153] / [.$B153]" office:value-type="float" office:value="19.56461" calcext:value-type="float">
            <text:p>19.56461</text:p>
          </table:table-cell>
        </table:table-row>
        <table:table-row table:style-name="ro1">
          <table:table-cell office:value-type="string" calcext:value-type="string">
            <text:p>FL_MulPow2m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70.416" calcext:value-type="float">
            <text:p>170.416</text:p>
          </table:table-cell>
          <table:table-cell office:value-type="float" office:value="202.249" calcext:value-type="float">
            <text:p>202.249</text:p>
          </table:table-cell>
          <table:table-cell office:value-type="float" office:value="255.018" calcext:value-type="float">
            <text:p>255.018</text:p>
          </table:table-cell>
          <table:table-cell office:value-type="float" office:value="1991.521" calcext:value-type="float">
            <text:p>1991.521</text:p>
          </table:table-cell>
          <table:table-cell office:value-type="float" office:value="2209.564" calcext:value-type="float">
            <text:p>2209.564</text:p>
          </table:table-cell>
          <table:table-cell office:value-type="float" office:value="2597.513" calcext:value-type="float">
            <text:p>2597.513</text:p>
          </table:table-cell>
          <table:table-cell/>
          <table:table-cell office:value-type="float" office:value="46.298" calcext:value-type="float">
            <text:p>46.298</text:p>
          </table:table-cell>
          <table:table-cell office:value-type="float" office:value="62.562" calcext:value-type="float">
            <text:p>62.562</text:p>
          </table:table-cell>
          <table:table-cell office:value-type="float" office:value="92.484" calcext:value-type="float">
            <text:p>92.484</text:p>
          </table:table-cell>
          <table:table-cell office:value-type="float" office:value="736.493" calcext:value-type="float">
            <text:p>736.493</text:p>
          </table:table-cell>
          <table:table-cell office:value-type="float" office:value="847.726" calcext:value-type="float">
            <text:p>847.726</text:p>
          </table:table-cell>
          <table:table-cell office:value-type="float" office:value="902.474" calcext:value-type="float">
            <text:p>902.474</text:p>
          </table:table-cell>
          <table:table-cell table:number-columns-repeated="3"/>
          <table:table-cell table:formula="of:=[.C154] / [.$B154]" office:value-type="float" office:value="0.170416" calcext:value-type="float">
            <text:p>0.170416</text:p>
          </table:table-cell>
          <table:table-cell table:formula="of:=[.D154] / [.$B154]" office:value-type="float" office:value="0.202249" calcext:value-type="float">
            <text:p>0.202249</text:p>
          </table:table-cell>
          <table:table-cell table:formula="of:=[.E154] / [.$B154]" office:value-type="float" office:value="0.255018" calcext:value-type="float">
            <text:p>0.255018</text:p>
          </table:table-cell>
          <table:table-cell table:formula="of:=[.F154] / [.$B154]" office:value-type="float" office:value="1.991521" calcext:value-type="float">
            <text:p>1.991521</text:p>
          </table:table-cell>
          <table:table-cell table:formula="of:=[.G154] / [.$B154]" office:value-type="float" office:value="2.209564" calcext:value-type="float">
            <text:p>2.209564</text:p>
          </table:table-cell>
          <table:table-cell table:formula="of:=[.H154] / [.$B154]" office:value-type="float" office:value="2.597513" calcext:value-type="float">
            <text:p>2.597513</text:p>
          </table:table-cell>
          <table:table-cell table:formula="of:=[.I154] / [.$B154]" office:value-type="float" office:value="0" calcext:value-type="float">
            <text:p>0</text:p>
          </table:table-cell>
          <table:table-cell table:formula="of:=[.J154] / [.$B154]" office:value-type="float" office:value="0.046298" calcext:value-type="float">
            <text:p>0.046298</text:p>
          </table:table-cell>
          <table:table-cell table:formula="of:=[.K154] / [.$B154]" office:value-type="float" office:value="0.062562" calcext:value-type="float">
            <text:p>0.062562</text:p>
          </table:table-cell>
          <table:table-cell table:formula="of:=[.L154] / [.$B154]" office:value-type="float" office:value="0.092484" calcext:value-type="float">
            <text:p>0.092484</text:p>
          </table:table-cell>
          <table:table-cell table:formula="of:=[.M154] / [.$B154]" office:value-type="float" office:value="0.736493" calcext:value-type="float">
            <text:p>0.736493</text:p>
          </table:table-cell>
          <table:table-cell table:formula="of:=[.N154] / [.$B154]" office:value-type="float" office:value="0.847726" calcext:value-type="float">
            <text:p>0.847726</text:p>
          </table:table-cell>
          <table:table-cell table:formula="of:=[.O154] / [.$B154]" office:value-type="float" office:value="0.902474" calcext:value-type="float">
            <text:p>0.902474</text:p>
          </table:table-cell>
        </table:table-row>
        <table:table-row table:style-name="ro1">
          <table:table-cell office:value-type="string" calcext:value-type="string">
            <text:p>FL_DivPow2m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75.395" calcext:value-type="float">
            <text:p>175.395</text:p>
          </table:table-cell>
          <table:table-cell office:value-type="float" office:value="204.785" calcext:value-type="float">
            <text:p>204.785</text:p>
          </table:table-cell>
          <table:table-cell office:value-type="float" office:value="298.818" calcext:value-type="float">
            <text:p>298.818</text:p>
          </table:table-cell>
          <table:table-cell office:value-type="float" office:value="2023.392" calcext:value-type="float">
            <text:p>2023.392</text:p>
          </table:table-cell>
          <table:table-cell office:value-type="float" office:value="2365.099" calcext:value-type="float">
            <text:p>2365.099</text:p>
          </table:table-cell>
          <table:table-cell office:value-type="float" office:value="2763.375" calcext:value-type="float">
            <text:p>2763.375</text:p>
          </table:table-cell>
          <table:table-cell/>
          <table:table-cell office:value-type="float" office:value="48.828" calcext:value-type="float">
            <text:p>48.828</text:p>
          </table:table-cell>
          <table:table-cell office:value-type="float" office:value="57.817" calcext:value-type="float">
            <text:p>57.817</text:p>
          </table:table-cell>
          <table:table-cell office:value-type="float" office:value="101.207" calcext:value-type="float">
            <text:p>101.207</text:p>
          </table:table-cell>
          <table:table-cell office:value-type="float" office:value="745.916" calcext:value-type="float">
            <text:p>745.916</text:p>
          </table:table-cell>
          <table:table-cell office:value-type="float" office:value="902.687" calcext:value-type="float">
            <text:p>902.687</text:p>
          </table:table-cell>
          <table:table-cell office:value-type="float" office:value="884.866" calcext:value-type="float">
            <text:p>884.866</text:p>
          </table:table-cell>
          <table:table-cell table:number-columns-repeated="3"/>
          <table:table-cell table:formula="of:=[.C155] / [.$B155]" office:value-type="float" office:value="0.175395" calcext:value-type="float">
            <text:p>0.175395</text:p>
          </table:table-cell>
          <table:table-cell table:formula="of:=[.D155] / [.$B155]" office:value-type="float" office:value="0.204785" calcext:value-type="float">
            <text:p>0.204785</text:p>
          </table:table-cell>
          <table:table-cell table:formula="of:=[.E155] / [.$B155]" office:value-type="float" office:value="0.298818" calcext:value-type="float">
            <text:p>0.298818</text:p>
          </table:table-cell>
          <table:table-cell table:formula="of:=[.F155] / [.$B155]" office:value-type="float" office:value="2.023392" calcext:value-type="float">
            <text:p>2.023392</text:p>
          </table:table-cell>
          <table:table-cell table:formula="of:=[.G155] / [.$B155]" office:value-type="float" office:value="2.365099" calcext:value-type="float">
            <text:p>2.365099</text:p>
          </table:table-cell>
          <table:table-cell table:formula="of:=[.H155] / [.$B155]" office:value-type="float" office:value="2.763375" calcext:value-type="float">
            <text:p>2.763375</text:p>
          </table:table-cell>
          <table:table-cell table:formula="of:=[.I155] / [.$B155]" office:value-type="float" office:value="0" calcext:value-type="float">
            <text:p>0</text:p>
          </table:table-cell>
          <table:table-cell table:formula="of:=[.J155] / [.$B155]" office:value-type="float" office:value="0.048828" calcext:value-type="float">
            <text:p>0.048828</text:p>
          </table:table-cell>
          <table:table-cell table:formula="of:=[.K155] / [.$B155]" office:value-type="float" office:value="0.057817" calcext:value-type="float">
            <text:p>0.057817</text:p>
          </table:table-cell>
          <table:table-cell table:formula="of:=[.L155] / [.$B155]" office:value-type="float" office:value="0.101207" calcext:value-type="float">
            <text:p>0.101207</text:p>
          </table:table-cell>
          <table:table-cell table:formula="of:=[.M155] / [.$B155]" office:value-type="float" office:value="0.745916" calcext:value-type="float">
            <text:p>0.745916</text:p>
          </table:table-cell>
          <table:table-cell table:formula="of:=[.N155] / [.$B155]" office:value-type="float" office:value="0.902687" calcext:value-type="float">
            <text:p>0.902687</text:p>
          </table:table-cell>
          <table:table-cell table:formula="of:=[.O155] / [.$B155]" office:value-type="float" office:value="0.884866" calcext:value-type="float">
            <text:p>0.884866</text:p>
          </table:table-cell>
        </table:table-row>
        <table:table-row table:style-name="ro1">
          <table:table-cell office:value-type="string" calcext:value-type="string">
            <text:p>FL_ClampB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178.903" calcext:value-type="float">
            <text:p>178.903</text:p>
          </table:table-cell>
          <table:table-cell office:value-type="float" office:value="203.754" calcext:value-type="float">
            <text:p>203.754</text:p>
          </table:table-cell>
          <table:table-cell office:value-type="float" office:value="282.945" calcext:value-type="float">
            <text:p>282.945</text:p>
          </table:table-cell>
          <table:table-cell office:value-type="float" office:value="2563.522" calcext:value-type="float">
            <text:p>2563.522</text:p>
          </table:table-cell>
          <table:table-cell office:value-type="float" office:value="2985.877" calcext:value-type="float">
            <text:p>2985.877</text:p>
          </table:table-cell>
          <table:table-cell office:value-type="float" office:value="3695.814" calcext:value-type="float">
            <text:p>3695.814</text:p>
          </table:table-cell>
          <table:table-cell/>
          <table:table-cell office:value-type="float" office:value="31.413" calcext:value-type="float">
            <text:p>31.413</text:p>
          </table:table-cell>
          <table:table-cell office:value-type="float" office:value="37.734" calcext:value-type="float">
            <text:p>37.734</text:p>
          </table:table-cell>
          <table:table-cell office:value-type="float" office:value="85.002" calcext:value-type="float">
            <text:p>85.002</text:p>
          </table:table-cell>
          <table:table-cell office:value-type="float" office:value="1186.637" calcext:value-type="float">
            <text:p>1186.637</text:p>
          </table:table-cell>
          <table:table-cell office:value-type="float" office:value="1312.43" calcext:value-type="float">
            <text:p>1312.43</text:p>
          </table:table-cell>
          <table:table-cell office:value-type="float" office:value="1283.303" calcext:value-type="float">
            <text:p>1283.303</text:p>
          </table:table-cell>
          <table:table-cell table:number-columns-repeated="3"/>
          <table:table-cell table:formula="of:=[.C156] / [.$B156]" office:value-type="float" office:value="0.178903" calcext:value-type="float">
            <text:p>0.178903</text:p>
          </table:table-cell>
          <table:table-cell table:formula="of:=[.D156] / [.$B156]" office:value-type="float" office:value="0.203754" calcext:value-type="float">
            <text:p>0.203754</text:p>
          </table:table-cell>
          <table:table-cell table:formula="of:=[.E156] / [.$B156]" office:value-type="float" office:value="0.282945" calcext:value-type="float">
            <text:p>0.282945</text:p>
          </table:table-cell>
          <table:table-cell table:formula="of:=[.F156] / [.$B156]" office:value-type="float" office:value="2.563522" calcext:value-type="float">
            <text:p>2.563522</text:p>
          </table:table-cell>
          <table:table-cell table:formula="of:=[.G156] / [.$B156]" office:value-type="float" office:value="2.985877" calcext:value-type="float">
            <text:p>2.985877</text:p>
          </table:table-cell>
          <table:table-cell table:formula="of:=[.H156] / [.$B156]" office:value-type="float" office:value="3.695814" calcext:value-type="float">
            <text:p>3.695814</text:p>
          </table:table-cell>
          <table:table-cell table:formula="of:=[.I156] / [.$B156]" office:value-type="float" office:value="0" calcext:value-type="float">
            <text:p>0</text:p>
          </table:table-cell>
          <table:table-cell table:formula="of:=[.J156] / [.$B156]" office:value-type="float" office:value="0.031413" calcext:value-type="float">
            <text:p>0.031413</text:p>
          </table:table-cell>
          <table:table-cell table:formula="of:=[.K156] / [.$B156]" office:value-type="float" office:value="0.037734" calcext:value-type="float">
            <text:p>0.037734</text:p>
          </table:table-cell>
          <table:table-cell table:formula="of:=[.L156] / [.$B156]" office:value-type="float" office:value="0.085002" calcext:value-type="float">
            <text:p>0.085002</text:p>
          </table:table-cell>
          <table:table-cell table:formula="of:=[.M156] / [.$B156]" office:value-type="float" office:value="1.186637" calcext:value-type="float">
            <text:p>1.186637</text:p>
          </table:table-cell>
          <table:table-cell table:formula="of:=[.N156] / [.$B156]" office:value-type="float" office:value="1.31243" calcext:value-type="float">
            <text:p>1.31243</text:p>
          </table:table-cell>
          <table:table-cell table:formula="of:=[.O156] / [.$B156]" office:value-type="float" office:value="1.283303" calcext:value-type="float">
            <text:p>1.283303</text:p>
          </table:table-cell>
        </table:table-row>
        <table:table-row table:style-name="ro1">
          <table:table-cell office:value-type="string" calcext:value-type="string">
            <text:p>FL_RoundToNearestInt_circuit</text:p>
          </table:table-cell>
          <table:table-cell office:value-type="float" office:value="1000" calcext:value-type="float">
            <text:p>1000</text:p>
          </table:table-cell>
          <table:table-cell office:value-type="float" office:value="416.723" calcext:value-type="float">
            <text:p>416.723</text:p>
          </table:table-cell>
          <table:table-cell office:value-type="float" office:value="663.273" calcext:value-type="float">
            <text:p>663.273</text:p>
          </table:table-cell>
          <table:table-cell office:value-type="float" office:value="942.833" calcext:value-type="float">
            <text:p>942.833</text:p>
          </table:table-cell>
          <table:table-cell office:value-type="float" office:value="4619.301" calcext:value-type="float">
            <text:p>4619.301</text:p>
          </table:table-cell>
          <table:table-cell office:value-type="float" office:value="6879.479" calcext:value-type="float">
            <text:p>6879.479</text:p>
          </table:table-cell>
          <table:table-cell office:value-type="float" office:value="15457.924" calcext:value-type="float">
            <text:p>15457.924</text:p>
          </table:table-cell>
          <table:table-cell/>
          <table:table-cell office:value-type="float" office:value="48.39" calcext:value-type="float">
            <text:p>48.39</text:p>
          </table:table-cell>
          <table:table-cell office:value-type="float" office:value="113.344" calcext:value-type="float">
            <text:p>113.344</text:p>
          </table:table-cell>
          <table:table-cell office:value-type="float" office:value="210.421" calcext:value-type="float">
            <text:p>210.421</text:p>
          </table:table-cell>
          <table:table-cell office:value-type="float" office:value="1546.864" calcext:value-type="float">
            <text:p>1546.864</text:p>
          </table:table-cell>
          <table:table-cell office:value-type="float" office:value="1772.836" calcext:value-type="float">
            <text:p>1772.836</text:p>
          </table:table-cell>
          <table:table-cell office:value-type="float" office:value="1954.219" calcext:value-type="float">
            <text:p>1954.219</text:p>
          </table:table-cell>
          <table:table-cell table:number-columns-repeated="3"/>
          <table:table-cell table:formula="of:=[.C157] / [.$B157]" office:value-type="float" office:value="0.416723" calcext:value-type="float">
            <text:p>0.416723</text:p>
          </table:table-cell>
          <table:table-cell table:formula="of:=[.D157] / [.$B157]" office:value-type="float" office:value="0.663273" calcext:value-type="float">
            <text:p>0.663273</text:p>
          </table:table-cell>
          <table:table-cell table:formula="of:=[.E157] / [.$B157]" office:value-type="float" office:value="0.942833" calcext:value-type="float">
            <text:p>0.942833</text:p>
          </table:table-cell>
          <table:table-cell table:formula="of:=[.F157] / [.$B157]" office:value-type="float" office:value="4.619301" calcext:value-type="float">
            <text:p>4.619301</text:p>
          </table:table-cell>
          <table:table-cell table:formula="of:=[.G157] / [.$B157]" office:value-type="float" office:value="6.879479" calcext:value-type="float">
            <text:p>6.879479</text:p>
          </table:table-cell>
          <table:table-cell table:formula="of:=[.H157] / [.$B157]" office:value-type="float" office:value="15.457924" calcext:value-type="float">
            <text:p>15.457924</text:p>
          </table:table-cell>
          <table:table-cell table:formula="of:=[.I157] / [.$B157]" office:value-type="float" office:value="0" calcext:value-type="float">
            <text:p>0</text:p>
          </table:table-cell>
          <table:table-cell table:formula="of:=[.J157] / [.$B157]" office:value-type="float" office:value="0.04839" calcext:value-type="float">
            <text:p>0.04839</text:p>
          </table:table-cell>
          <table:table-cell table:formula="of:=[.K157] / [.$B157]" office:value-type="float" office:value="0.113344" calcext:value-type="float">
            <text:p>0.113344</text:p>
          </table:table-cell>
          <table:table-cell table:formula="of:=[.L157] / [.$B157]" office:value-type="float" office:value="0.210421" calcext:value-type="float">
            <text:p>0.210421</text:p>
          </table:table-cell>
          <table:table-cell table:formula="of:=[.M157] / [.$B157]" office:value-type="float" office:value="1.546864" calcext:value-type="float">
            <text:p>1.546864</text:p>
          </table:table-cell>
          <table:table-cell table:formula="of:=[.N157] / [.$B157]" office:value-type="float" office:value="1.772836" calcext:value-type="float">
            <text:p>1.772836</text:p>
          </table:table-cell>
          <table:table-cell table:formula="of:=[.O157] / [.$B157]" office:value-type="float" office:value="1.954219" calcext:value-type="float">
            <text:p>1.954219</text:p>
          </table:table-cell>
        </table:table-row>
        <table:table-row table:style-name="ro1">
          <table:table-cell office:value-type="string" calcext:value-type="string">
            <text:p>FL_Add_agmw</text:p>
          </table:table-cell>
          <table:table-cell/>
          <table:table-cell office:value-type="float" office:value="1145.564" calcext:value-type="float">
            <text:p>1145.564</text:p>
          </table:table-cell>
          <table:table-cell office:value-type="float" office:value="1326.597" calcext:value-type="float">
            <text:p>1326.597</text:p>
          </table:table-cell>
          <table:table-cell office:value-type="float" office:value="1749.01" calcext:value-type="float">
            <text:p>1749.01</text:p>
          </table:table-cell>
          <table:table-cell office:value-type="float" office:value="8258.047" calcext:value-type="float">
            <text:p>8258.047</text:p>
          </table:table-cell>
          <table:table-cell office:value-type="float" office:value="10955.37" calcext:value-type="float">
            <text:p>10955.37</text:p>
          </table:table-cell>
          <table:table-cell office:value-type="float" office:value="15041.304" calcext:value-type="float">
            <text:p>15041.304</text:p>
          </table:table-cell>
          <table:table-cell/>
          <table:table-cell office:value-type="float" office:value="216.988" calcext:value-type="float">
            <text:p>216.988</text:p>
          </table:table-cell>
          <table:table-cell office:value-type="float" office:value="253.246" calcext:value-type="float">
            <text:p>253.246</text:p>
          </table:table-cell>
          <table:table-cell office:value-type="float" office:value="474.08" calcext:value-type="float">
            <text:p>474.08</text:p>
          </table:table-cell>
          <table:table-cell office:value-type="float" office:value="4877.914" calcext:value-type="float">
            <text:p>4877.914</text:p>
          </table:table-cell>
          <table:table-cell office:value-type="float" office:value="5440.092" calcext:value-type="float">
            <text:p>5440.092</text:p>
          </table:table-cell>
          <table:table-cell office:value-type="float" office:value="6067.917" calcext:value-type="float">
            <text:p>6067.91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Sub_agmw</text:p>
          </table:table-cell>
          <table:table-cell/>
          <table:table-cell office:value-type="float" office:value="1138.673" calcext:value-type="float">
            <text:p>1138.673</text:p>
          </table:table-cell>
          <table:table-cell office:value-type="float" office:value="1334.334" calcext:value-type="float">
            <text:p>1334.334</text:p>
          </table:table-cell>
          <table:table-cell office:value-type="float" office:value="1771.12" calcext:value-type="float">
            <text:p>1771.12</text:p>
          </table:table-cell>
          <table:table-cell office:value-type="float" office:value="8470.88" calcext:value-type="float">
            <text:p>8470.88</text:p>
          </table:table-cell>
          <table:table-cell office:value-type="float" office:value="11381.203" calcext:value-type="float">
            <text:p>11381.203</text:p>
          </table:table-cell>
          <table:table-cell office:value-type="float" office:value="14772.453" calcext:value-type="float">
            <text:p>14772.453</text:p>
          </table:table-cell>
          <table:table-cell/>
          <table:table-cell office:value-type="float" office:value="216.632" calcext:value-type="float">
            <text:p>216.632</text:p>
          </table:table-cell>
          <table:table-cell office:value-type="float" office:value="314.824" calcext:value-type="float">
            <text:p>314.824</text:p>
          </table:table-cell>
          <table:table-cell office:value-type="float" office:value="491.582" calcext:value-type="float">
            <text:p>491.582</text:p>
          </table:table-cell>
          <table:table-cell office:value-type="float" office:value="5000.167" calcext:value-type="float">
            <text:p>5000.167</text:p>
          </table:table-cell>
          <table:table-cell office:value-type="float" office:value="5356.962" calcext:value-type="float">
            <text:p>5356.962</text:p>
          </table:table-cell>
          <table:table-cell office:value-type="float" office:value="6113.303" calcext:value-type="float">
            <text:p>6113.3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Mul_agmw</text:p>
          </table:table-cell>
          <table:table-cell/>
          <table:table-cell office:value-type="float" office:value="472.403" calcext:value-type="float">
            <text:p>472.403</text:p>
          </table:table-cell>
          <table:table-cell office:value-type="float" office:value="568.336" calcext:value-type="float">
            <text:p>568.336</text:p>
          </table:table-cell>
          <table:table-cell office:value-type="float" office:value="663.987" calcext:value-type="float">
            <text:p>663.987</text:p>
          </table:table-cell>
          <table:table-cell office:value-type="float" office:value="3603.263" calcext:value-type="float">
            <text:p>3603.263</text:p>
          </table:table-cell>
          <table:table-cell office:value-type="float" office:value="3873.023" calcext:value-type="float">
            <text:p>3873.023</text:p>
          </table:table-cell>
          <table:table-cell office:value-type="float" office:value="5223.663" calcext:value-type="float">
            <text:p>5223.663</text:p>
          </table:table-cell>
          <table:table-cell/>
          <table:table-cell office:value-type="float" office:value="53.346" calcext:value-type="float">
            <text:p>53.346</text:p>
          </table:table-cell>
          <table:table-cell office:value-type="float" office:value="75.073" calcext:value-type="float">
            <text:p>75.073</text:p>
          </table:table-cell>
          <table:table-cell office:value-type="float" office:value="84.273" calcext:value-type="float">
            <text:p>84.273</text:p>
          </table:table-cell>
          <table:table-cell office:value-type="float" office:value="1248.121" calcext:value-type="float">
            <text:p>1248.121</text:p>
          </table:table-cell>
          <table:table-cell office:value-type="float" office:value="1263.703" calcext:value-type="float">
            <text:p>1263.703</text:p>
          </table:table-cell>
          <table:table-cell office:value-type="float" office:value="1553.22" calcext:value-type="float">
            <text:p>1553.2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Div_agmw</text:p>
          </table:table-cell>
          <table:table-cell/>
          <table:table-cell office:value-type="float" office:value="1627.628" calcext:value-type="float">
            <text:p>1627.628</text:p>
          </table:table-cell>
          <table:table-cell office:value-type="float" office:value="1926.015" calcext:value-type="float">
            <text:p>1926.015</text:p>
          </table:table-cell>
          <table:table-cell office:value-type="float" office:value="2405.448" calcext:value-type="float">
            <text:p>2405.448</text:p>
          </table:table-cell>
          <table:table-cell office:value-type="float" office:value="9076.706" calcext:value-type="float">
            <text:p>9076.706</text:p>
          </table:table-cell>
          <table:table-cell office:value-type="float" office:value="11645.783" calcext:value-type="float">
            <text:p>11645.783</text:p>
          </table:table-cell>
          <table:table-cell office:value-type="float" office:value="18218.117" calcext:value-type="float">
            <text:p>18218.117</text:p>
          </table:table-cell>
          <table:table-cell/>
          <table:table-cell office:value-type="float" office:value="123.928" calcext:value-type="float">
            <text:p>123.928</text:p>
          </table:table-cell>
          <table:table-cell office:value-type="float" office:value="168.833" calcext:value-type="float">
            <text:p>168.833</text:p>
          </table:table-cell>
          <table:table-cell office:value-type="float" office:value="301.369" calcext:value-type="float">
            <text:p>301.369</text:p>
          </table:table-cell>
          <table:table-cell office:value-type="float" office:value="3173.602" calcext:value-type="float">
            <text:p>3173.602</text:p>
          </table:table-cell>
          <table:table-cell office:value-type="float" office:value="3344.129" calcext:value-type="float">
            <text:p>3344.129</text:p>
          </table:table-cell>
          <table:table-cell office:value-type="float" office:value="3485.833" calcext:value-type="float">
            <text:p>3485.8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Lt_agmw</text:p>
          </table:table-cell>
          <table:table-cell/>
          <table:table-cell office:value-type="float" office:value="470.704" calcext:value-type="float">
            <text:p>470.704</text:p>
          </table:table-cell>
          <table:table-cell office:value-type="float" office:value="565.063" calcext:value-type="float">
            <text:p>565.063</text:p>
          </table:table-cell>
          <table:table-cell office:value-type="float" office:value="761.441" calcext:value-type="float">
            <text:p>761.441</text:p>
          </table:table-cell>
          <table:table-cell office:value-type="float" office:value="3693.948" calcext:value-type="float">
            <text:p>3693.948</text:p>
          </table:table-cell>
          <table:table-cell office:value-type="float" office:value="4184.945" calcext:value-type="float">
            <text:p>4184.945</text:p>
          </table:table-cell>
          <table:table-cell office:value-type="float" office:value="6800.901" calcext:value-type="float">
            <text:p>6800.901</text:p>
          </table:table-cell>
          <table:table-cell/>
          <table:table-cell office:value-type="float" office:value="66.033" calcext:value-type="float">
            <text:p>66.033</text:p>
          </table:table-cell>
          <table:table-cell office:value-type="float" office:value="84.354" calcext:value-type="float">
            <text:p>84.354</text:p>
          </table:table-cell>
          <table:table-cell office:value-type="float" office:value="197.753" calcext:value-type="float">
            <text:p>197.753</text:p>
          </table:table-cell>
          <table:table-cell office:value-type="float" office:value="1361.242" calcext:value-type="float">
            <text:p>1361.242</text:p>
          </table:table-cell>
          <table:table-cell office:value-type="float" office:value="1566.961" calcext:value-type="float">
            <text:p>1566.961</text:p>
          </table:table-cell>
          <table:table-cell office:value-type="float" office:value="1779.533" calcext:value-type="float">
            <text:p>1779.5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Gt_agmw</text:p>
          </table:table-cell>
          <table:table-cell/>
          <table:table-cell office:value-type="float" office:value="488.335" calcext:value-type="float">
            <text:p>488.335</text:p>
          </table:table-cell>
          <table:table-cell office:value-type="float" office:value="581.963" calcext:value-type="float">
            <text:p>581.963</text:p>
          </table:table-cell>
          <table:table-cell office:value-type="float" office:value="753.134" calcext:value-type="float">
            <text:p>753.134</text:p>
          </table:table-cell>
          <table:table-cell office:value-type="float" office:value="3676.478" calcext:value-type="float">
            <text:p>3676.478</text:p>
          </table:table-cell>
          <table:table-cell office:value-type="float" office:value="4240.789" calcext:value-type="float">
            <text:p>4240.789</text:p>
          </table:table-cell>
          <table:table-cell office:value-type="float" office:value="5431.419" calcext:value-type="float">
            <text:p>5431.419</text:p>
          </table:table-cell>
          <table:table-cell/>
          <table:table-cell office:value-type="float" office:value="69.842" calcext:value-type="float">
            <text:p>69.842</text:p>
          </table:table-cell>
          <table:table-cell office:value-type="float" office:value="99.409" calcext:value-type="float">
            <text:p>99.409</text:p>
          </table:table-cell>
          <table:table-cell office:value-type="float" office:value="192.182" calcext:value-type="float">
            <text:p>192.182</text:p>
          </table:table-cell>
          <table:table-cell office:value-type="float" office:value="1359.172" calcext:value-type="float">
            <text:p>1359.172</text:p>
          </table:table-cell>
          <table:table-cell office:value-type="float" office:value="1547.139" calcext:value-type="float">
            <text:p>1547.139</text:p>
          </table:table-cell>
          <table:table-cell office:value-type="float" office:value="1797.152" calcext:value-type="float">
            <text:p>1797.1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Eq_agmw</text:p>
          </table:table-cell>
          <table:table-cell/>
          <table:table-cell office:value-type="float" office:value="343.831" calcext:value-type="float">
            <text:p>343.831</text:p>
          </table:table-cell>
          <table:table-cell office:value-type="float" office:value="428.747" calcext:value-type="float">
            <text:p>428.747</text:p>
          </table:table-cell>
          <table:table-cell office:value-type="float" office:value="538.721" calcext:value-type="float">
            <text:p>538.721</text:p>
          </table:table-cell>
          <table:table-cell office:value-type="float" office:value="3281.529" calcext:value-type="float">
            <text:p>3281.529</text:p>
          </table:table-cell>
          <table:table-cell office:value-type="float" office:value="3731.663" calcext:value-type="float">
            <text:p>3731.663</text:p>
          </table:table-cell>
          <table:table-cell office:value-type="float" office:value="4035.256" calcext:value-type="float">
            <text:p>4035.256</text:p>
          </table:table-cell>
          <table:table-cell/>
          <table:table-cell office:value-type="float" office:value="54.651" calcext:value-type="float">
            <text:p>54.651</text:p>
          </table:table-cell>
          <table:table-cell office:value-type="float" office:value="104.08" calcext:value-type="float">
            <text:p>104.08</text:p>
          </table:table-cell>
          <table:table-cell office:value-type="float" office:value="181.258" calcext:value-type="float">
            <text:p>181.258</text:p>
          </table:table-cell>
          <table:table-cell office:value-type="float" office:value="1434.184" calcext:value-type="float">
            <text:p>1434.184</text:p>
          </table:table-cell>
          <table:table-cell office:value-type="float" office:value="1527.896" calcext:value-type="float">
            <text:p>1527.896</text:p>
          </table:table-cell>
          <table:table-cell office:value-type="float" office:value="1615.528" calcext:value-type="float">
            <text:p>1615.5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EQZ_agmw</text:p>
          </table:table-cell>
          <table:table-cell/>
          <table:table-cell office:value-type="float" office:value="7.898" calcext:value-type="float">
            <text:p>7.898</text:p>
          </table:table-cell>
          <table:table-cell office:value-type="float" office:value="7.258" calcext:value-type="float">
            <text:p>7.258</text:p>
          </table:table-cell>
          <table:table-cell office:value-type="float" office:value="8.837" calcext:value-type="float">
            <text:p>8.837</text:p>
          </table:table-cell>
          <table:table-cell office:value-type="float" office:value="108.181" calcext:value-type="float">
            <text:p>108.181</text:p>
          </table:table-cell>
          <table:table-cell office:value-type="float" office:value="109.201" calcext:value-type="float">
            <text:p>109.201</text:p>
          </table:table-cell>
          <table:table-cell office:value-type="float" office:value="116.476" calcext:value-type="float">
            <text:p>116.476</text:p>
          </table:table-cell>
          <table:table-cell/>
          <table:table-cell office:value-type="float" office:value="0.359" calcext:value-type="float">
            <text:p>0.359</text:p>
          </table:table-cell>
          <table:table-cell office:value-type="float" office:value="0.228" calcext:value-type="float">
            <text:p>0.228</text:p>
          </table:table-cell>
          <table:table-cell office:value-type="float" office:value="0.279" calcext:value-type="float">
            <text:p>0.279</text:p>
          </table:table-cell>
          <table:table-cell office:value-type="float" office:value="0.201" calcext:value-type="float">
            <text:p>0.201</text:p>
          </table:table-cell>
          <table:table-cell office:value-type="float" office:value="0.232" calcext:value-type="float">
            <text:p>0.232</text:p>
          </table:table-cell>
          <table:table-cell office:value-type="float" office:value="0.206" calcext:value-type="float">
            <text:p>0.20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LTZ_agmw</text:p>
          </table:table-cell>
          <table:table-cell/>
          <table:table-cell office:value-type="float" office:value="8.387" calcext:value-type="float">
            <text:p>8.387</text:p>
          </table:table-cell>
          <table:table-cell office:value-type="float" office:value="10.226" calcext:value-type="float">
            <text:p>10.226</text:p>
          </table:table-cell>
          <table:table-cell office:value-type="float" office:value="8.991" calcext:value-type="float">
            <text:p>8.991</text:p>
          </table:table-cell>
          <table:table-cell office:value-type="float" office:value="108.609" calcext:value-type="float">
            <text:p>108.609</text:p>
          </table:table-cell>
          <table:table-cell office:value-type="float" office:value="111.923" calcext:value-type="float">
            <text:p>111.923</text:p>
          </table:table-cell>
          <table:table-cell office:value-type="float" office:value="109.885" calcext:value-type="float">
            <text:p>109.885</text:p>
          </table:table-cell>
          <table:table-cell/>
          <table:table-cell office:value-type="float" office:value="0.294" calcext:value-type="float">
            <text:p>0.294</text:p>
          </table:table-cell>
          <table:table-cell office:value-type="float" office:value="0.216" calcext:value-type="float">
            <text:p>0.216</text:p>
          </table:table-cell>
          <table:table-cell office:value-type="float" office:value="0.333" calcext:value-type="float">
            <text:p>0.333</text:p>
          </table:table-cell>
          <table:table-cell table:number-columns-repeated="2" office:value-type="float" office:value="0.233" calcext:value-type="float">
            <text:p>0.233</text:p>
          </table:table-cell>
          <table:table-cell office:value-type="float" office:value="0.302" calcext:value-type="float">
            <text:p>0.3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Exp2_agmw</text:p>
          </table:table-cell>
          <table:table-cell/>
          <table:table-cell office:value-type="float" office:value="10107.762" calcext:value-type="float">
            <text:p>10107.762</text:p>
          </table:table-cell>
          <table:table-cell office:value-type="float" office:value="13105.134" calcext:value-type="float">
            <text:p>13105.134</text:p>
          </table:table-cell>
          <table:table-cell office:value-type="float" office:value="18257.942" calcext:value-type="float">
            <text:p>18257.942</text:p>
          </table:table-cell>
          <table:table-cell office:value-type="float" office:value="40520.281" calcext:value-type="float">
            <text:p>40520.281</text:p>
          </table:table-cell>
          <table:table-cell office:value-type="float" office:value="64940.213" calcext:value-type="float">
            <text:p>64940.213</text:p>
          </table:table-cell>
          <table:table-cell table:style-name="ce8" office:value-type="float" office:value="128808.852" calcext:value-type="float">
            <text:p>128808.852</text:p>
          </table:table-cell>
          <table:table-cell/>
          <table:table-cell office:value-type="float" office:value="569.542" calcext:value-type="float">
            <text:p>569.542</text:p>
          </table:table-cell>
          <table:table-cell office:value-type="float" office:value="953.94" calcext:value-type="float">
            <text:p>953.94</text:p>
          </table:table-cell>
          <table:table-cell office:value-type="float" office:value="1784.024" calcext:value-type="float">
            <text:p>1784.024</text:p>
          </table:table-cell>
          <table:table-cell office:value-type="float" office:value="9105.86" calcext:value-type="float">
            <text:p>9105.86</text:p>
          </table:table-cell>
          <table:table-cell office:value-type="float" office:value="10054.336" calcext:value-type="float">
            <text:p>10054.336</text:p>
          </table:table-cell>
          <table:table-cell office:value-type="float" office:value="13147.788" calcext:value-type="float">
            <text:p>13147.7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Log2_agmw</text:p>
          </table:table-cell>
          <table:table-cell/>
          <table:table-cell office:value-type="float" office:value="21710.915" calcext:value-type="float">
            <text:p>21710.915</text:p>
          </table:table-cell>
          <table:table-cell office:value-type="float" office:value="27774.598" calcext:value-type="float">
            <text:p>27774.598</text:p>
          </table:table-cell>
          <table:table-cell office:value-type="float" office:value="39311.252" calcext:value-type="float">
            <text:p>39311.252</text:p>
          </table:table-cell>
          <table:table-cell office:value-type="float" office:value="147822.329" calcext:value-type="float">
            <text:p>147822.329</text:p>
          </table:table-cell>
          <table:table-cell office:value-type="float" office:value="205750.449" calcext:value-type="float">
            <text:p>205750.449</text:p>
          </table:table-cell>
          <table:table-cell table:style-name="ce9" office:value-type="float" office:value="320039.596" calcext:value-type="float">
            <text:p>320039.596</text:p>
          </table:table-cell>
          <table:table-cell/>
          <table:table-cell office:value-type="float" office:value="3871.349" calcext:value-type="float">
            <text:p>3871.349</text:p>
          </table:table-cell>
          <table:table-cell office:value-type="float" office:value="5395.065" calcext:value-type="float">
            <text:p>5395.065</text:p>
          </table:table-cell>
          <table:table-cell office:value-type="float" office:value="8623.15" calcext:value-type="float">
            <text:p>8623.15</text:p>
          </table:table-cell>
          <table:table-cell office:value-type="float" office:value="90173.123" calcext:value-type="float">
            <text:p>90173.123</text:p>
          </table:table-cell>
          <table:table-cell office:value-type="float" office:value="99853.844" calcext:value-type="float">
            <text:p>99853.844</text:p>
          </table:table-cell>
          <table:table-cell office:value-type="float" office:value="107905.281" calcext:value-type="float">
            <text:p>107905.28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Exp_agmw</text:p>
          </table:table-cell>
          <table:table-cell/>
          <table:table-cell office:value-type="float" office:value="10301.158" calcext:value-type="float">
            <text:p>10301.158</text:p>
          </table:table-cell>
          <table:table-cell office:value-type="float" office:value="13366.633" calcext:value-type="float">
            <text:p>13366.633</text:p>
          </table:table-cell>
          <table:table-cell office:value-type="float" office:value="18470.468" calcext:value-type="float">
            <text:p>18470.468</text:p>
          </table:table-cell>
          <table:table-cell office:value-type="float" office:value="41742.163" calcext:value-type="float">
            <text:p>41742.163</text:p>
          </table:table-cell>
          <table:table-cell office:value-type="float" office:value="66813.343" calcext:value-type="float">
            <text:p>66813.343</text:p>
          </table:table-cell>
          <table:table-cell table:style-name="ce9" office:value-type="float" office:value="139617.954" calcext:value-type="float">
            <text:p>139617.954</text:p>
          </table:table-cell>
          <table:table-cell/>
          <table:table-cell office:value-type="float" office:value="620.105" calcext:value-type="float">
            <text:p>620.105</text:p>
          </table:table-cell>
          <table:table-cell office:value-type="float" office:value="966.758" calcext:value-type="float">
            <text:p>966.758</text:p>
          </table:table-cell>
          <table:table-cell office:value-type="float" office:value="1684.201" calcext:value-type="float">
            <text:p>1684.201</text:p>
          </table:table-cell>
          <table:table-cell office:value-type="float" office:value="9748.594" calcext:value-type="float">
            <text:p>9748.594</text:p>
          </table:table-cell>
          <table:table-cell office:value-type="float" office:value="10695.645" calcext:value-type="float">
            <text:p>10695.645</text:p>
          </table:table-cell>
          <table:table-cell office:value-type="float" office:value="11560.34" calcext:value-type="float">
            <text:p>11560.3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Ln_agmw</text:p>
          </table:table-cell>
          <table:table-cell/>
          <table:table-cell office:value-type="float" office:value="21924.538" calcext:value-type="float">
            <text:p>21924.538</text:p>
          </table:table-cell>
          <table:table-cell office:value-type="float" office:value="28281.584" calcext:value-type="float">
            <text:p>28281.584</text:p>
          </table:table-cell>
          <table:table-cell office:value-type="float" office:value="39498.594" calcext:value-type="float">
            <text:p>39498.594</text:p>
          </table:table-cell>
          <table:table-cell office:value-type="float" office:value="148557.552" calcext:value-type="float">
            <text:p>148557.552</text:p>
          </table:table-cell>
          <table:table-cell office:value-type="float" office:value="205096.628" calcext:value-type="float">
            <text:p>205096.628</text:p>
          </table:table-cell>
          <table:table-cell table:style-name="ce9" office:value-type="float" office:value="333731.953" calcext:value-type="float">
            <text:p>333731.953</text:p>
          </table:table-cell>
          <table:table-cell/>
          <table:table-cell office:value-type="float" office:value="3903.484" calcext:value-type="float">
            <text:p>3903.484</text:p>
          </table:table-cell>
          <table:table-cell office:value-type="float" office:value="5588.281" calcext:value-type="float">
            <text:p>5588.281</text:p>
          </table:table-cell>
          <table:table-cell office:value-type="float" office:value="8516.19" calcext:value-type="float">
            <text:p>8516.19</text:p>
          </table:table-cell>
          <table:table-cell office:value-type="float" office:value="90034.64" calcext:value-type="float">
            <text:p>90034.64</text:p>
          </table:table-cell>
          <table:table-cell office:value-type="float" office:value="99444.661" calcext:value-type="float">
            <text:p>99444.661</text:p>
          </table:table-cell>
          <table:table-cell office:value-type="float" office:value="108395.143" calcext:value-type="float">
            <text:p>108395.14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Sqrt_agmw</text:p>
          </table:table-cell>
          <table:table-cell/>
          <table:table-cell office:value-type="float" office:value="7494.043" calcext:value-type="float">
            <text:p>7494.043</text:p>
          </table:table-cell>
          <table:table-cell office:value-type="float" office:value="9748.47" calcext:value-type="float">
            <text:p>9748.47</text:p>
          </table:table-cell>
          <table:table-cell office:value-type="float" office:value="13452.641" calcext:value-type="float">
            <text:p>13452.641</text:p>
          </table:table-cell>
          <table:table-cell office:value-type="float" office:value="51339.851" calcext:value-type="float">
            <text:p>51339.851</text:p>
          </table:table-cell>
          <table:table-cell office:value-type="float" office:value="68147.991" calcext:value-type="float">
            <text:p>68147.991</text:p>
          </table:table-cell>
          <table:table-cell table:style-name="ce9" office:value-type="float" office:value="114112.827" calcext:value-type="float">
            <text:p>114112.827</text:p>
          </table:table-cell>
          <table:table-cell/>
          <table:table-cell office:value-type="float" office:value="1575.205" calcext:value-type="float">
            <text:p>1575.205</text:p>
          </table:table-cell>
          <table:table-cell office:value-type="float" office:value="2372.355" calcext:value-type="float">
            <text:p>2372.355</text:p>
          </table:table-cell>
          <table:table-cell office:value-type="float" office:value="3603.356" calcext:value-type="float">
            <text:p>3603.356</text:p>
          </table:table-cell>
          <table:table-cell office:value-type="float" office:value="31263.467" calcext:value-type="float">
            <text:p>31263.467</text:p>
          </table:table-cell>
          <table:table-cell office:value-type="float" office:value="33778.76" calcext:value-type="float">
            <text:p>33778.76</text:p>
          </table:table-cell>
          <table:table-cell office:value-type="float" office:value="36776.322" calcext:value-type="float">
            <text:p>36776.32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Ceil_agmw</text:p>
          </table:table-cell>
          <table:table-cell/>
          <table:table-cell office:value-type="float" office:value="2114.715" calcext:value-type="float">
            <text:p>2114.715</text:p>
          </table:table-cell>
          <table:table-cell office:value-type="float" office:value="2366.52" calcext:value-type="float">
            <text:p>2366.52</text:p>
          </table:table-cell>
          <table:table-cell office:value-type="float" office:value="5144.487" calcext:value-type="float">
            <text:p>5144.487</text:p>
          </table:table-cell>
          <table:table-cell office:value-type="float" office:value="29761.415" calcext:value-type="float">
            <text:p>29761.415</text:p>
          </table:table-cell>
          <table:table-cell office:value-type="float" office:value="32650.134" calcext:value-type="float">
            <text:p>32650.134</text:p>
          </table:table-cell>
          <table:table-cell table:style-name="ce7" office:value-type="float" office:value="41002.695" calcext:value-type="float">
            <text:p>41002.695</text:p>
          </table:table-cell>
          <table:table-cell/>
          <table:table-cell office:value-type="float" office:value="1225.05" calcext:value-type="float">
            <text:p>1225.05</text:p>
          </table:table-cell>
          <table:table-cell office:value-type="float" office:value="1305.075" calcext:value-type="float">
            <text:p>1305.075</text:p>
          </table:table-cell>
          <table:table-cell office:value-type="float" office:value="3803.736" calcext:value-type="float">
            <text:p>3803.736</text:p>
          </table:table-cell>
          <table:table-cell office:value-type="float" office:value="26169.244" calcext:value-type="float">
            <text:p>26169.244</text:p>
          </table:table-cell>
          <table:table-cell office:value-type="float" office:value="27571.149" calcext:value-type="float">
            <text:p>27571.149</text:p>
          </table:table-cell>
          <table:table-cell office:value-type="float" office:value="30910.376" calcext:value-type="float">
            <text:p>30910.3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Floor_agmw</text:p>
          </table:table-cell>
          <table:table-cell/>
          <table:table-cell office:value-type="float" office:value="2198.243" calcext:value-type="float">
            <text:p>2198.243</text:p>
          </table:table-cell>
          <table:table-cell office:value-type="float" office:value="2094.882" calcext:value-type="float">
            <text:p>2094.882</text:p>
          </table:table-cell>
          <table:table-cell office:value-type="float" office:value="5691.797" calcext:value-type="float">
            <text:p>5691.797</text:p>
          </table:table-cell>
          <table:table-cell office:value-type="float" office:value="29735.502" calcext:value-type="float">
            <text:p>29735.502</text:p>
          </table:table-cell>
          <table:table-cell office:value-type="float" office:value="32850.438" calcext:value-type="float">
            <text:p>32850.438</text:p>
          </table:table-cell>
          <table:table-cell table:style-name="ce7" office:value-type="float" office:value="38982.679" calcext:value-type="float">
            <text:p>38982.679</text:p>
          </table:table-cell>
          <table:table-cell/>
          <table:table-cell office:value-type="float" office:value="1306.531" calcext:value-type="float">
            <text:p>1306.531</text:p>
          </table:table-cell>
          <table:table-cell office:value-type="float" office:value="1014.119" calcext:value-type="float">
            <text:p>1014.119</text:p>
          </table:table-cell>
          <table:table-cell office:value-type="float" office:value="4464.877" calcext:value-type="float">
            <text:p>4464.877</text:p>
          </table:table-cell>
          <table:table-cell office:value-type="float" office:value="26200.36" calcext:value-type="float">
            <text:p>26200.36</text:p>
          </table:table-cell>
          <table:table-cell office:value-type="float" office:value="27608.51" calcext:value-type="float">
            <text:p>27608.51</text:p>
          </table:table-cell>
          <table:table-cell office:value-type="float" office:value="30796.624" calcext:value-type="float">
            <text:p>30796.62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Neg_agmw</text:p>
          </table:table-cell>
          <table:table-cell/>
          <table:table-cell office:value-type="float" office:value="11.404" calcext:value-type="float">
            <text:p>11.404</text:p>
          </table:table-cell>
          <table:table-cell office:value-type="float" office:value="15.312" calcext:value-type="float">
            <text:p>15.312</text:p>
          </table:table-cell>
          <table:table-cell office:value-type="float" office:value="17.074" calcext:value-type="float">
            <text:p>17.074</text:p>
          </table:table-cell>
          <table:table-cell office:value-type="float" office:value="117.721" calcext:value-type="float">
            <text:p>117.721</text:p>
          </table:table-cell>
          <table:table-cell office:value-type="float" office:value="120.305" calcext:value-type="float">
            <text:p>120.305</text:p>
          </table:table-cell>
          <table:table-cell table:style-name="ce9" office:value-type="float" office:value="642.587" calcext:value-type="float">
            <text:p>642.587</text:p>
          </table:table-cell>
          <table:table-cell/>
          <table:table-cell office:value-type="float" office:value="2.502" calcext:value-type="float">
            <text:p>2.502</text:p>
          </table:table-cell>
          <table:table-cell office:value-type="float" office:value="3.225" calcext:value-type="float">
            <text:p>3.225</text:p>
          </table:table-cell>
          <table:table-cell office:value-type="float" office:value="3.686" calcext:value-type="float">
            <text:p>3.686</text:p>
          </table:table-cell>
          <table:table-cell office:value-type="float" office:value="3.94" calcext:value-type="float">
            <text:p>3.94</text:p>
          </table:table-cell>
          <table:table-cell office:value-type="float" office:value="3.929" calcext:value-type="float">
            <text:p>3.929</text:p>
          </table:table-cell>
          <table:table-cell office:value-type="float" office:value="3.964" calcext:value-type="float">
            <text:p>3.96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L_FL2Fx_agmw</text:p>
          </table:table-cell>
          <table:table-cell/>
          <table:table-cell table:formula="of:=[.C176]+[.C22]" office:value-type="float" office:value="8579.026" calcext:value-type="float">
            <text:p>8579.026</text:p>
          </table:table-cell>
          <table:table-cell table:formula="of:=[.D176]+[.D22]" office:value-type="float" office:value="10145.156" calcext:value-type="float">
            <text:p>10145.156</text:p>
          </table:table-cell>
          <table:table-cell table:formula="of:=[.E176]+[.E22]" office:value-type="float" office:value="14265.021" calcext:value-type="float">
            <text:p>14265.021</text:p>
          </table:table-cell>
          <table:table-cell table:formula="of:=[.F176]+[.F22]" office:value-type="float" office:value="103184.542" calcext:value-type="float">
            <text:p>103184.542</text:p>
          </table:table-cell>
          <table:table-cell table:formula="of:=[.G176]+[.G22]" office:value-type="float" office:value="106796.047" calcext:value-type="float">
            <text:p>106796.047</text:p>
          </table:table-cell>
          <table:table-cell table:formula="of:=[.H176]+[.H22]" office:value-type="float" office:value="121188.08" calcext:value-type="float">
            <text:p>121188.08</text:p>
          </table:table-cell>
          <table:table-cell table:formula="of:=[.I176]+[.I22]" office:value-type="float" office:value="0" calcext:value-type="float">
            <text:p>0</text:p>
          </table:table-cell>
          <table:table-cell table:formula="of:=[.J176]+[.J22]" office:value-type="float" office:value="1809.69" calcext:value-type="float">
            <text:p>1809.69</text:p>
          </table:table-cell>
          <table:table-cell table:formula="of:=[.K176]+[.K22]" office:value-type="float" office:value="2466.116" calcext:value-type="float">
            <text:p>2466.116</text:p>
          </table:table-cell>
          <table:table-cell table:formula="of:=[.L176]+[.L22]" office:value-type="float" office:value="5041.081" calcext:value-type="float">
            <text:p>5041.081</text:p>
          </table:table-cell>
          <table:table-cell table:formula="of:=[.M176]+[.M22]" office:value-type="float" office:value="43954.553" calcext:value-type="float">
            <text:p>43954.553</text:p>
          </table:table-cell>
          <table:table-cell table:formula="of:=[.N176]+[.N22]" office:value-type="float" office:value="43949.47" calcext:value-type="float">
            <text:p>43949.47</text:p>
          </table:table-cell>
          <table:table-cell table:formula="of:=[.O176]+[.O22]" office:value-type="float" office:value="48286.257" calcext:value-type="float">
            <text:p>48286.257</text:p>
          </table:table-cell>
          <table:table-cell/>
          <table:table-cell table:style-name="ce6" office:value-type="string" calcext:value-type="string">
            <text:p>not implemented ye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L_FL2Int_agmw</text:p>
          </table:table-cell>
          <table:table-cell/>
          <table:table-cell table:formula="of:=[.C172]+[.C16]*2+[.C15]+3*[.C87]+[.C17]+5*[.C87]+[.C36]+[.C21]+2*[.C87]+[.C17]+11*[.C87]+[.C36]" office:value-type="float" office:value="8571.061" calcext:value-type="float">
            <text:p>8571.061</text:p>
          </table:table-cell>
          <table:table-cell table:formula="of:=[.D172]+[.D16]*2+[.D15]+3*[.D87]+[.D17]+5*[.D87]+[.D36]+[.D21]+2*[.D87]+[.D17]+11*[.D87]+[.D36]" office:value-type="float" office:value="10141.015" calcext:value-type="float">
            <text:p>10141.015</text:p>
          </table:table-cell>
          <table:table-cell table:formula="of:=[.E172]+[.E16]*2+[.E15]+3*[.E87]+[.E17]+5*[.E87]+[.E36]+[.E21]+2*[.E87]+[.E17]+11*[.E87]+[.E36]" office:value-type="float" office:value="14255.677" calcext:value-type="float">
            <text:p>14255.677</text:p>
          </table:table-cell>
          <table:table-cell table:formula="of:=[.F172]+[.F16]*2+[.F15]+3*[.F87]+[.F17]+5*[.F87]+[.F36]+[.F21]+2*[.F87]+[.F17]+11*[.F87]+[.F36]" office:value-type="float" office:value="103075.279" calcext:value-type="float">
            <text:p>103075.279</text:p>
          </table:table-cell>
          <table:table-cell table:formula="of:=[.G172]+[.G16]*2+[.G15]+3*[.G87]+[.G17]+5*[.G87]+[.G36]+[.G21]+2*[.G87]+[.G17]+11*[.G87]+[.G36]" office:value-type="float" office:value="106685.261" calcext:value-type="float">
            <text:p>106685.261</text:p>
          </table:table-cell>
          <table:table-cell table:formula="of:=[.H172]+[.H16]*2+[.H15]+3*[.H87]+[.H17]+5*[.H87]+[.H36]+[.H21]+2*[.H87]+[.H17]+11*[.H87]+[.H36]" office:value-type="float" office:value="121076.993" calcext:value-type="float">
            <text:p>121076.993</text:p>
          </table:table-cell>
          <table:table-cell table:formula="of:=[.I172]+[.I16]*2+[.I15]+3*[.I87]+[.I17]+5*[.I87]+[.I36]+[.I21]+2*[.I87]+[.I17]+11*[.I87]+[.I36]" office:value-type="float" office:value="0" calcext:value-type="float">
            <text:p>0</text:p>
          </table:table-cell>
          <table:table-cell table:formula="of:=[.J172]+[.J16]*2+[.J15]+3*[.J87]+[.J17]+5*[.J87]+[.J36]+[.J21]+2*[.J87]+[.J17]+11*[.J87]+[.J36]" office:value-type="float" office:value="1809.378" calcext:value-type="float">
            <text:p>1809.378</text:p>
          </table:table-cell>
          <table:table-cell table:formula="of:=[.K172]+[.K16]*2+[.K15]+3*[.K87]+[.K17]+5*[.K87]+[.K36]+[.K21]+2*[.K87]+[.K17]+11*[.K87]+[.K36]" office:value-type="float" office:value="2465.864" calcext:value-type="float">
            <text:p>2465.864</text:p>
          </table:table-cell>
          <table:table-cell table:formula="of:=[.L172]+[.L16]*2+[.L15]+3*[.L87]+[.L17]+5*[.L87]+[.L36]+[.L21]+2*[.L87]+[.L17]+11*[.L87]+[.L36]" office:value-type="float" office:value="5040.603" calcext:value-type="float">
            <text:p>5040.603</text:p>
          </table:table-cell>
          <table:table-cell table:formula="of:=[.M172]+[.M16]*2+[.M15]+3*[.M87]+[.M17]+5*[.M87]+[.M36]+[.M21]+2*[.M87]+[.M17]+11*[.M87]+[.M36]" office:value-type="float" office:value="43954.189" calcext:value-type="float">
            <text:p>43954.189</text:p>
          </table:table-cell>
          <table:table-cell table:formula="of:=[.N172]+[.N16]*2+[.N15]+3*[.N87]+[.N17]+5*[.N87]+[.N36]+[.N21]+2*[.N87]+[.N17]+11*[.N87]+[.N36]" office:value-type="float" office:value="43949.19" calcext:value-type="float">
            <text:p>43949.19</text:p>
          </table:table-cell>
          <table:table-cell table:formula="of:=[.O172]+[.O16]*2+[.O15]+3*[.O87]+[.O17]+5*[.O87]+[.O36]+[.O21]+2*[.O87]+[.O17]+11*[.O87]+[.O36]" office:value-type="float" office:value="48285.658" calcext:value-type="float">
            <text:p>48285.658</text:p>
          </table:table-cell>
          <table:table-cell/>
          <table:table-cell table:style-name="ce6" office:value-type="string" calcext:value-type="string">
            <text:p>not implemented yet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benchmark_liangzhao_unsigned_integer_operati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UINT_ADD</text:p>
          </table:table-cell>
          <table:table-cell office:value-type="float" office:value="1" calcext:value-type="float">
            <text:p>1</text:p>
          </table:table-cell>
          <table:table-cell office:value-type="float" office:value="114.282" calcext:value-type="float">
            <text:p>114.282</text:p>
          </table:table-cell>
          <table:table-cell office:value-type="float" office:value="163.567" calcext:value-type="float">
            <text:p>163.567</text:p>
          </table:table-cell>
          <table:table-cell office:value-type="float" office:value="189.453" calcext:value-type="float">
            <text:p>189.453</text:p>
          </table:table-cell>
          <table:table-cell office:value-type="float" office:value="532.822" calcext:value-type="float">
            <text:p>532.822</text:p>
          </table:table-cell>
          <table:table-cell office:value-type="float" office:value="1283.443" calcext:value-type="float">
            <text:p>1283.443</text:p>
          </table:table-cell>
          <table:table-cell office:value-type="float" office:value="1271.406" calcext:value-type="float">
            <text:p>1271.406</text:p>
          </table:table-cell>
          <table:table-cell/>
          <table:table-cell office:value-type="float" office:value="23.378" calcext:value-type="float">
            <text:p>23.378</text:p>
          </table:table-cell>
          <table:table-cell office:value-type="float" office:value="39.071" calcext:value-type="float">
            <text:p>39.071</text:p>
          </table:table-cell>
          <table:table-cell office:value-type="float" office:value="68.021" calcext:value-type="float">
            <text:p>68.021</text:p>
          </table:table-cell>
          <table:table-cell office:value-type="float" office:value="532.822" calcext:value-type="float">
            <text:p>532.822</text:p>
          </table:table-cell>
          <table:table-cell office:value-type="float" office:value="496.813" calcext:value-type="float">
            <text:p>496.813</text:p>
          </table:table-cell>
          <table:table-cell office:value-type="float" office:value="493.014" calcext:value-type="float">
            <text:p>493.01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INT_SUB</text:p>
          </table:table-cell>
          <table:table-cell office:value-type="float" office:value="1" calcext:value-type="float">
            <text:p>1</text:p>
          </table:table-cell>
          <table:table-cell office:value-type="float" office:value="100.27" calcext:value-type="float">
            <text:p>100.27</text:p>
          </table:table-cell>
          <table:table-cell office:value-type="float" office:value="141.317" calcext:value-type="float">
            <text:p>141.317</text:p>
          </table:table-cell>
          <table:table-cell office:value-type="float" office:value="154.759" calcext:value-type="float">
            <text:p>154.759</text:p>
          </table:table-cell>
          <table:table-cell office:value-type="float" office:value="522.008" calcext:value-type="float">
            <text:p>522.008</text:p>
          </table:table-cell>
          <table:table-cell office:value-type="float" office:value="1247.732" calcext:value-type="float">
            <text:p>1247.732</text:p>
          </table:table-cell>
          <table:table-cell office:value-type="float" office:value="1292.482" calcext:value-type="float">
            <text:p>1292.482</text:p>
          </table:table-cell>
          <table:table-cell/>
          <table:table-cell office:value-type="float" office:value="17.013" calcext:value-type="float">
            <text:p>17.013</text:p>
          </table:table-cell>
          <table:table-cell office:value-type="float" office:value="14.278" calcext:value-type="float">
            <text:p>14.278</text:p>
          </table:table-cell>
          <table:table-cell office:value-type="float" office:value="19.745" calcext:value-type="float">
            <text:p>19.745</text:p>
          </table:table-cell>
          <table:table-cell office:value-type="float" office:value="522.008" calcext:value-type="float">
            <text:p>522.008</text:p>
          </table:table-cell>
          <table:table-cell office:value-type="float" office:value="516.186" calcext:value-type="float">
            <text:p>516.186</text:p>
          </table:table-cell>
          <table:table-cell office:value-type="float" office:value="516.576" calcext:value-type="float">
            <text:p>516.5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INT_MUL</text:p>
          </table:table-cell>
          <table:table-cell office:value-type="float" office:value="1" calcext:value-type="float">
            <text:p>1</text:p>
          </table:table-cell>
          <table:table-cell office:value-type="float" office:value="224.07" calcext:value-type="float">
            <text:p>224.07</text:p>
          </table:table-cell>
          <table:table-cell office:value-type="float" office:value="242.286" calcext:value-type="float">
            <text:p>242.286</text:p>
          </table:table-cell>
          <table:table-cell office:value-type="float" office:value="299.448" calcext:value-type="float">
            <text:p>299.448</text:p>
          </table:table-cell>
          <table:table-cell office:value-type="float" office:value="1287.409" calcext:value-type="float">
            <text:p>1287.409</text:p>
          </table:table-cell>
          <table:table-cell office:value-type="float" office:value="2186.782" calcext:value-type="float">
            <text:p>2186.782</text:p>
          </table:table-cell>
          <table:table-cell office:value-type="float" office:value="2282.619" calcext:value-type="float">
            <text:p>2282.619</text:p>
          </table:table-cell>
          <table:table-cell/>
          <table:table-cell office:value-type="float" office:value="119.253" calcext:value-type="float">
            <text:p>119.253</text:p>
          </table:table-cell>
          <table:table-cell office:value-type="float" office:value="75.489" calcext:value-type="float">
            <text:p>75.489</text:p>
          </table:table-cell>
          <table:table-cell office:value-type="float" office:value="143.69" calcext:value-type="float">
            <text:p>143.69</text:p>
          </table:table-cell>
          <table:table-cell office:value-type="float" office:value="1287.409" calcext:value-type="float">
            <text:p>1287.409</text:p>
          </table:table-cell>
          <table:table-cell office:value-type="float" office:value="1265.782" calcext:value-type="float">
            <text:p>1265.782</text:p>
          </table:table-cell>
          <table:table-cell office:value-type="float" office:value="1357.176" calcext:value-type="float">
            <text:p>1357.17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INT_DIV</text:p>
          </table:table-cell>
          <table:table-cell office:value-type="float" office:value="1" calcext:value-type="float">
            <text:p>1</text:p>
          </table:table-cell>
          <table:table-cell office:value-type="float" office:value="28271.943" calcext:value-type="float">
            <text:p>28271.943</text:p>
          </table:table-cell>
          <table:table-cell office:value-type="float" office:value="24435.195" calcext:value-type="float">
            <text:p>24435.195</text:p>
          </table:table-cell>
          <table:table-cell office:value-type="float" office:value="57043.989" calcext:value-type="float">
            <text:p>57043.989</text:p>
          </table:table-cell>
          <table:table-cell office:value-type="float" office:value="338566.839" calcext:value-type="float">
            <text:p>338566.839</text:p>
          </table:table-cell>
          <table:table-cell office:value-type="float" office:value="358970.992" calcext:value-type="float">
            <text:p>358970.992</text:p>
          </table:table-cell>
          <table:table-cell office:value-type="float" office:value="393107.7" calcext:value-type="float">
            <text:p>393107.7</text:p>
          </table:table-cell>
          <table:table-cell/>
          <table:table-cell office:value-type="float" office:value="28113.799" calcext:value-type="float">
            <text:p>28113.799</text:p>
          </table:table-cell>
          <table:table-cell office:value-type="float" office:value="24300.689" calcext:value-type="float">
            <text:p>24300.689</text:p>
          </table:table-cell>
          <table:table-cell office:value-type="float" office:value="56887.805" calcext:value-type="float">
            <text:p>56887.805</text:p>
          </table:table-cell>
          <table:table-cell office:value-type="float" office:value="338566.839" calcext:value-type="float">
            <text:p>338566.839</text:p>
          </table:table-cell>
          <table:table-cell office:value-type="float" office:value="358132.295" calcext:value-type="float">
            <text:p>358132.295</text:p>
          </table:table-cell>
          <table:table-cell office:value-type="float" office:value="392282.743" calcext:value-type="float">
            <text:p>392282.74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INT_LT</text:p>
          </table:table-cell>
          <table:table-cell office:value-type="float" office:value="1" calcext:value-type="float">
            <text:p>1</text:p>
          </table:table-cell>
          <table:table-cell office:value-type="float" office:value="139.241" calcext:value-type="float">
            <text:p>139.241</text:p>
          </table:table-cell>
          <table:table-cell office:value-type="float" office:value="146.463" calcext:value-type="float">
            <text:p>146.463</text:p>
          </table:table-cell>
          <table:table-cell office:value-type="float" office:value="223.236" calcext:value-type="float">
            <text:p>223.236</text:p>
          </table:table-cell>
          <table:table-cell office:value-type="float" office:value="918.906" calcext:value-type="float">
            <text:p>918.906</text:p>
          </table:table-cell>
          <table:table-cell office:value-type="float" office:value="1600.412" calcext:value-type="float">
            <text:p>1600.412</text:p>
          </table:table-cell>
          <table:table-cell office:value-type="float" office:value="1703.3" calcext:value-type="float">
            <text:p>1703.3</text:p>
          </table:table-cell>
          <table:table-cell/>
          <table:table-cell office:value-type="float" office:value="60.772" calcext:value-type="float">
            <text:p>60.772</text:p>
          </table:table-cell>
          <table:table-cell office:value-type="float" office:value="61.219" calcext:value-type="float">
            <text:p>61.219</text:p>
          </table:table-cell>
          <table:table-cell office:value-type="float" office:value="103.959" calcext:value-type="float">
            <text:p>103.959</text:p>
          </table:table-cell>
          <table:table-cell office:value-type="float" office:value="918.906" calcext:value-type="float">
            <text:p>918.906</text:p>
          </table:table-cell>
          <table:table-cell office:value-type="float" office:value="916.571" calcext:value-type="float">
            <text:p>916.571</text:p>
          </table:table-cell>
          <table:table-cell office:value-type="float" office:value="954.747" calcext:value-type="float">
            <text:p>954.74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INT_GT</text:p>
          </table:table-cell>
          <table:table-cell office:value-type="float" office:value="1" calcext:value-type="float">
            <text:p>1</text:p>
          </table:table-cell>
          <table:table-cell office:value-type="float" office:value="189.922" calcext:value-type="float">
            <text:p>189.922</text:p>
          </table:table-cell>
          <table:table-cell office:value-type="float" office:value="187.836" calcext:value-type="float">
            <text:p>187.836</text:p>
          </table:table-cell>
          <table:table-cell office:value-type="float" office:value="257.179" calcext:value-type="float">
            <text:p>257.179</text:p>
          </table:table-cell>
          <table:table-cell office:value-type="float" office:value="1005.762" calcext:value-type="float">
            <text:p>1005.762</text:p>
          </table:table-cell>
          <table:table-cell office:value-type="float" office:value="1563.95" calcext:value-type="float">
            <text:p>1563.95</text:p>
          </table:table-cell>
          <table:table-cell office:value-type="float" office:value="1660.298" calcext:value-type="float">
            <text:p>1660.298</text:p>
          </table:table-cell>
          <table:table-cell/>
          <table:table-cell office:value-type="float" office:value="108.614" calcext:value-type="float">
            <text:p>108.614</text:p>
          </table:table-cell>
          <table:table-cell office:value-type="float" office:value="65.696" calcext:value-type="float">
            <text:p>65.696</text:p>
          </table:table-cell>
          <table:table-cell office:value-type="float" office:value="127.198" calcext:value-type="float">
            <text:p>127.198</text:p>
          </table:table-cell>
          <table:table-cell office:value-type="float" office:value="1005.762" calcext:value-type="float">
            <text:p>1005.762</text:p>
          </table:table-cell>
          <table:table-cell office:value-type="float" office:value="771.702" calcext:value-type="float">
            <text:p>771.702</text:p>
          </table:table-cell>
          <table:table-cell office:value-type="float" office:value="949.732" calcext:value-type="float">
            <text:p>949.73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INT_EQ</text:p>
          </table:table-cell>
          <table:table-cell office:value-type="float" office:value="1" calcext:value-type="float">
            <text:p>1</text:p>
          </table:table-cell>
          <table:table-cell office:value-type="float" office:value="82.543" calcext:value-type="float">
            <text:p>82.543</text:p>
          </table:table-cell>
          <table:table-cell office:value-type="float" office:value="164.337" calcext:value-type="float">
            <text:p>164.337</text:p>
          </table:table-cell>
          <table:table-cell office:value-type="float" office:value="227.25" calcext:value-type="float">
            <text:p>227.25</text:p>
          </table:table-cell>
          <table:table-cell office:value-type="float" office:value="796.556" calcext:value-type="float">
            <text:p>796.556</text:p>
          </table:table-cell>
          <table:table-cell office:value-type="float" office:value="1606.857" calcext:value-type="float">
            <text:p>1606.857</text:p>
          </table:table-cell>
          <table:table-cell office:value-type="float" office:value="1727.331" calcext:value-type="float">
            <text:p>1727.331</text:p>
          </table:table-cell>
          <table:table-cell/>
          <table:table-cell office:value-type="float" office:value="11.561" calcext:value-type="float">
            <text:p>11.561</text:p>
          </table:table-cell>
          <table:table-cell office:value-type="float" office:value="63.348" calcext:value-type="float">
            <text:p>63.348</text:p>
          </table:table-cell>
          <table:table-cell office:value-type="float" office:value="119.834" calcext:value-type="float">
            <text:p>119.834</text:p>
          </table:table-cell>
          <table:table-cell office:value-type="float" office:value="796.556" calcext:value-type="float">
            <text:p>796.556</text:p>
          </table:table-cell>
          <table:table-cell office:value-type="float" office:value="938.364" calcext:value-type="float">
            <text:p>938.364</text:p>
          </table:table-cell>
          <table:table-cell office:value-type="float" office:value="946.188" calcext:value-type="float">
            <text:p>946.1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INT_EQZ</text:p>
          </table:table-cell>
          <table:table-cell office:value-type="float" office:value="1" calcext:value-type="float">
            <text:p>1</text:p>
          </table:table-cell>
          <table:table-cell office:value-type="float" office:value="134.364" calcext:value-type="float">
            <text:p>134.364</text:p>
          </table:table-cell>
          <table:table-cell office:value-type="float" office:value="183.415" calcext:value-type="float">
            <text:p>183.415</text:p>
          </table:table-cell>
          <table:table-cell office:value-type="float" office:value="232.485" calcext:value-type="float">
            <text:p>232.485</text:p>
          </table:table-cell>
          <table:table-cell office:value-type="float" office:value="655.356" calcext:value-type="float">
            <text:p>655.356</text:p>
          </table:table-cell>
          <table:table-cell office:value-type="float" office:value="1536.8" calcext:value-type="float">
            <text:p>1536.8</text:p>
          </table:table-cell>
          <table:table-cell office:value-type="float" office:value="1929.688" calcext:value-type="float">
            <text:p>1929.688</text:p>
          </table:table-cell>
          <table:table-cell/>
          <table:table-cell office:value-type="float" office:value="56.936" calcext:value-type="float">
            <text:p>56.936</text:p>
          </table:table-cell>
          <table:table-cell office:value-type="float" office:value="60.267" calcext:value-type="float">
            <text:p>60.267</text:p>
          </table:table-cell>
          <table:table-cell office:value-type="float" office:value="100.08" calcext:value-type="float">
            <text:p>100.08</text:p>
          </table:table-cell>
          <table:table-cell office:value-type="float" office:value="655.356" calcext:value-type="float">
            <text:p>655.356</text:p>
          </table:table-cell>
          <table:table-cell office:value-type="float" office:value="737.155" calcext:value-type="float">
            <text:p>737.155</text:p>
          </table:table-cell>
          <table:table-cell office:value-type="float" office:value="1089.615" calcext:value-type="float">
            <text:p>1089.6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INT_MOD</text:p>
          </table:table-cell>
          <table:table-cell office:value-type="float" office:value="1" calcext:value-type="float">
            <text:p>1</text:p>
          </table:table-cell>
          <table:table-cell office:value-type="float" office:value="27689.709" calcext:value-type="float">
            <text:p>27689.709</text:p>
          </table:table-cell>
          <table:table-cell office:value-type="float" office:value="24266.636" calcext:value-type="float">
            <text:p>24266.636</text:p>
          </table:table-cell>
          <table:table-cell table:style-name="ce3" office:value-type="float" office:value="61269.295" calcext:value-type="float">
            <text:p>61269.295</text:p>
          </table:table-cell>
          <table:table-cell office:value-type="float" office:value="335352.496" calcext:value-type="float">
            <text:p>335352.496</text:p>
          </table:table-cell>
          <table:table-cell office:value-type="float" office:value="362448.13" calcext:value-type="float">
            <text:p>362448.13</text:p>
          </table:table-cell>
          <table:table-cell office:value-type="float" office:value="392966.656" calcext:value-type="float">
            <text:p>392966.656</text:p>
          </table:table-cell>
          <table:table-cell/>
          <table:table-cell office:value-type="float" office:value="27579.703" calcext:value-type="float">
            <text:p>27579.703</text:p>
          </table:table-cell>
          <table:table-cell office:value-type="float" office:value="24114.292" calcext:value-type="float">
            <text:p>24114.292</text:p>
          </table:table-cell>
          <table:table-cell office:value-type="float" office:value="61093.126" calcext:value-type="float">
            <text:p>61093.126</text:p>
          </table:table-cell>
          <table:table-cell office:value-type="float" office:value="335352.496" calcext:value-type="float">
            <text:p>335352.496</text:p>
          </table:table-cell>
          <table:table-cell office:value-type="float" office:value="361562.188" calcext:value-type="float">
            <text:p>361562.188</text:p>
          </table:table-cell>
          <table:table-cell office:value-type="float" office:value="392041.997" calcext:value-type="float">
            <text:p>392041.99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INT_ADD</text:p>
          </table:table-cell>
          <table:table-cell office:value-type="float" office:value="1000" calcext:value-type="float">
            <text:p>1000</text:p>
          </table:table-cell>
          <table:table-cell office:value-type="float" office:value="242.903" calcext:value-type="float">
            <text:p>242.903</text:p>
          </table:table-cell>
          <table:table-cell office:value-type="float" office:value="315.295" calcext:value-type="float">
            <text:p>315.295</text:p>
          </table:table-cell>
          <table:table-cell office:value-type="float" office:value="470.415" calcext:value-type="float">
            <text:p>470.415</text:p>
          </table:table-cell>
          <table:table-cell office:value-type="float" office:value="511.076" calcext:value-type="float">
            <text:p>511.076</text:p>
          </table:table-cell>
          <table:table-cell office:value-type="float" office:value="3098.44" calcext:value-type="float">
            <text:p>3098.44</text:p>
          </table:table-cell>
          <table:table-cell office:value-type="float" office:value="4947.036" calcext:value-type="float">
            <text:p>4947.036</text:p>
          </table:table-cell>
          <table:table-cell/>
          <table:table-cell office:value-type="float" office:value="16.684" calcext:value-type="float">
            <text:p>16.684</text:p>
          </table:table-cell>
          <table:table-cell office:value-type="float" office:value="16.78" calcext:value-type="float">
            <text:p>16.78</text:p>
          </table:table-cell>
          <table:table-cell office:value-type="float" office:value="63.382" calcext:value-type="float">
            <text:p>63.382</text:p>
          </table:table-cell>
          <table:table-cell office:value-type="float" office:value="511.076" calcext:value-type="float">
            <text:p>511.076</text:p>
          </table:table-cell>
          <table:table-cell office:value-type="float" office:value="460.377" calcext:value-type="float">
            <text:p>460.377</text:p>
          </table:table-cell>
          <table:table-cell office:value-type="float" office:value="617.487" calcext:value-type="float">
            <text:p>617.487</text:p>
          </table:table-cell>
          <table:table-cell table:number-columns-repeated="3"/>
          <table:table-cell table:formula="of:=[.C188] / [.$B188]" office:value-type="float" office:value="0.242903" calcext:value-type="float">
            <text:p>0.242903</text:p>
          </table:table-cell>
          <table:table-cell table:formula="of:=[.D188] / [.$B188]" office:value-type="float" office:value="0.315295" calcext:value-type="float">
            <text:p>0.315295</text:p>
          </table:table-cell>
          <table:table-cell table:formula="of:=[.E188] / [.$B188]" office:value-type="float" office:value="0.470415" calcext:value-type="float">
            <text:p>0.470415</text:p>
          </table:table-cell>
          <table:table-cell table:formula="of:=[.F188] / [.$B188]" office:value-type="float" office:value="0.511076" calcext:value-type="float">
            <text:p>0.511076</text:p>
          </table:table-cell>
          <table:table-cell table:formula="of:=[.G188] / [.$B188]" office:value-type="float" office:value="3.09844" calcext:value-type="float">
            <text:p>3.09844</text:p>
          </table:table-cell>
          <table:table-cell table:formula="of:=[.H188] / [.$B188]" office:value-type="float" office:value="4.947036" calcext:value-type="float">
            <text:p>4.947036</text:p>
          </table:table-cell>
          <table:table-cell table:formula="of:=[.I188] / [.$B188]" office:value-type="float" office:value="0" calcext:value-type="float">
            <text:p>0</text:p>
          </table:table-cell>
          <table:table-cell table:formula="of:=[.J188] / [.$B188]" office:value-type="float" office:value="0.016684" calcext:value-type="float">
            <text:p>0.016684</text:p>
          </table:table-cell>
          <table:table-cell table:formula="of:=[.K188] / [.$B188]" office:value-type="float" office:value="0.01678" calcext:value-type="float">
            <text:p>0.01678</text:p>
          </table:table-cell>
          <table:table-cell table:formula="of:=[.L188] / [.$B188]" office:value-type="float" office:value="0.063382" calcext:value-type="float">
            <text:p>0.063382</text:p>
          </table:table-cell>
          <table:table-cell table:formula="of:=[.M188] / [.$B188]" office:value-type="float" office:value="0.511076" calcext:value-type="float">
            <text:p>0.511076</text:p>
          </table:table-cell>
          <table:table-cell table:formula="of:=[.N188] / [.$B188]" office:value-type="float" office:value="0.460377" calcext:value-type="float">
            <text:p>0.460377</text:p>
          </table:table-cell>
          <table:table-cell table:formula="of:=[.O188] / [.$B188]" office:value-type="float" office:value="0.617487" calcext:value-type="float">
            <text:p>0.617487</text:p>
          </table:table-cell>
        </table:table-row>
        <table:table-row table:style-name="ro1">
          <table:table-cell office:value-type="string" calcext:value-type="string">
            <text:p>UINT_SUB</text:p>
          </table:table-cell>
          <table:table-cell office:value-type="float" office:value="1000" calcext:value-type="float">
            <text:p>1000</text:p>
          </table:table-cell>
          <table:table-cell office:value-type="float" office:value="253.474" calcext:value-type="float">
            <text:p>253.474</text:p>
          </table:table-cell>
          <table:table-cell office:value-type="float" office:value="301.916" calcext:value-type="float">
            <text:p>301.916</text:p>
          </table:table-cell>
          <table:table-cell office:value-type="float" office:value="485.14" calcext:value-type="float">
            <text:p>485.14</text:p>
          </table:table-cell>
          <table:table-cell office:value-type="float" office:value="530.614" calcext:value-type="float">
            <text:p>530.614</text:p>
          </table:table-cell>
          <table:table-cell office:value-type="float" office:value="2876.964" calcext:value-type="float">
            <text:p>2876.964</text:p>
          </table:table-cell>
          <table:table-cell office:value-type="float" office:value="4253.516" calcext:value-type="float">
            <text:p>4253.516</text:p>
          </table:table-cell>
          <table:table-cell/>
          <table:table-cell office:value-type="float" office:value="17.089" calcext:value-type="float">
            <text:p>17.089</text:p>
          </table:table-cell>
          <table:table-cell office:value-type="float" office:value="27.99" calcext:value-type="float">
            <text:p>27.99</text:p>
          </table:table-cell>
          <table:table-cell office:value-type="float" office:value="64.268" calcext:value-type="float">
            <text:p>64.268</text:p>
          </table:table-cell>
          <table:table-cell office:value-type="float" office:value="530.614" calcext:value-type="float">
            <text:p>530.614</text:p>
          </table:table-cell>
          <table:table-cell office:value-type="float" office:value="575.968" calcext:value-type="float">
            <text:p>575.968</text:p>
          </table:table-cell>
          <table:table-cell office:value-type="float" office:value="610.096" calcext:value-type="float">
            <text:p>610.096</text:p>
          </table:table-cell>
          <table:table-cell table:number-columns-repeated="3"/>
          <table:table-cell table:formula="of:=[.C189] / [.$B189]" office:value-type="float" office:value="0.253474" calcext:value-type="float">
            <text:p>0.253474</text:p>
          </table:table-cell>
          <table:table-cell table:formula="of:=[.D189] / [.$B189]" office:value-type="float" office:value="0.301916" calcext:value-type="float">
            <text:p>0.301916</text:p>
          </table:table-cell>
          <table:table-cell table:formula="of:=[.E189] / [.$B189]" office:value-type="float" office:value="0.48514" calcext:value-type="float">
            <text:p>0.48514</text:p>
          </table:table-cell>
          <table:table-cell table:formula="of:=[.F189] / [.$B189]" office:value-type="float" office:value="0.530614" calcext:value-type="float">
            <text:p>0.530614</text:p>
          </table:table-cell>
          <table:table-cell table:formula="of:=[.G189] / [.$B189]" office:value-type="float" office:value="2.876964" calcext:value-type="float">
            <text:p>2.876964</text:p>
          </table:table-cell>
          <table:table-cell table:formula="of:=[.H189] / [.$B189]" office:value-type="float" office:value="4.253516" calcext:value-type="float">
            <text:p>4.253516</text:p>
          </table:table-cell>
          <table:table-cell table:formula="of:=[.I189] / [.$B189]" office:value-type="float" office:value="0" calcext:value-type="float">
            <text:p>0</text:p>
          </table:table-cell>
          <table:table-cell table:formula="of:=[.J189] / [.$B189]" office:value-type="float" office:value="0.017089" calcext:value-type="float">
            <text:p>0.017089</text:p>
          </table:table-cell>
          <table:table-cell table:formula="of:=[.K189] / [.$B189]" office:value-type="float" office:value="0.02799" calcext:value-type="float">
            <text:p>0.02799</text:p>
          </table:table-cell>
          <table:table-cell table:formula="of:=[.L189] / [.$B189]" office:value-type="float" office:value="0.064268" calcext:value-type="float">
            <text:p>0.064268</text:p>
          </table:table-cell>
          <table:table-cell table:formula="of:=[.M189] / [.$B189]" office:value-type="float" office:value="0.530614" calcext:value-type="float">
            <text:p>0.530614</text:p>
          </table:table-cell>
          <table:table-cell table:formula="of:=[.N189] / [.$B189]" office:value-type="float" office:value="0.575968" calcext:value-type="float">
            <text:p>0.575968</text:p>
          </table:table-cell>
          <table:table-cell table:formula="of:=[.O189] / [.$B189]" office:value-type="float" office:value="0.610096" calcext:value-type="float">
            <text:p>0.610096</text:p>
          </table:table-cell>
        </table:table-row>
        <table:table-row table:style-name="ro1">
          <table:table-cell office:value-type="string" calcext:value-type="string">
            <text:p>UINT_MUL</text:p>
          </table:table-cell>
          <table:table-cell office:value-type="float" office:value="1000" calcext:value-type="float">
            <text:p>1000</text:p>
          </table:table-cell>
          <table:table-cell office:value-type="float" office:value="1251.128" calcext:value-type="float">
            <text:p>1251.128</text:p>
          </table:table-cell>
          <table:table-cell office:value-type="float" office:value="1937.53" calcext:value-type="float">
            <text:p>1937.53</text:p>
          </table:table-cell>
          <table:table-cell office:value-type="float" office:value="3067.185" calcext:value-type="float">
            <text:p>3067.185</text:p>
          </table:table-cell>
          <table:table-cell office:value-type="float" office:value="1208.439" calcext:value-type="float">
            <text:p>1208.439</text:p>
          </table:table-cell>
          <table:table-cell office:value-type="float" office:value="18682.702" calcext:value-type="float">
            <text:p>18682.702</text:p>
          </table:table-cell>
          <table:table-cell office:value-type="float" office:value="33372.147" calcext:value-type="float">
            <text:p>33372.147</text:p>
          </table:table-cell>
          <table:table-cell/>
          <table:table-cell office:value-type="float" office:value="54.916" calcext:value-type="float">
            <text:p>54.916</text:p>
          </table:table-cell>
          <table:table-cell office:value-type="float" office:value="178.146" calcext:value-type="float">
            <text:p>178.146</text:p>
          </table:table-cell>
          <table:table-cell office:value-type="float" office:value="231.579" calcext:value-type="float">
            <text:p>231.579</text:p>
          </table:table-cell>
          <table:table-cell office:value-type="float" office:value="1208.439" calcext:value-type="float">
            <text:p>1208.439</text:p>
          </table:table-cell>
          <table:table-cell office:value-type="float" office:value="1528.879" calcext:value-type="float">
            <text:p>1528.879</text:p>
          </table:table-cell>
          <table:table-cell office:value-type="float" office:value="2122.35" calcext:value-type="float">
            <text:p>2122.35</text:p>
          </table:table-cell>
          <table:table-cell table:number-columns-repeated="3"/>
          <table:table-cell table:formula="of:=[.C190] / [.$B190]" office:value-type="float" office:value="1.251128" calcext:value-type="float">
            <text:p>1.251128</text:p>
          </table:table-cell>
          <table:table-cell table:formula="of:=[.D190] / [.$B190]" office:value-type="float" office:value="1.93753" calcext:value-type="float">
            <text:p>1.93753</text:p>
          </table:table-cell>
          <table:table-cell table:formula="of:=[.E190] / [.$B190]" office:value-type="float" office:value="3.067185" calcext:value-type="float">
            <text:p>3.067185</text:p>
          </table:table-cell>
          <table:table-cell table:formula="of:=[.F190] / [.$B190]" office:value-type="float" office:value="1.208439" calcext:value-type="float">
            <text:p>1.208439</text:p>
          </table:table-cell>
          <table:table-cell table:formula="of:=[.G190] / [.$B190]" office:value-type="float" office:value="18.682702" calcext:value-type="float">
            <text:p>18.682702</text:p>
          </table:table-cell>
          <table:table-cell table:formula="of:=[.H190] / [.$B190]" office:value-type="float" office:value="33.372147" calcext:value-type="float">
            <text:p>33.372147</text:p>
          </table:table-cell>
          <table:table-cell table:formula="of:=[.I190] / [.$B190]" office:value-type="float" office:value="0" calcext:value-type="float">
            <text:p>0</text:p>
          </table:table-cell>
          <table:table-cell table:formula="of:=[.J190] / [.$B190]" office:value-type="float" office:value="0.054916" calcext:value-type="float">
            <text:p>0.054916</text:p>
          </table:table-cell>
          <table:table-cell table:formula="of:=[.K190] / [.$B190]" office:value-type="float" office:value="0.178146" calcext:value-type="float">
            <text:p>0.178146</text:p>
          </table:table-cell>
          <table:table-cell table:formula="of:=[.L190] / [.$B190]" office:value-type="float" office:value="0.231579" calcext:value-type="float">
            <text:p>0.231579</text:p>
          </table:table-cell>
          <table:table-cell table:formula="of:=[.M190] / [.$B190]" office:value-type="float" office:value="1.208439" calcext:value-type="float">
            <text:p>1.208439</text:p>
          </table:table-cell>
          <table:table-cell table:formula="of:=[.N190] / [.$B190]" office:value-type="float" office:value="1.528879" calcext:value-type="float">
            <text:p>1.528879</text:p>
          </table:table-cell>
          <table:table-cell table:formula="of:=[.O190] / [.$B190]" office:value-type="float" office:value="2.12235" calcext:value-type="float">
            <text:p>2.12235</text:p>
          </table:table-cell>
        </table:table-row>
        <table:table-row table:style-name="ro1">
          <table:table-cell office:value-type="string" calcext:value-type="string">
            <text:p>UINT_DIV</text:p>
          </table:table-cell>
          <table:table-cell office:value-type="float" office:value="1000" calcext:value-type="float">
            <text:p>1000</text:p>
          </table:table-cell>
          <table:table-cell office:value-type="float" office:value="22531.192" calcext:value-type="float">
            <text:p>22531.192</text:p>
          </table:table-cell>
          <table:table-cell office:value-type="float" office:value="29419.863" calcext:value-type="float">
            <text:p>29419.863</text:p>
          </table:table-cell>
          <table:table-cell office:value-type="float" office:value="62737.73" calcext:value-type="float">
            <text:p>62737.73</text:p>
          </table:table-cell>
          <table:table-cell office:value-type="float" office:value="336815.691" calcext:value-type="float">
            <text:p>336815.691</text:p>
          </table:table-cell>
          <table:table-cell office:value-type="float" office:value="372198.616" calcext:value-type="float">
            <text:p>372198.616</text:p>
          </table:table-cell>
          <table:table-cell office:value-type="float" office:value="420333.967" calcext:value-type="float">
            <text:p>420333.967</text:p>
          </table:table-cell>
          <table:table-cell/>
          <table:table-cell office:value-type="float" office:value="21440.246" calcext:value-type="float">
            <text:p>21440.246</text:p>
          </table:table-cell>
          <table:table-cell office:value-type="float" office:value="27735.09" calcext:value-type="float">
            <text:p>27735.09</text:p>
          </table:table-cell>
          <table:table-cell office:value-type="float" office:value="59932.074" calcext:value-type="float">
            <text:p>59932.074</text:p>
          </table:table-cell>
          <table:table-cell office:value-type="float" office:value="336815.691" calcext:value-type="float">
            <text:p>336815.691</text:p>
          </table:table-cell>
          <table:table-cell office:value-type="float" office:value="357437.286" calcext:value-type="float">
            <text:p>357437.286</text:p>
          </table:table-cell>
          <table:table-cell office:value-type="float" office:value="391644.885" calcext:value-type="float">
            <text:p>391644.885</text:p>
          </table:table-cell>
          <table:table-cell table:number-columns-repeated="3"/>
          <table:table-cell table:formula="of:=[.C191] / [.$B191]" office:value-type="float" office:value="22.531192" calcext:value-type="float">
            <text:p>22.531192</text:p>
          </table:table-cell>
          <table:table-cell table:formula="of:=[.D191] / [.$B191]" office:value-type="float" office:value="29.419863" calcext:value-type="float">
            <text:p>29.419863</text:p>
          </table:table-cell>
          <table:table-cell table:formula="of:=[.E191] / [.$B191]" office:value-type="float" office:value="62.73773" calcext:value-type="float">
            <text:p>62.73773</text:p>
          </table:table-cell>
          <table:table-cell table:formula="of:=[.F191] / [.$B191]" office:value-type="float" office:value="336.815691" calcext:value-type="float">
            <text:p>336.815691</text:p>
          </table:table-cell>
          <table:table-cell table:formula="of:=[.G191] / [.$B191]" office:value-type="float" office:value="372.198616" calcext:value-type="float">
            <text:p>372.198616</text:p>
          </table:table-cell>
          <table:table-cell table:formula="of:=[.H191] / [.$B191]" office:value-type="float" office:value="420.333967" calcext:value-type="float">
            <text:p>420.333967</text:p>
          </table:table-cell>
          <table:table-cell table:formula="of:=[.I191] / [.$B191]" office:value-type="float" office:value="0" calcext:value-type="float">
            <text:p>0</text:p>
          </table:table-cell>
          <table:table-cell table:formula="of:=[.J191] / [.$B191]" office:value-type="float" office:value="21.440246" calcext:value-type="float">
            <text:p>21.440246</text:p>
          </table:table-cell>
          <table:table-cell table:formula="of:=[.K191] / [.$B191]" office:value-type="float" office:value="27.73509" calcext:value-type="float">
            <text:p>27.73509</text:p>
          </table:table-cell>
          <table:table-cell table:formula="of:=[.L191] / [.$B191]" office:value-type="float" office:value="59.932074" calcext:value-type="float">
            <text:p>59.932074</text:p>
          </table:table-cell>
          <table:table-cell table:formula="of:=[.M191] / [.$B191]" office:value-type="float" office:value="336.815691" calcext:value-type="float">
            <text:p>336.815691</text:p>
          </table:table-cell>
          <table:table-cell table:formula="of:=[.N191] / [.$B191]" office:value-type="float" office:value="357.437286" calcext:value-type="float">
            <text:p>357.437286</text:p>
          </table:table-cell>
          <table:table-cell table:formula="of:=[.O191] / [.$B191]" office:value-type="float" office:value="391.644885" calcext:value-type="float">
            <text:p>391.644885</text:p>
          </table:table-cell>
        </table:table-row>
        <table:table-row table:style-name="ro1">
          <table:table-cell office:value-type="string" calcext:value-type="string">
            <text:p>UINT_LT</text:p>
          </table:table-cell>
          <table:table-cell office:value-type="float" office:value="1000" calcext:value-type="float">
            <text:p>1000</text:p>
          </table:table-cell>
          <table:table-cell office:value-type="float" office:value="177.201" calcext:value-type="float">
            <text:p>177.201</text:p>
          </table:table-cell>
          <table:table-cell office:value-type="float" office:value="228.251" calcext:value-type="float">
            <text:p>228.251</text:p>
          </table:table-cell>
          <table:table-cell office:value-type="float" office:value="314.736" calcext:value-type="float">
            <text:p>314.736</text:p>
          </table:table-cell>
          <table:table-cell office:value-type="float" office:value="824.995" calcext:value-type="float">
            <text:p>824.995</text:p>
          </table:table-cell>
          <table:table-cell office:value-type="float" office:value="2604.131" calcext:value-type="float">
            <text:p>2604.131</text:p>
          </table:table-cell>
          <table:table-cell office:value-type="float" office:value="3539.174" calcext:value-type="float">
            <text:p>3539.174</text:p>
          </table:table-cell>
          <table:table-cell/>
          <table:table-cell office:value-type="float" office:value="35.183" calcext:value-type="float">
            <text:p>35.183</text:p>
          </table:table-cell>
          <table:table-cell office:value-type="float" office:value="37.97" calcext:value-type="float">
            <text:p>37.97</text:p>
          </table:table-cell>
          <table:table-cell office:value-type="float" office:value="61.774" calcext:value-type="float">
            <text:p>61.774</text:p>
          </table:table-cell>
          <table:table-cell office:value-type="float" office:value="824.995" calcext:value-type="float">
            <text:p>824.995</text:p>
          </table:table-cell>
          <table:table-cell office:value-type="float" office:value="755.28" calcext:value-type="float">
            <text:p>755.28</text:p>
          </table:table-cell>
          <table:table-cell office:value-type="float" office:value="997.981" calcext:value-type="float">
            <text:p>997.981</text:p>
          </table:table-cell>
          <table:table-cell table:number-columns-repeated="3"/>
          <table:table-cell table:formula="of:=[.C192] / [.$B192]" office:value-type="float" office:value="0.177201" calcext:value-type="float">
            <text:p>0.177201</text:p>
          </table:table-cell>
          <table:table-cell table:formula="of:=[.D192] / [.$B192]" office:value-type="float" office:value="0.228251" calcext:value-type="float">
            <text:p>0.228251</text:p>
          </table:table-cell>
          <table:table-cell table:formula="of:=[.E192] / [.$B192]" office:value-type="float" office:value="0.314736" calcext:value-type="float">
            <text:p>0.314736</text:p>
          </table:table-cell>
          <table:table-cell table:formula="of:=[.F192] / [.$B192]" office:value-type="float" office:value="0.824995" calcext:value-type="float">
            <text:p>0.824995</text:p>
          </table:table-cell>
          <table:table-cell table:formula="of:=[.G192] / [.$B192]" office:value-type="float" office:value="2.604131" calcext:value-type="float">
            <text:p>2.604131</text:p>
          </table:table-cell>
          <table:table-cell table:formula="of:=[.H192] / [.$B192]" office:value-type="float" office:value="3.539174" calcext:value-type="float">
            <text:p>3.539174</text:p>
          </table:table-cell>
          <table:table-cell table:formula="of:=[.I192] / [.$B192]" office:value-type="float" office:value="0" calcext:value-type="float">
            <text:p>0</text:p>
          </table:table-cell>
          <table:table-cell table:formula="of:=[.J192] / [.$B192]" office:value-type="float" office:value="0.035183" calcext:value-type="float">
            <text:p>0.035183</text:p>
          </table:table-cell>
          <table:table-cell table:formula="of:=[.K192] / [.$B192]" office:value-type="float" office:value="0.03797" calcext:value-type="float">
            <text:p>0.03797</text:p>
          </table:table-cell>
          <table:table-cell table:formula="of:=[.L192] / [.$B192]" office:value-type="float" office:value="0.061774" calcext:value-type="float">
            <text:p>0.061774</text:p>
          </table:table-cell>
          <table:table-cell table:formula="of:=[.M192] / [.$B192]" office:value-type="float" office:value="0.824995" calcext:value-type="float">
            <text:p>0.824995</text:p>
          </table:table-cell>
          <table:table-cell table:formula="of:=[.N192] / [.$B192]" office:value-type="float" office:value="0.75528" calcext:value-type="float">
            <text:p>0.75528</text:p>
          </table:table-cell>
          <table:table-cell table:formula="of:=[.O192] / [.$B192]" office:value-type="float" office:value="0.997981" calcext:value-type="float">
            <text:p>0.997981</text:p>
          </table:table-cell>
        </table:table-row>
        <table:table-row table:style-name="ro1">
          <table:table-cell office:value-type="string" calcext:value-type="string">
            <text:p>UINT_GT</text:p>
          </table:table-cell>
          <table:table-cell office:value-type="float" office:value="1000" calcext:value-type="float">
            <text:p>1000</text:p>
          </table:table-cell>
          <table:table-cell office:value-type="float" office:value="208.724" calcext:value-type="float">
            <text:p>208.724</text:p>
          </table:table-cell>
          <table:table-cell office:value-type="float" office:value="216.876" calcext:value-type="float">
            <text:p>216.876</text:p>
          </table:table-cell>
          <table:table-cell office:value-type="float" office:value="274.052" calcext:value-type="float">
            <text:p>274.052</text:p>
          </table:table-cell>
          <table:table-cell office:value-type="float" office:value="663.827" calcext:value-type="float">
            <text:p>663.827</text:p>
          </table:table-cell>
          <table:table-cell office:value-type="float" office:value="2552.402" calcext:value-type="float">
            <text:p>2552.402</text:p>
          </table:table-cell>
          <table:table-cell office:value-type="float" office:value="3308.965" calcext:value-type="float">
            <text:p>3308.965</text:p>
          </table:table-cell>
          <table:table-cell/>
          <table:table-cell office:value-type="float" office:value="55.002" calcext:value-type="float">
            <text:p>55.002</text:p>
          </table:table-cell>
          <table:table-cell office:value-type="float" office:value="39.662" calcext:value-type="float">
            <text:p>39.662</text:p>
          </table:table-cell>
          <table:table-cell office:value-type="float" office:value="48.999" calcext:value-type="float">
            <text:p>48.999</text:p>
          </table:table-cell>
          <table:table-cell office:value-type="float" office:value="663.827" calcext:value-type="float">
            <text:p>663.827</text:p>
          </table:table-cell>
          <table:table-cell office:value-type="float" office:value="777.92" calcext:value-type="float">
            <text:p>777.92</text:p>
          </table:table-cell>
          <table:table-cell office:value-type="float" office:value="889.707" calcext:value-type="float">
            <text:p>889.707</text:p>
          </table:table-cell>
          <table:table-cell table:number-columns-repeated="3"/>
          <table:table-cell table:formula="of:=[.C193] / [.$B193]" office:value-type="float" office:value="0.208724" calcext:value-type="float">
            <text:p>0.208724</text:p>
          </table:table-cell>
          <table:table-cell table:formula="of:=[.D193] / [.$B193]" office:value-type="float" office:value="0.216876" calcext:value-type="float">
            <text:p>0.216876</text:p>
          </table:table-cell>
          <table:table-cell table:formula="of:=[.E193] / [.$B193]" office:value-type="float" office:value="0.274052" calcext:value-type="float">
            <text:p>0.274052</text:p>
          </table:table-cell>
          <table:table-cell table:formula="of:=[.F193] / [.$B193]" office:value-type="float" office:value="0.663827" calcext:value-type="float">
            <text:p>0.663827</text:p>
          </table:table-cell>
          <table:table-cell table:formula="of:=[.G193] / [.$B193]" office:value-type="float" office:value="2.552402" calcext:value-type="float">
            <text:p>2.552402</text:p>
          </table:table-cell>
          <table:table-cell table:formula="of:=[.H193] / [.$B193]" office:value-type="float" office:value="3.308965" calcext:value-type="float">
            <text:p>3.308965</text:p>
          </table:table-cell>
          <table:table-cell table:formula="of:=[.I193] / [.$B193]" office:value-type="float" office:value="0" calcext:value-type="float">
            <text:p>0</text:p>
          </table:table-cell>
          <table:table-cell table:formula="of:=[.J193] / [.$B193]" office:value-type="float" office:value="0.055002" calcext:value-type="float">
            <text:p>0.055002</text:p>
          </table:table-cell>
          <table:table-cell table:formula="of:=[.K193] / [.$B193]" office:value-type="float" office:value="0.039662" calcext:value-type="float">
            <text:p>0.039662</text:p>
          </table:table-cell>
          <table:table-cell table:formula="of:=[.L193] / [.$B193]" office:value-type="float" office:value="0.048999" calcext:value-type="float">
            <text:p>0.048999</text:p>
          </table:table-cell>
          <table:table-cell table:formula="of:=[.M193] / [.$B193]" office:value-type="float" office:value="0.663827" calcext:value-type="float">
            <text:p>0.663827</text:p>
          </table:table-cell>
          <table:table-cell table:formula="of:=[.N193] / [.$B193]" office:value-type="float" office:value="0.77792" calcext:value-type="float">
            <text:p>0.77792</text:p>
          </table:table-cell>
          <table:table-cell table:formula="of:=[.O193] / [.$B193]" office:value-type="float" office:value="0.889707" calcext:value-type="float">
            <text:p>0.889707</text:p>
          </table:table-cell>
        </table:table-row>
        <table:table-row table:style-name="ro1">
          <table:table-cell office:value-type="string" calcext:value-type="string">
            <text:p>UINT_EQ</text:p>
          </table:table-cell>
          <table:table-cell office:value-type="float" office:value="1000" calcext:value-type="float">
            <text:p>1000</text:p>
          </table:table-cell>
          <table:table-cell office:value-type="float" office:value="127.431" calcext:value-type="float">
            <text:p>127.431</text:p>
          </table:table-cell>
          <table:table-cell office:value-type="float" office:value="186.967" calcext:value-type="float">
            <text:p>186.967</text:p>
          </table:table-cell>
          <table:table-cell office:value-type="float" office:value="259.735" calcext:value-type="float">
            <text:p>259.735</text:p>
          </table:table-cell>
          <table:table-cell office:value-type="float" office:value="604.101" calcext:value-type="float">
            <text:p>604.101</text:p>
          </table:table-cell>
          <table:table-cell office:value-type="float" office:value="1928.828" calcext:value-type="float">
            <text:p>1928.828</text:p>
          </table:table-cell>
          <table:table-cell office:value-type="float" office:value="2497.098" calcext:value-type="float">
            <text:p>2497.098</text:p>
          </table:table-cell>
          <table:table-cell/>
          <table:table-cell office:value-type="float" office:value="13.656" calcext:value-type="float">
            <text:p>13.656</text:p>
          </table:table-cell>
          <table:table-cell office:value-type="float" office:value="76.553" calcext:value-type="float">
            <text:p>76.553</text:p>
          </table:table-cell>
          <table:table-cell office:value-type="float" office:value="20.661" calcext:value-type="float">
            <text:p>20.661</text:p>
          </table:table-cell>
          <table:table-cell office:value-type="float" office:value="604.101" calcext:value-type="float">
            <text:p>604.101</text:p>
          </table:table-cell>
          <table:table-cell office:value-type="float" office:value="630.767" calcext:value-type="float">
            <text:p>630.767</text:p>
          </table:table-cell>
          <table:table-cell office:value-type="float" office:value="885.928" calcext:value-type="float">
            <text:p>885.928</text:p>
          </table:table-cell>
          <table:table-cell table:number-columns-repeated="3"/>
          <table:table-cell table:formula="of:=[.C194] / [.$B194]" office:value-type="float" office:value="0.127431" calcext:value-type="float">
            <text:p>0.127431</text:p>
          </table:table-cell>
          <table:table-cell table:formula="of:=[.D194] / [.$B194]" office:value-type="float" office:value="0.186967" calcext:value-type="float">
            <text:p>0.186967</text:p>
          </table:table-cell>
          <table:table-cell table:formula="of:=[.E194] / [.$B194]" office:value-type="float" office:value="0.259735" calcext:value-type="float">
            <text:p>0.259735</text:p>
          </table:table-cell>
          <table:table-cell table:formula="of:=[.F194] / [.$B194]" office:value-type="float" office:value="0.604101" calcext:value-type="float">
            <text:p>0.604101</text:p>
          </table:table-cell>
          <table:table-cell table:formula="of:=[.G194] / [.$B194]" office:value-type="float" office:value="1.928828" calcext:value-type="float">
            <text:p>1.928828</text:p>
          </table:table-cell>
          <table:table-cell table:formula="of:=[.H194] / [.$B194]" office:value-type="float" office:value="2.497098" calcext:value-type="float">
            <text:p>2.497098</text:p>
          </table:table-cell>
          <table:table-cell table:formula="of:=[.I194] / [.$B194]" office:value-type="float" office:value="0" calcext:value-type="float">
            <text:p>0</text:p>
          </table:table-cell>
          <table:table-cell table:formula="of:=[.J194] / [.$B194]" office:value-type="float" office:value="0.013656" calcext:value-type="float">
            <text:p>0.013656</text:p>
          </table:table-cell>
          <table:table-cell table:formula="of:=[.K194] / [.$B194]" office:value-type="float" office:value="0.076553" calcext:value-type="float">
            <text:p>0.076553</text:p>
          </table:table-cell>
          <table:table-cell table:formula="of:=[.L194] / [.$B194]" office:value-type="float" office:value="0.020661" calcext:value-type="float">
            <text:p>0.020661</text:p>
          </table:table-cell>
          <table:table-cell table:formula="of:=[.M194] / [.$B194]" office:value-type="float" office:value="0.604101" calcext:value-type="float">
            <text:p>0.604101</text:p>
          </table:table-cell>
          <table:table-cell table:formula="of:=[.N194] / [.$B194]" office:value-type="float" office:value="0.630767" calcext:value-type="float">
            <text:p>0.630767</text:p>
          </table:table-cell>
          <table:table-cell table:formula="of:=[.O194] / [.$B194]" office:value-type="float" office:value="0.885928" calcext:value-type="float">
            <text:p>0.885928</text:p>
          </table:table-cell>
        </table:table-row>
        <table:table-row table:style-name="ro1">
          <table:table-cell office:value-type="string" calcext:value-type="string">
            <text:p>UINT_EQZ</text:p>
          </table:table-cell>
          <table:table-cell office:value-type="float" office:value="1000" calcext:value-type="float">
            <text:p>1000</text:p>
          </table:table-cell>
          <table:table-cell office:value-type="float" office:value="134.898" calcext:value-type="float">
            <text:p>134.898</text:p>
          </table:table-cell>
          <table:table-cell office:value-type="float" office:value="200.224" calcext:value-type="float">
            <text:p>200.224</text:p>
          </table:table-cell>
          <table:table-cell office:value-type="float" office:value="219.868" calcext:value-type="float">
            <text:p>219.868</text:p>
          </table:table-cell>
          <table:table-cell office:value-type="float" office:value="688.236" calcext:value-type="float">
            <text:p>688.236</text:p>
          </table:table-cell>
          <table:table-cell office:value-type="float" office:value="2076.14" calcext:value-type="float">
            <text:p>2076.14</text:p>
          </table:table-cell>
          <table:table-cell office:value-type="float" office:value="2235.982" calcext:value-type="float">
            <text:p>2235.982</text:p>
          </table:table-cell>
          <table:table-cell/>
          <table:table-cell office:value-type="float" office:value="13.317" calcext:value-type="float">
            <text:p>13.317</text:p>
          </table:table-cell>
          <table:table-cell office:value-type="float" office:value="78.064" calcext:value-type="float">
            <text:p>78.064</text:p>
          </table:table-cell>
          <table:table-cell office:value-type="float" office:value="81.582" calcext:value-type="float">
            <text:p>81.582</text:p>
          </table:table-cell>
          <table:table-cell office:value-type="float" office:value="688.236" calcext:value-type="float">
            <text:p>688.236</text:p>
          </table:table-cell>
          <table:table-cell office:value-type="float" office:value="849.729" calcext:value-type="float">
            <text:p>849.729</text:p>
          </table:table-cell>
          <table:table-cell office:value-type="float" office:value="833.134" calcext:value-type="float">
            <text:p>833.134</text:p>
          </table:table-cell>
          <table:table-cell table:number-columns-repeated="3"/>
          <table:table-cell table:formula="of:=[.C195] / [.$B195]" office:value-type="float" office:value="0.134898" calcext:value-type="float">
            <text:p>0.134898</text:p>
          </table:table-cell>
          <table:table-cell table:formula="of:=[.D195] / [.$B195]" office:value-type="float" office:value="0.200224" calcext:value-type="float">
            <text:p>0.200224</text:p>
          </table:table-cell>
          <table:table-cell table:formula="of:=[.E195] / [.$B195]" office:value-type="float" office:value="0.219868" calcext:value-type="float">
            <text:p>0.219868</text:p>
          </table:table-cell>
          <table:table-cell table:formula="of:=[.F195] / [.$B195]" office:value-type="float" office:value="0.688236" calcext:value-type="float">
            <text:p>0.688236</text:p>
          </table:table-cell>
          <table:table-cell table:formula="of:=[.G195] / [.$B195]" office:value-type="float" office:value="2.07614" calcext:value-type="float">
            <text:p>2.07614</text:p>
          </table:table-cell>
          <table:table-cell table:formula="of:=[.H195] / [.$B195]" office:value-type="float" office:value="2.235982" calcext:value-type="float">
            <text:p>2.235982</text:p>
          </table:table-cell>
          <table:table-cell table:formula="of:=[.I195] / [.$B195]" office:value-type="float" office:value="0" calcext:value-type="float">
            <text:p>0</text:p>
          </table:table-cell>
          <table:table-cell table:formula="of:=[.J195] / [.$B195]" office:value-type="float" office:value="0.013317" calcext:value-type="float">
            <text:p>0.013317</text:p>
          </table:table-cell>
          <table:table-cell table:formula="of:=[.K195] / [.$B195]" office:value-type="float" office:value="0.078064" calcext:value-type="float">
            <text:p>0.078064</text:p>
          </table:table-cell>
          <table:table-cell table:formula="of:=[.L195] / [.$B195]" office:value-type="float" office:value="0.081582" calcext:value-type="float">
            <text:p>0.081582</text:p>
          </table:table-cell>
          <table:table-cell table:formula="of:=[.M195] / [.$B195]" office:value-type="float" office:value="0.688236" calcext:value-type="float">
            <text:p>0.688236</text:p>
          </table:table-cell>
          <table:table-cell table:formula="of:=[.N195] / [.$B195]" office:value-type="float" office:value="0.849729" calcext:value-type="float">
            <text:p>0.849729</text:p>
          </table:table-cell>
          <table:table-cell table:formula="of:=[.O195] / [.$B195]" office:value-type="float" office:value="0.833134" calcext:value-type="float">
            <text:p>0.833134</text:p>
          </table:table-cell>
        </table:table-row>
        <table:table-row table:style-name="ro1">
          <table:table-cell office:value-type="string" calcext:value-type="string">
            <text:p>UINT_MOD</text:p>
          </table:table-cell>
          <table:table-cell office:value-type="float" office:value="1000" calcext:value-type="float">
            <text:p>1000</text:p>
          </table:table-cell>
          <table:table-cell office:value-type="float" office:value="24412.348" calcext:value-type="float">
            <text:p>24412.348</text:p>
          </table:table-cell>
          <table:table-cell office:value-type="float" office:value="29899.742" calcext:value-type="float">
            <text:p>29899.742</text:p>
          </table:table-cell>
          <table:table-cell office:value-type="float" office:value="62204.775" calcext:value-type="float">
            <text:p>62204.775</text:p>
          </table:table-cell>
          <table:table-cell office:value-type="float" office:value="336059.391" calcext:value-type="float">
            <text:p>336059.391</text:p>
          </table:table-cell>
          <table:table-cell office:value-type="float" office:value="374146.056" calcext:value-type="float">
            <text:p>374146.056</text:p>
          </table:table-cell>
          <table:table-cell office:value-type="float" office:value="426547.466" calcext:value-type="float">
            <text:p>426547.466</text:p>
          </table:table-cell>
          <table:table-cell/>
          <table:table-cell office:value-type="float" office:value="23206.948" calcext:value-type="float">
            <text:p>23206.948</text:p>
          </table:table-cell>
          <table:table-cell office:value-type="float" office:value="28046.329" calcext:value-type="float">
            <text:p>28046.329</text:p>
          </table:table-cell>
          <table:table-cell office:value-type="float" office:value="59408.266" calcext:value-type="float">
            <text:p>59408.266</text:p>
          </table:table-cell>
          <table:table-cell office:value-type="float" office:value="336059.391" calcext:value-type="float">
            <text:p>336059.391</text:p>
          </table:table-cell>
          <table:table-cell office:value-type="float" office:value="359272.292" calcext:value-type="float">
            <text:p>359272.292</text:p>
          </table:table-cell>
          <table:table-cell office:value-type="float" office:value="392189.797" calcext:value-type="float">
            <text:p>392189.797</text:p>
          </table:table-cell>
          <table:table-cell table:number-columns-repeated="3"/>
          <table:table-cell table:formula="of:=[.C196] / [.$B196]" office:value-type="float" office:value="24.412348" calcext:value-type="float">
            <text:p>24.412348</text:p>
          </table:table-cell>
          <table:table-cell table:formula="of:=[.D196] / [.$B196]" office:value-type="float" office:value="29.899742" calcext:value-type="float">
            <text:p>29.899742</text:p>
          </table:table-cell>
          <table:table-cell table:formula="of:=[.E196] / [.$B196]" office:value-type="float" office:value="62.204775" calcext:value-type="float">
            <text:p>62.204775</text:p>
          </table:table-cell>
          <table:table-cell table:formula="of:=[.F196] / [.$B196]" office:value-type="float" office:value="336.059391" calcext:value-type="float">
            <text:p>336.059391</text:p>
          </table:table-cell>
          <table:table-cell table:formula="of:=[.G196] / [.$B196]" office:value-type="float" office:value="374.146056" calcext:value-type="float">
            <text:p>374.146056</text:p>
          </table:table-cell>
          <table:table-cell table:formula="of:=[.H196] / [.$B196]" office:value-type="float" office:value="426.547466" calcext:value-type="float">
            <text:p>426.547466</text:p>
          </table:table-cell>
          <table:table-cell table:formula="of:=[.I196] / [.$B196]" office:value-type="float" office:value="0" calcext:value-type="float">
            <text:p>0</text:p>
          </table:table-cell>
          <table:table-cell table:formula="of:=[.J196] / [.$B196]" office:value-type="float" office:value="23.206948" calcext:value-type="float">
            <text:p>23.206948</text:p>
          </table:table-cell>
          <table:table-cell table:formula="of:=[.K196] / [.$B196]" office:value-type="float" office:value="28.046329" calcext:value-type="float">
            <text:p>28.046329</text:p>
          </table:table-cell>
          <table:table-cell table:formula="of:=[.L196] / [.$B196]" office:value-type="float" office:value="59.408266" calcext:value-type="float">
            <text:p>59.408266</text:p>
          </table:table-cell>
          <table:table-cell table:formula="of:=[.M196] / [.$B196]" office:value-type="float" office:value="336.059391" calcext:value-type="float">
            <text:p>336.059391</text:p>
          </table:table-cell>
          <table:table-cell table:formula="of:=[.N196] / [.$B196]" office:value-type="float" office:value="359.272292" calcext:value-type="float">
            <text:p>359.272292</text:p>
          </table:table-cell>
          <table:table-cell table:formula="of:=[.O196] / [.$B196]" office:value-type="float" office:value="392.189797" calcext:value-type="float">
            <text:p>392.189797</text:p>
          </table:table-cell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style-name="ce1" office:value-type="string" calcext:value-type="string">
            <text:p>benchmark_liangzhao_signed_integer_operati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INT_ADD</text:p>
          </table:table-cell>
          <table:table-cell office:value-type="float" office:value="1" calcext:value-type="float">
            <text:p>1</text:p>
          </table:table-cell>
          <table:table-cell office:value-type="float" office:value="107.263" calcext:value-type="float">
            <text:p>107.263</text:p>
          </table:table-cell>
          <table:table-cell office:value-type="float" office:value="133.441" calcext:value-type="float">
            <text:p>133.441</text:p>
          </table:table-cell>
          <table:table-cell office:value-type="float" office:value="176.735" calcext:value-type="float">
            <text:p>176.735</text:p>
          </table:table-cell>
          <table:table-cell office:value-type="float" office:value="1122.411" calcext:value-type="float">
            <text:p>1122.411</text:p>
          </table:table-cell>
          <table:table-cell office:value-type="float" office:value="1182.222" calcext:value-type="float">
            <text:p>1182.222</text:p>
          </table:table-cell>
          <table:table-cell office:value-type="float" office:value="1328.239" calcext:value-type="float">
            <text:p>1328.239</text:p>
          </table:table-cell>
          <table:table-cell/>
          <table:table-cell office:value-type="float" office:value="23.698" calcext:value-type="float">
            <text:p>23.698</text:p>
          </table:table-cell>
          <table:table-cell office:value-type="float" office:value="27.878" calcext:value-type="float">
            <text:p>27.878</text:p>
          </table:table-cell>
          <table:table-cell office:value-type="float" office:value="62.679" calcext:value-type="float">
            <text:p>62.679</text:p>
          </table:table-cell>
          <table:table-cell office:value-type="float" office:value="484.815" calcext:value-type="float">
            <text:p>484.815</text:p>
          </table:table-cell>
          <table:table-cell office:value-type="float" office:value="505.817" calcext:value-type="float">
            <text:p>505.817</text:p>
          </table:table-cell>
          <table:table-cell office:value-type="float" office:value="551.352" calcext:value-type="float">
            <text:p>551.35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SUB</text:p>
          </table:table-cell>
          <table:table-cell office:value-type="float" office:value="1" calcext:value-type="float">
            <text:p>1</text:p>
          </table:table-cell>
          <table:table-cell office:value-type="float" office:value="96.853" calcext:value-type="float">
            <text:p>96.853</text:p>
          </table:table-cell>
          <table:table-cell office:value-type="float" office:value="131.721" calcext:value-type="float">
            <text:p>131.721</text:p>
          </table:table-cell>
          <table:table-cell office:value-type="float" office:value="162.562" calcext:value-type="float">
            <text:p>162.562</text:p>
          </table:table-cell>
          <table:table-cell office:value-type="float" office:value="1255.109" calcext:value-type="float">
            <text:p>1255.109</text:p>
          </table:table-cell>
          <table:table-cell office:value-type="float" office:value="1220.254" calcext:value-type="float">
            <text:p>1220.254</text:p>
          </table:table-cell>
          <table:table-cell office:value-type="float" office:value="1319.561" calcext:value-type="float">
            <text:p>1319.561</text:p>
          </table:table-cell>
          <table:table-cell/>
          <table:table-cell office:value-type="float" office:value="18.461" calcext:value-type="float">
            <text:p>18.461</text:p>
          </table:table-cell>
          <table:table-cell office:value-type="float" office:value="28.221" calcext:value-type="float">
            <text:p>28.221</text:p>
          </table:table-cell>
          <table:table-cell office:value-type="float" office:value="35.813" calcext:value-type="float">
            <text:p>35.813</text:p>
          </table:table-cell>
          <table:table-cell office:value-type="float" office:value="607.984" calcext:value-type="float">
            <text:p>607.984</text:p>
          </table:table-cell>
          <table:table-cell office:value-type="float" office:value="451.087" calcext:value-type="float">
            <text:p>451.087</text:p>
          </table:table-cell>
          <table:table-cell office:value-type="float" office:value="583.428" calcext:value-type="float">
            <text:p>583.42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MUL</text:p>
          </table:table-cell>
          <table:table-cell office:value-type="float" office:value="1" calcext:value-type="float">
            <text:p>1</text:p>
          </table:table-cell>
          <table:table-cell office:value-type="float" office:value="199.36" calcext:value-type="float">
            <text:p>199.36</text:p>
          </table:table-cell>
          <table:table-cell office:value-type="float" office:value="226.484" calcext:value-type="float">
            <text:p>226.484</text:p>
          </table:table-cell>
          <table:table-cell office:value-type="float" office:value="300.15" calcext:value-type="float">
            <text:p>300.15</text:p>
          </table:table-cell>
          <table:table-cell office:value-type="float" office:value="2031.14" calcext:value-type="float">
            <text:p>2031.14</text:p>
          </table:table-cell>
          <table:table-cell office:value-type="float" office:value="2200.692" calcext:value-type="float">
            <text:p>2200.692</text:p>
          </table:table-cell>
          <table:table-cell office:value-type="float" office:value="2282.902" calcext:value-type="float">
            <text:p>2282.902</text:p>
          </table:table-cell>
          <table:table-cell/>
          <table:table-cell office:value-type="float" office:value="81.291" calcext:value-type="float">
            <text:p>81.291</text:p>
          </table:table-cell>
          <table:table-cell office:value-type="float" office:value="95.864" calcext:value-type="float">
            <text:p>95.864</text:p>
          </table:table-cell>
          <table:table-cell office:value-type="float" office:value="164.405" calcext:value-type="float">
            <text:p>164.405</text:p>
          </table:table-cell>
          <table:table-cell office:value-type="float" office:value="1278.248" calcext:value-type="float">
            <text:p>1278.248</text:p>
          </table:table-cell>
          <table:table-cell office:value-type="float" office:value="1314.961" calcext:value-type="float">
            <text:p>1314.961</text:p>
          </table:table-cell>
          <table:table-cell office:value-type="float" office:value="1407.042" calcext:value-type="float">
            <text:p>1407.04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DIV</text:p>
          </table:table-cell>
          <table:table-cell office:value-type="float" office:value="1" calcext:value-type="float">
            <text:p>1</text:p>
          </table:table-cell>
          <table:table-cell office:value-type="float" office:value="26496.948" calcext:value-type="float">
            <text:p>26496.948</text:p>
          </table:table-cell>
          <table:table-cell office:value-type="float" office:value="30122.462" calcext:value-type="float">
            <text:p>30122.462</text:p>
          </table:table-cell>
          <table:table-cell table:style-name="ce3" office:value-type="float" office:value="62091.738" calcext:value-type="float">
            <text:p>62091.738</text:p>
          </table:table-cell>
          <table:table-cell office:value-type="float" office:value="340002.253" calcext:value-type="float">
            <text:p>340002.253</text:p>
          </table:table-cell>
          <table:table-cell office:value-type="float" office:value="358153.218" calcext:value-type="float">
            <text:p>358153.218</text:p>
          </table:table-cell>
          <table:table-cell office:value-type="float" office:value="394501.973" calcext:value-type="float">
            <text:p>394501.973</text:p>
          </table:table-cell>
          <table:table-cell/>
          <table:table-cell office:value-type="float" office:value="26346.348" calcext:value-type="float">
            <text:p>26346.348</text:p>
          </table:table-cell>
          <table:table-cell office:value-type="float" office:value="29972.576" calcext:value-type="float">
            <text:p>29972.576</text:p>
          </table:table-cell>
          <table:table-cell office:value-type="float" office:value="61929.46" calcext:value-type="float">
            <text:p>61929.46</text:p>
          </table:table-cell>
          <table:table-cell office:value-type="float" office:value="339205.315" calcext:value-type="float">
            <text:p>339205.315</text:p>
          </table:table-cell>
          <table:table-cell office:value-type="float" office:value="357375.181" calcext:value-type="float">
            <text:p>357375.181</text:p>
          </table:table-cell>
          <table:table-cell office:value-type="float" office:value="393620.601" calcext:value-type="float">
            <text:p>393620.6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LT</text:p>
          </table:table-cell>
          <table:table-cell office:value-type="float" office:value="1" calcext:value-type="float">
            <text:p>1</text:p>
          </table:table-cell>
          <table:table-cell office:value-type="float" office:value="130.321" calcext:value-type="float">
            <text:p>130.321</text:p>
          </table:table-cell>
          <table:table-cell office:value-type="float" office:value="180.712" calcext:value-type="float">
            <text:p>180.712</text:p>
          </table:table-cell>
          <table:table-cell office:value-type="float" office:value="257.788" calcext:value-type="float">
            <text:p>257.788</text:p>
          </table:table-cell>
          <table:table-cell office:value-type="float" office:value="1403.448" calcext:value-type="float">
            <text:p>1403.448</text:p>
          </table:table-cell>
          <table:table-cell office:value-type="float" office:value="1652.554" calcext:value-type="float">
            <text:p>1652.554</text:p>
          </table:table-cell>
          <table:table-cell office:value-type="float" office:value="1682.887" calcext:value-type="float">
            <text:p>1682.887</text:p>
          </table:table-cell>
          <table:table-cell/>
          <table:table-cell office:value-type="float" office:value="50.553" calcext:value-type="float">
            <text:p>50.553</text:p>
          </table:table-cell>
          <table:table-cell office:value-type="float" office:value="81.962" calcext:value-type="float">
            <text:p>81.962</text:p>
          </table:table-cell>
          <table:table-cell office:value-type="float" office:value="140.59" calcext:value-type="float">
            <text:p>140.59</text:p>
          </table:table-cell>
          <table:table-cell office:value-type="float" office:value="779.878" calcext:value-type="float">
            <text:p>779.878</text:p>
          </table:table-cell>
          <table:table-cell office:value-type="float" office:value="827.787" calcext:value-type="float">
            <text:p>827.787</text:p>
          </table:table-cell>
          <table:table-cell office:value-type="float" office:value="832.414" calcext:value-type="float">
            <text:p>832.41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GT</text:p>
          </table:table-cell>
          <table:table-cell office:value-type="float" office:value="1" calcext:value-type="float">
            <text:p>1</text:p>
          </table:table-cell>
          <table:table-cell office:value-type="float" office:value="131.546" calcext:value-type="float">
            <text:p>131.546</text:p>
          </table:table-cell>
          <table:table-cell office:value-type="float" office:value="185.776" calcext:value-type="float">
            <text:p>185.776</text:p>
          </table:table-cell>
          <table:table-cell office:value-type="float" office:value="208.173" calcext:value-type="float">
            <text:p>208.173</text:p>
          </table:table-cell>
          <table:table-cell office:value-type="float" office:value="1424.82" calcext:value-type="float">
            <text:p>1424.82</text:p>
          </table:table-cell>
          <table:table-cell office:value-type="float" office:value="1567.598" calcext:value-type="float">
            <text:p>1567.598</text:p>
          </table:table-cell>
          <table:table-cell office:value-type="float" office:value="1646.647" calcext:value-type="float">
            <text:p>1646.647</text:p>
          </table:table-cell>
          <table:table-cell/>
          <table:table-cell office:value-type="float" office:value="51.743" calcext:value-type="float">
            <text:p>51.743</text:p>
          </table:table-cell>
          <table:table-cell office:value-type="float" office:value="82.09" calcext:value-type="float">
            <text:p>82.09</text:p>
          </table:table-cell>
          <table:table-cell office:value-type="float" office:value="97.524" calcext:value-type="float">
            <text:p>97.524</text:p>
          </table:table-cell>
          <table:table-cell office:value-type="float" office:value="793.615" calcext:value-type="float">
            <text:p>793.615</text:p>
          </table:table-cell>
          <table:table-cell office:value-type="float" office:value="888.655" calcext:value-type="float">
            <text:p>888.655</text:p>
          </table:table-cell>
          <table:table-cell office:value-type="float" office:value="928.344" calcext:value-type="float">
            <text:p>928.3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EQ</text:p>
          </table:table-cell>
          <table:table-cell office:value-type="float" office:value="1" calcext:value-type="float">
            <text:p>1</text:p>
          </table:table-cell>
          <table:table-cell office:value-type="float" office:value="144.079" calcext:value-type="float">
            <text:p>144.079</text:p>
          </table:table-cell>
          <table:table-cell office:value-type="float" office:value="171.018" calcext:value-type="float">
            <text:p>171.018</text:p>
          </table:table-cell>
          <table:table-cell office:value-type="float" office:value="199.343" calcext:value-type="float">
            <text:p>199.343</text:p>
          </table:table-cell>
          <table:table-cell office:value-type="float" office:value="1299.603" calcext:value-type="float">
            <text:p>1299.603</text:p>
          </table:table-cell>
          <table:table-cell office:value-type="float" office:value="1696.637" calcext:value-type="float">
            <text:p>1696.637</text:p>
          </table:table-cell>
          <table:table-cell office:value-type="float" office:value="1776.061" calcext:value-type="float">
            <text:p>1776.061</text:p>
          </table:table-cell>
          <table:table-cell/>
          <table:table-cell office:value-type="float" office:value="66.567" calcext:value-type="float">
            <text:p>66.567</text:p>
          </table:table-cell>
          <table:table-cell office:value-type="float" office:value="78.608" calcext:value-type="float">
            <text:p>78.608</text:p>
          </table:table-cell>
          <table:table-cell office:value-type="float" office:value="90.413" calcext:value-type="float">
            <text:p>90.413</text:p>
          </table:table-cell>
          <table:table-cell office:value-type="float" office:value="691.17" calcext:value-type="float">
            <text:p>691.17</text:p>
          </table:table-cell>
          <table:table-cell office:value-type="float" office:value="1022.716" calcext:value-type="float">
            <text:p>1022.716</text:p>
          </table:table-cell>
          <table:table-cell office:value-type="float" office:value="979.792" calcext:value-type="float">
            <text:p>979.7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GEQ</text:p>
          </table:table-cell>
          <table:table-cell office:value-type="float" office:value="1" calcext:value-type="float">
            <text:p>1</text:p>
          </table:table-cell>
          <table:table-cell office:value-type="float" office:value="138.264" calcext:value-type="float">
            <text:p>138.264</text:p>
          </table:table-cell>
          <table:table-cell office:value-type="float" office:value="165.319" calcext:value-type="float">
            <text:p>165.319</text:p>
          </table:table-cell>
          <table:table-cell office:value-type="float" office:value="238.316" calcext:value-type="float">
            <text:p>238.316</text:p>
          </table:table-cell>
          <table:table-cell office:value-type="float" office:value="1366.558" calcext:value-type="float">
            <text:p>1366.558</text:p>
          </table:table-cell>
          <table:table-cell office:value-type="float" office:value="1557.148" calcext:value-type="float">
            <text:p>1557.148</text:p>
          </table:table-cell>
          <table:table-cell office:value-type="float" office:value="1839.665" calcext:value-type="float">
            <text:p>1839.665</text:p>
          </table:table-cell>
          <table:table-cell/>
          <table:table-cell office:value-type="float" office:value="58.981" calcext:value-type="float">
            <text:p>58.981</text:p>
          </table:table-cell>
          <table:table-cell office:value-type="float" office:value="68.315" calcext:value-type="float">
            <text:p>68.315</text:p>
          </table:table-cell>
          <table:table-cell office:value-type="float" office:value="110.815" calcext:value-type="float">
            <text:p>110.815</text:p>
          </table:table-cell>
          <table:table-cell office:value-type="float" office:value="753.032" calcext:value-type="float">
            <text:p>753.032</text:p>
          </table:table-cell>
          <table:table-cell office:value-type="float" office:value="859.995" calcext:value-type="float">
            <text:p>859.995</text:p>
          </table:table-cell>
          <table:table-cell office:value-type="float" office:value="1028.659" calcext:value-type="float">
            <text:p>1028.65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LEQ</text:p>
          </table:table-cell>
          <table:table-cell office:value-type="float" office:value="1" calcext:value-type="float">
            <text:p>1</text:p>
          </table:table-cell>
          <table:table-cell office:value-type="float" office:value="135.596" calcext:value-type="float">
            <text:p>135.596</text:p>
          </table:table-cell>
          <table:table-cell office:value-type="float" office:value="174.554" calcext:value-type="float">
            <text:p>174.554</text:p>
          </table:table-cell>
          <table:table-cell office:value-type="float" office:value="233.128" calcext:value-type="float">
            <text:p>233.128</text:p>
          </table:table-cell>
          <table:table-cell office:value-type="float" office:value="1543.416" calcext:value-type="float">
            <text:p>1543.416</text:p>
          </table:table-cell>
          <table:table-cell office:value-type="float" office:value="1561.164" calcext:value-type="float">
            <text:p>1561.164</text:p>
          </table:table-cell>
          <table:table-cell office:value-type="float" office:value="1621.582" calcext:value-type="float">
            <text:p>1621.582</text:p>
          </table:table-cell>
          <table:table-cell/>
          <table:table-cell office:value-type="float" office:value="54.431" calcext:value-type="float">
            <text:p>54.431</text:p>
          </table:table-cell>
          <table:table-cell office:value-type="float" office:value="72.083" calcext:value-type="float">
            <text:p>72.083</text:p>
          </table:table-cell>
          <table:table-cell office:value-type="float" office:value="115.935" calcext:value-type="float">
            <text:p>115.935</text:p>
          </table:table-cell>
          <table:table-cell office:value-type="float" office:value="922.028" calcext:value-type="float">
            <text:p>922.028</text:p>
          </table:table-cell>
          <table:table-cell office:value-type="float" office:value="833.101" calcext:value-type="float">
            <text:p>833.101</text:p>
          </table:table-cell>
          <table:table-cell office:value-type="float" office:value="875.312" calcext:value-type="float">
            <text:p>875.3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InRange</text:p>
          </table:table-cell>
          <table:table-cell office:value-type="float" office:value="1" calcext:value-type="float">
            <text:p>1</text:p>
          </table:table-cell>
          <table:table-cell office:value-type="float" office:value="146.44" calcext:value-type="float">
            <text:p>146.44</text:p>
          </table:table-cell>
          <table:table-cell office:value-type="float" office:value="199.452" calcext:value-type="float">
            <text:p>199.452</text:p>
          </table:table-cell>
          <table:table-cell office:value-type="float" office:value="309.03" calcext:value-type="float">
            <text:p>309.03</text:p>
          </table:table-cell>
          <table:table-cell office:value-type="float" office:value="2061.667" calcext:value-type="float">
            <text:p>2061.667</text:p>
          </table:table-cell>
          <table:table-cell office:value-type="float" office:value="2181.328" calcext:value-type="float">
            <text:p>2181.328</text:p>
          </table:table-cell>
          <table:table-cell office:value-type="float" office:value="2376.948" calcext:value-type="float">
            <text:p>2376.948</text:p>
          </table:table-cell>
          <table:table-cell/>
          <table:table-cell office:value-type="float" office:value="57.217" calcext:value-type="float">
            <text:p>57.217</text:p>
          </table:table-cell>
          <table:table-cell office:value-type="float" office:value="91.344" calcext:value-type="float">
            <text:p>91.344</text:p>
          </table:table-cell>
          <table:table-cell office:value-type="float" office:value="183.459" calcext:value-type="float">
            <text:p>183.459</text:p>
          </table:table-cell>
          <table:table-cell office:value-type="float" office:value="1441.612" calcext:value-type="float">
            <text:p>1441.612</text:p>
          </table:table-cell>
          <table:table-cell office:value-type="float" office:value="1426.311" calcext:value-type="float">
            <text:p>1426.311</text:p>
          </table:table-cell>
          <table:table-cell office:value-type="float" office:value="1675.715" calcext:value-type="float">
            <text:p>1675.71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EQZ</text:p>
          </table:table-cell>
          <table:table-cell office:value-type="float" office:value="1" calcext:value-type="float">
            <text:p>1</text:p>
          </table:table-cell>
          <table:table-cell office:value-type="float" office:value="131.821" calcext:value-type="float">
            <text:p>131.821</text:p>
          </table:table-cell>
          <table:table-cell office:value-type="float" office:value="171.832" calcext:value-type="float">
            <text:p>171.832</text:p>
          </table:table-cell>
          <table:table-cell office:value-type="float" office:value="234.428" calcext:value-type="float">
            <text:p>234.428</text:p>
          </table:table-cell>
          <table:table-cell office:value-type="float" office:value="1533.543" calcext:value-type="float">
            <text:p>1533.543</text:p>
          </table:table-cell>
          <table:table-cell office:value-type="float" office:value="1594.565" calcext:value-type="float">
            <text:p>1594.565</text:p>
          </table:table-cell>
          <table:table-cell office:value-type="float" office:value="1819.453" calcext:value-type="float">
            <text:p>1819.453</text:p>
          </table:table-cell>
          <table:table-cell/>
          <table:table-cell office:value-type="float" office:value="54.901" calcext:value-type="float">
            <text:p>54.901</text:p>
          </table:table-cell>
          <table:table-cell office:value-type="float" office:value="75.508" calcext:value-type="float">
            <text:p>75.508</text:p>
          </table:table-cell>
          <table:table-cell office:value-type="float" office:value="114.336" calcext:value-type="float">
            <text:p>114.336</text:p>
          </table:table-cell>
          <table:table-cell office:value-type="float" office:value="811.128" calcext:value-type="float">
            <text:p>811.128</text:p>
          </table:table-cell>
          <table:table-cell office:value-type="float" office:value="760.362" calcext:value-type="float">
            <text:p>760.362</text:p>
          </table:table-cell>
          <table:table-cell office:value-type="float" office:value="1005.835" calcext:value-type="float">
            <text:p>1005.83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LTZ</text:p>
          </table:table-cell>
          <table:table-cell office:value-type="float" office:value="1" calcext:value-type="float">
            <text:p>1</text:p>
          </table:table-cell>
          <table:table-cell office:value-type="float" office:value="8.13" calcext:value-type="float">
            <text:p>8.13</text:p>
          </table:table-cell>
          <table:table-cell office:value-type="float" office:value="8.678" calcext:value-type="float">
            <text:p>8.678</text:p>
          </table:table-cell>
          <table:table-cell office:value-type="float" office:value="10.097" calcext:value-type="float">
            <text:p>10.097</text:p>
          </table:table-cell>
          <table:table-cell office:value-type="float" office:value="113.754" calcext:value-type="float">
            <text:p>113.754</text:p>
          </table:table-cell>
          <table:table-cell office:value-type="float" office:value="114.096" calcext:value-type="float">
            <text:p>114.096</text:p>
          </table:table-cell>
          <table:table-cell office:value-type="float" office:value="107.178" calcext:value-type="float">
            <text:p>107.178</text:p>
          </table:table-cell>
          <table:table-cell/>
          <table:table-cell office:value-type="float" office:value="0.147" calcext:value-type="float">
            <text:p>0.147</text:p>
          </table:table-cell>
          <table:table-cell office:value-type="float" office:value="0.143" calcext:value-type="float">
            <text:p>0.143</text:p>
          </table:table-cell>
          <table:table-cell office:value-type="float" office:value="0.263" calcext:value-type="float">
            <text:p>0.263</text:p>
          </table:table-cell>
          <table:table-cell office:value-type="float" office:value="0.233" calcext:value-type="float">
            <text:p>0.233</text:p>
          </table:table-cell>
          <table:table-cell office:value-type="float" office:value="0.215" calcext:value-type="float">
            <text:p>0.215</text:p>
          </table:table-cell>
          <table:table-cell office:value-type="float" office:value="0.312" calcext:value-type="float">
            <text:p>0.3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NEG</text:p>
          </table:table-cell>
          <table:table-cell office:value-type="float" office:value="1" calcext:value-type="float">
            <text:p>1</text:p>
          </table:table-cell>
          <table:table-cell office:value-type="float" office:value="740.912" calcext:value-type="float">
            <text:p>740.912</text:p>
          </table:table-cell>
          <table:table-cell office:value-type="float" office:value="1033.549" calcext:value-type="float">
            <text:p>1033.549</text:p>
          </table:table-cell>
          <table:table-cell office:value-type="float" office:value="1822.116" calcext:value-type="float">
            <text:p>1822.116</text:p>
          </table:table-cell>
          <table:table-cell office:value-type="float" office:value="11153.389" calcext:value-type="float">
            <text:p>11153.389</text:p>
          </table:table-cell>
          <table:table-cell office:value-type="float" office:value="10888.65" calcext:value-type="float">
            <text:p>10888.65</text:p>
          </table:table-cell>
          <table:table-cell office:value-type="float" office:value="12474.545" calcext:value-type="float">
            <text:p>12474.545</text:p>
          </table:table-cell>
          <table:table-cell/>
          <table:table-cell office:value-type="float" office:value="645.396" calcext:value-type="float">
            <text:p>645.396</text:p>
          </table:table-cell>
          <table:table-cell office:value-type="float" office:value="929.201" calcext:value-type="float">
            <text:p>929.201</text:p>
          </table:table-cell>
          <table:table-cell office:value-type="float" office:value="1705.162" calcext:value-type="float">
            <text:p>1705.162</text:p>
          </table:table-cell>
          <table:table-cell office:value-type="float" office:value="10542.971" calcext:value-type="float">
            <text:p>10542.971</text:p>
          </table:table-cell>
          <table:table-cell office:value-type="float" office:value="10111.786" calcext:value-type="float">
            <text:p>10111.786</text:p>
          </table:table-cell>
          <table:table-cell office:value-type="float" office:value="11734.259" calcext:value-type="float">
            <text:p>11734.25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Int2FL</text:p>
          </table:table-cell>
          <table:table-cell office:value-type="float" office:value="1" calcext:value-type="float">
            <text:p>1</text:p>
          </table:table-cell>
          <table:table-cell office:value-type="float" office:value="1614.211" calcext:value-type="float">
            <text:p>1614.211</text:p>
          </table:table-cell>
          <table:table-cell office:value-type="float" office:value="2012.194" calcext:value-type="float">
            <text:p>2012.194</text:p>
          </table:table-cell>
          <table:table-cell office:value-type="float" office:value="3855.663" calcext:value-type="float">
            <text:p>3855.663</text:p>
          </table:table-cell>
          <table:table-cell office:value-type="float" office:value="28443.01" calcext:value-type="float">
            <text:p>28443.01</text:p>
          </table:table-cell>
          <table:table-cell office:value-type="float" office:value="31012.859" calcext:value-type="float">
            <text:p>31012.859</text:p>
          </table:table-cell>
          <table:table-cell office:value-type="float" office:value="34223.965" calcext:value-type="float">
            <text:p>34223.965</text:p>
          </table:table-cell>
          <table:table-cell/>
          <table:table-cell office:value-type="float" office:value="1492.134" calcext:value-type="float">
            <text:p>1492.134</text:p>
          </table:table-cell>
          <table:table-cell office:value-type="float" office:value="1881.905" calcext:value-type="float">
            <text:p>1881.905</text:p>
          </table:table-cell>
          <table:table-cell office:value-type="float" office:value="3706.41" calcext:value-type="float">
            <text:p>3706.41</text:p>
          </table:table-cell>
          <table:table-cell office:value-type="float" office:value="27809.731" calcext:value-type="float">
            <text:p>27809.731</text:p>
          </table:table-cell>
          <table:table-cell office:value-type="float" office:value="30370.142" calcext:value-type="float">
            <text:p>30370.142</text:p>
          </table:table-cell>
          <table:table-cell office:value-type="float" office:value="33405.212" calcext:value-type="float">
            <text:p>33405.21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Int2Fx</text:p>
          </table:table-cell>
          <table:table-cell office:value-type="float" office:value="1" calcext:value-type="float">
            <text:p>1</text:p>
          </table:table-cell>
          <table:table-cell office:value-type="float" office:value="8.118" calcext:value-type="float">
            <text:p>8.118</text:p>
          </table:table-cell>
          <table:table-cell office:value-type="float" office:value="7.97" calcext:value-type="float">
            <text:p>7.97</text:p>
          </table:table-cell>
          <table:table-cell office:value-type="float" office:value="7.6" calcext:value-type="float">
            <text:p>7.6</text:p>
          </table:table-cell>
          <table:table-cell office:value-type="float" office:value="115.133" calcext:value-type="float">
            <text:p>115.133</text:p>
          </table:table-cell>
          <table:table-cell office:value-type="float" office:value="110.705" calcext:value-type="float">
            <text:p>110.705</text:p>
          </table:table-cell>
          <table:table-cell office:value-type="float" office:value="112.227" calcext:value-type="float">
            <text:p>112.227</text:p>
          </table:table-cell>
          <table:table-cell/>
          <table:table-cell office:value-type="float" office:value="0.194" calcext:value-type="float">
            <text:p>0.194</text:p>
          </table:table-cell>
          <table:table-cell office:value-type="float" office:value="0.193" calcext:value-type="float">
            <text:p>0.193</text:p>
          </table:table-cell>
          <table:table-cell office:value-type="float" office:value="0.258" calcext:value-type="float">
            <text:p>0.258</text:p>
          </table:table-cell>
          <table:table-cell office:value-type="float" office:value="0.131" calcext:value-type="float">
            <text:p>0.131</text:p>
          </table:table-cell>
          <table:table-cell office:value-type="float" office:value="0.204" calcext:value-type="float">
            <text:p>0.204</text:p>
          </table:table-cell>
          <table:table-cell office:value-type="float" office:value="0.241" calcext:value-type="float">
            <text:p>0.24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INT_ADD</text:p>
          </table:table-cell>
          <table:table-cell office:value-type="float" office:value="1000" calcext:value-type="float">
            <text:p>1000</text:p>
          </table:table-cell>
          <table:table-cell office:value-type="float" office:value="229.765" calcext:value-type="float">
            <text:p>229.765</text:p>
          </table:table-cell>
          <table:table-cell office:value-type="float" office:value="302.459" calcext:value-type="float">
            <text:p>302.459</text:p>
          </table:table-cell>
          <table:table-cell office:value-type="float" office:value="441.989" calcext:value-type="float">
            <text:p>441.989</text:p>
          </table:table-cell>
          <table:table-cell office:value-type="float" office:value="2259.135" calcext:value-type="float">
            <text:p>2259.135</text:p>
          </table:table-cell>
          <table:table-cell office:value-type="float" office:value="2814.234" calcext:value-type="float">
            <text:p>2814.234</text:p>
          </table:table-cell>
          <table:table-cell office:value-type="float" office:value="5129.596" calcext:value-type="float">
            <text:p>5129.596</text:p>
          </table:table-cell>
          <table:table-cell/>
          <table:table-cell office:value-type="float" office:value="14.121" calcext:value-type="float">
            <text:p>14.121</text:p>
          </table:table-cell>
          <table:table-cell office:value-type="float" office:value="21.682" calcext:value-type="float">
            <text:p>21.682</text:p>
          </table:table-cell>
          <table:table-cell office:value-type="float" office:value="47.092" calcext:value-type="float">
            <text:p>47.092</text:p>
          </table:table-cell>
          <table:table-cell office:value-type="float" office:value="524.739" calcext:value-type="float">
            <text:p>524.739</text:p>
          </table:table-cell>
          <table:table-cell office:value-type="float" office:value="481.933" calcext:value-type="float">
            <text:p>481.933</text:p>
          </table:table-cell>
          <table:table-cell office:value-type="float" office:value="608.864" calcext:value-type="float">
            <text:p>608.864</text:p>
          </table:table-cell>
          <table:table-cell table:number-columns-repeated="3"/>
          <table:table-cell table:formula="of:=[.C215] / [.$B215]" office:value-type="float" office:value="0.229765" calcext:value-type="float">
            <text:p>0.229765</text:p>
          </table:table-cell>
          <table:table-cell table:formula="of:=[.D215] / [.$B215]" office:value-type="float" office:value="0.302459" calcext:value-type="float">
            <text:p>0.302459</text:p>
          </table:table-cell>
          <table:table-cell table:formula="of:=[.E215] / [.$B215]" office:value-type="float" office:value="0.441989" calcext:value-type="float">
            <text:p>0.441989</text:p>
          </table:table-cell>
          <table:table-cell table:formula="of:=[.F215] / [.$B215]" office:value-type="float" office:value="2.259135" calcext:value-type="float">
            <text:p>2.259135</text:p>
          </table:table-cell>
          <table:table-cell table:formula="of:=[.G215] / [.$B215]" office:value-type="float" office:value="2.814234" calcext:value-type="float">
            <text:p>2.814234</text:p>
          </table:table-cell>
          <table:table-cell table:formula="of:=[.H215] / [.$B215]" office:value-type="float" office:value="5.129596" calcext:value-type="float">
            <text:p>5.129596</text:p>
          </table:table-cell>
          <table:table-cell table:formula="of:=[.I215] / [.$B215]" office:value-type="float" office:value="0" calcext:value-type="float">
            <text:p>0</text:p>
          </table:table-cell>
          <table:table-cell table:formula="of:=[.J215] / [.$B215]" office:value-type="float" office:value="0.014121" calcext:value-type="float">
            <text:p>0.014121</text:p>
          </table:table-cell>
          <table:table-cell table:formula="of:=[.K215] / [.$B215]" office:value-type="float" office:value="0.021682" calcext:value-type="float">
            <text:p>0.021682</text:p>
          </table:table-cell>
          <table:table-cell table:formula="of:=[.L215] / [.$B215]" office:value-type="float" office:value="0.047092" calcext:value-type="float">
            <text:p>0.047092</text:p>
          </table:table-cell>
          <table:table-cell table:formula="of:=[.M215] / [.$B215]" office:value-type="float" office:value="0.524739" calcext:value-type="float">
            <text:p>0.524739</text:p>
          </table:table-cell>
          <table:table-cell table:formula="of:=[.N215] / [.$B215]" office:value-type="float" office:value="0.481933" calcext:value-type="float">
            <text:p>0.481933</text:p>
          </table:table-cell>
          <table:table-cell table:formula="of:=[.O215] / [.$B215]" office:value-type="float" office:value="0.608864" calcext:value-type="float">
            <text:p>0.608864</text:p>
          </table:table-cell>
        </table:table-row>
        <table:table-row table:style-name="ro1">
          <table:table-cell office:value-type="string" calcext:value-type="string">
            <text:p>INT_SUB</text:p>
          </table:table-cell>
          <table:table-cell office:value-type="float" office:value="1000" calcext:value-type="float">
            <text:p>1000</text:p>
          </table:table-cell>
          <table:table-cell office:value-type="float" office:value="236.396" calcext:value-type="float">
            <text:p>236.396</text:p>
          </table:table-cell>
          <table:table-cell office:value-type="float" office:value="288.812" calcext:value-type="float">
            <text:p>288.812</text:p>
          </table:table-cell>
          <table:table-cell office:value-type="float" office:value="467.912" calcext:value-type="float">
            <text:p>467.912</text:p>
          </table:table-cell>
          <table:table-cell office:value-type="float" office:value="2249.235" calcext:value-type="float">
            <text:p>2249.235</text:p>
          </table:table-cell>
          <table:table-cell office:value-type="float" office:value="3078.05" calcext:value-type="float">
            <text:p>3078.05</text:p>
          </table:table-cell>
          <table:table-cell office:value-type="float" office:value="4453.816" calcext:value-type="float">
            <text:p>4453.816</text:p>
          </table:table-cell>
          <table:table-cell/>
          <table:table-cell office:value-type="float" office:value="14.233" calcext:value-type="float">
            <text:p>14.233</text:p>
          </table:table-cell>
          <table:table-cell office:value-type="float" office:value="18.57" calcext:value-type="float">
            <text:p>18.57</text:p>
          </table:table-cell>
          <table:table-cell office:value-type="float" office:value="55.634" calcext:value-type="float">
            <text:p>55.634</text:p>
          </table:table-cell>
          <table:table-cell office:value-type="float" office:value="591.516" calcext:value-type="float">
            <text:p>591.516</text:p>
          </table:table-cell>
          <table:table-cell office:value-type="float" office:value="542.161" calcext:value-type="float">
            <text:p>542.161</text:p>
          </table:table-cell>
          <table:table-cell office:value-type="float" office:value="592.687" calcext:value-type="float">
            <text:p>592.687</text:p>
          </table:table-cell>
          <table:table-cell table:number-columns-repeated="3"/>
          <table:table-cell table:formula="of:=[.C216] / [.$B216]" office:value-type="float" office:value="0.236396" calcext:value-type="float">
            <text:p>0.236396</text:p>
          </table:table-cell>
          <table:table-cell table:formula="of:=[.D216] / [.$B216]" office:value-type="float" office:value="0.288812" calcext:value-type="float">
            <text:p>0.288812</text:p>
          </table:table-cell>
          <table:table-cell table:formula="of:=[.E216] / [.$B216]" office:value-type="float" office:value="0.467912" calcext:value-type="float">
            <text:p>0.467912</text:p>
          </table:table-cell>
          <table:table-cell table:formula="of:=[.F216] / [.$B216]" office:value-type="float" office:value="2.249235" calcext:value-type="float">
            <text:p>2.249235</text:p>
          </table:table-cell>
          <table:table-cell table:formula="of:=[.G216] / [.$B216]" office:value-type="float" office:value="3.07805" calcext:value-type="float">
            <text:p>3.07805</text:p>
          </table:table-cell>
          <table:table-cell table:formula="of:=[.H216] / [.$B216]" office:value-type="float" office:value="4.453816" calcext:value-type="float">
            <text:p>4.453816</text:p>
          </table:table-cell>
          <table:table-cell table:formula="of:=[.I216] / [.$B216]" office:value-type="float" office:value="0" calcext:value-type="float">
            <text:p>0</text:p>
          </table:table-cell>
          <table:table-cell table:formula="of:=[.J216] / [.$B216]" office:value-type="float" office:value="0.014233" calcext:value-type="float">
            <text:p>0.014233</text:p>
          </table:table-cell>
          <table:table-cell table:formula="of:=[.K216] / [.$B216]" office:value-type="float" office:value="0.01857" calcext:value-type="float">
            <text:p>0.01857</text:p>
          </table:table-cell>
          <table:table-cell table:formula="of:=[.L216] / [.$B216]" office:value-type="float" office:value="0.055634" calcext:value-type="float">
            <text:p>0.055634</text:p>
          </table:table-cell>
          <table:table-cell table:formula="of:=[.M216] / [.$B216]" office:value-type="float" office:value="0.591516" calcext:value-type="float">
            <text:p>0.591516</text:p>
          </table:table-cell>
          <table:table-cell table:formula="of:=[.N216] / [.$B216]" office:value-type="float" office:value="0.542161" calcext:value-type="float">
            <text:p>0.542161</text:p>
          </table:table-cell>
          <table:table-cell table:formula="of:=[.O216] / [.$B216]" office:value-type="float" office:value="0.592687" calcext:value-type="float">
            <text:p>0.592687</text:p>
          </table:table-cell>
        </table:table-row>
        <table:table-row table:style-name="ro1">
          <table:table-cell office:value-type="string" calcext:value-type="string">
            <text:p>INT_MUL</text:p>
          </table:table-cell>
          <table:table-cell office:value-type="float" office:value="1000" calcext:value-type="float">
            <text:p>1000</text:p>
          </table:table-cell>
          <table:table-cell office:value-type="float" office:value="1225.402" calcext:value-type="float">
            <text:p>1225.402</text:p>
          </table:table-cell>
          <table:table-cell office:value-type="float" office:value="1916.693" calcext:value-type="float">
            <text:p>1916.693</text:p>
          </table:table-cell>
          <table:table-cell office:value-type="float" office:value="3090.144" calcext:value-type="float">
            <text:p>3090.144</text:p>
          </table:table-cell>
          <table:table-cell office:value-type="float" office:value="9808.066" calcext:value-type="float">
            <text:p>9808.066</text:p>
          </table:table-cell>
          <table:table-cell office:value-type="float" office:value="19039.826" calcext:value-type="float">
            <text:p>19039.826</text:p>
          </table:table-cell>
          <table:table-cell office:value-type="float" office:value="31562.325" calcext:value-type="float">
            <text:p>31562.325</text:p>
          </table:table-cell>
          <table:table-cell/>
          <table:table-cell office:value-type="float" office:value="90.631" calcext:value-type="float">
            <text:p>90.631</text:p>
          </table:table-cell>
          <table:table-cell office:value-type="float" office:value="144.006" calcext:value-type="float">
            <text:p>144.006</text:p>
          </table:table-cell>
          <table:table-cell office:value-type="float" office:value="369.238" calcext:value-type="float">
            <text:p>369.238</text:p>
          </table:table-cell>
          <table:table-cell office:value-type="float" office:value="1114.668" calcext:value-type="float">
            <text:p>1114.668</text:p>
          </table:table-cell>
          <table:table-cell office:value-type="float" office:value="1604.372" calcext:value-type="float">
            <text:p>1604.372</text:p>
          </table:table-cell>
          <table:table-cell office:value-type="float" office:value="1887.648" calcext:value-type="float">
            <text:p>1887.648</text:p>
          </table:table-cell>
          <table:table-cell table:number-columns-repeated="3"/>
          <table:table-cell table:formula="of:=[.C217] / [.$B217]" office:value-type="float" office:value="1.225402" calcext:value-type="float">
            <text:p>1.225402</text:p>
          </table:table-cell>
          <table:table-cell table:formula="of:=[.D217] / [.$B217]" office:value-type="float" office:value="1.916693" calcext:value-type="float">
            <text:p>1.916693</text:p>
          </table:table-cell>
          <table:table-cell table:formula="of:=[.E217] / [.$B217]" office:value-type="float" office:value="3.090144" calcext:value-type="float">
            <text:p>3.090144</text:p>
          </table:table-cell>
          <table:table-cell table:formula="of:=[.F217] / [.$B217]" office:value-type="float" office:value="9.808066" calcext:value-type="float">
            <text:p>9.808066</text:p>
          </table:table-cell>
          <table:table-cell table:formula="of:=[.G217] / [.$B217]" office:value-type="float" office:value="19.039826" calcext:value-type="float">
            <text:p>19.039826</text:p>
          </table:table-cell>
          <table:table-cell table:formula="of:=[.H217] / [.$B217]" office:value-type="float" office:value="31.562325" calcext:value-type="float">
            <text:p>31.562325</text:p>
          </table:table-cell>
          <table:table-cell table:formula="of:=[.I217] / [.$B217]" office:value-type="float" office:value="0" calcext:value-type="float">
            <text:p>0</text:p>
          </table:table-cell>
          <table:table-cell table:formula="of:=[.J217] / [.$B217]" office:value-type="float" office:value="0.090631" calcext:value-type="float">
            <text:p>0.090631</text:p>
          </table:table-cell>
          <table:table-cell table:formula="of:=[.K217] / [.$B217]" office:value-type="float" office:value="0.144006" calcext:value-type="float">
            <text:p>0.144006</text:p>
          </table:table-cell>
          <table:table-cell table:formula="of:=[.L217] / [.$B217]" office:value-type="float" office:value="0.369238" calcext:value-type="float">
            <text:p>0.369238</text:p>
          </table:table-cell>
          <table:table-cell table:formula="of:=[.M217] / [.$B217]" office:value-type="float" office:value="1.114668" calcext:value-type="float">
            <text:p>1.114668</text:p>
          </table:table-cell>
          <table:table-cell table:formula="of:=[.N217] / [.$B217]" office:value-type="float" office:value="1.604372" calcext:value-type="float">
            <text:p>1.604372</text:p>
          </table:table-cell>
          <table:table-cell table:formula="of:=[.O217] / [.$B217]" office:value-type="float" office:value="1.887648" calcext:value-type="float">
            <text:p>1.887648</text:p>
          </table:table-cell>
        </table:table-row>
        <table:table-row table:style-name="ro1">
          <table:table-cell office:value-type="string" calcext:value-type="string">
            <text:p>INT_DIV</text:p>
          </table:table-cell>
          <table:table-cell office:value-type="float" office:value="1000" calcext:value-type="float">
            <text:p>1000</text:p>
          </table:table-cell>
          <table:table-cell office:value-type="float" office:value="27014.272" calcext:value-type="float">
            <text:p>27014.272</text:p>
          </table:table-cell>
          <table:table-cell office:value-type="float" office:value="30452.34" calcext:value-type="float">
            <text:p>30452.34</text:p>
          </table:table-cell>
          <table:table-cell office:value-type="float" office:value="63218.029" calcext:value-type="float">
            <text:p>63218.029</text:p>
          </table:table-cell>
          <table:table-cell office:value-type="float" office:value="350044.406" calcext:value-type="float">
            <text:p>350044.406</text:p>
          </table:table-cell>
          <table:table-cell office:value-type="float" office:value="373968.157" calcext:value-type="float">
            <text:p>373968.157</text:p>
          </table:table-cell>
          <table:table-cell office:value-type="float" office:value="430116.592" calcext:value-type="float">
            <text:p>430116.592</text:p>
          </table:table-cell>
          <table:table-cell/>
          <table:table-cell office:value-type="float" office:value="25723.442" calcext:value-type="float">
            <text:p>25723.442</text:p>
          </table:table-cell>
          <table:table-cell office:value-type="float" office:value="28467.824" calcext:value-type="float">
            <text:p>28467.824</text:p>
          </table:table-cell>
          <table:table-cell office:value-type="float" office:value="60054.245" calcext:value-type="float">
            <text:p>60054.245</text:p>
          </table:table-cell>
          <table:table-cell office:value-type="float" office:value="337809.18" calcext:value-type="float">
            <text:p>337809.18</text:p>
          </table:table-cell>
          <table:table-cell office:value-type="float" office:value="357631.038" calcext:value-type="float">
            <text:p>357631.038</text:p>
          </table:table-cell>
          <table:table-cell office:value-type="float" office:value="394111.27" calcext:value-type="float">
            <text:p>394111.27</text:p>
          </table:table-cell>
          <table:table-cell table:number-columns-repeated="3"/>
          <table:table-cell table:formula="of:=[.C218] / [.$B218]" office:value-type="float" office:value="27.014272" calcext:value-type="float">
            <text:p>27.014272</text:p>
          </table:table-cell>
          <table:table-cell table:formula="of:=[.D218] / [.$B218]" office:value-type="float" office:value="30.45234" calcext:value-type="float">
            <text:p>30.45234</text:p>
          </table:table-cell>
          <table:table-cell table:formula="of:=[.E218] / [.$B218]" office:value-type="float" office:value="63.218029" calcext:value-type="float">
            <text:p>63.218029</text:p>
          </table:table-cell>
          <table:table-cell table:formula="of:=[.F218] / [.$B218]" office:value-type="float" office:value="350.044406" calcext:value-type="float">
            <text:p>350.044406</text:p>
          </table:table-cell>
          <table:table-cell table:formula="of:=[.G218] / [.$B218]" office:value-type="float" office:value="373.968157" calcext:value-type="float">
            <text:p>373.968157</text:p>
          </table:table-cell>
          <table:table-cell table:formula="of:=[.H218] / [.$B218]" office:value-type="float" office:value="430.116592" calcext:value-type="float">
            <text:p>430.116592</text:p>
          </table:table-cell>
          <table:table-cell table:formula="of:=[.I218] / [.$B218]" office:value-type="float" office:value="0" calcext:value-type="float">
            <text:p>0</text:p>
          </table:table-cell>
          <table:table-cell table:formula="of:=[.J218] / [.$B218]" office:value-type="float" office:value="25.723442" calcext:value-type="float">
            <text:p>25.723442</text:p>
          </table:table-cell>
          <table:table-cell table:formula="of:=[.K218] / [.$B218]" office:value-type="float" office:value="28.467824" calcext:value-type="float">
            <text:p>28.467824</text:p>
          </table:table-cell>
          <table:table-cell table:formula="of:=[.L218] / [.$B218]" office:value-type="float" office:value="60.054245" calcext:value-type="float">
            <text:p>60.054245</text:p>
          </table:table-cell>
          <table:table-cell table:formula="of:=[.M218] / [.$B218]" office:value-type="float" office:value="337.80918" calcext:value-type="float">
            <text:p>337.80918</text:p>
          </table:table-cell>
          <table:table-cell table:formula="of:=[.N218] / [.$B218]" office:value-type="float" office:value="357.631038" calcext:value-type="float">
            <text:p>357.631038</text:p>
          </table:table-cell>
          <table:table-cell table:formula="of:=[.O218] / [.$B218]" office:value-type="float" office:value="394.11127" calcext:value-type="float">
            <text:p>394.11127</text:p>
          </table:table-cell>
        </table:table-row>
        <table:table-row table:style-name="ro1">
          <table:table-cell office:value-type="string" calcext:value-type="string">
            <text:p>INT_LT</text:p>
          </table:table-cell>
          <table:table-cell office:value-type="float" office:value="1000" calcext:value-type="float">
            <text:p>1000</text:p>
          </table:table-cell>
          <table:table-cell office:value-type="float" office:value="177.999" calcext:value-type="float">
            <text:p>177.999</text:p>
          </table:table-cell>
          <table:table-cell office:value-type="float" office:value="234.07" calcext:value-type="float">
            <text:p>234.07</text:p>
          </table:table-cell>
          <table:table-cell office:value-type="float" office:value="352.628" calcext:value-type="float">
            <text:p>352.628</text:p>
          </table:table-cell>
          <table:table-cell office:value-type="float" office:value="2188.787" calcext:value-type="float">
            <text:p>2188.787</text:p>
          </table:table-cell>
          <table:table-cell office:value-type="float" office:value="2611.381" calcext:value-type="float">
            <text:p>2611.381</text:p>
          </table:table-cell>
          <table:table-cell office:value-type="float" office:value="3304.912" calcext:value-type="float">
            <text:p>3304.912</text:p>
          </table:table-cell>
          <table:table-cell/>
          <table:table-cell office:value-type="float" office:value="26.565" calcext:value-type="float">
            <text:p>26.565</text:p>
          </table:table-cell>
          <table:table-cell office:value-type="float" office:value="68.57" calcext:value-type="float">
            <text:p>68.57</text:p>
          </table:table-cell>
          <table:table-cell office:value-type="float" office:value="112.549" calcext:value-type="float">
            <text:p>112.549</text:p>
          </table:table-cell>
          <table:table-cell office:value-type="float" office:value="719.558" calcext:value-type="float">
            <text:p>719.558</text:p>
          </table:table-cell>
          <table:table-cell office:value-type="float" office:value="876.803" calcext:value-type="float">
            <text:p>876.803</text:p>
          </table:table-cell>
          <table:table-cell office:value-type="float" office:value="826.017" calcext:value-type="float">
            <text:p>826.017</text:p>
          </table:table-cell>
          <table:table-cell table:number-columns-repeated="3"/>
          <table:table-cell table:formula="of:=[.C219] / [.$B219]" office:value-type="float" office:value="0.177999" calcext:value-type="float">
            <text:p>0.177999</text:p>
          </table:table-cell>
          <table:table-cell table:formula="of:=[.D219] / [.$B219]" office:value-type="float" office:value="0.23407" calcext:value-type="float">
            <text:p>0.23407</text:p>
          </table:table-cell>
          <table:table-cell table:formula="of:=[.E219] / [.$B219]" office:value-type="float" office:value="0.352628" calcext:value-type="float">
            <text:p>0.352628</text:p>
          </table:table-cell>
          <table:table-cell table:formula="of:=[.F219] / [.$B219]" office:value-type="float" office:value="2.188787" calcext:value-type="float">
            <text:p>2.188787</text:p>
          </table:table-cell>
          <table:table-cell table:formula="of:=[.G219] / [.$B219]" office:value-type="float" office:value="2.611381" calcext:value-type="float">
            <text:p>2.611381</text:p>
          </table:table-cell>
          <table:table-cell table:formula="of:=[.H219] / [.$B219]" office:value-type="float" office:value="3.304912" calcext:value-type="float">
            <text:p>3.304912</text:p>
          </table:table-cell>
          <table:table-cell table:formula="of:=[.I219] / [.$B219]" office:value-type="float" office:value="0" calcext:value-type="float">
            <text:p>0</text:p>
          </table:table-cell>
          <table:table-cell table:formula="of:=[.J219] / [.$B219]" office:value-type="float" office:value="0.026565" calcext:value-type="float">
            <text:p>0.026565</text:p>
          </table:table-cell>
          <table:table-cell table:formula="of:=[.K219] / [.$B219]" office:value-type="float" office:value="0.06857" calcext:value-type="float">
            <text:p>0.06857</text:p>
          </table:table-cell>
          <table:table-cell table:formula="of:=[.L219] / [.$B219]" office:value-type="float" office:value="0.112549" calcext:value-type="float">
            <text:p>0.112549</text:p>
          </table:table-cell>
          <table:table-cell table:formula="of:=[.M219] / [.$B219]" office:value-type="float" office:value="0.719558" calcext:value-type="float">
            <text:p>0.719558</text:p>
          </table:table-cell>
          <table:table-cell table:formula="of:=[.N219] / [.$B219]" office:value-type="float" office:value="0.876803" calcext:value-type="float">
            <text:p>0.876803</text:p>
          </table:table-cell>
          <table:table-cell table:formula="of:=[.O219] / [.$B219]" office:value-type="float" office:value="0.826017" calcext:value-type="float">
            <text:p>0.826017</text:p>
          </table:table-cell>
        </table:table-row>
        <table:table-row table:style-name="ro1">
          <table:table-cell office:value-type="string" calcext:value-type="string">
            <text:p>INT_GT</text:p>
          </table:table-cell>
          <table:table-cell office:value-type="float" office:value="1000" calcext:value-type="float">
            <text:p>1000</text:p>
          </table:table-cell>
          <table:table-cell office:value-type="float" office:value="188.363" calcext:value-type="float">
            <text:p>188.363</text:p>
          </table:table-cell>
          <table:table-cell office:value-type="float" office:value="230.05" calcext:value-type="float">
            <text:p>230.05</text:p>
          </table:table-cell>
          <table:table-cell office:value-type="float" office:value="332.071" calcext:value-type="float">
            <text:p>332.071</text:p>
          </table:table-cell>
          <table:table-cell office:value-type="float" office:value="2324.387" calcext:value-type="float">
            <text:p>2324.387</text:p>
          </table:table-cell>
          <table:table-cell office:value-type="float" office:value="2482.769" calcext:value-type="float">
            <text:p>2482.769</text:p>
          </table:table-cell>
          <table:table-cell office:value-type="float" office:value="3430.986" calcext:value-type="float">
            <text:p>3430.986</text:p>
          </table:table-cell>
          <table:table-cell/>
          <table:table-cell office:value-type="float" office:value="37.166" calcext:value-type="float">
            <text:p>37.166</text:p>
          </table:table-cell>
          <table:table-cell office:value-type="float" office:value="63.707" calcext:value-type="float">
            <text:p>63.707</text:p>
          </table:table-cell>
          <table:table-cell office:value-type="float" office:value="102.86" calcext:value-type="float">
            <text:p>102.86</text:p>
          </table:table-cell>
          <table:table-cell office:value-type="float" office:value="869.022" calcext:value-type="float">
            <text:p>869.022</text:p>
          </table:table-cell>
          <table:table-cell office:value-type="float" office:value="775.243" calcext:value-type="float">
            <text:p>775.243</text:p>
          </table:table-cell>
          <table:table-cell office:value-type="float" office:value="960.534" calcext:value-type="float">
            <text:p>960.534</text:p>
          </table:table-cell>
          <table:table-cell table:number-columns-repeated="3"/>
          <table:table-cell table:formula="of:=[.C220] / [.$B220]" office:value-type="float" office:value="0.188363" calcext:value-type="float">
            <text:p>0.188363</text:p>
          </table:table-cell>
          <table:table-cell table:formula="of:=[.D220] / [.$B220]" office:value-type="float" office:value="0.23005" calcext:value-type="float">
            <text:p>0.23005</text:p>
          </table:table-cell>
          <table:table-cell table:formula="of:=[.E220] / [.$B220]" office:value-type="float" office:value="0.332071" calcext:value-type="float">
            <text:p>0.332071</text:p>
          </table:table-cell>
          <table:table-cell table:formula="of:=[.F220] / [.$B220]" office:value-type="float" office:value="2.324387" calcext:value-type="float">
            <text:p>2.324387</text:p>
          </table:table-cell>
          <table:table-cell table:formula="of:=[.G220] / [.$B220]" office:value-type="float" office:value="2.482769" calcext:value-type="float">
            <text:p>2.482769</text:p>
          </table:table-cell>
          <table:table-cell table:formula="of:=[.H220] / [.$B220]" office:value-type="float" office:value="3.430986" calcext:value-type="float">
            <text:p>3.430986</text:p>
          </table:table-cell>
          <table:table-cell table:formula="of:=[.I220] / [.$B220]" office:value-type="float" office:value="0" calcext:value-type="float">
            <text:p>0</text:p>
          </table:table-cell>
          <table:table-cell table:formula="of:=[.J220] / [.$B220]" office:value-type="float" office:value="0.037166" calcext:value-type="float">
            <text:p>0.037166</text:p>
          </table:table-cell>
          <table:table-cell table:formula="of:=[.K220] / [.$B220]" office:value-type="float" office:value="0.063707" calcext:value-type="float">
            <text:p>0.063707</text:p>
          </table:table-cell>
          <table:table-cell table:formula="of:=[.L220] / [.$B220]" office:value-type="float" office:value="0.10286" calcext:value-type="float">
            <text:p>0.10286</text:p>
          </table:table-cell>
          <table:table-cell table:formula="of:=[.M220] / [.$B220]" office:value-type="float" office:value="0.869022" calcext:value-type="float">
            <text:p>0.869022</text:p>
          </table:table-cell>
          <table:table-cell table:formula="of:=[.N220] / [.$B220]" office:value-type="float" office:value="0.775243" calcext:value-type="float">
            <text:p>0.775243</text:p>
          </table:table-cell>
          <table:table-cell table:formula="of:=[.O220] / [.$B220]" office:value-type="float" office:value="0.960534" calcext:value-type="float">
            <text:p>0.960534</text:p>
          </table:table-cell>
        </table:table-row>
        <table:table-row table:style-name="ro1">
          <table:table-cell office:value-type="string" calcext:value-type="string">
            <text:p>INT_EQ</text:p>
          </table:table-cell>
          <table:table-cell office:value-type="float" office:value="1000" calcext:value-type="float">
            <text:p>1000</text:p>
          </table:table-cell>
          <table:table-cell office:value-type="float" office:value="137.157" calcext:value-type="float">
            <text:p>137.157</text:p>
          </table:table-cell>
          <table:table-cell office:value-type="float" office:value="172.812" calcext:value-type="float">
            <text:p>172.812</text:p>
          </table:table-cell>
          <table:table-cell office:value-type="float" office:value="256.224" calcext:value-type="float">
            <text:p>256.224</text:p>
          </table:table-cell>
          <table:table-cell office:value-type="float" office:value="1814.466" calcext:value-type="float">
            <text:p>1814.466</text:p>
          </table:table-cell>
          <table:table-cell office:value-type="float" office:value="2119.558" calcext:value-type="float">
            <text:p>2119.558</text:p>
          </table:table-cell>
          <table:table-cell office:value-type="float" office:value="2384.033" calcext:value-type="float">
            <text:p>2384.033</text:p>
          </table:table-cell>
          <table:table-cell/>
          <table:table-cell office:value-type="float" office:value="27.885" calcext:value-type="float">
            <text:p>27.885</text:p>
          </table:table-cell>
          <table:table-cell office:value-type="float" office:value="56.966" calcext:value-type="float">
            <text:p>56.966</text:p>
          </table:table-cell>
          <table:table-cell office:value-type="float" office:value="90.355" calcext:value-type="float">
            <text:p>90.355</text:p>
          </table:table-cell>
          <table:table-cell office:value-type="float" office:value="710.625" calcext:value-type="float">
            <text:p>710.625</text:p>
          </table:table-cell>
          <table:table-cell office:value-type="float" office:value="817.628" calcext:value-type="float">
            <text:p>817.628</text:p>
          </table:table-cell>
          <table:table-cell office:value-type="float" office:value="910.257" calcext:value-type="float">
            <text:p>910.257</text:p>
          </table:table-cell>
          <table:table-cell table:number-columns-repeated="3"/>
          <table:table-cell table:formula="of:=[.C221] / [.$B221]" office:value-type="float" office:value="0.137157" calcext:value-type="float">
            <text:p>0.137157</text:p>
          </table:table-cell>
          <table:table-cell table:formula="of:=[.D221] / [.$B221]" office:value-type="float" office:value="0.172812" calcext:value-type="float">
            <text:p>0.172812</text:p>
          </table:table-cell>
          <table:table-cell table:formula="of:=[.E221] / [.$B221]" office:value-type="float" office:value="0.256224" calcext:value-type="float">
            <text:p>0.256224</text:p>
          </table:table-cell>
          <table:table-cell table:formula="of:=[.F221] / [.$B221]" office:value-type="float" office:value="1.814466" calcext:value-type="float">
            <text:p>1.814466</text:p>
          </table:table-cell>
          <table:table-cell table:formula="of:=[.G221] / [.$B221]" office:value-type="float" office:value="2.119558" calcext:value-type="float">
            <text:p>2.119558</text:p>
          </table:table-cell>
          <table:table-cell table:formula="of:=[.H221] / [.$B221]" office:value-type="float" office:value="2.384033" calcext:value-type="float">
            <text:p>2.384033</text:p>
          </table:table-cell>
          <table:table-cell table:formula="of:=[.I221] / [.$B221]" office:value-type="float" office:value="0" calcext:value-type="float">
            <text:p>0</text:p>
          </table:table-cell>
          <table:table-cell table:formula="of:=[.J221] / [.$B221]" office:value-type="float" office:value="0.027885" calcext:value-type="float">
            <text:p>0.027885</text:p>
          </table:table-cell>
          <table:table-cell table:formula="of:=[.K221] / [.$B221]" office:value-type="float" office:value="0.056966" calcext:value-type="float">
            <text:p>0.056966</text:p>
          </table:table-cell>
          <table:table-cell table:formula="of:=[.L221] / [.$B221]" office:value-type="float" office:value="0.090355" calcext:value-type="float">
            <text:p>0.090355</text:p>
          </table:table-cell>
          <table:table-cell table:formula="of:=[.M221] / [.$B221]" office:value-type="float" office:value="0.710625" calcext:value-type="float">
            <text:p>0.710625</text:p>
          </table:table-cell>
          <table:table-cell table:formula="of:=[.N221] / [.$B221]" office:value-type="float" office:value="0.817628" calcext:value-type="float">
            <text:p>0.817628</text:p>
          </table:table-cell>
          <table:table-cell table:formula="of:=[.O221] / [.$B221]" office:value-type="float" office:value="0.910257" calcext:value-type="float">
            <text:p>0.910257</text:p>
          </table:table-cell>
        </table:table-row>
        <table:table-row table:style-name="ro1">
          <table:table-cell office:value-type="string" calcext:value-type="string">
            <text:p>INT_GEQ</text:p>
          </table:table-cell>
          <table:table-cell office:value-type="float" office:value="1000" calcext:value-type="float">
            <text:p>1000</text:p>
          </table:table-cell>
          <table:table-cell office:value-type="float" office:value="187.33" calcext:value-type="float">
            <text:p>187.33</text:p>
          </table:table-cell>
          <table:table-cell office:value-type="float" office:value="234.149" calcext:value-type="float">
            <text:p>234.149</text:p>
          </table:table-cell>
          <table:table-cell office:value-type="float" office:value="356.101" calcext:value-type="float">
            <text:p>356.101</text:p>
          </table:table-cell>
          <table:table-cell office:value-type="float" office:value="2284.302" calcext:value-type="float">
            <text:p>2284.302</text:p>
          </table:table-cell>
          <table:table-cell office:value-type="float" office:value="2823.157" calcext:value-type="float">
            <text:p>2823.157</text:p>
          </table:table-cell>
          <table:table-cell office:value-type="float" office:value="3399.867" calcext:value-type="float">
            <text:p>3399.867</text:p>
          </table:table-cell>
          <table:table-cell/>
          <table:table-cell office:value-type="float" office:value="32.631" calcext:value-type="float">
            <text:p>32.631</text:p>
          </table:table-cell>
          <table:table-cell office:value-type="float" office:value="66.057" calcext:value-type="float">
            <text:p>66.057</text:p>
          </table:table-cell>
          <table:table-cell office:value-type="float" office:value="117.646" calcext:value-type="float">
            <text:p>117.646</text:p>
          </table:table-cell>
          <table:table-cell office:value-type="float" office:value="896.232" calcext:value-type="float">
            <text:p>896.232</text:p>
          </table:table-cell>
          <table:table-cell office:value-type="float" office:value="792.972" calcext:value-type="float">
            <text:p>792.972</text:p>
          </table:table-cell>
          <table:table-cell office:value-type="float" office:value="838.775" calcext:value-type="float">
            <text:p>838.775</text:p>
          </table:table-cell>
          <table:table-cell table:number-columns-repeated="3"/>
          <table:table-cell table:formula="of:=[.C222] / [.$B222]" office:value-type="float" office:value="0.18733" calcext:value-type="float">
            <text:p>0.18733</text:p>
          </table:table-cell>
          <table:table-cell table:formula="of:=[.D222] / [.$B222]" office:value-type="float" office:value="0.234149" calcext:value-type="float">
            <text:p>0.234149</text:p>
          </table:table-cell>
          <table:table-cell table:formula="of:=[.E222] / [.$B222]" office:value-type="float" office:value="0.356101" calcext:value-type="float">
            <text:p>0.356101</text:p>
          </table:table-cell>
          <table:table-cell table:formula="of:=[.F222] / [.$B222]" office:value-type="float" office:value="2.284302" calcext:value-type="float">
            <text:p>2.284302</text:p>
          </table:table-cell>
          <table:table-cell table:formula="of:=[.G222] / [.$B222]" office:value-type="float" office:value="2.823157" calcext:value-type="float">
            <text:p>2.823157</text:p>
          </table:table-cell>
          <table:table-cell table:formula="of:=[.H222] / [.$B222]" office:value-type="float" office:value="3.399867" calcext:value-type="float">
            <text:p>3.399867</text:p>
          </table:table-cell>
          <table:table-cell table:formula="of:=[.I222] / [.$B222]" office:value-type="float" office:value="0" calcext:value-type="float">
            <text:p>0</text:p>
          </table:table-cell>
          <table:table-cell table:formula="of:=[.J222] / [.$B222]" office:value-type="float" office:value="0.032631" calcext:value-type="float">
            <text:p>0.032631</text:p>
          </table:table-cell>
          <table:table-cell table:formula="of:=[.K222] / [.$B222]" office:value-type="float" office:value="0.066057" calcext:value-type="float">
            <text:p>0.066057</text:p>
          </table:table-cell>
          <table:table-cell table:formula="of:=[.L222] / [.$B222]" office:value-type="float" office:value="0.117646" calcext:value-type="float">
            <text:p>0.117646</text:p>
          </table:table-cell>
          <table:table-cell table:formula="of:=[.M222] / [.$B222]" office:value-type="float" office:value="0.896232" calcext:value-type="float">
            <text:p>0.896232</text:p>
          </table:table-cell>
          <table:table-cell table:formula="of:=[.N222] / [.$B222]" office:value-type="float" office:value="0.792972" calcext:value-type="float">
            <text:p>0.792972</text:p>
          </table:table-cell>
          <table:table-cell table:formula="of:=[.O222] / [.$B222]" office:value-type="float" office:value="0.838775" calcext:value-type="float">
            <text:p>0.838775</text:p>
          </table:table-cell>
        </table:table-row>
        <table:table-row table:style-name="ro1">
          <table:table-cell office:value-type="string" calcext:value-type="string">
            <text:p>INT_LEQ</text:p>
          </table:table-cell>
          <table:table-cell office:value-type="float" office:value="1000" calcext:value-type="float">
            <text:p>1000</text:p>
          </table:table-cell>
          <table:table-cell office:value-type="float" office:value="191.103" calcext:value-type="float">
            <text:p>191.103</text:p>
          </table:table-cell>
          <table:table-cell office:value-type="float" office:value="240.124" calcext:value-type="float">
            <text:p>240.124</text:p>
          </table:table-cell>
          <table:table-cell office:value-type="float" office:value="355.174" calcext:value-type="float">
            <text:p>355.174</text:p>
          </table:table-cell>
          <table:table-cell office:value-type="float" office:value="2121.759" calcext:value-type="float">
            <text:p>2121.759</text:p>
          </table:table-cell>
          <table:table-cell office:value-type="float" office:value="3062.45" calcext:value-type="float">
            <text:p>3062.45</text:p>
          </table:table-cell>
          <table:table-cell office:value-type="float" office:value="3235.199" calcext:value-type="float">
            <text:p>3235.199</text:p>
          </table:table-cell>
          <table:table-cell/>
          <table:table-cell office:value-type="float" office:value="38.037" calcext:value-type="float">
            <text:p>38.037</text:p>
          </table:table-cell>
          <table:table-cell office:value-type="float" office:value="70.851" calcext:value-type="float">
            <text:p>70.851</text:p>
          </table:table-cell>
          <table:table-cell office:value-type="float" office:value="113.053" calcext:value-type="float">
            <text:p>113.053</text:p>
          </table:table-cell>
          <table:table-cell office:value-type="float" office:value="756.901" calcext:value-type="float">
            <text:p>756.901</text:p>
          </table:table-cell>
          <table:table-cell office:value-type="float" office:value="994.611" calcext:value-type="float">
            <text:p>994.611</text:p>
          </table:table-cell>
          <table:table-cell office:value-type="float" office:value="891.924" calcext:value-type="float">
            <text:p>891.924</text:p>
          </table:table-cell>
          <table:table-cell table:number-columns-repeated="3"/>
          <table:table-cell table:formula="of:=[.C223] / [.$B223]" office:value-type="float" office:value="0.191103" calcext:value-type="float">
            <text:p>0.191103</text:p>
          </table:table-cell>
          <table:table-cell table:formula="of:=[.D223] / [.$B223]" office:value-type="float" office:value="0.240124" calcext:value-type="float">
            <text:p>0.240124</text:p>
          </table:table-cell>
          <table:table-cell table:formula="of:=[.E223] / [.$B223]" office:value-type="float" office:value="0.355174" calcext:value-type="float">
            <text:p>0.355174</text:p>
          </table:table-cell>
          <table:table-cell table:formula="of:=[.F223] / [.$B223]" office:value-type="float" office:value="2.121759" calcext:value-type="float">
            <text:p>2.121759</text:p>
          </table:table-cell>
          <table:table-cell table:formula="of:=[.G223] / [.$B223]" office:value-type="float" office:value="3.06245" calcext:value-type="float">
            <text:p>3.06245</text:p>
          </table:table-cell>
          <table:table-cell table:formula="of:=[.H223] / [.$B223]" office:value-type="float" office:value="3.235199" calcext:value-type="float">
            <text:p>3.235199</text:p>
          </table:table-cell>
          <table:table-cell table:formula="of:=[.I223] / [.$B223]" office:value-type="float" office:value="0" calcext:value-type="float">
            <text:p>0</text:p>
          </table:table-cell>
          <table:table-cell table:formula="of:=[.J223] / [.$B223]" office:value-type="float" office:value="0.038037" calcext:value-type="float">
            <text:p>0.038037</text:p>
          </table:table-cell>
          <table:table-cell table:formula="of:=[.K223] / [.$B223]" office:value-type="float" office:value="0.070851" calcext:value-type="float">
            <text:p>0.070851</text:p>
          </table:table-cell>
          <table:table-cell table:formula="of:=[.L223] / [.$B223]" office:value-type="float" office:value="0.113053" calcext:value-type="float">
            <text:p>0.113053</text:p>
          </table:table-cell>
          <table:table-cell table:formula="of:=[.M223] / [.$B223]" office:value-type="float" office:value="0.756901" calcext:value-type="float">
            <text:p>0.756901</text:p>
          </table:table-cell>
          <table:table-cell table:formula="of:=[.N223] / [.$B223]" office:value-type="float" office:value="0.994611" calcext:value-type="float">
            <text:p>0.994611</text:p>
          </table:table-cell>
          <table:table-cell table:formula="of:=[.O223] / [.$B223]" office:value-type="float" office:value="0.891924" calcext:value-type="float">
            <text:p>0.891924</text:p>
          </table:table-cell>
        </table:table-row>
        <table:table-row table:style-name="ro1">
          <table:table-cell office:value-type="string" calcext:value-type="string">
            <text:p>INT_InRange</text:p>
          </table:table-cell>
          <table:table-cell office:value-type="float" office:value="1000" calcext:value-type="float">
            <text:p>1000</text:p>
          </table:table-cell>
          <table:table-cell office:value-type="float" office:value="312.519" calcext:value-type="float">
            <text:p>312.519</text:p>
          </table:table-cell>
          <table:table-cell office:value-type="float" office:value="420.06" calcext:value-type="float">
            <text:p>420.06</text:p>
          </table:table-cell>
          <table:table-cell office:value-type="float" office:value="686.222" calcext:value-type="float">
            <text:p>686.222</text:p>
          </table:table-cell>
          <table:table-cell office:value-type="float" office:value="3216.685" calcext:value-type="float">
            <text:p>3216.685</text:p>
          </table:table-cell>
          <table:table-cell office:value-type="float" office:value="4859.331" calcext:value-type="float">
            <text:p>4859.331</text:p>
          </table:table-cell>
          <table:table-cell office:value-type="float" office:value="6414.503" calcext:value-type="float">
            <text:p>6414.503</text:p>
          </table:table-cell>
          <table:table-cell/>
          <table:table-cell office:value-type="float" office:value="45.643" calcext:value-type="float">
            <text:p>45.643</text:p>
          </table:table-cell>
          <table:table-cell office:value-type="float" office:value="90.943" calcext:value-type="float">
            <text:p>90.943</text:p>
          </table:table-cell>
          <table:table-cell office:value-type="float" office:value="201.263" calcext:value-type="float">
            <text:p>201.263</text:p>
          </table:table-cell>
          <table:table-cell office:value-type="float" office:value="1136.227" calcext:value-type="float">
            <text:p>1136.227</text:p>
          </table:table-cell>
          <table:table-cell office:value-type="float" office:value="1347.55" calcext:value-type="float">
            <text:p>1347.55</text:p>
          </table:table-cell>
          <table:table-cell office:value-type="float" office:value="1503.737" calcext:value-type="float">
            <text:p>1503.737</text:p>
          </table:table-cell>
          <table:table-cell table:number-columns-repeated="3"/>
          <table:table-cell table:formula="of:=[.C224] / [.$B224]" office:value-type="float" office:value="0.312519" calcext:value-type="float">
            <text:p>0.312519</text:p>
          </table:table-cell>
          <table:table-cell table:formula="of:=[.D224] / [.$B224]" office:value-type="float" office:value="0.42006" calcext:value-type="float">
            <text:p>0.42006</text:p>
          </table:table-cell>
          <table:table-cell table:formula="of:=[.E224] / [.$B224]" office:value-type="float" office:value="0.686222" calcext:value-type="float">
            <text:p>0.686222</text:p>
          </table:table-cell>
          <table:table-cell table:formula="of:=[.F224] / [.$B224]" office:value-type="float" office:value="3.216685" calcext:value-type="float">
            <text:p>3.216685</text:p>
          </table:table-cell>
          <table:table-cell table:formula="of:=[.G224] / [.$B224]" office:value-type="float" office:value="4.859331" calcext:value-type="float">
            <text:p>4.859331</text:p>
          </table:table-cell>
          <table:table-cell table:formula="of:=[.H224] / [.$B224]" office:value-type="float" office:value="6.414503" calcext:value-type="float">
            <text:p>6.414503</text:p>
          </table:table-cell>
          <table:table-cell table:formula="of:=[.I224] / [.$B224]" office:value-type="float" office:value="0" calcext:value-type="float">
            <text:p>0</text:p>
          </table:table-cell>
          <table:table-cell table:formula="of:=[.J224] / [.$B224]" office:value-type="float" office:value="0.045643" calcext:value-type="float">
            <text:p>0.045643</text:p>
          </table:table-cell>
          <table:table-cell table:formula="of:=[.K224] / [.$B224]" office:value-type="float" office:value="0.090943" calcext:value-type="float">
            <text:p>0.090943</text:p>
          </table:table-cell>
          <table:table-cell table:formula="of:=[.L224] / [.$B224]" office:value-type="float" office:value="0.201263" calcext:value-type="float">
            <text:p>0.201263</text:p>
          </table:table-cell>
          <table:table-cell table:formula="of:=[.M224] / [.$B224]" office:value-type="float" office:value="1.136227" calcext:value-type="float">
            <text:p>1.136227</text:p>
          </table:table-cell>
          <table:table-cell table:formula="of:=[.N224] / [.$B224]" office:value-type="float" office:value="1.34755" calcext:value-type="float">
            <text:p>1.34755</text:p>
          </table:table-cell>
          <table:table-cell table:formula="of:=[.O224] / [.$B224]" office:value-type="float" office:value="1.503737" calcext:value-type="float">
            <text:p>1.503737</text:p>
          </table:table-cell>
        </table:table-row>
        <table:table-row table:style-name="ro1">
          <table:table-cell office:value-type="string" calcext:value-type="string">
            <text:p>INT_EQZ</text:p>
          </table:table-cell>
          <table:table-cell office:value-type="float" office:value="1000" calcext:value-type="float">
            <text:p>1000</text:p>
          </table:table-cell>
          <table:table-cell office:value-type="float" office:value="141.453" calcext:value-type="float">
            <text:p>141.453</text:p>
          </table:table-cell>
          <table:table-cell office:value-type="float" office:value="173.709" calcext:value-type="float">
            <text:p>173.709</text:p>
          </table:table-cell>
          <table:table-cell office:value-type="float" office:value="253.588" calcext:value-type="float">
            <text:p>253.588</text:p>
          </table:table-cell>
          <table:table-cell office:value-type="float" office:value="1843.589" calcext:value-type="float">
            <text:p>1843.589</text:p>
          </table:table-cell>
          <table:table-cell office:value-type="float" office:value="1992.568" calcext:value-type="float">
            <text:p>1992.568</text:p>
          </table:table-cell>
          <table:table-cell office:value-type="float" office:value="2247.67" calcext:value-type="float">
            <text:p>2247.67</text:p>
          </table:table-cell>
          <table:table-cell/>
          <table:table-cell office:value-type="float" office:value="29.135" calcext:value-type="float">
            <text:p>29.135</text:p>
          </table:table-cell>
          <table:table-cell office:value-type="float" office:value="58.815" calcext:value-type="float">
            <text:p>58.815</text:p>
          </table:table-cell>
          <table:table-cell office:value-type="float" office:value="95.84" calcext:value-type="float">
            <text:p>95.84</text:p>
          </table:table-cell>
          <table:table-cell office:value-type="float" office:value="682.353" calcext:value-type="float">
            <text:p>682.353</text:p>
          </table:table-cell>
          <table:table-cell office:value-type="float" office:value="684.149" calcext:value-type="float">
            <text:p>684.149</text:p>
          </table:table-cell>
          <table:table-cell office:value-type="float" office:value="862.521" calcext:value-type="float">
            <text:p>862.521</text:p>
          </table:table-cell>
          <table:table-cell table:number-columns-repeated="3"/>
          <table:table-cell table:formula="of:=[.C225] / [.$B225]" office:value-type="float" office:value="0.141453" calcext:value-type="float">
            <text:p>0.141453</text:p>
          </table:table-cell>
          <table:table-cell table:formula="of:=[.D225] / [.$B225]" office:value-type="float" office:value="0.173709" calcext:value-type="float">
            <text:p>0.173709</text:p>
          </table:table-cell>
          <table:table-cell table:formula="of:=[.E225] / [.$B225]" office:value-type="float" office:value="0.253588" calcext:value-type="float">
            <text:p>0.253588</text:p>
          </table:table-cell>
          <table:table-cell table:formula="of:=[.F225] / [.$B225]" office:value-type="float" office:value="1.843589" calcext:value-type="float">
            <text:p>1.843589</text:p>
          </table:table-cell>
          <table:table-cell table:formula="of:=[.G225] / [.$B225]" office:value-type="float" office:value="1.992568" calcext:value-type="float">
            <text:p>1.992568</text:p>
          </table:table-cell>
          <table:table-cell table:formula="of:=[.H225] / [.$B225]" office:value-type="float" office:value="2.24767" calcext:value-type="float">
            <text:p>2.24767</text:p>
          </table:table-cell>
          <table:table-cell table:formula="of:=[.I225] / [.$B225]" office:value-type="float" office:value="0" calcext:value-type="float">
            <text:p>0</text:p>
          </table:table-cell>
          <table:table-cell table:formula="of:=[.J225] / [.$B225]" office:value-type="float" office:value="0.029135" calcext:value-type="float">
            <text:p>0.029135</text:p>
          </table:table-cell>
          <table:table-cell table:formula="of:=[.K225] / [.$B225]" office:value-type="float" office:value="0.058815" calcext:value-type="float">
            <text:p>0.058815</text:p>
          </table:table-cell>
          <table:table-cell table:formula="of:=[.L225] / [.$B225]" office:value-type="float" office:value="0.09584" calcext:value-type="float">
            <text:p>0.09584</text:p>
          </table:table-cell>
          <table:table-cell table:formula="of:=[.M225] / [.$B225]" office:value-type="float" office:value="0.682353" calcext:value-type="float">
            <text:p>0.682353</text:p>
          </table:table-cell>
          <table:table-cell table:formula="of:=[.N225] / [.$B225]" office:value-type="float" office:value="0.684149" calcext:value-type="float">
            <text:p>0.684149</text:p>
          </table:table-cell>
          <table:table-cell table:formula="of:=[.O225] / [.$B225]" office:value-type="float" office:value="0.862521" calcext:value-type="float">
            <text:p>0.862521</text:p>
          </table:table-cell>
        </table:table-row>
        <table:table-row table:style-name="ro1">
          <table:table-cell office:value-type="string" calcext:value-type="string">
            <text:p>INT_LTZ</text:p>
          </table:table-cell>
          <table:table-cell office:value-type="float" office:value="1000" calcext:value-type="float">
            <text:p>1000</text:p>
          </table:table-cell>
          <table:table-cell office:value-type="float" office:value="7.885" calcext:value-type="float">
            <text:p>7.885</text:p>
          </table:table-cell>
          <table:table-cell office:value-type="float" office:value="9.359" calcext:value-type="float">
            <text:p>9.359</text:p>
          </table:table-cell>
          <table:table-cell office:value-type="float" office:value="8.876" calcext:value-type="float">
            <text:p>8.876</text:p>
          </table:table-cell>
          <table:table-cell office:value-type="float" office:value="107.999" calcext:value-type="float">
            <text:p>107.999</text:p>
          </table:table-cell>
          <table:table-cell office:value-type="float" office:value="114.805" calcext:value-type="float">
            <text:p>114.805</text:p>
          </table:table-cell>
          <table:table-cell office:value-type="float" office:value="107.938" calcext:value-type="float">
            <text:p>107.938</text:p>
          </table:table-cell>
          <table:table-cell/>
          <table:table-cell office:value-type="float" office:value="0.264" calcext:value-type="float">
            <text:p>0.264</text:p>
          </table:table-cell>
          <table:table-cell office:value-type="float" office:value="0.406" calcext:value-type="float">
            <text:p>0.406</text:p>
          </table:table-cell>
          <table:table-cell office:value-type="float" office:value="0.631" calcext:value-type="float">
            <text:p>0.631</text:p>
          </table:table-cell>
          <table:table-cell office:value-type="float" office:value="0.225" calcext:value-type="float">
            <text:p>0.225</text:p>
          </table:table-cell>
          <table:table-cell office:value-type="float" office:value="0.515" calcext:value-type="float">
            <text:p>0.515</text:p>
          </table:table-cell>
          <table:table-cell office:value-type="float" office:value="0.801" calcext:value-type="float">
            <text:p>0.801</text:p>
          </table:table-cell>
          <table:table-cell table:number-columns-repeated="3"/>
          <table:table-cell table:formula="of:=[.C226] / [.$B226]" office:value-type="float" office:value="0.007885" calcext:value-type="float">
            <text:p>0.007885</text:p>
          </table:table-cell>
          <table:table-cell table:formula="of:=[.D226] / [.$B226]" office:value-type="float" office:value="0.009359" calcext:value-type="float">
            <text:p>0.009359</text:p>
          </table:table-cell>
          <table:table-cell table:formula="of:=[.E226] / [.$B226]" office:value-type="float" office:value="0.008876" calcext:value-type="float">
            <text:p>0.008876</text:p>
          </table:table-cell>
          <table:table-cell table:formula="of:=[.F226] / [.$B226]" office:value-type="float" office:value="0.107999" calcext:value-type="float">
            <text:p>0.107999</text:p>
          </table:table-cell>
          <table:table-cell table:formula="of:=[.G226] / [.$B226]" office:value-type="float" office:value="0.114805" calcext:value-type="float">
            <text:p>0.114805</text:p>
          </table:table-cell>
          <table:table-cell table:formula="of:=[.H226] / [.$B226]" office:value-type="float" office:value="0.107938" calcext:value-type="float">
            <text:p>0.107938</text:p>
          </table:table-cell>
          <table:table-cell table:formula="of:=[.I226] / [.$B226]" office:value-type="float" office:value="0" calcext:value-type="float">
            <text:p>0</text:p>
          </table:table-cell>
          <table:table-cell table:formula="of:=[.J226] / [.$B226]" office:value-type="float" office:value="0.000264" calcext:value-type="float">
            <text:p>0.000264</text:p>
          </table:table-cell>
          <table:table-cell table:formula="of:=[.K226] / [.$B226]" office:value-type="float" office:value="0.000406" calcext:value-type="float">
            <text:p>0.000406</text:p>
          </table:table-cell>
          <table:table-cell table:formula="of:=[.L226] / [.$B226]" office:value-type="float" office:value="0.000631" calcext:value-type="float">
            <text:p>0.000631</text:p>
          </table:table-cell>
          <table:table-cell table:formula="of:=[.M226] / [.$B226]" office:value-type="float" office:value="0.000225" calcext:value-type="float">
            <text:p>0.000225</text:p>
          </table:table-cell>
          <table:table-cell table:formula="of:=[.N226] / [.$B226]" office:value-type="float" office:value="0.000515" calcext:value-type="float">
            <text:p>0.000515</text:p>
          </table:table-cell>
          <table:table-cell table:formula="of:=[.O226] / [.$B226]" office:value-type="float" office:value="0.000801" calcext:value-type="float">
            <text:p>0.000801</text:p>
          </table:table-cell>
        </table:table-row>
        <table:table-row table:style-name="ro1">
          <table:table-cell office:value-type="string" calcext:value-type="string">
            <text:p>INT_NEG</text:p>
          </table:table-cell>
          <table:table-cell office:value-type="float" office:value="1000" calcext:value-type="float">
            <text:p>1000</text:p>
          </table:table-cell>
          <table:table-cell office:value-type="float" office:value="367.281" calcext:value-type="float">
            <text:p>367.281</text:p>
          </table:table-cell>
          <table:table-cell office:value-type="float" office:value="325.929" calcext:value-type="float">
            <text:p>325.929</text:p>
          </table:table-cell>
          <table:table-cell office:value-type="float" office:value="1169.511" calcext:value-type="float">
            <text:p>1169.511</text:p>
          </table:table-cell>
          <table:table-cell office:value-type="float" office:value="11620.026" calcext:value-type="float">
            <text:p>11620.026</text:p>
          </table:table-cell>
          <table:table-cell office:value-type="float" office:value="11281.578" calcext:value-type="float">
            <text:p>11281.578</text:p>
          </table:table-cell>
          <table:table-cell office:value-type="float" office:value="13067.743" calcext:value-type="float">
            <text:p>13067.743</text:p>
          </table:table-cell>
          <table:table-cell/>
          <table:table-cell office:value-type="float" office:value="254.086" calcext:value-type="float">
            <text:p>254.086</text:p>
          </table:table-cell>
          <table:table-cell office:value-type="float" office:value="207.397" calcext:value-type="float">
            <text:p>207.397</text:p>
          </table:table-cell>
          <table:table-cell office:value-type="float" office:value="1028.008" calcext:value-type="float">
            <text:p>1028.008</text:p>
          </table:table-cell>
          <table:table-cell office:value-type="float" office:value="10492.777" calcext:value-type="float">
            <text:p>10492.777</text:p>
          </table:table-cell>
          <table:table-cell office:value-type="float" office:value="10039.662" calcext:value-type="float">
            <text:p>10039.662</text:p>
          </table:table-cell>
          <table:table-cell office:value-type="float" office:value="11638.074" calcext:value-type="float">
            <text:p>11638.074</text:p>
          </table:table-cell>
          <table:table-cell table:number-columns-repeated="3"/>
          <table:table-cell table:formula="of:=[.C227] / [.$B227]" office:value-type="float" office:value="0.367281" calcext:value-type="float">
            <text:p>0.367281</text:p>
          </table:table-cell>
          <table:table-cell table:formula="of:=[.D227] / [.$B227]" office:value-type="float" office:value="0.325929" calcext:value-type="float">
            <text:p>0.325929</text:p>
          </table:table-cell>
          <table:table-cell table:formula="of:=[.E227] / [.$B227]" office:value-type="float" office:value="1.169511" calcext:value-type="float">
            <text:p>1.169511</text:p>
          </table:table-cell>
          <table:table-cell table:formula="of:=[.F227] / [.$B227]" office:value-type="float" office:value="11.620026" calcext:value-type="float">
            <text:p>11.620026</text:p>
          </table:table-cell>
          <table:table-cell table:formula="of:=[.G227] / [.$B227]" office:value-type="float" office:value="11.281578" calcext:value-type="float">
            <text:p>11.281578</text:p>
          </table:table-cell>
          <table:table-cell table:formula="of:=[.H227] / [.$B227]" office:value-type="float" office:value="13.067743" calcext:value-type="float">
            <text:p>13.067743</text:p>
          </table:table-cell>
          <table:table-cell table:formula="of:=[.I227] / [.$B227]" office:value-type="float" office:value="0" calcext:value-type="float">
            <text:p>0</text:p>
          </table:table-cell>
          <table:table-cell table:formula="of:=[.J227] / [.$B227]" office:value-type="float" office:value="0.254086" calcext:value-type="float">
            <text:p>0.254086</text:p>
          </table:table-cell>
          <table:table-cell table:formula="of:=[.K227] / [.$B227]" office:value-type="float" office:value="0.207397" calcext:value-type="float">
            <text:p>0.207397</text:p>
          </table:table-cell>
          <table:table-cell table:formula="of:=[.L227] / [.$B227]" office:value-type="float" office:value="1.028008" calcext:value-type="float">
            <text:p>1.028008</text:p>
          </table:table-cell>
          <table:table-cell table:formula="of:=[.M227] / [.$B227]" office:value-type="float" office:value="10.492777" calcext:value-type="float">
            <text:p>10.492777</text:p>
          </table:table-cell>
          <table:table-cell table:formula="of:=[.N227] / [.$B227]" office:value-type="float" office:value="10.039662" calcext:value-type="float">
            <text:p>10.039662</text:p>
          </table:table-cell>
          <table:table-cell table:formula="of:=[.O227] / [.$B227]" office:value-type="float" office:value="11.638074" calcext:value-type="float">
            <text:p>11.638074</text:p>
          </table:table-cell>
        </table:table-row>
        <table:table-row table:style-name="ro1">
          <table:table-cell office:value-type="string" calcext:value-type="string">
            <text:p>INT_Int2FL</text:p>
          </table:table-cell>
          <table:table-cell office:value-type="float" office:value="1000" calcext:value-type="float">
            <text:p>1000</text:p>
          </table:table-cell>
          <table:table-cell office:value-type="float" office:value="1323.947" calcext:value-type="float">
            <text:p>1323.947</text:p>
          </table:table-cell>
          <table:table-cell office:value-type="float" office:value="1935.34" calcext:value-type="float">
            <text:p>1935.34</text:p>
          </table:table-cell>
          <table:table-cell office:value-type="float" office:value="3292.665" calcext:value-type="float">
            <text:p>3292.665</text:p>
          </table:table-cell>
          <table:table-cell office:value-type="float" office:value="28270.574" calcext:value-type="float">
            <text:p>28270.574</text:p>
          </table:table-cell>
          <table:table-cell office:value-type="float" office:value="35022.862" calcext:value-type="float">
            <text:p>35022.862</text:p>
          </table:table-cell>
          <table:table-cell office:value-type="float" office:value="51112.324" calcext:value-type="float">
            <text:p>51112.324</text:p>
          </table:table-cell>
          <table:table-cell/>
          <table:table-cell office:value-type="float" office:value="571.738" calcext:value-type="float">
            <text:p>571.738</text:p>
          </table:table-cell>
          <table:table-cell office:value-type="float" office:value="874.709" calcext:value-type="float">
            <text:p>874.709</text:p>
          </table:table-cell>
          <table:table-cell office:value-type="float" office:value="1690.397" calcext:value-type="float">
            <text:p>1690.397</text:p>
          </table:table-cell>
          <table:table-cell office:value-type="float" office:value="23012.915" calcext:value-type="float">
            <text:p>23012.915</text:p>
          </table:table-cell>
          <table:table-cell office:value-type="float" office:value="26280.46" calcext:value-type="float">
            <text:p>26280.46</text:p>
          </table:table-cell>
          <table:table-cell office:value-type="float" office:value="30818.387" calcext:value-type="float">
            <text:p>30818.387</text:p>
          </table:table-cell>
          <table:table-cell table:number-columns-repeated="3"/>
          <table:table-cell table:formula="of:=[.C228] / [.$B228]" office:value-type="float" office:value="1.323947" calcext:value-type="float">
            <text:p>1.323947</text:p>
          </table:table-cell>
          <table:table-cell table:formula="of:=[.D228] / [.$B228]" office:value-type="float" office:value="1.93534" calcext:value-type="float">
            <text:p>1.93534</text:p>
          </table:table-cell>
          <table:table-cell table:formula="of:=[.E228] / [.$B228]" office:value-type="float" office:value="3.292665" calcext:value-type="float">
            <text:p>3.292665</text:p>
          </table:table-cell>
          <table:table-cell table:formula="of:=[.F228] / [.$B228]" office:value-type="float" office:value="28.270574" calcext:value-type="float">
            <text:p>28.270574</text:p>
          </table:table-cell>
          <table:table-cell table:formula="of:=[.G228] / [.$B228]" office:value-type="float" office:value="35.022862" calcext:value-type="float">
            <text:p>35.022862</text:p>
          </table:table-cell>
          <table:table-cell table:formula="of:=[.H228] / [.$B228]" office:value-type="float" office:value="51.112324" calcext:value-type="float">
            <text:p>51.112324</text:p>
          </table:table-cell>
          <table:table-cell table:formula="of:=[.I228] / [.$B228]" office:value-type="float" office:value="0" calcext:value-type="float">
            <text:p>0</text:p>
          </table:table-cell>
          <table:table-cell table:formula="of:=[.J228] / [.$B228]" office:value-type="float" office:value="0.571738" calcext:value-type="float">
            <text:p>0.571738</text:p>
          </table:table-cell>
          <table:table-cell table:formula="of:=[.K228] / [.$B228]" office:value-type="float" office:value="0.874709" calcext:value-type="float">
            <text:p>0.874709</text:p>
          </table:table-cell>
          <table:table-cell table:formula="of:=[.L228] / [.$B228]" office:value-type="float" office:value="1.690397" calcext:value-type="float">
            <text:p>1.690397</text:p>
          </table:table-cell>
          <table:table-cell table:formula="of:=[.M228] / [.$B228]" office:value-type="float" office:value="23.012915" calcext:value-type="float">
            <text:p>23.012915</text:p>
          </table:table-cell>
          <table:table-cell table:formula="of:=[.N228] / [.$B228]" office:value-type="float" office:value="26.28046" calcext:value-type="float">
            <text:p>26.28046</text:p>
          </table:table-cell>
          <table:table-cell table:formula="of:=[.O228] / [.$B228]" office:value-type="float" office:value="30.818387" calcext:value-type="float">
            <text:p>30.818387</text:p>
          </table:table-cell>
        </table:table-row>
        <table:table-row table:style-name="ro1">
          <table:table-cell office:value-type="string" calcext:value-type="string">
            <text:p>INT_Int2Fx</text:p>
          </table:table-cell>
          <table:table-cell office:value-type="float" office:value="1000" calcext:value-type="float">
            <text:p>1000</text:p>
          </table:table-cell>
          <table:table-cell office:value-type="float" office:value="9.179" calcext:value-type="float">
            <text:p>9.179</text:p>
          </table:table-cell>
          <table:table-cell office:value-type="float" office:value="8.337" calcext:value-type="float">
            <text:p>8.337</text:p>
          </table:table-cell>
          <table:table-cell office:value-type="float" office:value="9.507" calcext:value-type="float">
            <text:p>9.507</text:p>
          </table:table-cell>
          <table:table-cell office:value-type="float" office:value="113.968" calcext:value-type="float">
            <text:p>113.968</text:p>
          </table:table-cell>
          <table:table-cell office:value-type="float" office:value="109.246" calcext:value-type="float">
            <text:p>109.246</text:p>
          </table:table-cell>
          <table:table-cell office:value-type="float" office:value="110.674" calcext:value-type="float">
            <text:p>110.674</text:p>
          </table:table-cell>
          <table:table-cell/>
          <table:table-cell office:value-type="float" office:value="0.271" calcext:value-type="float">
            <text:p>0.271</text:p>
          </table:table-cell>
          <table:table-cell office:value-type="float" office:value="0.231" calcext:value-type="float">
            <text:p>0.231</text:p>
          </table:table-cell>
          <table:table-cell office:value-type="float" office:value="0.627" calcext:value-type="float">
            <text:p>0.627</text:p>
          </table:table-cell>
          <table:table-cell office:value-type="float" office:value="0.242" calcext:value-type="float">
            <text:p>0.242</text:p>
          </table:table-cell>
          <table:table-cell office:value-type="float" office:value="0.572" calcext:value-type="float">
            <text:p>0.572</text:p>
          </table:table-cell>
          <table:table-cell office:value-type="float" office:value="0.626" calcext:value-type="float">
            <text:p>0.626</text:p>
          </table:table-cell>
          <table:table-cell table:number-columns-repeated="3"/>
          <table:table-cell table:formula="of:=[.C229] / [.$B229]" office:value-type="float" office:value="0.009179" calcext:value-type="float">
            <text:p>0.009179</text:p>
          </table:table-cell>
          <table:table-cell table:formula="of:=[.D229] / [.$B229]" office:value-type="float" office:value="0.008337" calcext:value-type="float">
            <text:p>0.008337</text:p>
          </table:table-cell>
          <table:table-cell table:formula="of:=[.E229] / [.$B229]" office:value-type="float" office:value="0.009507" calcext:value-type="float">
            <text:p>0.009507</text:p>
          </table:table-cell>
          <table:table-cell table:formula="of:=[.F229] / [.$B229]" office:value-type="float" office:value="0.113968" calcext:value-type="float">
            <text:p>0.113968</text:p>
          </table:table-cell>
          <table:table-cell table:formula="of:=[.G229] / [.$B229]" office:value-type="float" office:value="0.109246" calcext:value-type="float">
            <text:p>0.109246</text:p>
          </table:table-cell>
          <table:table-cell table:formula="of:=[.H229] / [.$B229]" office:value-type="float" office:value="0.110674" calcext:value-type="float">
            <text:p>0.110674</text:p>
          </table:table-cell>
          <table:table-cell table:formula="of:=[.I229] / [.$B229]" office:value-type="float" office:value="0" calcext:value-type="float">
            <text:p>0</text:p>
          </table:table-cell>
          <table:table-cell table:formula="of:=[.J229] / [.$B229]" office:value-type="float" office:value="0.000271" calcext:value-type="float">
            <text:p>0.000271</text:p>
          </table:table-cell>
          <table:table-cell table:formula="of:=[.K229] / [.$B229]" office:value-type="float" office:value="0.000231" calcext:value-type="float">
            <text:p>0.000231</text:p>
          </table:table-cell>
          <table:table-cell table:formula="of:=[.L229] / [.$B229]" office:value-type="float" office:value="0.000627" calcext:value-type="float">
            <text:p>0.000627</text:p>
          </table:table-cell>
          <table:table-cell table:formula="of:=[.M229] / [.$B229]" office:value-type="float" office:value="0.000242" calcext:value-type="float">
            <text:p>0.000242</text:p>
          </table:table-cell>
          <table:table-cell table:formula="of:=[.N229] / [.$B229]" office:value-type="float" office:value="0.000572" calcext:value-type="float">
            <text:p>0.000572</text:p>
          </table:table-cell>
          <table:table-cell table:formula="of:=[.O229] / [.$B229]" office:value-type="float" office:value="0.000626" calcext:value-type="float">
            <text:p>0.000626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table:style-name="ce1" office:value-type="string" calcext:value-type="string">
            <text:p>benchmark_liangzhao_laplace_discrete_laplace_mechanism_EKMPP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GMW_kSecureLaplaceDiscreteLaplaceMechanism_FxLaplace_DP_insecure</text:p>
          </table:table-cell>
          <table:table-cell office:value-type="float" office:value="1" calcext:value-type="float">
            <text:p>1</text:p>
          </table:table-cell>
          <table:table-cell office:value-type="float" office:value="29171.884" calcext:value-type="float">
            <text:p>29171.884</text:p>
          </table:table-cell>
          <table:table-cell office:value-type="float" office:value="31892.575" calcext:value-type="float">
            <text:p>31892.575</text:p>
          </table:table-cell>
          <table:table-cell office:value-type="float" office:value="66860.281" calcext:value-type="float">
            <text:p>66860.281</text:p>
          </table:table-cell>
          <table:table-cell office:value-type="float" office:value="1297953.487" calcext:value-type="float">
            <text:p>1297953.487</text:p>
          </table:table-cell>
          <table:table-cell office:value-type="float" office:value="1322988.742" calcext:value-type="float">
            <text:p>1322988.742</text:p>
          </table:table-cell>
          <table:table-cell office:value-type="float" office:value="1469844.016" calcext:value-type="float">
            <text:p>1469844.016</text:p>
          </table:table-cell>
          <table:table-cell/>
          <table:table-cell office:value-type="float" office:value="28728.277" calcext:value-type="float">
            <text:p>28728.277</text:p>
          </table:table-cell>
          <table:table-cell office:value-type="float" office:value="31290.843" calcext:value-type="float">
            <text:p>31290.843</text:p>
          </table:table-cell>
          <table:table-cell office:value-type="float" office:value="66250.735" calcext:value-type="float">
            <text:p>66250.735</text:p>
          </table:table-cell>
          <table:table-cell office:value-type="float" office:value="1296323.833" calcext:value-type="float">
            <text:p>1296323.833</text:p>
          </table:table-cell>
          <table:table-cell office:value-type="float" office:value="1321123.209" calcext:value-type="float">
            <text:p>1321123.209</text:p>
          </table:table-cell>
          <table:table-cell office:value-type="float" office:value="1467665.301" calcext:value-type="float">
            <text:p>1467665.301</text:p>
          </table:table-cell>
          <table:table-cell table:number-columns-repeated="3"/>
          <table:table-cell table:formula="of:=[.C232] / [.$B232]" office:value-type="float" office:value="29171.884" calcext:value-type="float">
            <text:p>29171.884</text:p>
          </table:table-cell>
          <table:table-cell table:formula="of:=[.D232] / [.$B232]" office:value-type="float" office:value="31892.575" calcext:value-type="float">
            <text:p>31892.575</text:p>
          </table:table-cell>
          <table:table-cell table:formula="of:=[.E232] / [.$B232]" office:value-type="float" office:value="66860.281" calcext:value-type="float">
            <text:p>66860.281</text:p>
          </table:table-cell>
          <table:table-cell table:formula="of:=[.F232] / [.$B232]" office:value-type="float" office:value="1297953.487" calcext:value-type="float">
            <text:p>1297953.487</text:p>
          </table:table-cell>
          <table:table-cell table:formula="of:=[.G232] / [.$B232]" office:value-type="float" office:value="1322988.742" calcext:value-type="float">
            <text:p>1322988.742</text:p>
          </table:table-cell>
          <table:table-cell table:formula="of:=[.H232] / [.$B232]" office:value-type="float" office:value="1469844.016" calcext:value-type="float">
            <text:p>1469844.016</text:p>
          </table:table-cell>
          <table:table-cell table:formula="of:=[.I232] / [.$B232]" office:value-type="float" office:value="0" calcext:value-type="float">
            <text:p>0</text:p>
          </table:table-cell>
          <table:table-cell table:formula="of:=[.J232] / [.$B232]" office:value-type="float" office:value="28728.277" calcext:value-type="float">
            <text:p>28728.277</text:p>
          </table:table-cell>
          <table:table-cell table:formula="of:=[.K232] / [.$B232]" office:value-type="float" office:value="31290.843" calcext:value-type="float">
            <text:p>31290.843</text:p>
          </table:table-cell>
          <table:table-cell table:formula="of:=[.L232] / [.$B232]" office:value-type="float" office:value="66250.735" calcext:value-type="float">
            <text:p>66250.735</text:p>
          </table:table-cell>
          <table:table-cell table:formula="of:=[.M232] / [.$B232]" office:value-type="float" office:value="1296323.833" calcext:value-type="float">
            <text:p>1296323.833</text:p>
          </table:table-cell>
          <table:table-cell table:formula="of:=[.N232] / [.$B232]" office:value-type="float" office:value="1321123.209" calcext:value-type="float">
            <text:p>1321123.209</text:p>
          </table:table-cell>
          <table:table-cell table:formula="of:=[.O232] / [.$B232]" office:value-type="float" office:value="1467665.301" calcext:value-type="float">
            <text:p>1467665.301</text:p>
          </table:table-cell>
        </table:table-row>
        <table:table-row table:style-name="ro1">
          <table:table-cell office:value-type="string" calcext:value-type="string">
            <text:p>BGMW_kSecureLaplaceDiscreteLaplaceMechanism_FLLaplace_DP_insecure</text:p>
          </table:table-cell>
          <table:table-cell office:value-type="float" office:value="1" calcext:value-type="float">
            <text:p>1</text:p>
          </table:table-cell>
          <table:table-cell office:value-type="float" office:value="6486.298" calcext:value-type="float">
            <text:p>6486.298</text:p>
          </table:table-cell>
          <table:table-cell office:value-type="float" office:value="8231.288" calcext:value-type="float">
            <text:p>8231.288</text:p>
          </table:table-cell>
          <table:table-cell office:value-type="float" office:value="10715.915" calcext:value-type="float">
            <text:p>10715.915</text:p>
          </table:table-cell>
          <table:table-cell office:value-type="float" office:value="233904.898" calcext:value-type="float">
            <text:p>233904.898</text:p>
          </table:table-cell>
          <table:table-cell office:value-type="float" office:value="274881.913" calcext:value-type="float">
            <text:p>274881.913</text:p>
          </table:table-cell>
          <table:table-cell office:value-type="float" office:value="310517.308" calcext:value-type="float">
            <text:p>310517.308</text:p>
          </table:table-cell>
          <table:table-cell/>
          <table:table-cell office:value-type="float" office:value="6001.963" calcext:value-type="float">
            <text:p>6001.963</text:p>
          </table:table-cell>
          <table:table-cell office:value-type="float" office:value="7623.792" calcext:value-type="float">
            <text:p>7623.792</text:p>
          </table:table-cell>
          <table:table-cell office:value-type="float" office:value="10098.482" calcext:value-type="float">
            <text:p>10098.482</text:p>
          </table:table-cell>
          <table:table-cell office:value-type="float" office:value="231902.001" calcext:value-type="float">
            <text:p>231902.001</text:p>
          </table:table-cell>
          <table:table-cell office:value-type="float" office:value="273148.083" calcext:value-type="float">
            <text:p>273148.083</text:p>
          </table:table-cell>
          <table:table-cell office:value-type="float" office:value="308518.354" calcext:value-type="float">
            <text:p>308518.354</text:p>
          </table:table-cell>
          <table:table-cell table:number-columns-repeated="3"/>
          <table:table-cell table:formula="of:=[.C233] / [.$B233]" office:value-type="float" office:value="6486.298" calcext:value-type="float">
            <text:p>6486.298</text:p>
          </table:table-cell>
          <table:table-cell table:formula="of:=[.D233] / [.$B233]" office:value-type="float" office:value="8231.288" calcext:value-type="float">
            <text:p>8231.288</text:p>
          </table:table-cell>
          <table:table-cell table:formula="of:=[.E233] / [.$B233]" office:value-type="float" office:value="10715.915" calcext:value-type="float">
            <text:p>10715.915</text:p>
          </table:table-cell>
          <table:table-cell table:formula="of:=[.F233] / [.$B233]" office:value-type="float" office:value="233904.898" calcext:value-type="float">
            <text:p>233904.898</text:p>
          </table:table-cell>
          <table:table-cell table:formula="of:=[.G233] / [.$B233]" office:value-type="float" office:value="274881.913" calcext:value-type="float">
            <text:p>274881.913</text:p>
          </table:table-cell>
          <table:table-cell table:formula="of:=[.H233] / [.$B233]" office:value-type="float" office:value="310517.308" calcext:value-type="float">
            <text:p>310517.308</text:p>
          </table:table-cell>
          <table:table-cell table:formula="of:=[.I233] / [.$B233]" office:value-type="float" office:value="0" calcext:value-type="float">
            <text:p>0</text:p>
          </table:table-cell>
          <table:table-cell table:formula="of:=[.J233] / [.$B233]" office:value-type="float" office:value="6001.963" calcext:value-type="float">
            <text:p>6001.963</text:p>
          </table:table-cell>
          <table:table-cell table:formula="of:=[.K233] / [.$B233]" office:value-type="float" office:value="7623.792" calcext:value-type="float">
            <text:p>7623.792</text:p>
          </table:table-cell>
          <table:table-cell table:formula="of:=[.L233] / [.$B233]" office:value-type="float" office:value="10098.482" calcext:value-type="float">
            <text:p>10098.482</text:p>
          </table:table-cell>
          <table:table-cell table:formula="of:=[.M233] / [.$B233]" office:value-type="float" office:value="231902.001" calcext:value-type="float">
            <text:p>231902.001</text:p>
          </table:table-cell>
          <table:table-cell table:formula="of:=[.N233] / [.$B233]" office:value-type="float" office:value="273148.083" calcext:value-type="float">
            <text:p>273148.083</text:p>
          </table:table-cell>
          <table:table-cell table:formula="of:=[.O233] / [.$B233]" office:value-type="float" office:value="308518.354" calcext:value-type="float">
            <text:p>308518.354</text:p>
          </table:table-cell>
        </table:table-row>
        <table:table-row table:style-name="ro1">
          <table:table-cell office:value-type="string" calcext:value-type="string">
            <text:p>BGMW_kSecureLaplaceDiscreteLaplaceMechanism_FxDiscreteLaplace</text:p>
          </table:table-cell>
          <table:table-cell office:value-type="float" office:value="1" calcext:value-type="float">
            <text:p>1</text:p>
          </table:table-cell>
          <table:table-cell office:value-type="float" office:value="1733.154" calcext:value-type="float">
            <text:p>1733.154</text:p>
          </table:table-cell>
          <table:table-cell office:value-type="float" office:value="3524.241" calcext:value-type="float">
            <text:p>3524.241</text:p>
          </table:table-cell>
          <table:table-cell office:value-type="float" office:value="3533.837" calcext:value-type="float">
            <text:p>3533.837</text:p>
          </table:table-cell>
          <table:table-cell office:value-type="float" office:value="22013.966" calcext:value-type="float">
            <text:p>22013.966</text:p>
          </table:table-cell>
          <table:table-cell office:value-type="float" office:value="23966.358" calcext:value-type="float">
            <text:p>23966.358</text:p>
          </table:table-cell>
          <table:table-cell office:value-type="float" office:value="26849.26" calcext:value-type="float">
            <text:p>26849.26</text:p>
          </table:table-cell>
          <table:table-cell/>
          <table:table-cell office:value-type="float" office:value="1308.169" calcext:value-type="float">
            <text:p>1308.169</text:p>
          </table:table-cell>
          <table:table-cell office:value-type="float" office:value="2871.81" calcext:value-type="float">
            <text:p>2871.81</text:p>
          </table:table-cell>
          <table:table-cell office:value-type="float" office:value="2838.565" calcext:value-type="float">
            <text:p>2838.565</text:p>
          </table:table-cell>
          <table:table-cell office:value-type="float" office:value="20235.176" calcext:value-type="float">
            <text:p>20235.176</text:p>
          </table:table-cell>
          <table:table-cell office:value-type="float" office:value="21781.882" calcext:value-type="float">
            <text:p>21781.882</text:p>
          </table:table-cell>
          <table:table-cell office:value-type="float" office:value="24396.715" calcext:value-type="float">
            <text:p>24396.715</text:p>
          </table:table-cell>
          <table:table-cell table:number-columns-repeated="3"/>
          <table:table-cell table:formula="of:=[.C234] / [.$B234]" office:value-type="float" office:value="1733.154" calcext:value-type="float">
            <text:p>1733.154</text:p>
          </table:table-cell>
          <table:table-cell table:formula="of:=[.D234] / [.$B234]" office:value-type="float" office:value="3524.241" calcext:value-type="float">
            <text:p>3524.241</text:p>
          </table:table-cell>
          <table:table-cell table:formula="of:=[.E234] / [.$B234]" office:value-type="float" office:value="3533.837" calcext:value-type="float">
            <text:p>3533.837</text:p>
          </table:table-cell>
          <table:table-cell table:formula="of:=[.F234] / [.$B234]" office:value-type="float" office:value="22013.966" calcext:value-type="float">
            <text:p>22013.966</text:p>
          </table:table-cell>
          <table:table-cell table:formula="of:=[.G234] / [.$B234]" office:value-type="float" office:value="23966.358" calcext:value-type="float">
            <text:p>23966.358</text:p>
          </table:table-cell>
          <table:table-cell table:formula="of:=[.H234] / [.$B234]" office:value-type="float" office:value="26849.26" calcext:value-type="float">
            <text:p>26849.26</text:p>
          </table:table-cell>
          <table:table-cell table:formula="of:=[.I234] / [.$B234]" office:value-type="float" office:value="0" calcext:value-type="float">
            <text:p>0</text:p>
          </table:table-cell>
          <table:table-cell table:formula="of:=[.J234] / [.$B234]" office:value-type="float" office:value="1308.169" calcext:value-type="float">
            <text:p>1308.169</text:p>
          </table:table-cell>
          <table:table-cell table:formula="of:=[.K234] / [.$B234]" office:value-type="float" office:value="2871.81" calcext:value-type="float">
            <text:p>2871.81</text:p>
          </table:table-cell>
          <table:table-cell table:formula="of:=[.L234] / [.$B234]" office:value-type="float" office:value="2838.565" calcext:value-type="float">
            <text:p>2838.565</text:p>
          </table:table-cell>
          <table:table-cell table:formula="of:=[.M234] / [.$B234]" office:value-type="float" office:value="20235.176" calcext:value-type="float">
            <text:p>20235.176</text:p>
          </table:table-cell>
          <table:table-cell table:formula="of:=[.N234] / [.$B234]" office:value-type="float" office:value="21781.882" calcext:value-type="float">
            <text:p>21781.882</text:p>
          </table:table-cell>
          <table:table-cell table:formula="of:=[.O234] / [.$B234]" office:value-type="float" office:value="24396.715" calcext:value-type="float">
            <text:p>24396.715</text:p>
          </table:table-cell>
        </table:table-row>
        <table:table-row table:style-name="ro1">
          <table:table-cell office:value-type="string" calcext:value-type="string">
            <text:p>BGMW_kSecureLaplaceDiscreteLaplaceMechanism_FLDiscreteLaplace</text:p>
          </table:table-cell>
          <table:table-cell office:value-type="float" office:value="1" calcext:value-type="float">
            <text:p>1</text:p>
          </table:table-cell>
          <table:table-cell office:value-type="float" office:value="5089.303" calcext:value-type="float">
            <text:p>5089.303</text:p>
          </table:table-cell>
          <table:table-cell office:value-type="float" office:value="5415.647" calcext:value-type="float">
            <text:p>5415.647</text:p>
          </table:table-cell>
          <table:table-cell table:style-name="ce6" office:value-type="float" office:value="10968.767" calcext:value-type="float">
            <text:p>10968.767</text:p>
          </table:table-cell>
          <table:table-cell office:value-type="float" office:value="184524.707" calcext:value-type="float">
            <text:p>184524.707</text:p>
          </table:table-cell>
          <table:table-cell office:value-type="float" office:value="211800.635" calcext:value-type="float">
            <text:p>211800.635</text:p>
          </table:table-cell>
          <table:table-cell office:value-type="float" office:value="237810.14" calcext:value-type="float">
            <text:p>237810.14</text:p>
          </table:table-cell>
          <table:table-cell/>
          <table:table-cell office:value-type="float" office:value="4661.616" calcext:value-type="float">
            <text:p>4661.616</text:p>
          </table:table-cell>
          <table:table-cell office:value-type="float" office:value="4985.257" calcext:value-type="float">
            <text:p>4985.257</text:p>
          </table:table-cell>
          <table:table-cell table:style-name="ce6" office:value-type="float" office:value="10495.116" calcext:value-type="float">
            <text:p>10495.116</text:p>
          </table:table-cell>
          <table:table-cell office:value-type="float" office:value="182561.508" calcext:value-type="float">
            <text:p>182561.508</text:p>
          </table:table-cell>
          <table:table-cell office:value-type="float" office:value="210065.008" calcext:value-type="float">
            <text:p>210065.008</text:p>
          </table:table-cell>
          <table:table-cell office:value-type="float" office:value="235794.339" calcext:value-type="float">
            <text:p>235794.339</text:p>
          </table:table-cell>
          <table:table-cell/>
          <table:table-cell table:style-name="ce6" office:value-type="string" calcext:value-type="string">
            <text:p>memory swap</text:p>
          </table:table-cell>
          <table:table-cell table:style-name="ce16"/>
          <table:table-cell table:formula="of:=[.C235] / [.$B235]" office:value-type="float" office:value="5089.303" calcext:value-type="float">
            <text:p>5089.303</text:p>
          </table:table-cell>
          <table:table-cell table:formula="of:=[.D235] / [.$B235]" office:value-type="float" office:value="5415.647" calcext:value-type="float">
            <text:p>5415.647</text:p>
          </table:table-cell>
          <table:table-cell table:formula="of:=[.E235] / [.$B235]" office:value-type="float" office:value="10968.767" calcext:value-type="float">
            <text:p>10968.767</text:p>
          </table:table-cell>
          <table:table-cell table:formula="of:=[.F235] / [.$B235]" office:value-type="float" office:value="184524.707" calcext:value-type="float">
            <text:p>184524.707</text:p>
          </table:table-cell>
          <table:table-cell table:formula="of:=[.G235] / [.$B235]" office:value-type="float" office:value="211800.635" calcext:value-type="float">
            <text:p>211800.635</text:p>
          </table:table-cell>
          <table:table-cell table:formula="of:=[.H235] / [.$B235]" office:value-type="float" office:value="237810.14" calcext:value-type="float">
            <text:p>237810.14</text:p>
          </table:table-cell>
          <table:table-cell table:formula="of:=[.I235] / [.$B235]" office:value-type="float" office:value="0" calcext:value-type="float">
            <text:p>0</text:p>
          </table:table-cell>
          <table:table-cell table:formula="of:=[.J235] / [.$B235]" office:value-type="float" office:value="4661.616" calcext:value-type="float">
            <text:p>4661.616</text:p>
          </table:table-cell>
          <table:table-cell table:formula="of:=[.K235] / [.$B235]" office:value-type="float" office:value="4985.257" calcext:value-type="float">
            <text:p>4985.257</text:p>
          </table:table-cell>
          <table:table-cell table:formula="of:=[.L235] / [.$B235]" office:value-type="float" office:value="10495.116" calcext:value-type="float">
            <text:p>10495.116</text:p>
          </table:table-cell>
          <table:table-cell table:formula="of:=[.M235] / [.$B235]" office:value-type="float" office:value="182561.508" calcext:value-type="float">
            <text:p>182561.508</text:p>
          </table:table-cell>
          <table:table-cell table:formula="of:=[.N235] / [.$B235]" office:value-type="float" office:value="210065.008" calcext:value-type="float">
            <text:p>210065.008</text:p>
          </table:table-cell>
          <table:table-cell table:formula="of:=[.O235] / [.$B235]" office:value-type="float" office:value="235794.339" calcext:value-type="float">
            <text:p>235794.339</text:p>
          </table:table-cell>
        </table:table-row>
        <table:table-row table:style-name="ro1">
          <table:table-cell office:value-type="string" calcext:value-type="string">
            <text:p>BGMW_kSecureLaplaceDiscreteLaplaceMechanism_FxLaplace_DP_insecure</text:p>
          </table:table-cell>
          <table:table-cell office:value-type="float" office:value="1000" calcext:value-type="float">
            <text:p>1000</text:p>
          </table:table-cell>
          <table:table-cell office:value-type="float" office:value="41436.13" calcext:value-type="float">
            <text:p>41436.13</text:p>
          </table:table-cell>
          <table:table-cell office:value-type="float" office:value="56375.62" calcext:value-type="float">
            <text:p>56375.62</text:p>
          </table:table-cell>
          <table:table-cell table:style-name="ce6" office:value-type="float" office:value="110665.448" calcext:value-type="float">
            <text:p>110665.448</text:p>
          </table:table-cell>
          <table:table-cell office:value-type="float" office:value="1428795.306" calcext:value-type="float">
            <text:p>1428795.306</text:p>
          </table:table-cell>
          <table:table-cell office:value-type="float" office:value="1630567.308" calcext:value-type="float">
            <text:p>1630567.308</text:p>
          </table:table-cell>
          <table:table-cell office:value-type="float" office:value="2043371.311" calcext:value-type="float">
            <text:p>2043371.311</text:p>
          </table:table-cell>
          <table:table-cell/>
          <table:table-cell office:value-type="float" office:value="26085.221" calcext:value-type="float">
            <text:p>26085.221</text:p>
          </table:table-cell>
          <table:table-cell office:value-type="float" office:value="24040.455" calcext:value-type="float">
            <text:p>24040.455</text:p>
          </table:table-cell>
          <table:table-cell table:style-name="ce6" office:value-type="float" office:value="62740.795" calcext:value-type="float">
            <text:p>62740.795</text:p>
          </table:table-cell>
          <table:table-cell office:value-type="float" office:value="1269250.375" calcext:value-type="float">
            <text:p>1269250.375</text:p>
          </table:table-cell>
          <table:table-cell office:value-type="float" office:value="1335424.404" calcext:value-type="float">
            <text:p>1335424.404</text:p>
          </table:table-cell>
          <table:table-cell office:value-type="float" office:value="1474286.763" calcext:value-type="float">
            <text:p>1474286.763</text:p>
          </table:table-cell>
          <table:table-cell/>
          <table:table-cell table:style-name="ce6" office:value-type="string" calcext:value-type="string">
            <text:p>memory swap</text:p>
          </table:table-cell>
          <table:table-cell table:style-name="ce16"/>
          <table:table-cell table:formula="of:=[.C236] / [.$B236]" office:value-type="float" office:value="41.43613" calcext:value-type="float">
            <text:p>41.43613</text:p>
          </table:table-cell>
          <table:table-cell table:formula="of:=[.D236] / [.$B236]" office:value-type="float" office:value="56.37562" calcext:value-type="float">
            <text:p>56.37562</text:p>
          </table:table-cell>
          <table:table-cell table:formula="of:=[.E236] / [.$B236]" office:value-type="float" office:value="110.665448" calcext:value-type="float">
            <text:p>110.665448</text:p>
          </table:table-cell>
          <table:table-cell table:formula="of:=[.F236] / [.$B236]" office:value-type="float" office:value="1428.795306" calcext:value-type="float">
            <text:p>1428.795306</text:p>
          </table:table-cell>
          <table:table-cell table:formula="of:=[.G236] / [.$B236]" office:value-type="float" office:value="1630.567308" calcext:value-type="float">
            <text:p>1630.567308</text:p>
          </table:table-cell>
          <table:table-cell table:formula="of:=[.H236] / [.$B236]" office:value-type="float" office:value="2043.371311" calcext:value-type="float">
            <text:p>2043.371311</text:p>
          </table:table-cell>
          <table:table-cell table:formula="of:=[.I236] / [.$B236]" office:value-type="float" office:value="0" calcext:value-type="float">
            <text:p>0</text:p>
          </table:table-cell>
          <table:table-cell table:formula="of:=[.J236] / [.$B236]" office:value-type="float" office:value="26.085221" calcext:value-type="float">
            <text:p>26.085221</text:p>
          </table:table-cell>
          <table:table-cell table:formula="of:=[.K236] / [.$B236]" office:value-type="float" office:value="24.040455" calcext:value-type="float">
            <text:p>24.040455</text:p>
          </table:table-cell>
          <table:table-cell table:formula="of:=[.L236] / [.$B236]" office:value-type="float" office:value="62.740795" calcext:value-type="float">
            <text:p>62.740795</text:p>
          </table:table-cell>
          <table:table-cell table:formula="of:=[.M236] / [.$B236]" office:value-type="float" office:value="1269.250375" calcext:value-type="float">
            <text:p>1269.250375</text:p>
          </table:table-cell>
          <table:table-cell table:formula="of:=[.N236] / [.$B236]" office:value-type="float" office:value="1335.424404" calcext:value-type="float">
            <text:p>1335.424404</text:p>
          </table:table-cell>
          <table:table-cell table:formula="of:=[.O236] / [.$B236]" office:value-type="float" office:value="1474.286763" calcext:value-type="float">
            <text:p>1474.286763</text:p>
          </table:table-cell>
        </table:table-row>
        <table:table-row table:style-name="ro1">
          <table:table-cell office:value-type="string" calcext:value-type="string">
            <text:p>BGMW_kSecureLaplaceDiscreteLaplaceMechanism_FLLaplace_DP_insecure</text:p>
          </table:table-cell>
          <table:table-cell office:value-type="float" office:value="1000" calcext:value-type="float">
            <text:p>1000</text:p>
          </table:table-cell>
          <table:table-cell office:value-type="float" office:value="25437.886" calcext:value-type="float">
            <text:p>25437.886</text:p>
          </table:table-cell>
          <table:table-cell office:value-type="float" office:value="38413.568" calcext:value-type="float">
            <text:p>38413.568</text:p>
          </table:table-cell>
          <table:table-cell office:value-type="float" office:value="55438.175" calcext:value-type="float">
            <text:p>55438.175</text:p>
          </table:table-cell>
          <table:table-cell office:value-type="float" office:value="328398.931" calcext:value-type="float">
            <text:p>328398.931</text:p>
          </table:table-cell>
          <table:table-cell office:value-type="float" office:value="451449.177" calcext:value-type="float">
            <text:p>451449.177</text:p>
          </table:table-cell>
          <table:table-cell office:value-type="float" office:value="692792.124" calcext:value-type="float">
            <text:p>692792.124</text:p>
          </table:table-cell>
          <table:table-cell/>
          <table:table-cell office:value-type="float" office:value="7575.574" calcext:value-type="float">
            <text:p>7575.574</text:p>
          </table:table-cell>
          <table:table-cell office:value-type="float" office:value="8356.692" calcext:value-type="float">
            <text:p>8356.692</text:p>
          </table:table-cell>
          <table:table-cell office:value-type="float" office:value="11080.24" calcext:value-type="float">
            <text:p>11080.24</text:p>
          </table:table-cell>
          <table:table-cell office:value-type="float" office:value="197676.03" calcext:value-type="float">
            <text:p>197676.03</text:p>
          </table:table-cell>
          <table:table-cell office:value-type="float" office:value="223922.222" calcext:value-type="float">
            <text:p>223922.222</text:p>
          </table:table-cell>
          <table:table-cell office:value-type="float" office:value="248534.027" calcext:value-type="float">
            <text:p>248534.027</text:p>
          </table:table-cell>
          <table:table-cell table:number-columns-repeated="2"/>
          <table:table-cell table:style-name="ce16"/>
          <table:table-cell table:formula="of:=[.C237] / [.$B237]" office:value-type="float" office:value="25.437886" calcext:value-type="float">
            <text:p>25.437886</text:p>
          </table:table-cell>
          <table:table-cell table:formula="of:=[.D237] / [.$B237]" office:value-type="float" office:value="38.413568" calcext:value-type="float">
            <text:p>38.413568</text:p>
          </table:table-cell>
          <table:table-cell table:formula="of:=[.E237] / [.$B237]" office:value-type="float" office:value="55.438175" calcext:value-type="float">
            <text:p>55.438175</text:p>
          </table:table-cell>
          <table:table-cell table:formula="of:=[.F237] / [.$B237]" office:value-type="float" office:value="328.398931" calcext:value-type="float">
            <text:p>328.398931</text:p>
          </table:table-cell>
          <table:table-cell table:formula="of:=[.G237] / [.$B237]" office:value-type="float" office:value="451.449177" calcext:value-type="float">
            <text:p>451.449177</text:p>
          </table:table-cell>
          <table:table-cell table:formula="of:=[.H237] / [.$B237]" office:value-type="float" office:value="692.792124" calcext:value-type="float">
            <text:p>692.792124</text:p>
          </table:table-cell>
          <table:table-cell table:formula="of:=[.I237] / [.$B237]" office:value-type="float" office:value="0" calcext:value-type="float">
            <text:p>0</text:p>
          </table:table-cell>
          <table:table-cell table:formula="of:=[.J237] / [.$B237]" office:value-type="float" office:value="7.575574" calcext:value-type="float">
            <text:p>7.575574</text:p>
          </table:table-cell>
          <table:table-cell table:formula="of:=[.K237] / [.$B237]" office:value-type="float" office:value="8.356692" calcext:value-type="float">
            <text:p>8.356692</text:p>
          </table:table-cell>
          <table:table-cell table:formula="of:=[.L237] / [.$B237]" office:value-type="float" office:value="11.08024" calcext:value-type="float">
            <text:p>11.08024</text:p>
          </table:table-cell>
          <table:table-cell table:formula="of:=[.M237] / [.$B237]" office:value-type="float" office:value="197.67603" calcext:value-type="float">
            <text:p>197.67603</text:p>
          </table:table-cell>
          <table:table-cell table:formula="of:=[.N237] / [.$B237]" office:value-type="float" office:value="223.922222" calcext:value-type="float">
            <text:p>223.922222</text:p>
          </table:table-cell>
          <table:table-cell table:formula="of:=[.O237] / [.$B237]" office:value-type="float" office:value="248.534027" calcext:value-type="float">
            <text:p>248.534027</text:p>
          </table:table-cell>
        </table:table-row>
        <table:table-row table:style-name="ro1">
          <table:table-cell office:value-type="string" calcext:value-type="string">
            <text:p>BGMW_kSecureLaplaceDiscreteLaplaceMechanism_FxDiscreteLaplace</text:p>
          </table:table-cell>
          <table:table-cell office:value-type="float" office:value="1000" calcext:value-type="float">
            <text:p>1000</text:p>
          </table:table-cell>
          <table:table-cell office:value-type="float" office:value="30599.76" calcext:value-type="float">
            <text:p>30599.76</text:p>
          </table:table-cell>
          <table:table-cell office:value-type="float" office:value="63428.356" calcext:value-type="float">
            <text:p>63428.356</text:p>
          </table:table-cell>
          <table:table-cell table:style-name="ce6" office:value-type="float" office:value="366005.504" calcext:value-type="float">
            <text:p>366005.504</text:p>
          </table:table-cell>
          <table:table-cell office:value-type="float" office:value="286392.134" calcext:value-type="float">
            <text:p>286392.134</text:p>
          </table:table-cell>
          <table:table-cell office:value-type="float" office:value="513098.703" calcext:value-type="float">
            <text:p>513098.703</text:p>
          </table:table-cell>
          <table:table-cell office:value-type="float" office:value="1131140.729" calcext:value-type="float">
            <text:p>1131140.729</text:p>
          </table:table-cell>
          <table:table-cell/>
          <table:table-cell office:value-type="float" office:value="2261.57" calcext:value-type="float">
            <text:p>2261.57</text:p>
          </table:table-cell>
          <table:table-cell office:value-type="float" office:value="3258.158" calcext:value-type="float">
            <text:p>3258.158</text:p>
          </table:table-cell>
          <table:table-cell table:style-name="ce6" office:value-type="float" office:value="134971.356" calcext:value-type="float">
            <text:p>134971.356</text:p>
          </table:table-cell>
          <table:table-cell office:value-type="float" office:value="19013.592" calcext:value-type="float">
            <text:p>19013.592</text:p>
          </table:table-cell>
          <table:table-cell office:value-type="float" office:value="24114.634" calcext:value-type="float">
            <text:p>24114.634</text:p>
          </table:table-cell>
          <table:table-cell office:value-type="float" office:value="69880" calcext:value-type="float">
            <text:p>69880</text:p>
          </table:table-cell>
          <table:table-cell/>
          <table:table-cell table:style-name="ce6" office:value-type="string" calcext:value-type="string">
            <text:p>memory swap</text:p>
          </table:table-cell>
          <table:table-cell table:style-name="ce16"/>
          <table:table-cell table:formula="of:=[.C238] / [.$B238]" office:value-type="float" office:value="30.59976" calcext:value-type="float">
            <text:p>30.59976</text:p>
          </table:table-cell>
          <table:table-cell table:formula="of:=[.D238] / [.$B238]" office:value-type="float" office:value="63.428356" calcext:value-type="float">
            <text:p>63.428356</text:p>
          </table:table-cell>
          <table:table-cell table:formula="of:=[.E238] / [.$B238]" office:value-type="float" office:value="366.005504" calcext:value-type="float">
            <text:p>366.005504</text:p>
          </table:table-cell>
          <table:table-cell table:formula="of:=[.F238] / [.$B238]" office:value-type="float" office:value="286.392134" calcext:value-type="float">
            <text:p>286.392134</text:p>
          </table:table-cell>
          <table:table-cell table:formula="of:=[.G238] / [.$B238]" office:value-type="float" office:value="513.098703" calcext:value-type="float">
            <text:p>513.098703</text:p>
          </table:table-cell>
          <table:table-cell table:formula="of:=[.H238] / [.$B238]" office:value-type="float" office:value="1131.140729" calcext:value-type="float">
            <text:p>1131.140729</text:p>
          </table:table-cell>
          <table:table-cell table:formula="of:=[.I238] / [.$B238]" office:value-type="float" office:value="0" calcext:value-type="float">
            <text:p>0</text:p>
          </table:table-cell>
          <table:table-cell table:formula="of:=[.J238] / [.$B238]" office:value-type="float" office:value="2.26157" calcext:value-type="float">
            <text:p>2.26157</text:p>
          </table:table-cell>
          <table:table-cell table:formula="of:=[.K238] / [.$B238]" office:value-type="float" office:value="3.258158" calcext:value-type="float">
            <text:p>3.258158</text:p>
          </table:table-cell>
          <table:table-cell table:formula="of:=[.L238] / [.$B238]" office:value-type="float" office:value="134.971356" calcext:value-type="float">
            <text:p>134.971356</text:p>
          </table:table-cell>
          <table:table-cell table:formula="of:=[.M238] / [.$B238]" office:value-type="float" office:value="19.013592" calcext:value-type="float">
            <text:p>19.013592</text:p>
          </table:table-cell>
          <table:table-cell table:formula="of:=[.N238] / [.$B238]" office:value-type="float" office:value="24.114634" calcext:value-type="float">
            <text:p>24.114634</text:p>
          </table:table-cell>
          <table:table-cell table:formula="of:=[.O238] / [.$B238]" office:value-type="float" office:value="69.88" calcext:value-type="float">
            <text:p>69.88</text:p>
          </table:table-cell>
        </table:table-row>
        <table:table-row table:style-name="ro1">
          <table:table-cell office:value-type="string" calcext:value-type="string">
            <text:p>BGMW_kSecureLaplaceDiscreteLaplaceMechanism_FLDiscreteLaplace</text:p>
          </table:table-cell>
          <table:table-cell office:value-type="float" office:value="1000" calcext:value-type="float">
            <text:p>1000</text:p>
          </table:table-cell>
          <table:table-cell office:value-type="float" office:value="30044.827" calcext:value-type="float">
            <text:p>30044.827</text:p>
          </table:table-cell>
          <table:table-cell office:value-type="float" office:value="42814.515" calcext:value-type="float">
            <text:p>42814.515</text:p>
          </table:table-cell>
          <table:table-cell office:value-type="float" office:value="63585.645" calcext:value-type="float">
            <text:p>63585.645</text:p>
          </table:table-cell>
          <table:table-cell office:value-type="float" office:value="305574.025" calcext:value-type="float">
            <text:p>305574.025</text:p>
          </table:table-cell>
          <table:table-cell office:value-type="float" office:value="459425.567" calcext:value-type="float">
            <text:p>459425.567</text:p>
          </table:table-cell>
          <table:table-cell office:value-type="float" office:value="759046.888" calcext:value-type="float">
            <text:p>759046.888</text:p>
          </table:table-cell>
          <table:table-cell/>
          <table:table-cell office:value-type="float" office:value="5914.561" calcext:value-type="float">
            <text:p>5914.561</text:p>
          </table:table-cell>
          <table:table-cell office:value-type="float" office:value="6599.007" calcext:value-type="float">
            <text:p>6599.007</text:p>
          </table:table-cell>
          <table:table-cell office:value-type="float" office:value="9055.369" calcext:value-type="float">
            <text:p>9055.369</text:p>
          </table:table-cell>
          <table:table-cell office:value-type="float" office:value="144931.936" calcext:value-type="float">
            <text:p>144931.936</text:p>
          </table:table-cell>
          <table:table-cell office:value-type="float" office:value="163959.305" calcext:value-type="float">
            <text:p>163959.305</text:p>
          </table:table-cell>
          <table:table-cell office:value-type="float" office:value="177912.734" calcext:value-type="float">
            <text:p>177912.734</text:p>
          </table:table-cell>
          <table:table-cell table:number-columns-repeated="2"/>
          <table:table-cell table:style-name="ce16"/>
          <table:table-cell table:formula="of:=[.C239] / [.$B239]" office:value-type="float" office:value="30.044827" calcext:value-type="float">
            <text:p>30.044827</text:p>
          </table:table-cell>
          <table:table-cell table:formula="of:=[.D239] / [.$B239]" office:value-type="float" office:value="42.814515" calcext:value-type="float">
            <text:p>42.814515</text:p>
          </table:table-cell>
          <table:table-cell table:formula="of:=[.E239] / [.$B239]" office:value-type="float" office:value="63.585645" calcext:value-type="float">
            <text:p>63.585645</text:p>
          </table:table-cell>
          <table:table-cell table:formula="of:=[.F239] / [.$B239]" office:value-type="float" office:value="305.574025" calcext:value-type="float">
            <text:p>305.574025</text:p>
          </table:table-cell>
          <table:table-cell table:formula="of:=[.G239] / [.$B239]" office:value-type="float" office:value="459.425567" calcext:value-type="float">
            <text:p>459.425567</text:p>
          </table:table-cell>
          <table:table-cell table:formula="of:=[.H239] / [.$B239]" office:value-type="float" office:value="759.046888" calcext:value-type="float">
            <text:p>759.046888</text:p>
          </table:table-cell>
          <table:table-cell table:formula="of:=[.I239] / [.$B239]" office:value-type="float" office:value="0" calcext:value-type="float">
            <text:p>0</text:p>
          </table:table-cell>
          <table:table-cell table:formula="of:=[.J239] / [.$B239]" office:value-type="float" office:value="5.914561" calcext:value-type="float">
            <text:p>5.914561</text:p>
          </table:table-cell>
          <table:table-cell table:formula="of:=[.K239] / [.$B239]" office:value-type="float" office:value="6.599007" calcext:value-type="float">
            <text:p>6.599007</text:p>
          </table:table-cell>
          <table:table-cell table:formula="of:=[.L239] / [.$B239]" office:value-type="float" office:value="9.055369" calcext:value-type="float">
            <text:p>9.055369</text:p>
          </table:table-cell>
          <table:table-cell table:formula="of:=[.M239] / [.$B239]" office:value-type="float" office:value="144.931936" calcext:value-type="float">
            <text:p>144.931936</text:p>
          </table:table-cell>
          <table:table-cell table:formula="of:=[.N239] / [.$B239]" office:value-type="float" office:value="163.959305" calcext:value-type="float">
            <text:p>163.959305</text:p>
          </table:table-cell>
          <table:table-cell table:formula="of:=[.O239] / [.$B239]" office:value-type="float" office:value="177.912734" calcext:value-type="float">
            <text:p>177.912734</text:p>
          </table:table-cell>
        </table:table-row>
        <table:table-row table:style-name="ro1">
          <table:table-cell table:number-columns-repeated="17"/>
          <table:table-cell table:style-name="ce16"/>
          <table:table-cell table:number-columns-repeated="13"/>
        </table:table-row>
        <table:table-row table:style-name="ro1">
          <table:table-cell table:style-name="ce1" office:value-type="string" calcext:value-type="string">
            <text:p>benchmark_liangzhao_integer_scaling_mechanism</text:p>
          </table:table-cell>
          <table:table-cell table:number-columns-repeated="16"/>
          <table:table-cell table:style-name="ce16"/>
          <table:table-cell table:number-columns-repeated="13"/>
        </table:table-row>
        <table:table-row table:style-name="ro1">
          <table:table-cell office:value-type="string" calcext:value-type="string">
            <text:p>BGMW_kSecureIntegerScalingLaplaceMechanism_FxLaplace</text:p>
          </table:table-cell>
          <table:table-cell office:value-type="float" office:value="1" calcext:value-type="float">
            <text:p>1</text:p>
          </table:table-cell>
          <table:table-cell office:value-type="float" office:value="72929.143" calcext:value-type="float">
            <text:p>72929.143</text:p>
          </table:table-cell>
          <table:table-cell office:value-type="float" office:value="72259.757" calcext:value-type="float">
            <text:p>72259.757</text:p>
          </table:table-cell>
          <table:table-cell table:style-name="ce6" office:value-type="float" office:value="161947.278" calcext:value-type="float">
            <text:p>161947.278</text:p>
          </table:table-cell>
          <table:table-cell office:value-type="float" office:value="954488.867" calcext:value-type="float">
            <text:p>954488.867</text:p>
          </table:table-cell>
          <table:table-cell office:value-type="float" office:value="1001704.587" calcext:value-type="float">
            <text:p>1001704.587</text:p>
          </table:table-cell>
          <table:table-cell office:value-type="float" office:value="1108503.014" calcext:value-type="float">
            <text:p>1108503.014</text:p>
          </table:table-cell>
          <table:table-cell/>
          <table:table-cell office:value-type="float" office:value="72296.533" calcext:value-type="float">
            <text:p>72296.533</text:p>
          </table:table-cell>
          <table:table-cell office:value-type="float" office:value="71352.892" calcext:value-type="float">
            <text:p>71352.892</text:p>
          </table:table-cell>
          <table:table-cell table:style-name="ce6" office:value-type="float" office:value="160443.398" calcext:value-type="float">
            <text:p>160443.398</text:p>
          </table:table-cell>
          <table:table-cell office:value-type="float" office:value="949907.44" calcext:value-type="float">
            <text:p>949907.44</text:p>
          </table:table-cell>
          <table:table-cell office:value-type="float" office:value="994913.878" calcext:value-type="float">
            <text:p>994913.878</text:p>
          </table:table-cell>
          <table:table-cell office:value-type="float" office:value="1091406.716" calcext:value-type="float">
            <text:p>1091406.716</text:p>
          </table:table-cell>
          <table:table-cell/>
          <table:table-cell table:style-name="ce6" office:value-type="string" calcext:value-type="string">
            <text:p>memory swap</text:p>
          </table:table-cell>
          <table:table-cell table:style-name="ce16"/>
          <table:table-cell table:formula="of:=[.C242] / [.$B242]" office:value-type="float" office:value="72929.143" calcext:value-type="float">
            <text:p>72929.143</text:p>
          </table:table-cell>
          <table:table-cell table:formula="of:=[.D242] / [.$B242]" office:value-type="float" office:value="72259.757" calcext:value-type="float">
            <text:p>72259.757</text:p>
          </table:table-cell>
          <table:table-cell table:formula="of:=[.E242] / [.$B242]" office:value-type="float" office:value="161947.278" calcext:value-type="float">
            <text:p>161947.278</text:p>
          </table:table-cell>
          <table:table-cell table:formula="of:=[.F242] / [.$B242]" office:value-type="float" office:value="954488.867" calcext:value-type="float">
            <text:p>954488.867</text:p>
          </table:table-cell>
          <table:table-cell table:formula="of:=[.G242] / [.$B242]" office:value-type="float" office:value="1001704.587" calcext:value-type="float">
            <text:p>1001704.587</text:p>
          </table:table-cell>
          <table:table-cell table:formula="of:=[.H242] / [.$B242]" office:value-type="float" office:value="1108503.014" calcext:value-type="float">
            <text:p>1108503.014</text:p>
          </table:table-cell>
          <table:table-cell table:formula="of:=[.I242] / [.$B242]" office:value-type="float" office:value="0" calcext:value-type="float">
            <text:p>0</text:p>
          </table:table-cell>
          <table:table-cell table:formula="of:=[.J242] / [.$B242]" office:value-type="float" office:value="72296.533" calcext:value-type="float">
            <text:p>72296.533</text:p>
          </table:table-cell>
          <table:table-cell table:formula="of:=[.K242] / [.$B242]" office:value-type="float" office:value="71352.892" calcext:value-type="float">
            <text:p>71352.892</text:p>
          </table:table-cell>
          <table:table-cell table:formula="of:=[.L242] / [.$B242]" office:value-type="float" office:value="160443.398" calcext:value-type="float">
            <text:p>160443.398</text:p>
          </table:table-cell>
          <table:table-cell table:formula="of:=[.M242] / [.$B242]" office:value-type="float" office:value="949907.44" calcext:value-type="float">
            <text:p>949907.44</text:p>
          </table:table-cell>
          <table:table-cell table:formula="of:=[.N242] / [.$B242]" office:value-type="float" office:value="994913.878" calcext:value-type="float">
            <text:p>994913.878</text:p>
          </table:table-cell>
          <table:table-cell table:formula="of:=[.O242] / [.$B242]" office:value-type="float" office:value="1091406.716" calcext:value-type="float">
            <text:p>1091406.716</text:p>
          </table:table-cell>
        </table:table-row>
        <table:table-row table:style-name="ro1">
          <table:table-cell office:value-type="string" calcext:value-type="string">
            <text:p>BGMW_kSecureIntegerScalingLaplaceMechanism_FLLaplace</text:p>
          </table:table-cell>
          <table:table-cell office:value-type="float" office:value="1" calcext:value-type="float">
            <text:p>1</text:p>
          </table:table-cell>
          <table:table-cell office:value-type="float" office:value="57700.936" calcext:value-type="float">
            <text:p>57700.936</text:p>
          </table:table-cell>
          <table:table-cell office:value-type="float" office:value="49813.652" calcext:value-type="float">
            <text:p>49813.652</text:p>
          </table:table-cell>
          <table:table-cell table:style-name="ce6" office:value-type="float" office:value="115350.248" calcext:value-type="float">
            <text:p>115350.248</text:p>
          </table:table-cell>
          <table:table-cell office:value-type="float" office:value="858926.911" calcext:value-type="float">
            <text:p>858926.911</text:p>
          </table:table-cell>
          <table:table-cell office:value-type="float" office:value="932382.923" calcext:value-type="float">
            <text:p>932382.923</text:p>
          </table:table-cell>
          <table:table-cell office:value-type="float" office:value="1039750.816" calcext:value-type="float">
            <text:p>1039750.816</text:p>
          </table:table-cell>
          <table:table-cell/>
          <table:table-cell office:value-type="float" office:value="55858.069" calcext:value-type="float">
            <text:p>55858.069</text:p>
          </table:table-cell>
          <table:table-cell office:value-type="float" office:value="47186.899" calcext:value-type="float">
            <text:p>47186.899</text:p>
          </table:table-cell>
          <table:table-cell table:style-name="ce6" office:value-type="float" office:value="111232.663" calcext:value-type="float">
            <text:p>111232.663</text:p>
          </table:table-cell>
          <table:table-cell office:value-type="float" office:value="846435.926" calcext:value-type="float">
            <text:p>846435.926</text:p>
          </table:table-cell>
          <table:table-cell office:value-type="float" office:value="908322.807" calcext:value-type="float">
            <text:p>908322.807</text:p>
          </table:table-cell>
          <table:table-cell office:value-type="float" office:value="1001687.215" calcext:value-type="float">
            <text:p>1001687.215</text:p>
          </table:table-cell>
          <table:table-cell/>
          <table:table-cell table:style-name="ce6" office:value-type="string" calcext:value-type="string">
            <text:p>memory swap</text:p>
          </table:table-cell>
          <table:table-cell table:style-name="ce16"/>
          <table:table-cell table:formula="of:=[.C243] / [.$B243]" office:value-type="float" office:value="57700.936" calcext:value-type="float">
            <text:p>57700.936</text:p>
          </table:table-cell>
          <table:table-cell table:formula="of:=[.D243] / [.$B243]" office:value-type="float" office:value="49813.652" calcext:value-type="float">
            <text:p>49813.652</text:p>
          </table:table-cell>
          <table:table-cell table:formula="of:=[.E243] / [.$B243]" office:value-type="float" office:value="115350.248" calcext:value-type="float">
            <text:p>115350.248</text:p>
          </table:table-cell>
          <table:table-cell table:formula="of:=[.F243] / [.$B243]" office:value-type="float" office:value="858926.911" calcext:value-type="float">
            <text:p>858926.911</text:p>
          </table:table-cell>
          <table:table-cell table:formula="of:=[.G243] / [.$B243]" office:value-type="float" office:value="932382.923" calcext:value-type="float">
            <text:p>932382.923</text:p>
          </table:table-cell>
          <table:table-cell table:formula="of:=[.H243] / [.$B243]" office:value-type="float" office:value="1039750.816" calcext:value-type="float">
            <text:p>1039750.816</text:p>
          </table:table-cell>
          <table:table-cell table:formula="of:=[.I243] / [.$B243]" office:value-type="float" office:value="0" calcext:value-type="float">
            <text:p>0</text:p>
          </table:table-cell>
          <table:table-cell table:formula="of:=[.J243] / [.$B243]" office:value-type="float" office:value="55858.069" calcext:value-type="float">
            <text:p>55858.069</text:p>
          </table:table-cell>
          <table:table-cell table:formula="of:=[.K243] / [.$B243]" office:value-type="float" office:value="47186.899" calcext:value-type="float">
            <text:p>47186.899</text:p>
          </table:table-cell>
          <table:table-cell table:formula="of:=[.L243] / [.$B243]" office:value-type="float" office:value="111232.663" calcext:value-type="float">
            <text:p>111232.663</text:p>
          </table:table-cell>
          <table:table-cell table:formula="of:=[.M243] / [.$B243]" office:value-type="float" office:value="846435.926" calcext:value-type="float">
            <text:p>846435.926</text:p>
          </table:table-cell>
          <table:table-cell table:formula="of:=[.N243] / [.$B243]" office:value-type="float" office:value="908322.807" calcext:value-type="float">
            <text:p>908322.807</text:p>
          </table:table-cell>
          <table:table-cell table:formula="of:=[.O243] / [.$B243]" office:value-type="float" office:value="1001687.215" calcext:value-type="float">
            <text:p>1001687.215</text:p>
          </table:table-cell>
        </table:table-row>
        <table:table-row table:style-name="ro1">
          <table:table-cell table:style-name="ce3" office:value-type="string" calcext:value-type="string">
            <text:p>BGMW_kSecureIntegerScalingGaussianMechanism_FLGaussian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1562.356" calcext:value-type="float">
            <text:p>31562.356</text:p>
          </table:table-cell>
          <table:table-cell table:style-name="ce10" office:value-type="float" office:value="34731.916" calcext:value-type="float">
            <text:p>34731.916</text:p>
          </table:table-cell>
          <table:table-cell table:style-name="ce10" office:value-type="float" office:value="55882.128" calcext:value-type="float">
            <text:p>55882.128</text:p>
          </table:table-cell>
          <table:table-cell table:style-name="ce10" office:value-type="float" office:value="478973.543" calcext:value-type="float">
            <text:p>478973.543</text:p>
          </table:table-cell>
          <table:table-cell table:style-name="ce10" office:value-type="float" office:value="596256.042" calcext:value-type="float">
            <text:p>596256.042</text:p>
          </table:table-cell>
          <table:table-cell table:style-name="ce10" office:value-type="float" office:value="773877.569" calcext:value-type="float">
            <text:p>773877.569</text:p>
          </table:table-cell>
          <table:table-cell/>
          <table:table-cell office:value-type="float" office:value="18916.059" calcext:value-type="float">
            <text:p>18916.059</text:p>
          </table:table-cell>
          <table:table-cell office:value-type="float" office:value="15413.078" calcext:value-type="float">
            <text:p>15413.078</text:p>
          </table:table-cell>
          <table:table-cell office:value-type="float" office:value="26929.385" calcext:value-type="float">
            <text:p>26929.385</text:p>
          </table:table-cell>
          <table:table-cell office:value-type="float" office:value="394248.57" calcext:value-type="float">
            <text:p>394248.57</text:p>
          </table:table-cell>
          <table:table-cell office:value-type="float" office:value="435126.281" calcext:value-type="float">
            <text:p>435126.281</text:p>
          </table:table-cell>
          <table:table-cell office:value-type="float" office:value="470813.945" calcext:value-type="float">
            <text:p>470813.945</text:p>
          </table:table-cell>
          <table:table-cell table:number-columns-repeated="2"/>
          <table:table-cell table:style-name="ce16"/>
          <table:table-cell table:formula="of:=[.C244] / [.$B244]" office:value-type="float" office:value="31562.356" calcext:value-type="float">
            <text:p>31562.356</text:p>
          </table:table-cell>
          <table:table-cell table:formula="of:=[.D244] / [.$B244]" office:value-type="float" office:value="34731.916" calcext:value-type="float">
            <text:p>34731.916</text:p>
          </table:table-cell>
          <table:table-cell table:formula="of:=[.E244] / [.$B244]" office:value-type="float" office:value="55882.128" calcext:value-type="float">
            <text:p>55882.128</text:p>
          </table:table-cell>
          <table:table-cell table:formula="of:=[.F244] / [.$B244]" office:value-type="float" office:value="478973.543" calcext:value-type="float">
            <text:p>478973.543</text:p>
          </table:table-cell>
          <table:table-cell table:formula="of:=[.G244] / [.$B244]" office:value-type="float" office:value="596256.042" calcext:value-type="float">
            <text:p>596256.042</text:p>
          </table:table-cell>
          <table:table-cell table:formula="of:=[.H244] / [.$B244]" office:value-type="float" office:value="773877.569" calcext:value-type="float">
            <text:p>773877.569</text:p>
          </table:table-cell>
          <table:table-cell table:formula="of:=[.I244] / [.$B244]" office:value-type="float" office:value="0" calcext:value-type="float">
            <text:p>0</text:p>
          </table:table-cell>
          <table:table-cell table:formula="of:=[.J244] / [.$B244]" office:value-type="float" office:value="18916.059" calcext:value-type="float">
            <text:p>18916.059</text:p>
          </table:table-cell>
          <table:table-cell table:formula="of:=[.K244] / [.$B244]" office:value-type="float" office:value="15413.078" calcext:value-type="float">
            <text:p>15413.078</text:p>
          </table:table-cell>
          <table:table-cell table:formula="of:=[.L244] / [.$B244]" office:value-type="float" office:value="26929.385" calcext:value-type="float">
            <text:p>26929.385</text:p>
          </table:table-cell>
          <table:table-cell table:formula="of:=[.M244] / [.$B244]" office:value-type="float" office:value="394248.57" calcext:value-type="float">
            <text:p>394248.57</text:p>
          </table:table-cell>
          <table:table-cell table:formula="of:=[.N244] / [.$B244]" office:value-type="float" office:value="435126.281" calcext:value-type="float">
            <text:p>435126.281</text:p>
          </table:table-cell>
          <table:table-cell table:formula="of:=[.O244] / [.$B244]" office:value-type="float" office:value="470813.945" calcext:value-type="float">
            <text:p>470813.945</text:p>
          </table:table-cell>
        </table:table-row>
        <table:table-row table:style-name="ro1">
          <table:table-cell office:value-type="string" calcext:value-type="string">
            <text:p>BGMW_kSecureIntegerScalingLaplaceMechanism_FxLaplace_with_DiscreteLaplaceEKMPP</text:p>
          </table:table-cell>
          <table:table-cell office:value-type="float" office:value="1" calcext:value-type="float">
            <text:p>1</text:p>
          </table:table-cell>
          <table:table-cell office:value-type="float" office:value="2513.719" calcext:value-type="float">
            <text:p>2513.719</text:p>
          </table:table-cell>
          <table:table-cell office:value-type="float" office:value="2668.796" calcext:value-type="float">
            <text:p>2668.796</text:p>
          </table:table-cell>
          <table:table-cell office:value-type="float" office:value="3218.084" calcext:value-type="float">
            <text:p>3218.084</text:p>
          </table:table-cell>
          <table:table-cell office:value-type="float" office:value="22972.315" calcext:value-type="float">
            <text:p>22972.315</text:p>
          </table:table-cell>
          <table:table-cell office:value-type="float" office:value="25327.03" calcext:value-type="float">
            <text:p>25327.03</text:p>
          </table:table-cell>
          <table:table-cell office:value-type="float" office:value="28078.339" calcext:value-type="float">
            <text:p>28078.339</text:p>
          </table:table-cell>
          <table:table-cell/>
          <table:table-cell office:value-type="float" office:value="1781.438" calcext:value-type="float">
            <text:p>1781.438</text:p>
          </table:table-cell>
          <table:table-cell office:value-type="float" office:value="1820.12" calcext:value-type="float">
            <text:p>1820.12</text:p>
          </table:table-cell>
          <table:table-cell office:value-type="float" office:value="2354.681" calcext:value-type="float">
            <text:p>2354.681</text:p>
          </table:table-cell>
          <table:table-cell office:value-type="float" office:value="20885.169" calcext:value-type="float">
            <text:p>20885.169</text:p>
          </table:table-cell>
          <table:table-cell office:value-type="float" office:value="23156.032" calcext:value-type="float">
            <text:p>23156.032</text:p>
          </table:table-cell>
          <table:table-cell office:value-type="float" office:value="25178.216" calcext:value-type="float">
            <text:p>25178.216</text:p>
          </table:table-cell>
          <table:table-cell table:number-columns-repeated="2"/>
          <table:table-cell table:style-name="ce16"/>
          <table:table-cell table:formula="of:=[.C245] / [.$B245]" office:value-type="float" office:value="2513.719" calcext:value-type="float">
            <text:p>2513.719</text:p>
          </table:table-cell>
          <table:table-cell table:formula="of:=[.D245] / [.$B245]" office:value-type="float" office:value="2668.796" calcext:value-type="float">
            <text:p>2668.796</text:p>
          </table:table-cell>
          <table:table-cell table:formula="of:=[.E245] / [.$B245]" office:value-type="float" office:value="3218.084" calcext:value-type="float">
            <text:p>3218.084</text:p>
          </table:table-cell>
          <table:table-cell table:formula="of:=[.F245] / [.$B245]" office:value-type="float" office:value="22972.315" calcext:value-type="float">
            <text:p>22972.315</text:p>
          </table:table-cell>
          <table:table-cell table:formula="of:=[.G245] / [.$B245]" office:value-type="float" office:value="25327.03" calcext:value-type="float">
            <text:p>25327.03</text:p>
          </table:table-cell>
          <table:table-cell table:formula="of:=[.H245] / [.$B245]" office:value-type="float" office:value="28078.339" calcext:value-type="float">
            <text:p>28078.339</text:p>
          </table:table-cell>
          <table:table-cell table:formula="of:=[.I245] / [.$B245]" office:value-type="float" office:value="0" calcext:value-type="float">
            <text:p>0</text:p>
          </table:table-cell>
          <table:table-cell table:formula="of:=[.J245] / [.$B245]" office:value-type="float" office:value="1781.438" calcext:value-type="float">
            <text:p>1781.438</text:p>
          </table:table-cell>
          <table:table-cell table:formula="of:=[.K245] / [.$B245]" office:value-type="float" office:value="1820.12" calcext:value-type="float">
            <text:p>1820.12</text:p>
          </table:table-cell>
          <table:table-cell table:formula="of:=[.L245] / [.$B245]" office:value-type="float" office:value="2354.681" calcext:value-type="float">
            <text:p>2354.681</text:p>
          </table:table-cell>
          <table:table-cell table:formula="of:=[.M245] / [.$B245]" office:value-type="float" office:value="20885.169" calcext:value-type="float">
            <text:p>20885.169</text:p>
          </table:table-cell>
          <table:table-cell table:formula="of:=[.N245] / [.$B245]" office:value-type="float" office:value="23156.032" calcext:value-type="float">
            <text:p>23156.032</text:p>
          </table:table-cell>
          <table:table-cell table:formula="of:=[.O245] / [.$B245]" office:value-type="float" office:value="25178.216" calcext:value-type="float">
            <text:p>25178.216</text:p>
          </table:table-cell>
        </table:table-row>
        <table:table-row table:style-name="ro1">
          <table:table-cell office:value-type="string" calcext:value-type="string">
            <text:p>BGMW_kSecureIntegerScalingLaplaceMechanism_FLLaplace_with_DiscreteLaplaceEKMPP</text:p>
          </table:table-cell>
          <table:table-cell office:value-type="float" office:value="1" calcext:value-type="float">
            <text:p>1</text:p>
          </table:table-cell>
          <table:table-cell office:value-type="float" office:value="5861.353" calcext:value-type="float">
            <text:p>5861.353</text:p>
          </table:table-cell>
          <table:table-cell office:value-type="float" office:value="7746.815" calcext:value-type="float">
            <text:p>7746.815</text:p>
          </table:table-cell>
          <table:table-cell office:value-type="float" office:value="11722.145" calcext:value-type="float">
            <text:p>11722.145</text:p>
          </table:table-cell>
          <table:table-cell office:value-type="float" office:value="214774.482" calcext:value-type="float">
            <text:p>214774.482</text:p>
          </table:table-cell>
          <table:table-cell office:value-type="float" office:value="247494.889" calcext:value-type="float">
            <text:p>247494.889</text:p>
          </table:table-cell>
          <table:table-cell office:value-type="float" office:value="277260.455" calcext:value-type="float">
            <text:p>277260.455</text:p>
          </table:table-cell>
          <table:table-cell/>
          <table:table-cell office:value-type="float" office:value="5382.096" calcext:value-type="float">
            <text:p>5382.096</text:p>
          </table:table-cell>
          <table:table-cell office:value-type="float" office:value="7215.994" calcext:value-type="float">
            <text:p>7215.994</text:p>
          </table:table-cell>
          <table:table-cell office:value-type="float" office:value="11195.668" calcext:value-type="float">
            <text:p>11195.668</text:p>
          </table:table-cell>
          <table:table-cell office:value-type="float" office:value="213095.577" calcext:value-type="float">
            <text:p>213095.577</text:p>
          </table:table-cell>
          <table:table-cell office:value-type="float" office:value="245677.134" calcext:value-type="float">
            <text:p>245677.134</text:p>
          </table:table-cell>
          <table:table-cell office:value-type="float" office:value="275068.074" calcext:value-type="float">
            <text:p>275068.074</text:p>
          </table:table-cell>
          <table:table-cell table:number-columns-repeated="2"/>
          <table:table-cell table:style-name="ce16"/>
          <table:table-cell table:formula="of:=[.C246] / [.$B246]" office:value-type="float" office:value="5861.353" calcext:value-type="float">
            <text:p>5861.353</text:p>
          </table:table-cell>
          <table:table-cell table:formula="of:=[.D246] / [.$B246]" office:value-type="float" office:value="7746.815" calcext:value-type="float">
            <text:p>7746.815</text:p>
          </table:table-cell>
          <table:table-cell table:formula="of:=[.E246] / [.$B246]" office:value-type="float" office:value="11722.145" calcext:value-type="float">
            <text:p>11722.145</text:p>
          </table:table-cell>
          <table:table-cell table:formula="of:=[.F246] / [.$B246]" office:value-type="float" office:value="214774.482" calcext:value-type="float">
            <text:p>214774.482</text:p>
          </table:table-cell>
          <table:table-cell table:formula="of:=[.G246] / [.$B246]" office:value-type="float" office:value="247494.889" calcext:value-type="float">
            <text:p>247494.889</text:p>
          </table:table-cell>
          <table:table-cell table:formula="of:=[.H246] / [.$B246]" office:value-type="float" office:value="277260.455" calcext:value-type="float">
            <text:p>277260.455</text:p>
          </table:table-cell>
          <table:table-cell table:formula="of:=[.I246] / [.$B246]" office:value-type="float" office:value="0" calcext:value-type="float">
            <text:p>0</text:p>
          </table:table-cell>
          <table:table-cell table:formula="of:=[.J246] / [.$B246]" office:value-type="float" office:value="5382.096" calcext:value-type="float">
            <text:p>5382.096</text:p>
          </table:table-cell>
          <table:table-cell table:formula="of:=[.K246] / [.$B246]" office:value-type="float" office:value="7215.994" calcext:value-type="float">
            <text:p>7215.994</text:p>
          </table:table-cell>
          <table:table-cell table:formula="of:=[.L246] / [.$B246]" office:value-type="float" office:value="11195.668" calcext:value-type="float">
            <text:p>11195.668</text:p>
          </table:table-cell>
          <table:table-cell table:formula="of:=[.M246] / [.$B246]" office:value-type="float" office:value="213095.577" calcext:value-type="float">
            <text:p>213095.577</text:p>
          </table:table-cell>
          <table:table-cell table:formula="of:=[.N246] / [.$B246]" office:value-type="float" office:value="245677.134" calcext:value-type="float">
            <text:p>245677.134</text:p>
          </table:table-cell>
          <table:table-cell table:formula="of:=[.O246] / [.$B246]" office:value-type="float" office:value="275068.074" calcext:value-type="float">
            <text:p>275068.074</text:p>
          </table:table-cell>
        </table:table-row>
        <table:table-row table:style-name="ro1">
          <table:table-cell office:value-type="string" calcext:value-type="string">
            <text:p>BGMW_kSecureIntegerScalingLaplaceMechanism_FxLaplace_with_DiscreteLaplaceEKMPP</text:p>
          </table:table-cell>
          <table:table-cell office:value-type="float" office:value="1000" calcext:value-type="float">
            <text:p>1000</text:p>
          </table:table-cell>
          <table:table-cell office:value-type="float" office:value="40561.786" calcext:value-type="float">
            <text:p>40561.786</text:p>
          </table:table-cell>
          <table:table-cell office:value-type="float" office:value="63320.066" calcext:value-type="float">
            <text:p>63320.066</text:p>
          </table:table-cell>
          <table:table-cell table:style-name="ce6" office:value-type="float" office:value="279555.209" calcext:value-type="float">
            <text:p>279555.209</text:p>
          </table:table-cell>
          <table:table-cell office:value-type="float" office:value="278849.256" calcext:value-type="float">
            <text:p>278849.256</text:p>
          </table:table-cell>
          <table:table-cell office:value-type="float" office:value="517383.119" calcext:value-type="float">
            <text:p>517383.119</text:p>
          </table:table-cell>
          <table:table-cell office:value-type="float" office:value="1341676.5" calcext:value-type="float">
            <text:p>1341676.5</text:p>
          </table:table-cell>
          <table:table-cell/>
          <table:table-cell office:value-type="float" office:value="2025.54" calcext:value-type="float">
            <text:p>2025.54</text:p>
          </table:table-cell>
          <table:table-cell office:value-type="float" office:value="2682.229" calcext:value-type="float">
            <text:p>2682.229</text:p>
          </table:table-cell>
          <table:table-cell table:style-name="ce6" office:value-type="float" office:value="37456.816" calcext:value-type="float">
            <text:p>37456.816</text:p>
          </table:table-cell>
          <table:table-cell office:value-type="float" office:value="20425.249" calcext:value-type="float">
            <text:p>20425.249</text:p>
          </table:table-cell>
          <table:table-cell office:value-type="float" office:value="27525.3" calcext:value-type="float">
            <text:p>27525.3</text:p>
          </table:table-cell>
          <table:table-cell office:value-type="float" office:value="161696.052" calcext:value-type="float">
            <text:p>161696.052</text:p>
          </table:table-cell>
          <table:table-cell/>
          <table:table-cell table:style-name="ce6" office:value-type="string" calcext:value-type="string">
            <text:p>memory swap</text:p>
          </table:table-cell>
          <table:table-cell table:style-name="ce16"/>
          <table:table-cell table:formula="of:=[.C247] / [.$B247]" office:value-type="float" office:value="40.561786" calcext:value-type="float">
            <text:p>40.561786</text:p>
          </table:table-cell>
          <table:table-cell table:formula="of:=[.D247] / [.$B247]" office:value-type="float" office:value="63.320066" calcext:value-type="float">
            <text:p>63.320066</text:p>
          </table:table-cell>
          <table:table-cell table:formula="of:=[.E247] / [.$B247]" office:value-type="float" office:value="279.555209" calcext:value-type="float">
            <text:p>279.555209</text:p>
          </table:table-cell>
          <table:table-cell table:formula="of:=[.F247] / [.$B247]" office:value-type="float" office:value="278.849256" calcext:value-type="float">
            <text:p>278.849256</text:p>
          </table:table-cell>
          <table:table-cell table:formula="of:=[.G247] / [.$B247]" office:value-type="float" office:value="517.383119" calcext:value-type="float">
            <text:p>517.383119</text:p>
          </table:table-cell>
          <table:table-cell table:formula="of:=[.H247] / [.$B247]" office:value-type="float" office:value="1341.6765" calcext:value-type="float">
            <text:p>1341.6765</text:p>
          </table:table-cell>
          <table:table-cell table:formula="of:=[.I247] / [.$B247]" office:value-type="float" office:value="0" calcext:value-type="float">
            <text:p>0</text:p>
          </table:table-cell>
          <table:table-cell table:formula="of:=[.J247] / [.$B247]" office:value-type="float" office:value="2.02554" calcext:value-type="float">
            <text:p>2.02554</text:p>
          </table:table-cell>
          <table:table-cell table:formula="of:=[.K247] / [.$B247]" office:value-type="float" office:value="2.682229" calcext:value-type="float">
            <text:p>2.682229</text:p>
          </table:table-cell>
          <table:table-cell/>
          <table:table-cell table:formula="of:=[.M247] / [.$B247]" office:value-type="float" office:value="20.425249" calcext:value-type="float">
            <text:p>20.425249</text:p>
          </table:table-cell>
          <table:table-cell table:formula="of:=[.N247] / [.$B247]" office:value-type="float" office:value="27.5253" calcext:value-type="float">
            <text:p>27.5253</text:p>
          </table:table-cell>
          <table:table-cell/>
        </table:table-row>
        <table:table-row table:style-name="ro1">
          <table:table-cell office:value-type="string" calcext:value-type="string">
            <text:p>BGMW_kSecureIntegerScalingLaplaceMechanism_FLLaplace_with_DiscreteLaplaceEKMPP</text:p>
          </table:table-cell>
          <table:table-cell office:value-type="float" office:value="1000" calcext:value-type="float">
            <text:p>1000</text:p>
          </table:table-cell>
          <table:table-cell office:value-type="float" office:value="33457.833" calcext:value-type="float">
            <text:p>33457.833</text:p>
          </table:table-cell>
          <table:table-cell office:value-type="float" office:value="47990.807" calcext:value-type="float">
            <text:p>47990.807</text:p>
          </table:table-cell>
          <table:table-cell office:value-type="float" office:value="70887.443" calcext:value-type="float">
            <text:p>70887.443</text:p>
          </table:table-cell>
          <table:table-cell office:value-type="float" office:value="345713.252" calcext:value-type="float">
            <text:p>345713.252</text:p>
          </table:table-cell>
          <table:table-cell office:value-type="float" office:value="526164.966" calcext:value-type="float">
            <text:p>526164.966</text:p>
          </table:table-cell>
          <table:table-cell office:value-type="float" office:value="855023.176" calcext:value-type="float">
            <text:p>855023.176</text:p>
          </table:table-cell>
          <table:table-cell/>
          <table:table-cell office:value-type="float" office:value="6508.725" calcext:value-type="float">
            <text:p>6508.725</text:p>
          </table:table-cell>
          <table:table-cell office:value-type="float" office:value="7798.591" calcext:value-type="float">
            <text:p>7798.591</text:p>
          </table:table-cell>
          <table:table-cell office:value-type="float" office:value="10446.232" calcext:value-type="float">
            <text:p>10446.232</text:p>
          </table:table-cell>
          <table:table-cell office:value-type="float" office:value="174762.15" calcext:value-type="float">
            <text:p>174762.15</text:p>
          </table:table-cell>
          <table:table-cell office:value-type="float" office:value="198037.837" calcext:value-type="float">
            <text:p>198037.837</text:p>
          </table:table-cell>
          <table:table-cell office:value-type="float" office:value="211049.391" calcext:value-type="float">
            <text:p>211049.391</text:p>
          </table:table-cell>
          <table:table-cell table:number-columns-repeated="2"/>
          <table:table-cell table:style-name="ce16"/>
          <table:table-cell table:formula="of:=[.C248] / [.$B248]" office:value-type="float" office:value="33.457833" calcext:value-type="float">
            <text:p>33.457833</text:p>
          </table:table-cell>
          <table:table-cell table:formula="of:=[.D248] / [.$B248]" office:value-type="float" office:value="47.990807" calcext:value-type="float">
            <text:p>47.990807</text:p>
          </table:table-cell>
          <table:table-cell table:formula="of:=[.E248] / [.$B248]" office:value-type="float" office:value="70.887443" calcext:value-type="float">
            <text:p>70.887443</text:p>
          </table:table-cell>
          <table:table-cell table:formula="of:=[.F248] / [.$B248]" office:value-type="float" office:value="345.713252" calcext:value-type="float">
            <text:p>345.713252</text:p>
          </table:table-cell>
          <table:table-cell table:formula="of:=[.G248] / [.$B248]" office:value-type="float" office:value="526.164966" calcext:value-type="float">
            <text:p>526.164966</text:p>
          </table:table-cell>
          <table:table-cell table:formula="of:=[.H248] / [.$B248]" office:value-type="float" office:value="855.023176" calcext:value-type="float">
            <text:p>855.023176</text:p>
          </table:table-cell>
          <table:table-cell table:formula="of:=[.I248] / [.$B248]" office:value-type="float" office:value="0" calcext:value-type="float">
            <text:p>0</text:p>
          </table:table-cell>
          <table:table-cell table:formula="of:=[.J248] / [.$B248]" office:value-type="float" office:value="6.508725" calcext:value-type="float">
            <text:p>6.508725</text:p>
          </table:table-cell>
          <table:table-cell table:formula="of:=[.K248] / [.$B248]" office:value-type="float" office:value="7.798591" calcext:value-type="float">
            <text:p>7.798591</text:p>
          </table:table-cell>
          <table:table-cell table:formula="of:=[.L248] / [.$B248]" office:value-type="float" office:value="10.446232" calcext:value-type="float">
            <text:p>10.446232</text:p>
          </table:table-cell>
          <table:table-cell table:formula="of:=[.M248] / [.$B248]" office:value-type="float" office:value="174.76215" calcext:value-type="float">
            <text:p>174.76215</text:p>
          </table:table-cell>
          <table:table-cell table:formula="of:=[.N248] / [.$B248]" office:value-type="float" office:value="198.037837" calcext:value-type="float">
            <text:p>198.037837</text:p>
          </table:table-cell>
          <table:table-cell table:formula="of:=[.O248] / [.$B248]" office:value-type="float" office:value="211.049391" calcext:value-type="float">
            <text:p>211.049391</text:p>
          </table:table-cell>
        </table:table-row>
        <table:table-row table:style-name="ro1">
          <table:table-cell table:number-columns-repeated="17"/>
          <table:table-cell table:style-name="ce16"/>
          <table:table-cell table:number-columns-repeated="13"/>
        </table:table-row>
        <table:table-row table:style-name="ro1">
          <table:table-cell table:style-name="ce1" office:value-type="string" calcext:value-type="string">
            <text:p>benchmark_liangzhao_discrete_laplace_discrete_gaussian_mechanism</text:p>
          </table:table-cell>
          <table:table-cell table:number-columns-repeated="16"/>
          <table:table-cell table:style-name="ce16"/>
          <table:table-cell table:number-columns-repeated="13"/>
        </table:table-row>
        <table:table-row table:style-name="ro1">
          <table:table-cell office:value-type="string" calcext:value-type="string">
            <text:p>BGMW_kSecureDiscreteLaplaceMechanism_FxDiscreteLaplace</text:p>
          </table:table-cell>
          <table:table-cell office:value-type="float" office:value="1" calcext:value-type="float">
            <text:p>1</text:p>
          </table:table-cell>
          <table:table-cell office:value-type="float" office:value="66659.737" calcext:value-type="float">
            <text:p>66659.737</text:p>
          </table:table-cell>
          <table:table-cell office:value-type="float" office:value="71076.63" calcext:value-type="float">
            <text:p>71076.63</text:p>
          </table:table-cell>
          <table:table-cell table:style-name="ce6" office:value-type="float" office:value="156832.671" calcext:value-type="float">
            <text:p>156832.671</text:p>
          </table:table-cell>
          <table:table-cell office:value-type="float" office:value="931555.967" calcext:value-type="float">
            <text:p>931555.967</text:p>
          </table:table-cell>
          <table:table-cell office:value-type="float" office:value="1017399.652" calcext:value-type="float">
            <text:p>1017399.652</text:p>
          </table:table-cell>
          <table:table-cell office:value-type="float" office:value="1173698.297" calcext:value-type="float">
            <text:p>1173698.297</text:p>
          </table:table-cell>
          <table:table-cell/>
          <table:table-cell office:value-type="float" office:value="60946.327" calcext:value-type="float">
            <text:p>60946.327</text:p>
          </table:table-cell>
          <table:table-cell office:value-type="float" office:value="62613.408" calcext:value-type="float">
            <text:p>62613.408</text:p>
          </table:table-cell>
          <table:table-cell table:style-name="ce6" office:value-type="float" office:value="144253.436" calcext:value-type="float">
            <text:p>144253.436</text:p>
          </table:table-cell>
          <table:table-cell office:value-type="float" office:value="893460.444" calcext:value-type="float">
            <text:p>893460.444</text:p>
          </table:table-cell>
          <table:table-cell office:value-type="float" office:value="947818.242" calcext:value-type="float">
            <text:p>947818.242</text:p>
          </table:table-cell>
          <table:table-cell office:value-type="float" office:value="1040754.522" calcext:value-type="float">
            <text:p>1040754.522</text:p>
          </table:table-cell>
          <table:table-cell/>
          <table:table-cell table:style-name="ce6" office:value-type="string" calcext:value-type="string">
            <text:p>memory swap</text:p>
          </table:table-cell>
          <table:table-cell table:style-name="ce16"/>
          <table:table-cell table:formula="of:=[.C251] / [.$B251]" office:value-type="float" office:value="66659.737" calcext:value-type="float">
            <text:p>66659.737</text:p>
          </table:table-cell>
          <table:table-cell table:formula="of:=[.D251] / [.$B251]" office:value-type="float" office:value="71076.63" calcext:value-type="float">
            <text:p>71076.63</text:p>
          </table:table-cell>
          <table:table-cell table:formula="of:=[.E251] / [.$B251]" office:value-type="float" office:value="156832.671" calcext:value-type="float">
            <text:p>156832.671</text:p>
          </table:table-cell>
          <table:table-cell table:formula="of:=[.F251] / [.$B251]" office:value-type="float" office:value="931555.967" calcext:value-type="float">
            <text:p>931555.967</text:p>
          </table:table-cell>
          <table:table-cell table:formula="of:=[.G251] / [.$B251]" office:value-type="float" office:value="1017399.652" calcext:value-type="float">
            <text:p>1017399.652</text:p>
          </table:table-cell>
          <table:table-cell table:formula="of:=[.H251] / [.$B251]" office:value-type="float" office:value="1173698.297" calcext:value-type="float">
            <text:p>1173698.297</text:p>
          </table:table-cell>
          <table:table-cell table:formula="of:=[.I251] / [.$B251]" office:value-type="float" office:value="0" calcext:value-type="float">
            <text:p>0</text:p>
          </table:table-cell>
          <table:table-cell table:formula="of:=[.J251] / [.$B251]" office:value-type="float" office:value="60946.327" calcext:value-type="float">
            <text:p>60946.327</text:p>
          </table:table-cell>
          <table:table-cell table:formula="of:=[.K251] / [.$B251]" office:value-type="float" office:value="62613.408" calcext:value-type="float">
            <text:p>62613.408</text:p>
          </table:table-cell>
          <table:table-cell table:formula="of:=[.L251] / [.$B251]" office:value-type="float" office:value="144253.436" calcext:value-type="float">
            <text:p>144253.436</text:p>
          </table:table-cell>
          <table:table-cell table:formula="of:=[.M251] / [.$B251]" office:value-type="float" office:value="893460.444" calcext:value-type="float">
            <text:p>893460.444</text:p>
          </table:table-cell>
          <table:table-cell table:formula="of:=[.N251] / [.$B251]" office:value-type="float" office:value="947818.242" calcext:value-type="float">
            <text:p>947818.242</text:p>
          </table:table-cell>
          <table:table-cell table:formula="of:=[.O251] / [.$B251]" office:value-type="float" office:value="1040754.522" calcext:value-type="float">
            <text:p>1040754.522</text:p>
          </table:table-cell>
        </table:table-row>
        <table:table-row table:style-name="ro1">
          <table:table-cell office:value-type="string" calcext:value-type="string">
            <text:p>BGMW_kSecureDiscreteLaplaceMechanism_FLDiscreteLaplace</text:p>
          </table:table-cell>
          <table:table-cell office:value-type="float" office:value="1" calcext:value-type="float">
            <text:p>1</text:p>
          </table:table-cell>
          <table:table-cell office:value-type="float" office:value="67948.944" calcext:value-type="float">
            <text:p>67948.944</text:p>
          </table:table-cell>
          <table:table-cell office:value-type="float" office:value="77491.144" calcext:value-type="float">
            <text:p>77491.144</text:p>
          </table:table-cell>
          <table:table-cell table:style-name="ce6" office:value-type="float" office:value="148645.872" calcext:value-type="float">
            <text:p>148645.872</text:p>
          </table:table-cell>
          <table:table-cell office:value-type="float" office:value="856065.243" calcext:value-type="float">
            <text:p>856065.243</text:p>
          </table:table-cell>
          <table:table-cell office:value-type="float" office:value="1015188.98" calcext:value-type="float">
            <text:p>1015188.98</text:p>
          </table:table-cell>
          <table:table-cell office:value-type="float" office:value="1316887.19" calcext:value-type="float">
            <text:p>1316887.19</text:p>
          </table:table-cell>
          <table:table-cell/>
          <table:table-cell office:value-type="float" office:value="48874.166" calcext:value-type="float">
            <text:p>48874.166</text:p>
          </table:table-cell>
          <table:table-cell office:value-type="float" office:value="49236.48" calcext:value-type="float">
            <text:p>49236.48</text:p>
          </table:table-cell>
          <table:table-cell table:style-name="ce6" office:value-type="float" office:value="105650.76" calcext:value-type="float">
            <text:p>105650.76</text:p>
          </table:table-cell>
          <table:table-cell office:value-type="float" office:value="730002.768" calcext:value-type="float">
            <text:p>730002.768</text:p>
          </table:table-cell>
          <table:table-cell office:value-type="float" office:value="782549.187" calcext:value-type="float">
            <text:p>782549.187</text:p>
          </table:table-cell>
          <table:table-cell office:value-type="float" office:value="861691.712" calcext:value-type="float">
            <text:p>861691.712</text:p>
          </table:table-cell>
          <table:table-cell/>
          <table:table-cell table:style-name="ce6" office:value-type="string" calcext:value-type="string">
            <text:p>memory swap</text:p>
          </table:table-cell>
          <table:table-cell table:style-name="ce16"/>
          <table:table-cell table:formula="of:=[.C252] / [.$B252]" office:value-type="float" office:value="67948.944" calcext:value-type="float">
            <text:p>67948.944</text:p>
          </table:table-cell>
          <table:table-cell table:formula="of:=[.D252] / [.$B252]" office:value-type="float" office:value="77491.144" calcext:value-type="float">
            <text:p>77491.144</text:p>
          </table:table-cell>
          <table:table-cell table:formula="of:=[.E252] / [.$B252]" office:value-type="float" office:value="148645.872" calcext:value-type="float">
            <text:p>148645.872</text:p>
          </table:table-cell>
          <table:table-cell table:formula="of:=[.F252] / [.$B252]" office:value-type="float" office:value="856065.243" calcext:value-type="float">
            <text:p>856065.243</text:p>
          </table:table-cell>
          <table:table-cell table:formula="of:=[.G252] / [.$B252]" office:value-type="float" office:value="1015188.98" calcext:value-type="float">
            <text:p>1015188.98</text:p>
          </table:table-cell>
          <table:table-cell table:formula="of:=[.H252] / [.$B252]" office:value-type="float" office:value="1316887.19" calcext:value-type="float">
            <text:p>1316887.19</text:p>
          </table:table-cell>
          <table:table-cell table:formula="of:=[.I252] / [.$B252]" office:value-type="float" office:value="0" calcext:value-type="float">
            <text:p>0</text:p>
          </table:table-cell>
          <table:table-cell table:formula="of:=[.J252] / [.$B252]" office:value-type="float" office:value="48874.166" calcext:value-type="float">
            <text:p>48874.166</text:p>
          </table:table-cell>
          <table:table-cell table:formula="of:=[.K252] / [.$B252]" office:value-type="float" office:value="49236.48" calcext:value-type="float">
            <text:p>49236.48</text:p>
          </table:table-cell>
          <table:table-cell table:formula="of:=[.L252] / [.$B252]" office:value-type="float" office:value="105650.76" calcext:value-type="float">
            <text:p>105650.76</text:p>
          </table:table-cell>
          <table:table-cell table:formula="of:=[.M252] / [.$B252]" office:value-type="float" office:value="730002.768" calcext:value-type="float">
            <text:p>730002.768</text:p>
          </table:table-cell>
          <table:table-cell table:formula="of:=[.N252] / [.$B252]" office:value-type="float" office:value="782549.187" calcext:value-type="float">
            <text:p>782549.187</text:p>
          </table:table-cell>
          <table:table-cell table:formula="of:=[.O252] / [.$B252]" office:value-type="float" office:value="861691.712" calcext:value-type="float">
            <text:p>861691.712</text:p>
          </table:table-cell>
        </table:table-row>
        <table:table-row table:style-name="ro1">
          <table:table-cell office:value-type="string" calcext:value-type="string">
            <text:p>BGMW_kSecureDiscreteGaussianMechanismCKS_FxDiscreteGaussian_with_DiscreteLaplaceEKMPP</text:p>
          </table:table-cell>
          <table:table-cell office:value-type="float" office:value="1" calcext:value-type="float">
            <text:p>1</text:p>
          </table:table-cell>
          <table:table-cell office:value-type="float" office:value="32310.479" calcext:value-type="float">
            <text:p>32310.479</text:p>
          </table:table-cell>
          <table:table-cell office:value-type="float" office:value="35999.651" calcext:value-type="float">
            <text:p>35999.651</text:p>
          </table:table-cell>
          <table:table-cell office:value-type="float" office:value="67001.09" calcext:value-type="float">
            <text:p>67001.09</text:p>
          </table:table-cell>
          <table:table-cell office:value-type="float" office:value="381345.796" calcext:value-type="float">
            <text:p>381345.796</text:p>
          </table:table-cell>
          <table:table-cell office:value-type="float" office:value="408981.655" calcext:value-type="float">
            <text:p>408981.655</text:p>
          </table:table-cell>
          <table:table-cell office:value-type="float" office:value="467364.405" calcext:value-type="float">
            <text:p>467364.405</text:p>
          </table:table-cell>
          <table:table-cell/>
          <table:table-cell office:value-type="float" office:value="30250.621" calcext:value-type="float">
            <text:p>30250.621</text:p>
          </table:table-cell>
          <table:table-cell office:value-type="float" office:value="33340.561" calcext:value-type="float">
            <text:p>33340.561</text:p>
          </table:table-cell>
          <table:table-cell office:value-type="float" office:value="63381.205" calcext:value-type="float">
            <text:p>63381.205</text:p>
          </table:table-cell>
          <table:table-cell office:value-type="float" office:value="370550.493" calcext:value-type="float">
            <text:p>370550.493</text:p>
          </table:table-cell>
          <table:table-cell office:value-type="float" office:value="390079.039" calcext:value-type="float">
            <text:p>390079.039</text:p>
          </table:table-cell>
          <table:table-cell office:value-type="float" office:value="431319.595" calcext:value-type="float">
            <text:p>431319.595</text:p>
          </table:table-cell>
          <table:table-cell table:number-columns-repeated="2"/>
          <table:table-cell table:style-name="ce16"/>
          <table:table-cell table:formula="of:=[.C253] / [.$B253]" office:value-type="float" office:value="32310.479" calcext:value-type="float">
            <text:p>32310.479</text:p>
          </table:table-cell>
          <table:table-cell table:formula="of:=[.D253] / [.$B253]" office:value-type="float" office:value="35999.651" calcext:value-type="float">
            <text:p>35999.651</text:p>
          </table:table-cell>
          <table:table-cell table:formula="of:=[.E253] / [.$B253]" office:value-type="float" office:value="67001.09" calcext:value-type="float">
            <text:p>67001.09</text:p>
          </table:table-cell>
          <table:table-cell table:formula="of:=[.F253] / [.$B253]" office:value-type="float" office:value="381345.796" calcext:value-type="float">
            <text:p>381345.796</text:p>
          </table:table-cell>
          <table:table-cell table:formula="of:=[.G253] / [.$B253]" office:value-type="float" office:value="408981.655" calcext:value-type="float">
            <text:p>408981.655</text:p>
          </table:table-cell>
          <table:table-cell table:formula="of:=[.H253] / [.$B253]" office:value-type="float" office:value="467364.405" calcext:value-type="float">
            <text:p>467364.405</text:p>
          </table:table-cell>
          <table:table-cell table:formula="of:=[.I253] / [.$B253]" office:value-type="float" office:value="0" calcext:value-type="float">
            <text:p>0</text:p>
          </table:table-cell>
          <table:table-cell table:formula="of:=[.J253] / [.$B253]" office:value-type="float" office:value="30250.621" calcext:value-type="float">
            <text:p>30250.621</text:p>
          </table:table-cell>
          <table:table-cell table:formula="of:=[.K253] / [.$B253]" office:value-type="float" office:value="33340.561" calcext:value-type="float">
            <text:p>33340.561</text:p>
          </table:table-cell>
          <table:table-cell table:formula="of:=[.L253] / [.$B253]" office:value-type="float" office:value="63381.205" calcext:value-type="float">
            <text:p>63381.205</text:p>
          </table:table-cell>
          <table:table-cell table:formula="of:=[.M253] / [.$B253]" office:value-type="float" office:value="370550.493" calcext:value-type="float">
            <text:p>370550.493</text:p>
          </table:table-cell>
          <table:table-cell table:formula="of:=[.N253] / [.$B253]" office:value-type="float" office:value="390079.039" calcext:value-type="float">
            <text:p>390079.039</text:p>
          </table:table-cell>
          <table:table-cell table:formula="of:=[.O253] / [.$B253]" office:value-type="float" office:value="431319.595" calcext:value-type="float">
            <text:p>431319.595</text:p>
          </table:table-cell>
        </table:table-row>
        <table:table-row table:style-name="ro1">
          <table:table-cell office:value-type="string" calcext:value-type="string">
            <text:p>BGMW_kSecureDiscreteGaussianMechanismCKS_FLDiscreteGaussian_with_DiscreteLaplaceEKMPP</text:p>
          </table:table-cell>
          <table:table-cell office:value-type="float" office:value="1" calcext:value-type="float">
            <text:p>1</text:p>
          </table:table-cell>
          <table:table-cell office:value-type="float" office:value="13563.209" calcext:value-type="float">
            <text:p>13563.209</text:p>
          </table:table-cell>
          <table:table-cell office:value-type="float" office:value="15193.248" calcext:value-type="float">
            <text:p>15193.248</text:p>
          </table:table-cell>
          <table:table-cell office:value-type="float" office:value="20300.297" calcext:value-type="float">
            <text:p>20300.297</text:p>
          </table:table-cell>
          <table:table-cell office:value-type="float" office:value="414748.823" calcext:value-type="float">
            <text:p>414748.823</text:p>
          </table:table-cell>
          <table:table-cell office:value-type="float" office:value="486084.187" calcext:value-type="float">
            <text:p>486084.187</text:p>
          </table:table-cell>
          <table:table-cell office:value-type="float" office:value="557153.174" calcext:value-type="float">
            <text:p>557153.174</text:p>
          </table:table-cell>
          <table:table-cell/>
          <table:table-cell office:value-type="float" office:value="11705.956" calcext:value-type="float">
            <text:p>11705.956</text:p>
          </table:table-cell>
          <table:table-cell office:value-type="float" office:value="12683.534" calcext:value-type="float">
            <text:p>12683.534</text:p>
          </table:table-cell>
          <table:table-cell office:value-type="float" office:value="16320.456" calcext:value-type="float">
            <text:p>16320.456</text:p>
          </table:table-cell>
          <table:table-cell office:value-type="float" office:value="404458.522" calcext:value-type="float">
            <text:p>404458.522</text:p>
          </table:table-cell>
          <table:table-cell office:value-type="float" office:value="467405.545" calcext:value-type="float">
            <text:p>467405.545</text:p>
          </table:table-cell>
          <table:table-cell office:value-type="float" office:value="522149.784" calcext:value-type="float">
            <text:p>522149.784</text:p>
          </table:table-cell>
          <table:table-cell table:number-columns-repeated="3"/>
          <table:table-cell table:formula="of:=[.C254] / [.$B254]" office:value-type="float" office:value="13563.209" calcext:value-type="float">
            <text:p>13563.209</text:p>
          </table:table-cell>
          <table:table-cell table:formula="of:=[.D254] / [.$B254]" office:value-type="float" office:value="15193.248" calcext:value-type="float">
            <text:p>15193.248</text:p>
          </table:table-cell>
          <table:table-cell table:formula="of:=[.E254] / [.$B254]" office:value-type="float" office:value="20300.297" calcext:value-type="float">
            <text:p>20300.297</text:p>
          </table:table-cell>
          <table:table-cell table:formula="of:=[.F254] / [.$B254]" office:value-type="float" office:value="414748.823" calcext:value-type="float">
            <text:p>414748.823</text:p>
          </table:table-cell>
          <table:table-cell table:formula="of:=[.G254] / [.$B254]" office:value-type="float" office:value="486084.187" calcext:value-type="float">
            <text:p>486084.187</text:p>
          </table:table-cell>
          <table:table-cell table:formula="of:=[.H254] / [.$B254]" office:value-type="float" office:value="557153.174" calcext:value-type="float">
            <text:p>557153.174</text:p>
          </table:table-cell>
          <table:table-cell table:formula="of:=[.I254] / [.$B254]" office:value-type="float" office:value="0" calcext:value-type="float">
            <text:p>0</text:p>
          </table:table-cell>
          <table:table-cell table:formula="of:=[.J254] / [.$B254]" office:value-type="float" office:value="11705.956" calcext:value-type="float">
            <text:p>11705.956</text:p>
          </table:table-cell>
          <table:table-cell table:formula="of:=[.K254] / [.$B254]" office:value-type="float" office:value="12683.534" calcext:value-type="float">
            <text:p>12683.534</text:p>
          </table:table-cell>
          <table:table-cell table:formula="of:=[.L254] / [.$B254]" office:value-type="float" office:value="16320.456" calcext:value-type="float">
            <text:p>16320.456</text:p>
          </table:table-cell>
          <table:table-cell table:formula="of:=[.M254] / [.$B254]" office:value-type="float" office:value="404458.522" calcext:value-type="float">
            <text:p>404458.522</text:p>
          </table:table-cell>
          <table:table-cell table:formula="of:=[.N254] / [.$B254]" office:value-type="float" office:value="467405.545" calcext:value-type="float">
            <text:p>467405.545</text:p>
          </table:table-cell>
          <table:table-cell table:formula="of:=[.O254] / [.$B254]" office:value-type="float" office:value="522149.784" calcext:value-type="float">
            <text:p>522149.784</text:p>
          </table:table-cell>
        </table:table-row>
        <table:table-row table:style-name="ro1">
          <table:table-cell office:value-type="string" calcext:value-type="string">
            <text:p>BGMW_kSecureDiscreteGaussianMechanismCKS_FxDiscreteGaussian_with_DiscreteLaplaceEKMPP</text:p>
          </table:table-cell>
          <table:table-cell office:value-type="float" office:value="50" calcext:value-type="float">
            <text:p>50</text:p>
          </table:table-cell>
          <table:table-cell office:value-type="float" office:value="93981.311" calcext:value-type="float">
            <text:p>93981.311</text:p>
          </table:table-cell>
          <table:table-cell office:value-type="float" office:value="136689.347" calcext:value-type="float">
            <text:p>136689.347</text:p>
          </table:table-cell>
          <table:table-cell table:style-name="ce14" office:value-type="string" calcext:value-type="string">
            <text:p>-</text:p>
          </table:table-cell>
          <table:table-cell office:value-type="float" office:value="786852.079" calcext:value-type="float">
            <text:p>786852.079</text:p>
          </table:table-cell>
          <table:table-cell office:value-type="float" office:value="1190652.688" calcext:value-type="float">
            <text:p>1190652.688</text:p>
          </table:table-cell>
          <table:table-cell table:style-name="ce14" office:value-type="string" calcext:value-type="string">
            <text:p>-</text:p>
          </table:table-cell>
          <table:table-cell/>
          <table:table-cell office:value-type="float" office:value="30715.954" calcext:value-type="float">
            <text:p>30715.954</text:p>
          </table:table-cell>
          <table:table-cell office:value-type="float" office:value="35096.098" calcext:value-type="float">
            <text:p>35096.098</text:p>
          </table:table-cell>
          <table:table-cell table:style-name="ce14" office:value-type="string" calcext:value-type="string">
            <text:p>-</text:p>
          </table:table-cell>
          <table:table-cell office:value-type="float" office:value="369431.463" calcext:value-type="float">
            <text:p>369431.463</text:p>
          </table:table-cell>
          <table:table-cell office:value-type="float" office:value="413663.304" calcext:value-type="float">
            <text:p>413663.304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number-columns-repeated="2"/>
          <table:table-cell table:formula="of:=[.C255] / [.$B255]" office:value-type="float" office:value="1879.62622" calcext:value-type="float">
            <text:p>1879.62622</text:p>
          </table:table-cell>
          <table:table-cell table:formula="of:=[.D255] / [.$B255]" office:value-type="float" office:value="2733.78694" calcext:value-type="float">
            <text:p>2733.78694</text:p>
          </table:table-cell>
          <table:table-cell table:formula="of:=[.E255] / [.$B255]" office:value-type="string" office:string-value="" calcext:value-type="error">
            <text:p>#VALUE!</text:p>
          </table:table-cell>
          <table:table-cell table:formula="of:=[.F255] / [.$B255]" office:value-type="float" office:value="15737.04158" calcext:value-type="float">
            <text:p>15737.04158</text:p>
          </table:table-cell>
          <table:table-cell table:formula="of:=[.G255] / [.$B255]" office:value-type="float" office:value="23813.05376" calcext:value-type="float">
            <text:p>23813.05376</text:p>
          </table:table-cell>
          <table:table-cell table:formula="of:=[.H255] / [.$B255]" office:value-type="string" office:string-value="" calcext:value-type="error">
            <text:p>#VALUE!</text:p>
          </table:table-cell>
          <table:table-cell table:formula="of:=[.I255] / [.$B255]" office:value-type="float" office:value="0" calcext:value-type="float">
            <text:p>0</text:p>
          </table:table-cell>
          <table:table-cell table:formula="of:=[.J255] / [.$B255]" office:value-type="float" office:value="614.31908" calcext:value-type="float">
            <text:p>614.31908</text:p>
          </table:table-cell>
          <table:table-cell table:formula="of:=[.K255] / [.$B255]" office:value-type="float" office:value="701.92196" calcext:value-type="float">
            <text:p>701.92196</text:p>
          </table:table-cell>
          <table:table-cell table:formula="of:=[.L255] / [.$B255]" office:value-type="string" office:string-value="" calcext:value-type="error">
            <text:p>#VALUE!</text:p>
          </table:table-cell>
          <table:table-cell table:formula="of:=[.M255] / [.$B255]" office:value-type="float" office:value="7388.62926" calcext:value-type="float">
            <text:p>7388.62926</text:p>
          </table:table-cell>
          <table:table-cell table:formula="of:=[.N255] / [.$B255]" office:value-type="float" office:value="8273.26608" calcext:value-type="float">
            <text:p>8273.26608</text:p>
          </table:table-cell>
          <table:table-cell table:formula="of:=[.O255] / [.$B255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BGMW_kSecureDiscreteGaussianMechanismCKS_FLDiscreteGaussian_with_DiscreteLaplaceEKMPP</text:p>
          </table:table-cell>
          <table:table-cell office:value-type="float" office:value="50" calcext:value-type="float">
            <text:p>50</text:p>
          </table:table-cell>
          <table:table-cell office:value-type="float" office:value="69831.91" calcext:value-type="float">
            <text:p>69831.91</text:p>
          </table:table-cell>
          <table:table-cell office:value-type="float" office:value="119126.207" calcext:value-type="float">
            <text:p>119126.207</text:p>
          </table:table-cell>
          <table:table-cell table:style-name="ce14" office:value-type="string" calcext:value-type="string">
            <text:p>-</text:p>
          </table:table-cell>
          <table:table-cell office:value-type="float" office:value="689449.892" calcext:value-type="float">
            <text:p>689449.892</text:p>
          </table:table-cell>
          <table:table-cell office:value-type="float" office:value="1064955.731" calcext:value-type="float">
            <text:p>1064955.731</text:p>
          </table:table-cell>
          <table:table-cell table:style-name="ce14" office:value-type="string" calcext:value-type="string">
            <text:p>-</text:p>
          </table:table-cell>
          <table:table-cell/>
          <table:table-cell office:value-type="float" office:value="15271.07" calcext:value-type="float">
            <text:p>15271.07</text:p>
          </table:table-cell>
          <table:table-cell office:value-type="float" office:value="15156.705" calcext:value-type="float">
            <text:p>15156.705</text:p>
          </table:table-cell>
          <table:table-cell table:style-name="ce14" office:value-type="string" calcext:value-type="string">
            <text:p>-</text:p>
          </table:table-cell>
          <table:table-cell office:value-type="float" office:value="316204.034" calcext:value-type="float">
            <text:p>316204.034</text:p>
          </table:table-cell>
          <table:table-cell office:value-type="float" office:value="366471.301" calcext:value-type="float">
            <text:p>366471.30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number-columns-repeated="2"/>
          <table:table-cell table:formula="of:=[.C256] / [.$B256]" office:value-type="float" office:value="1396.6382" calcext:value-type="float">
            <text:p>1396.6382</text:p>
          </table:table-cell>
          <table:table-cell table:formula="of:=[.D256] / [.$B256]" office:value-type="float" office:value="2382.52414" calcext:value-type="float">
            <text:p>2382.52414</text:p>
          </table:table-cell>
          <table:table-cell table:formula="of:=[.E256] / [.$B256]" office:value-type="string" office:string-value="" calcext:value-type="error">
            <text:p>#VALUE!</text:p>
          </table:table-cell>
          <table:table-cell table:formula="of:=[.F256] / [.$B256]" office:value-type="float" office:value="13788.99784" calcext:value-type="float">
            <text:p>13788.99784</text:p>
          </table:table-cell>
          <table:table-cell table:formula="of:=[.G256] / [.$B256]" office:value-type="float" office:value="21299.11462" calcext:value-type="float">
            <text:p>21299.11462</text:p>
          </table:table-cell>
          <table:table-cell table:formula="of:=[.H256] / [.$B256]" office:value-type="string" office:string-value="" calcext:value-type="error">
            <text:p>#VALUE!</text:p>
          </table:table-cell>
          <table:table-cell table:formula="of:=[.I256] / [.$B256]" office:value-type="float" office:value="0" calcext:value-type="float">
            <text:p>0</text:p>
          </table:table-cell>
          <table:table-cell table:formula="of:=[.J256] / [.$B256]" office:value-type="float" office:value="305.4214" calcext:value-type="float">
            <text:p>305.4214</text:p>
          </table:table-cell>
          <table:table-cell table:formula="of:=[.K256] / [.$B256]" office:value-type="float" office:value="303.1341" calcext:value-type="float">
            <text:p>303.1341</text:p>
          </table:table-cell>
          <table:table-cell table:formula="of:=[.L256] / [.$B256]" office:value-type="string" office:string-value="" calcext:value-type="error">
            <text:p>#VALUE!</text:p>
          </table:table-cell>
          <table:table-cell table:formula="of:=[.M256] / [.$B256]" office:value-type="float" office:value="6324.08068" calcext:value-type="float">
            <text:p>6324.08068</text:p>
          </table:table-cell>
          <table:table-cell table:formula="of:=[.N256] / [.$B256]" office:value-type="float" office:value="7329.42602" calcext:value-type="float">
            <text:p>7329.42602</text:p>
          </table:table-cell>
          <table:table-cell table:formula="of:=[.O256] / [.$B256]" office:value-type="string" office:string-value="" calcext:value-type="error">
            <text:p>#VALUE!</text:p>
          </table:table-cell>
        </table:table-row>
        <table:table-row table:style-name="ro1" table:number-rows-repeated="4">
          <table:table-cell table:number-columns-repeated="31"/>
        </table:table-row>
        <table:table-row table:style-name="ro1">
          <table:table-cell table:style-name="ce1" office:value-type="string" calcext:value-type="string">
            <text:p>benchmark_liangzhao_snapping_mechanism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GMW_kGenerateRandomBooleanGmwBits</text:p>
          </table:table-cell>
          <table:table-cell office:value-type="float" office:value="1" calcext:value-type="float">
            <text:p>1</text:p>
          </table:table-cell>
          <table:table-cell office:value-type="float" office:value="8.163" calcext:value-type="float">
            <text:p>8.163</text:p>
          </table:table-cell>
          <table:table-cell office:value-type="float" office:value="8.782" calcext:value-type="float">
            <text:p>8.782</text:p>
          </table:table-cell>
          <table:table-cell/>
          <table:table-cell office:value-type="float" office:value="122.392" calcext:value-type="float">
            <text:p>122.392</text:p>
          </table:table-cell>
          <table:table-cell office:value-type="float" office:value="113.456" calcext:value-type="float">
            <text:p>113.456</text:p>
          </table:table-cell>
          <table:table-cell office:value-type="float" office:value="113.873" calcext:value-type="float">
            <text:p>113.873</text:p>
          </table:table-cell>
          <table:table-cell/>
          <table:table-cell office:value-type="float" office:value="0.584" calcext:value-type="float">
            <text:p>0.584</text:p>
          </table:table-cell>
          <table:table-cell office:value-type="float" office:value="0.481" calcext:value-type="float">
            <text:p>0.481</text:p>
          </table:table-cell>
          <table:table-cell/>
          <table:table-cell office:value-type="float" office:value="0.642" calcext:value-type="float">
            <text:p>0.642</text:p>
          </table:table-cell>
          <table:table-cell office:value-type="float" office:value="1.366" calcext:value-type="float">
            <text:p>1.366</text:p>
          </table:table-cell>
          <table:table-cell office:value-type="float" office:value="0.804" calcext:value-type="float">
            <text:p>0.8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GMW_kSimpleGeometricSampling</text:p>
          </table:table-cell>
          <table:table-cell office:value-type="float" office:value="1" calcext:value-type="float">
            <text:p>1</text:p>
          </table:table-cell>
          <table:table-cell office:value-type="float" office:value="280.766" calcext:value-type="float">
            <text:p>280.766</text:p>
          </table:table-cell>
          <table:table-cell office:value-type="float" office:value="343.653" calcext:value-type="float">
            <text:p>343.653</text:p>
          </table:table-cell>
          <table:table-cell/>
          <table:table-cell office:value-type="float" office:value="2529.427" calcext:value-type="float">
            <text:p>2529.427</text:p>
          </table:table-cell>
          <table:table-cell office:value-type="float" office:value="2571.015" calcext:value-type="float">
            <text:p>2571.015</text:p>
          </table:table-cell>
          <table:table-cell office:value-type="float" office:value="2992.543" calcext:value-type="float">
            <text:p>2992.543</text:p>
          </table:table-cell>
          <table:table-cell/>
          <table:table-cell office:value-type="float" office:value="140.607" calcext:value-type="float">
            <text:p>140.607</text:p>
          </table:table-cell>
          <table:table-cell office:value-type="float" office:value="171.081" calcext:value-type="float">
            <text:p>171.081</text:p>
          </table:table-cell>
          <table:table-cell/>
          <table:table-cell office:value-type="float" office:value="1704.951" calcext:value-type="float">
            <text:p>1704.951</text:p>
          </table:table-cell>
          <table:table-cell office:value-type="float" office:value="1745.112" calcext:value-type="float">
            <text:p>1745.112</text:p>
          </table:table-cell>
          <table:table-cell office:value-type="float" office:value="2008.553" calcext:value-type="float">
            <text:p>2008.5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GMW_kUniformFloatingPoint_0_1</text:p>
          </table:table-cell>
          <table:table-cell office:value-type="float" office:value="1" calcext:value-type="float">
            <text:p>1</text:p>
          </table:table-cell>
          <table:table-cell office:value-type="float" office:value="273.745" calcext:value-type="float">
            <text:p>273.745</text:p>
          </table:table-cell>
          <table:table-cell office:value-type="float" office:value="358.639" calcext:value-type="float">
            <text:p>358.639</text:p>
          </table:table-cell>
          <table:table-cell/>
          <table:table-cell office:value-type="float" office:value="2765.81" calcext:value-type="float">
            <text:p>2765.81</text:p>
          </table:table-cell>
          <table:table-cell office:value-type="float" office:value="3256.521" calcext:value-type="float">
            <text:p>3256.521</text:p>
          </table:table-cell>
          <table:table-cell office:value-type="float" office:value="3676.885" calcext:value-type="float">
            <text:p>3676.885</text:p>
          </table:table-cell>
          <table:table-cell/>
          <table:table-cell office:value-type="float" office:value="132.591" calcext:value-type="float">
            <text:p>132.591</text:p>
          </table:table-cell>
          <table:table-cell office:value-type="float" office:value="200.313" calcext:value-type="float">
            <text:p>200.313</text:p>
          </table:table-cell>
          <table:table-cell/>
          <table:table-cell office:value-type="float" office:value="2015.966" calcext:value-type="float">
            <text:p>2015.966</text:p>
          </table:table-cell>
          <table:table-cell office:value-type="float" office:value="2429.397" calcext:value-type="float">
            <text:p>2429.397</text:p>
          </table:table-cell>
          <table:table-cell office:value-type="float" office:value="2733.502" calcext:value-type="float">
            <text:p>2733.5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GMW_kUniformFixedPoint_0_1</text:p>
          </table:table-cell>
          <table:table-cell office:value-type="float" office:value="1" calcext:value-type="float">
            <text:p>1</text:p>
          </table:table-cell>
          <table:table-cell office:value-type="float" office:value="7.923" calcext:value-type="float">
            <text:p>7.923</text:p>
          </table:table-cell>
          <table:table-cell office:value-type="float" office:value="9.831" calcext:value-type="float">
            <text:p>9.831</text:p>
          </table:table-cell>
          <table:table-cell/>
          <table:table-cell office:value-type="float" office:value="114.889" calcext:value-type="float">
            <text:p>114.889</text:p>
          </table:table-cell>
          <table:table-cell office:value-type="float" office:value="118.446" calcext:value-type="float">
            <text:p>118.446</text:p>
          </table:table-cell>
          <table:table-cell office:value-type="float" office:value="111.105" calcext:value-type="float">
            <text:p>111.105</text:p>
          </table:table-cell>
          <table:table-cell/>
          <table:table-cell office:value-type="float" office:value="0.608" calcext:value-type="float">
            <text:p>0.608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float" office:value="0.669" calcext:value-type="float">
            <text:p>0.669</text:p>
          </table:table-cell>
          <table:table-cell office:value-type="float" office:value="0.492" calcext:value-type="float">
            <text:p>0.492</text:p>
          </table:table-cell>
          <table:table-cell office:value-type="float" office:value="0.481" calcext:value-type="float">
            <text:p>0.48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GMW_kUniformFixedPoint_0_1_Up</text:p>
          </table:table-cell>
          <table:table-cell office:value-type="float" office:value="1" calcext:value-type="float">
            <text:p>1</text:p>
          </table:table-cell>
          <table:table-cell office:value-type="float" office:value="99.017" calcext:value-type="float">
            <text:p>99.017</text:p>
          </table:table-cell>
          <table:table-cell office:value-type="float" office:value="128.611" calcext:value-type="float">
            <text:p>128.611</text:p>
          </table:table-cell>
          <table:table-cell/>
          <table:table-cell office:value-type="float" office:value="998.38" calcext:value-type="float">
            <text:p>998.38</text:p>
          </table:table-cell>
          <table:table-cell office:value-type="float" office:value="1348.788" calcext:value-type="float">
            <text:p>1348.788</text:p>
          </table:table-cell>
          <table:table-cell office:value-type="float" office:value="1311.294" calcext:value-type="float">
            <text:p>1311.294</text:p>
          </table:table-cell>
          <table:table-cell/>
          <table:table-cell office:value-type="float" office:value="18.324" calcext:value-type="float">
            <text:p>18.324</text:p>
          </table:table-cell>
          <table:table-cell office:value-type="float" office:value="26.706" calcext:value-type="float">
            <text:p>26.706</text:p>
          </table:table-cell>
          <table:table-cell/>
          <table:table-cell office:value-type="float" office:value="417.779" calcext:value-type="float">
            <text:p>417.779</text:p>
          </table:table-cell>
          <table:table-cell office:value-type="float" office:value="636.428" calcext:value-type="float">
            <text:p>636.428</text:p>
          </table:table-cell>
          <table:table-cell office:value-type="float" office:value="502.353" calcext:value-type="float">
            <text:p>502.3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GMW_kSecureSnappingMechanism</text:p>
          </table:table-cell>
          <table:table-cell office:value-type="float" office:value="1" calcext:value-type="float">
            <text:p>1</text:p>
          </table:table-cell>
          <table:table-cell office:value-type="float" office:value="4701.787" calcext:value-type="float">
            <text:p>4701.787</text:p>
          </table:table-cell>
          <table:table-cell office:value-type="float" office:value="6915.181" calcext:value-type="float">
            <text:p>6915.181</text:p>
          </table:table-cell>
          <table:table-cell/>
          <table:table-cell office:value-type="float" office:value="170426.059" calcext:value-type="float">
            <text:p>170426.059</text:p>
          </table:table-cell>
          <table:table-cell office:value-type="float" office:value="199629.96" calcext:value-type="float">
            <text:p>199629.96</text:p>
          </table:table-cell>
          <table:table-cell office:value-type="float" office:value="224177.013" calcext:value-type="float">
            <text:p>224177.013</text:p>
          </table:table-cell>
          <table:table-cell/>
          <table:table-cell office:value-type="float" office:value="4337.133" calcext:value-type="float">
            <text:p>4337.133</text:p>
          </table:table-cell>
          <table:table-cell office:value-type="float" office:value="6535.846" calcext:value-type="float">
            <text:p>6535.846</text:p>
          </table:table-cell>
          <table:table-cell/>
          <table:table-cell office:value-type="float" office:value="168912.49" calcext:value-type="float">
            <text:p>168912.49</text:p>
          </table:table-cell>
          <table:table-cell office:value-type="float" office:value="198085.165" calcext:value-type="float">
            <text:p>198085.165</text:p>
          </table:table-cell>
          <table:table-cell office:value-type="float" office:value="222441.634" calcext:value-type="float">
            <text:p>222441.63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GMW_kGenerateRandomBooleanGmwBits</text:p>
          </table:table-cell>
          <table:table-cell office:value-type="float" office:value="1000" calcext:value-type="float">
            <text:p>1000</text:p>
          </table:table-cell>
          <table:table-cell office:value-type="float" office:value="11.75" calcext:value-type="float">
            <text:p>11.75</text:p>
          </table:table-cell>
          <table:table-cell office:value-type="float" office:value="31.595" calcext:value-type="float">
            <text:p>31.595</text:p>
          </table:table-cell>
          <table:table-cell/>
          <table:table-cell office:value-type="float" office:value="256.819" calcext:value-type="float">
            <text:p>256.819</text:p>
          </table:table-cell>
          <table:table-cell office:value-type="float" office:value="247.535" calcext:value-type="float">
            <text:p>247.535</text:p>
          </table:table-cell>
          <table:table-cell office:value-type="float" office:value="267.816" calcext:value-type="float">
            <text:p>267.816</text:p>
          </table:table-cell>
          <table:table-cell/>
          <table:table-cell office:value-type="float" office:value="0.757" calcext:value-type="float">
            <text:p>0.757</text:p>
          </table:table-cell>
          <table:table-cell office:value-type="float" office:value="0.614" calcext:value-type="float">
            <text:p>0.614</text:p>
          </table:table-cell>
          <table:table-cell/>
          <table:table-cell office:value-type="float" office:value="12.685" calcext:value-type="float">
            <text:p>12.685</text:p>
          </table:table-cell>
          <table:table-cell office:value-type="float" office:value="28.663" calcext:value-type="float">
            <text:p>28.663</text:p>
          </table:table-cell>
          <table:table-cell office:value-type="float" office:value="25.473" calcext:value-type="float">
            <text:p>25.473</text:p>
          </table:table-cell>
          <table:table-cell table:number-columns-repeated="3"/>
          <table:table-cell table:formula="of:=[.C268] / [.$B268]" office:value-type="float" office:value="0.01175" calcext:value-type="float">
            <text:p>0.01175</text:p>
          </table:table-cell>
          <table:table-cell table:formula="of:=[.D268] / [.$B268]" office:value-type="float" office:value="0.031595" calcext:value-type="float">
            <text:p>0.031595</text:p>
          </table:table-cell>
          <table:table-cell table:formula="of:=[.E268] / [.$B268]" office:value-type="float" office:value="0" calcext:value-type="float">
            <text:p>0</text:p>
          </table:table-cell>
          <table:table-cell table:formula="of:=[.F268] / [.$B268]" office:value-type="float" office:value="0.256819" calcext:value-type="float">
            <text:p>0.256819</text:p>
          </table:table-cell>
          <table:table-cell table:formula="of:=[.G268] / [.$B268]" office:value-type="float" office:value="0.247535" calcext:value-type="float">
            <text:p>0.247535</text:p>
          </table:table-cell>
          <table:table-cell table:formula="of:=[.H268] / [.$B268]" office:value-type="float" office:value="0.267816" calcext:value-type="float">
            <text:p>0.267816</text:p>
          </table:table-cell>
          <table:table-cell table:formula="of:=[.I268] / [.$B268]" office:value-type="float" office:value="0" calcext:value-type="float">
            <text:p>0</text:p>
          </table:table-cell>
          <table:table-cell table:formula="of:=[.J268] / [.$B268]" office:value-type="float" office:value="0.000757" calcext:value-type="float">
            <text:p>0.000757</text:p>
          </table:table-cell>
          <table:table-cell table:formula="of:=[.K268] / [.$B268]" office:value-type="float" office:value="0.000614" calcext:value-type="float">
            <text:p>0.000614</text:p>
          </table:table-cell>
          <table:table-cell table:formula="of:=[.L268] / [.$B268]" office:value-type="float" office:value="0" calcext:value-type="float">
            <text:p>0</text:p>
          </table:table-cell>
          <table:table-cell table:formula="of:=[.M268] / [.$B268]" office:value-type="float" office:value="0.012685" calcext:value-type="float">
            <text:p>0.012685</text:p>
          </table:table-cell>
          <table:table-cell table:formula="of:=[.N268] / [.$B268]" office:value-type="float" office:value="0.028663" calcext:value-type="float">
            <text:p>0.028663</text:p>
          </table:table-cell>
          <table:table-cell table:formula="of:=[.O268] / [.$B268]" office:value-type="float" office:value="0.025473" calcext:value-type="float">
            <text:p>0.025473</text:p>
          </table:table-cell>
        </table:table-row>
        <table:table-row table:style-name="ro1">
          <table:table-cell office:value-type="string" calcext:value-type="string">
            <text:p>BGMW_kSimpleGeometricSampling</text:p>
          </table:table-cell>
          <table:table-cell office:value-type="float" office:value="1000" calcext:value-type="float">
            <text:p>1000</text:p>
          </table:table-cell>
          <table:table-cell office:value-type="float" office:value="1684.619" calcext:value-type="float">
            <text:p>1684.619</text:p>
          </table:table-cell>
          <table:table-cell office:value-type="float" office:value="2617.48" calcext:value-type="float">
            <text:p>2617.48</text:p>
          </table:table-cell>
          <table:table-cell/>
          <table:table-cell office:value-type="float" office:value="13841.519" calcext:value-type="float">
            <text:p>13841.519</text:p>
          </table:table-cell>
          <table:table-cell office:value-type="float" office:value="22482.602" calcext:value-type="float">
            <text:p>22482.602</text:p>
          </table:table-cell>
          <table:table-cell office:value-type="float" office:value="41640.861" calcext:value-type="float">
            <text:p>41640.861</text:p>
          </table:table-cell>
          <table:table-cell/>
          <table:table-cell office:value-type="float" office:value="155.651" calcext:value-type="float">
            <text:p>155.651</text:p>
          </table:table-cell>
          <table:table-cell office:value-type="float" office:value="248.847" calcext:value-type="float">
            <text:p>248.847</text:p>
          </table:table-cell>
          <table:table-cell/>
          <table:table-cell office:value-type="float" office:value="1814.688" calcext:value-type="float">
            <text:p>1814.688</text:p>
          </table:table-cell>
          <table:table-cell office:value-type="float" office:value="1914.977" calcext:value-type="float">
            <text:p>1914.977</text:p>
          </table:table-cell>
          <table:table-cell office:value-type="float" office:value="2569.722" calcext:value-type="float">
            <text:p>2569.722</text:p>
          </table:table-cell>
          <table:table-cell table:number-columns-repeated="3"/>
          <table:table-cell table:formula="of:=[.C269] / [.$B269]" office:value-type="float" office:value="1.684619" calcext:value-type="float">
            <text:p>1.684619</text:p>
          </table:table-cell>
          <table:table-cell table:formula="of:=[.D269] / [.$B269]" office:value-type="float" office:value="2.61748" calcext:value-type="float">
            <text:p>2.61748</text:p>
          </table:table-cell>
          <table:table-cell table:formula="of:=[.E269] / [.$B269]" office:value-type="float" office:value="0" calcext:value-type="float">
            <text:p>0</text:p>
          </table:table-cell>
          <table:table-cell table:formula="of:=[.F269] / [.$B269]" office:value-type="float" office:value="13.841519" calcext:value-type="float">
            <text:p>13.841519</text:p>
          </table:table-cell>
          <table:table-cell table:formula="of:=[.G269] / [.$B269]" office:value-type="float" office:value="22.482602" calcext:value-type="float">
            <text:p>22.482602</text:p>
          </table:table-cell>
          <table:table-cell table:formula="of:=[.H269] / [.$B269]" office:value-type="float" office:value="41.640861" calcext:value-type="float">
            <text:p>41.640861</text:p>
          </table:table-cell>
          <table:table-cell table:formula="of:=[.I269] / [.$B269]" office:value-type="float" office:value="0" calcext:value-type="float">
            <text:p>0</text:p>
          </table:table-cell>
          <table:table-cell table:formula="of:=[.J269] / [.$B269]" office:value-type="float" office:value="0.155651" calcext:value-type="float">
            <text:p>0.155651</text:p>
          </table:table-cell>
          <table:table-cell table:formula="of:=[.K269] / [.$B269]" office:value-type="float" office:value="0.248847" calcext:value-type="float">
            <text:p>0.248847</text:p>
          </table:table-cell>
          <table:table-cell table:formula="of:=[.L269] / [.$B269]" office:value-type="float" office:value="0" calcext:value-type="float">
            <text:p>0</text:p>
          </table:table-cell>
          <table:table-cell table:formula="of:=[.M269] / [.$B269]" office:value-type="float" office:value="1.814688" calcext:value-type="float">
            <text:p>1.814688</text:p>
          </table:table-cell>
          <table:table-cell table:formula="of:=[.N269] / [.$B269]" office:value-type="float" office:value="1.914977" calcext:value-type="float">
            <text:p>1.914977</text:p>
          </table:table-cell>
          <table:table-cell table:formula="of:=[.O269] / [.$B269]" office:value-type="float" office:value="2.569722" calcext:value-type="float">
            <text:p>2.569722</text:p>
          </table:table-cell>
        </table:table-row>
        <table:table-row table:style-name="ro1">
          <table:table-cell office:value-type="string" calcext:value-type="string">
            <text:p>BGMW_kUniformFloatingPoint_0_1</text:p>
          </table:table-cell>
          <table:table-cell office:value-type="float" office:value="1000" calcext:value-type="float">
            <text:p>1000</text:p>
          </table:table-cell>
          <table:table-cell office:value-type="float" office:value="1686.264" calcext:value-type="float">
            <text:p>1686.264</text:p>
          </table:table-cell>
          <table:table-cell office:value-type="float" office:value="2495.329" calcext:value-type="float">
            <text:p>2495.329</text:p>
          </table:table-cell>
          <table:table-cell/>
          <table:table-cell office:value-type="float" office:value="13967.876" calcext:value-type="float">
            <text:p>13967.876</text:p>
          </table:table-cell>
          <table:table-cell office:value-type="float" office:value="24909.668" calcext:value-type="float">
            <text:p>24909.668</text:p>
          </table:table-cell>
          <table:table-cell office:value-type="float" office:value="42741.509" calcext:value-type="float">
            <text:p>42741.509</text:p>
          </table:table-cell>
          <table:table-cell/>
          <table:table-cell office:value-type="float" office:value="139.382" calcext:value-type="float">
            <text:p>139.382</text:p>
          </table:table-cell>
          <table:table-cell office:value-type="float" office:value="234.056" calcext:value-type="float">
            <text:p>234.056</text:p>
          </table:table-cell>
          <table:table-cell/>
          <table:table-cell office:value-type="float" office:value="1798.059" calcext:value-type="float">
            <text:p>1798.059</text:p>
          </table:table-cell>
          <table:table-cell office:value-type="float" office:value="2688.322" calcext:value-type="float">
            <text:p>2688.322</text:p>
          </table:table-cell>
          <table:table-cell office:value-type="float" office:value="3395.918" calcext:value-type="float">
            <text:p>3395.918</text:p>
          </table:table-cell>
          <table:table-cell table:number-columns-repeated="3"/>
          <table:table-cell table:formula="of:=[.C270] / [.$B270]" office:value-type="float" office:value="1.686264" calcext:value-type="float">
            <text:p>1.686264</text:p>
          </table:table-cell>
          <table:table-cell table:formula="of:=[.D270] / [.$B270]" office:value-type="float" office:value="2.495329" calcext:value-type="float">
            <text:p>2.495329</text:p>
          </table:table-cell>
          <table:table-cell table:formula="of:=[.E270] / [.$B270]" office:value-type="float" office:value="0" calcext:value-type="float">
            <text:p>0</text:p>
          </table:table-cell>
          <table:table-cell table:formula="of:=[.F270] / [.$B270]" office:value-type="float" office:value="13.967876" calcext:value-type="float">
            <text:p>13.967876</text:p>
          </table:table-cell>
          <table:table-cell table:formula="of:=[.G270] / [.$B270]" office:value-type="float" office:value="24.909668" calcext:value-type="float">
            <text:p>24.909668</text:p>
          </table:table-cell>
          <table:table-cell table:formula="of:=[.H270] / [.$B270]" office:value-type="float" office:value="42.741509" calcext:value-type="float">
            <text:p>42.741509</text:p>
          </table:table-cell>
          <table:table-cell table:formula="of:=[.I270] / [.$B270]" office:value-type="float" office:value="0" calcext:value-type="float">
            <text:p>0</text:p>
          </table:table-cell>
          <table:table-cell table:formula="of:=[.J270] / [.$B270]" office:value-type="float" office:value="0.139382" calcext:value-type="float">
            <text:p>0.139382</text:p>
          </table:table-cell>
          <table:table-cell table:formula="of:=[.K270] / [.$B270]" office:value-type="float" office:value="0.234056" calcext:value-type="float">
            <text:p>0.234056</text:p>
          </table:table-cell>
          <table:table-cell table:formula="of:=[.L270] / [.$B270]" office:value-type="float" office:value="0" calcext:value-type="float">
            <text:p>0</text:p>
          </table:table-cell>
          <table:table-cell table:formula="of:=[.M270] / [.$B270]" office:value-type="float" office:value="1.798059" calcext:value-type="float">
            <text:p>1.798059</text:p>
          </table:table-cell>
          <table:table-cell table:formula="of:=[.N270] / [.$B270]" office:value-type="float" office:value="2.688322" calcext:value-type="float">
            <text:p>2.688322</text:p>
          </table:table-cell>
          <table:table-cell table:formula="of:=[.O270] / [.$B270]" office:value-type="float" office:value="3.395918" calcext:value-type="float">
            <text:p>3.395918</text:p>
          </table:table-cell>
        </table:table-row>
        <table:table-row table:style-name="ro1">
          <table:table-cell office:value-type="string" calcext:value-type="string">
            <text:p>BGMW_kUniformFixedPoint_0_1</text:p>
          </table:table-cell>
          <table:table-cell office:value-type="float" office:value="1000" calcext:value-type="float">
            <text:p>1000</text:p>
          </table:table-cell>
          <table:table-cell office:value-type="float" office:value="7.773" calcext:value-type="float">
            <text:p>7.773</text:p>
          </table:table-cell>
          <table:table-cell office:value-type="float" office:value="8.971" calcext:value-type="float">
            <text:p>8.971</text:p>
          </table:table-cell>
          <table:table-cell/>
          <table:table-cell office:value-type="float" office:value="113.164" calcext:value-type="float">
            <text:p>113.164</text:p>
          </table:table-cell>
          <table:table-cell office:value-type="float" office:value="111.58" calcext:value-type="float">
            <text:p>111.58</text:p>
          </table:table-cell>
          <table:table-cell office:value-type="float" office:value="116.7" calcext:value-type="float">
            <text:p>116.7</text:p>
          </table:table-cell>
          <table:table-cell/>
          <table:table-cell office:value-type="float" office:value="0.428" calcext:value-type="float">
            <text:p>0.428</text:p>
          </table:table-cell>
          <table:table-cell office:value-type="float" office:value="0.721" calcext:value-type="float">
            <text:p>0.721</text:p>
          </table:table-cell>
          <table:table-cell/>
          <table:table-cell office:value-type="float" office:value="0.603" calcext:value-type="float">
            <text:p>0.603</text:p>
          </table:table-cell>
          <table:table-cell office:value-type="float" office:value="0.708" calcext:value-type="float">
            <text:p>0.708</text:p>
          </table:table-cell>
          <table:table-cell office:value-type="float" office:value="0.887" calcext:value-type="float">
            <text:p>0.887</text:p>
          </table:table-cell>
          <table:table-cell table:number-columns-repeated="3"/>
          <table:table-cell table:formula="of:=[.C271] / [.$B271]" office:value-type="float" office:value="0.007773" calcext:value-type="float">
            <text:p>0.007773</text:p>
          </table:table-cell>
          <table:table-cell table:formula="of:=[.D271] / [.$B271]" office:value-type="float" office:value="0.008971" calcext:value-type="float">
            <text:p>0.008971</text:p>
          </table:table-cell>
          <table:table-cell table:formula="of:=[.E271] / [.$B271]" office:value-type="float" office:value="0" calcext:value-type="float">
            <text:p>0</text:p>
          </table:table-cell>
          <table:table-cell table:formula="of:=[.F271] / [.$B271]" office:value-type="float" office:value="0.113164" calcext:value-type="float">
            <text:p>0.113164</text:p>
          </table:table-cell>
          <table:table-cell table:formula="of:=[.G271] / [.$B271]" office:value-type="float" office:value="0.11158" calcext:value-type="float">
            <text:p>0.11158</text:p>
          </table:table-cell>
          <table:table-cell table:formula="of:=[.H271] / [.$B271]" office:value-type="float" office:value="0.1167" calcext:value-type="float">
            <text:p>0.1167</text:p>
          </table:table-cell>
          <table:table-cell table:formula="of:=[.I271] / [.$B271]" office:value-type="float" office:value="0" calcext:value-type="float">
            <text:p>0</text:p>
          </table:table-cell>
          <table:table-cell table:formula="of:=[.J271] / [.$B271]" office:value-type="float" office:value="0.000428" calcext:value-type="float">
            <text:p>0.000428</text:p>
          </table:table-cell>
          <table:table-cell table:formula="of:=[.K271] / [.$B271]" office:value-type="float" office:value="0.000721" calcext:value-type="float">
            <text:p>0.000721</text:p>
          </table:table-cell>
          <table:table-cell table:formula="of:=[.L271] / [.$B271]" office:value-type="float" office:value="0" calcext:value-type="float">
            <text:p>0</text:p>
          </table:table-cell>
          <table:table-cell table:formula="of:=[.M271] / [.$B271]" office:value-type="float" office:value="0.000603" calcext:value-type="float">
            <text:p>0.000603</text:p>
          </table:table-cell>
          <table:table-cell table:formula="of:=[.N271] / [.$B271]" office:value-type="float" office:value="0.000708" calcext:value-type="float">
            <text:p>0.000708</text:p>
          </table:table-cell>
          <table:table-cell table:formula="of:=[.O271] / [.$B271]" office:value-type="float" office:value="0.000887" calcext:value-type="float">
            <text:p>0.000887</text:p>
          </table:table-cell>
        </table:table-row>
        <table:table-row table:style-name="ro1">
          <table:table-cell office:value-type="string" calcext:value-type="string">
            <text:p>BGMW_kUniformFixedPoint_0_1_Up</text:p>
          </table:table-cell>
          <table:table-cell office:value-type="float" office:value="1000" calcext:value-type="float">
            <text:p>1000</text:p>
          </table:table-cell>
          <table:table-cell office:value-type="float" office:value="233.802" calcext:value-type="float">
            <text:p>233.802</text:p>
          </table:table-cell>
          <table:table-cell office:value-type="float" office:value="279.261" calcext:value-type="float">
            <text:p>279.261</text:p>
          </table:table-cell>
          <table:table-cell/>
          <table:table-cell office:value-type="float" office:value="2206.258" calcext:value-type="float">
            <text:p>2206.258</text:p>
          </table:table-cell>
          <table:table-cell office:value-type="float" office:value="2919.966" calcext:value-type="float">
            <text:p>2919.966</text:p>
          </table:table-cell>
          <table:table-cell office:value-type="float" office:value="4120.482" calcext:value-type="float">
            <text:p>4120.482</text:p>
          </table:table-cell>
          <table:table-cell/>
          <table:table-cell office:value-type="float" office:value="13.74" calcext:value-type="float">
            <text:p>13.74</text:p>
          </table:table-cell>
          <table:table-cell office:value-type="float" office:value="29.677" calcext:value-type="float">
            <text:p>29.677</text:p>
          </table:table-cell>
          <table:table-cell/>
          <table:table-cell office:value-type="float" office:value="546.572" calcext:value-type="float">
            <text:p>546.572</text:p>
          </table:table-cell>
          <table:table-cell office:value-type="float" office:value="451.247" calcext:value-type="float">
            <text:p>451.247</text:p>
          </table:table-cell>
          <table:table-cell office:value-type="float" office:value="481.309" calcext:value-type="float">
            <text:p>481.309</text:p>
          </table:table-cell>
          <table:table-cell table:number-columns-repeated="3"/>
          <table:table-cell table:formula="of:=[.C272] / [.$B272]" office:value-type="float" office:value="0.233802" calcext:value-type="float">
            <text:p>0.233802</text:p>
          </table:table-cell>
          <table:table-cell table:formula="of:=[.D272] / [.$B272]" office:value-type="float" office:value="0.279261" calcext:value-type="float">
            <text:p>0.279261</text:p>
          </table:table-cell>
          <table:table-cell table:formula="of:=[.E272] / [.$B272]" office:value-type="float" office:value="0" calcext:value-type="float">
            <text:p>0</text:p>
          </table:table-cell>
          <table:table-cell table:formula="of:=[.F272] / [.$B272]" office:value-type="float" office:value="2.206258" calcext:value-type="float">
            <text:p>2.206258</text:p>
          </table:table-cell>
          <table:table-cell table:formula="of:=[.G272] / [.$B272]" office:value-type="float" office:value="2.919966" calcext:value-type="float">
            <text:p>2.919966</text:p>
          </table:table-cell>
          <table:table-cell table:formula="of:=[.H272] / [.$B272]" office:value-type="float" office:value="4.120482" calcext:value-type="float">
            <text:p>4.120482</text:p>
          </table:table-cell>
          <table:table-cell table:formula="of:=[.I272] / [.$B272]" office:value-type="float" office:value="0" calcext:value-type="float">
            <text:p>0</text:p>
          </table:table-cell>
          <table:table-cell table:formula="of:=[.J272] / [.$B272]" office:value-type="float" office:value="0.01374" calcext:value-type="float">
            <text:p>0.01374</text:p>
          </table:table-cell>
          <table:table-cell table:formula="of:=[.K272] / [.$B272]" office:value-type="float" office:value="0.029677" calcext:value-type="float">
            <text:p>0.029677</text:p>
          </table:table-cell>
          <table:table-cell table:formula="of:=[.L272] / [.$B272]" office:value-type="float" office:value="0" calcext:value-type="float">
            <text:p>0</text:p>
          </table:table-cell>
          <table:table-cell table:formula="of:=[.M272] / [.$B272]" office:value-type="float" office:value="0.546572" calcext:value-type="float">
            <text:p>0.546572</text:p>
          </table:table-cell>
          <table:table-cell table:formula="of:=[.N272] / [.$B272]" office:value-type="float" office:value="0.451247" calcext:value-type="float">
            <text:p>0.451247</text:p>
          </table:table-cell>
          <table:table-cell table:formula="of:=[.O272] / [.$B272]" office:value-type="float" office:value="0.481309" calcext:value-type="float">
            <text:p>0.481309</text:p>
          </table:table-cell>
        </table:table-row>
        <table:table-row table:style-name="ro1">
          <table:table-cell office:value-type="string" calcext:value-type="string">
            <text:p>BGMW_kSecureSnappingMechanism</text:p>
          </table:table-cell>
          <table:table-cell office:value-type="float" office:value="1000" calcext:value-type="float">
            <text:p>1000</text:p>
          </table:table-cell>
          <table:table-cell office:value-type="float" office:value="16767.471" calcext:value-type="float">
            <text:p>16767.471</text:p>
          </table:table-cell>
          <table:table-cell office:value-type="float" office:value="23004.559" calcext:value-type="float">
            <text:p>23004.559</text:p>
          </table:table-cell>
          <table:table-cell/>
          <table:table-cell office:value-type="float" office:value="230225.574" calcext:value-type="float">
            <text:p>230225.574</text:p>
          </table:table-cell>
          <table:table-cell office:value-type="float" office:value="328325.5" calcext:value-type="float">
            <text:p>328325.5</text:p>
          </table:table-cell>
          <table:table-cell office:value-type="float" office:value="489665.28" calcext:value-type="float">
            <text:p>489665.28</text:p>
          </table:table-cell>
          <table:table-cell/>
          <table:table-cell office:value-type="float" office:value="4675.595" calcext:value-type="float">
            <text:p>4675.595</text:p>
          </table:table-cell>
          <table:table-cell office:value-type="float" office:value="5765.724" calcext:value-type="float">
            <text:p>5765.724</text:p>
          </table:table-cell>
          <table:table-cell/>
          <table:table-cell office:value-type="float" office:value="145699.66" calcext:value-type="float">
            <text:p>145699.66</text:p>
          </table:table-cell>
          <table:table-cell office:value-type="float" office:value="168739.558" calcext:value-type="float">
            <text:p>168739.558</text:p>
          </table:table-cell>
          <table:table-cell office:value-type="float" office:value="182597.259" calcext:value-type="float">
            <text:p>182597.259</text:p>
          </table:table-cell>
          <table:table-cell table:number-columns-repeated="3"/>
          <table:table-cell table:formula="of:=[.C273] / [.$B273]" office:value-type="float" office:value="16.767471" calcext:value-type="float">
            <text:p>16.767471</text:p>
          </table:table-cell>
          <table:table-cell table:formula="of:=[.D273] / [.$B273]" office:value-type="float" office:value="23.004559" calcext:value-type="float">
            <text:p>23.004559</text:p>
          </table:table-cell>
          <table:table-cell table:formula="of:=[.E273] / [.$B273]" office:value-type="float" office:value="0" calcext:value-type="float">
            <text:p>0</text:p>
          </table:table-cell>
          <table:table-cell table:formula="of:=[.F273] / [.$B273]" office:value-type="float" office:value="230.225574" calcext:value-type="float">
            <text:p>230.225574</text:p>
          </table:table-cell>
          <table:table-cell table:formula="of:=[.G273] / [.$B273]" office:value-type="float" office:value="328.3255" calcext:value-type="float">
            <text:p>328.3255</text:p>
          </table:table-cell>
          <table:table-cell table:formula="of:=[.H273] / [.$B273]" office:value-type="float" office:value="489.66528" calcext:value-type="float">
            <text:p>489.66528</text:p>
          </table:table-cell>
          <table:table-cell table:formula="of:=[.I273] / [.$B273]" office:value-type="float" office:value="0" calcext:value-type="float">
            <text:p>0</text:p>
          </table:table-cell>
          <table:table-cell table:formula="of:=[.J273] / [.$B273]" office:value-type="float" office:value="4.675595" calcext:value-type="float">
            <text:p>4.675595</text:p>
          </table:table-cell>
          <table:table-cell table:formula="of:=[.K273] / [.$B273]" office:value-type="float" office:value="5.765724" calcext:value-type="float">
            <text:p>5.765724</text:p>
          </table:table-cell>
          <table:table-cell table:formula="of:=[.L273] / [.$B273]" office:value-type="float" office:value="0" calcext:value-type="float">
            <text:p>0</text:p>
          </table:table-cell>
          <table:table-cell table:formula="of:=[.M273] / [.$B273]" office:value-type="float" office:value="145.69966" calcext:value-type="float">
            <text:p>145.69966</text:p>
          </table:table-cell>
          <table:table-cell table:formula="of:=[.N273] / [.$B273]" office:value-type="float" office:value="168.739558" calcext:value-type="float">
            <text:p>168.739558</text:p>
          </table:table-cell>
          <table:table-cell table:formula="of:=[.O273] / [.$B273]" office:value-type="float" office:value="182.597259" calcext:value-type="float">
            <text:p>182.597259</text:p>
          </table:table-cell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Box-Muller Gaussian</text:p>
          </table:table-cell>
          <table:table-cell table:number-columns-repeated="30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6T16:44:30.507155648</meta:creation-date>
    <dc:date>2022-07-08T23:52:34.699000000</dc:date>
    <meta:editing-duration>PT16H22M42S</meta:editing-duration>
    <meta:editing-cycles>58</meta:editing-cycles>
    <meta:generator>LibreOffice/7.3.4.2$Windows_X86_64 LibreOffice_project/728fec16bd5f605073805c3c9e7c4212a0120dc5</meta:generator>
    <meta:document-statistic meta:table-count="2" meta:cell-count="4716" meta:object-count="0"/>
  </office:meta>
</office:document-meta>
</file>